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3" table:default-cell-style-name="Default"/>
        <table:table-row table:style-name="ro1">
          <table:table-cell table:number-columns-repeated="50"/>
        </table:table-row>
        <table:table-row table:style-name="ro1">
          <table:table-cell table:number-columns-repeated="3"/>
          <table:table-cell office:value-type="string" calcext:value-type="string">
            <text:p>Proton 100 MeV</text:p>
          </table:table-cell>
          <table:table-cell table:number-columns-repeated="5"/>
          <table:table-cell office:value-type="string" calcext:value-type="string">
            <text:p>Alpha 400 MeV</text:p>
          </table:table-cell>
          <table:table-cell table:number-columns-repeated="5"/>
          <table:table-cell office:value-type="string" calcext:value-type="string">
            <text:p>IonC12 2.25 GeV</text:p>
          </table:table-cell>
          <table:table-cell table:number-columns-repeated="4"/>
          <table:table-cell office:value-type="string" calcext:value-type="string">
            <text:p>e- 1 MeV</text:p>
          </table:table-cell>
          <table:table-cell table:number-columns-repeated="4"/>
          <table:table-cell office:value-type="string" calcext:value-type="string">
            <text:p>Gamma 1 MeV setcut 1 mm</text:p>
          </table:table-cell>
          <table:table-cell table:number-columns-repeated="4"/>
          <table:table-cell office:value-type="string" calcext:value-type="string">
            <text:p>X-ray 10 keV</text:p>
          </table:table-cell>
          <table:table-cell table:number-columns-repeated="4"/>
          <table:table-cell office:value-type="string" calcext:value-type="string">
            <text:p>Electron 5 MeV</text:p>
          </table:table-cell>
          <table:table-cell table:number-columns-repeated="4"/>
          <table:table-cell office:value-type="string" calcext:value-type="string">
            <text:p>Positron 5 MeV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lative depth dose</text:p>
          </table:table-cell>
          <table:table-cell office:value-type="string" calcext:value-type="string">
            <text:p>Percent depth dose</text:p>
          </table:table-cell>
          <table:table-cell table:number-columns-repeated="2"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Percent</text:p>
          </table:table-cell>
          <table:table-cell table:number-columns-repeated="2"/>
          <table:table-cell office:value-type="string" calcext:value-type="string">
            <text:p><text:s text:c="5"/>X </text:p>
          </table:table-cell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 table:number-columns-repeated="3"/>
          <table:table-cell office:value-type="string" calcext:value-type="string">
            <text:p><text:s text:c="5"/>X </text:p>
          </table:table-cell>
          <table:table-cell office:value-type="string" calcext:value-type="string">
            <text:p>Bin Heigh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in Heigh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Bin height</text:p>
          </table:table-cell>
          <table:table-cell office:value-type="string" calcext:value-type="string">
            <text:p>Realtive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bin height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Gamma 6 MeV setcut 1 cm </text:p>
          </table:table-cell>
          <table:table-cell table:number-columns-repeated="2"/>
          <table:table-cell office:value-type="string" calcext:value-type="string">
            <text:p>Relative</text:p>
          </table:table-cell>
          <table:table-cell office:value-type="string" calcext:value-type="string">
            <text:p><text:s/>Percent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249047" calcext:value-type="float">
            <text:p>0.7249047</text:p>
          </table:table-cell>
          <table:table-cell table:formula="of:=[.E4]/[.$E$104]" office:value-type="float" office:value="0.145021168872245" calcext:value-type="float">
            <text:p>0.145021168872245</text:p>
          </table:table-cell>
          <table:table-cell table:formula="of:=[.F4]*100" office:value-type="float" office:value="14.5021168872245" calcext:value-type="float">
            <text:p>14.502116887224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888556" calcext:value-type="float">
            <text:p>2.888556</text:p>
          </table:table-cell>
          <table:table-cell table:formula="of:=[.K4]/[.$K$104]" office:value-type="float" office:value="0.117567887677529" calcext:value-type="float">
            <text:p>0.117567887677529</text:p>
          </table:table-cell>
          <table:table-cell table:formula="of:=[.L4]*100" office:value-type="float" office:value="11.7567887677529" calcext:value-type="float">
            <text:p>11.75678876775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6.7675" calcext:value-type="float">
            <text:p>16.7675</text:p>
          </table:table-cell>
          <table:table-cell table:formula="of:=[.Q4]/[.$Q$104]" office:value-type="float" office:value="0.104276470240705" calcext:value-type="float">
            <text:p>0.104276470240705</text:p>
          </table:table-cell>
          <table:table-cell table:formula="of:=[.R4]*100" office:value-type="float" office:value="10.4276470240705" calcext:value-type="float">
            <text:p>10.42764702407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415313" calcext:value-type="float">
            <text:p>0.2415313</text:p>
          </table:table-cell>
          <table:table-cell table:formula="of:=[.V4]/[.$V$104]" office:value-type="float" office:value="0.697130848501781" calcext:value-type="float">
            <text:p>0.697130848501781</text:p>
          </table:table-cell>
          <table:table-cell table:formula="of:=[.W4]*100" office:value-type="float" office:value="69.7130848501782" calcext:value-type="float">
            <text:p>69.713084850178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1713535" calcext:value-type="float">
            <text:p>0.001713535</text:p>
          </table:table-cell>
          <table:table-cell table:formula="of:=[.AA4]/[.$AA$104]" office:value-type="float" office:value="0.466690652106179" calcext:value-type="float">
            <text:p>0.466690652106179</text:p>
          </table:table-cell>
          <table:table-cell table:formula="of:=[.AB4]*100" office:value-type="float" office:value="46.6690652106179" calcext:value-type="float">
            <text:p>46.669065210617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393348" calcext:value-type="float">
            <text:p>0.00393348</text:p>
          </table:table-cell>
          <table:table-cell table:formula="of:=[.AF4]/[.$AF$104]" office:value-type="float" office:value="1" calcext:value-type="float">
            <text:p>1</text:p>
          </table:table-cell>
          <table:table-cell table:formula="of:=[.AG4]*100" office:value-type="float" office:value="100" calcext:value-type="float">
            <text:p>1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812806" calcext:value-type="float">
            <text:p>0.1812806</text:p>
          </table:table-cell>
          <table:table-cell table:formula="of:=[.AK4]/[.$AK$104]" office:value-type="float" office:value="0.662032551530306" calcext:value-type="float">
            <text:p>0.662032551530306</text:p>
          </table:table-cell>
          <table:table-cell table:formula="of:=[.AL4]*100" office:value-type="float" office:value="66.2032551530306" calcext:value-type="float">
            <text:p>66.203255153030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810625" calcext:value-type="float">
            <text:p>0.1810625</text:p>
          </table:table-cell>
          <table:table-cell table:formula="of:=[.AP4]/[.$AP$104]" office:value-type="float" office:value="0.653819515661697" calcext:value-type="float">
            <text:p>0.653819515661697</text:p>
          </table:table-cell>
          <table:table-cell table:formula="of:=[.AQ4]*100" office:value-type="float" office:value="65.3819515661697" calcext:value-type="float">
            <text:p>65.3819515661697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AT4]*10" office:value-type="float" office:value="2.5" calcext:value-type="float">
            <text:p>2.5</text:p>
          </table:table-cell>
          <table:table-cell office:value-type="float" office:value="0.001799463" calcext:value-type="float">
            <text:p>0.001799463</text:p>
          </table:table-cell>
          <table:table-cell table:formula="of:= [.AV4]/[.$AV$24]" office:value-type="float" office:value="0.156679407923378" calcext:value-type="float">
            <text:p>0.156679407923378</text:p>
          </table:table-cell>
          <table:table-cell table:formula="of:=[.AW4]*100" office:value-type="float" office:value="15.6679407923378" calcext:value-type="float">
            <text:p>15.6679407923378</text:p>
          </table:table-cell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7301672" calcext:value-type="float">
            <text:p>0.7301672</text:p>
          </table:table-cell>
          <table:table-cell table:formula="of:=[.E5]/[.$E$104]" office:value-type="float" office:value="0.146073960916758" calcext:value-type="float">
            <text:p>0.146073960916758</text:p>
          </table:table-cell>
          <table:table-cell table:formula="of:=[.F5]*100" office:value-type="float" office:value="14.6073960916758" calcext:value-type="float">
            <text:p>14.6073960916758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90303" calcext:value-type="float">
            <text:p>2.90303</text:p>
          </table:table-cell>
          <table:table-cell table:formula="of:=[.K5]/[.$K$104]" office:value-type="float" office:value="0.118156997809458" calcext:value-type="float">
            <text:p>0.118156997809458</text:p>
          </table:table-cell>
          <table:table-cell table:formula="of:=[.L5]*100" office:value-type="float" office:value="11.8156997809458" calcext:value-type="float">
            <text:p>11.8156997809458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6.83549" calcext:value-type="float">
            <text:p>16.83549</text:p>
          </table:table-cell>
          <table:table-cell table:formula="of:=[.Q5]/[.$Q$104]" office:value-type="float" office:value="0.104699297568074" calcext:value-type="float">
            <text:p>0.104699297568074</text:p>
          </table:table-cell>
          <table:table-cell table:formula="of:=[.R5]*100" office:value-type="float" office:value="10.4699297568074" calcext:value-type="float">
            <text:p>10.469929756807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3464648" calcext:value-type="float">
            <text:p>0.3464648</text:p>
          </table:table-cell>
          <table:table-cell table:formula="of:=[.V5]/[.$V$104]" office:value-type="float" office:value="1" calcext:value-type="float">
            <text:p>1</text:p>
          </table:table-cell>
          <table:table-cell table:formula="of:=[.W5]*100" office:value-type="float" office:value="100" calcext:value-type="float">
            <text:p>10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2887548" calcext:value-type="float">
            <text:p>0.002887548</text:p>
          </table:table-cell>
          <table:table-cell table:formula="of:=[.AA5]/[.$AA$104]" office:value-type="float" office:value="0.78643952945688" calcext:value-type="float">
            <text:p>0.78643952945688</text:p>
          </table:table-cell>
          <table:table-cell table:formula="of:=[.AB5]*100" office:value-type="float" office:value="78.643952945688" calcext:value-type="float">
            <text:p>78.64395294568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2379893" calcext:value-type="float">
            <text:p>0.002379893</text:p>
          </table:table-cell>
          <table:table-cell table:formula="of:=[.AF5]/[.$AF$104]" office:value-type="float" office:value="0.605034981746443" calcext:value-type="float">
            <text:p>0.605034981746443</text:p>
          </table:table-cell>
          <table:table-cell table:formula="of:=[.AG5]*100" office:value-type="float" office:value="60.5034981746443" calcext:value-type="float">
            <text:p>60.503498174644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91175" calcext:value-type="float">
            <text:p>0.191175</text:p>
          </table:table-cell>
          <table:table-cell table:formula="of:=[.AK5]/[.$AK$104]" office:value-type="float" office:value="0.698166671109905" calcext:value-type="float">
            <text:p>0.698166671109905</text:p>
          </table:table-cell>
          <table:table-cell table:formula="of:=[.AL5]*100" office:value-type="float" office:value="69.8166671109905" calcext:value-type="float">
            <text:p>69.81666711099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916816" calcext:value-type="float">
            <text:p>0.1916816</text:p>
          </table:table-cell>
          <table:table-cell table:formula="of:=[.AP5]/[.$AP$104]" office:value-type="float" office:value="0.692165251630012" calcext:value-type="float">
            <text:p>0.692165251630012</text:p>
          </table:table-cell>
          <table:table-cell table:formula="of:=[.AQ5]*100" office:value-type="float" office:value="69.2165251630012" calcext:value-type="float">
            <text:p>69.2165251630012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AT5]*10" office:value-type="float" office:value="7.5" calcext:value-type="float">
            <text:p>7.5</text:p>
          </table:table-cell>
          <table:table-cell office:value-type="float" office:value="0.004415395" calcext:value-type="float">
            <text:p>0.004415395</text:p>
          </table:table-cell>
          <table:table-cell table:formula="of:= [.AV5]/[.$AV$24]" office:value-type="float" office:value="0.384448846321289" calcext:value-type="float">
            <text:p>0.384448846321289</text:p>
          </table:table-cell>
          <table:table-cell table:formula="of:=[.AW5]*100" office:value-type="float" office:value="38.4448846321289" calcext:value-type="float">
            <text:p>38.4448846321289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7360315" calcext:value-type="float">
            <text:p>0.7360315</text:p>
          </table:table-cell>
          <table:table-cell table:formula="of:=[.E6]/[.$E$104]" office:value-type="float" office:value="0.1472471463584" calcext:value-type="float">
            <text:p>0.1472471463584</text:p>
          </table:table-cell>
          <table:table-cell table:formula="of:=[.F6]*100" office:value-type="float" office:value="14.72471463584" calcext:value-type="float">
            <text:p>14.7247146358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.921439" calcext:value-type="float">
            <text:p>2.921439</text:p>
          </table:table-cell>
          <table:table-cell table:formula="of:=[.K6]/[.$K$104]" office:value-type="float" office:value="0.11890626742523" calcext:value-type="float">
            <text:p>0.11890626742523</text:p>
          </table:table-cell>
          <table:table-cell table:formula="of:=[.L6]*100" office:value-type="float" office:value="11.890626742523" calcext:value-type="float">
            <text:p>11.89062674252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7.11525" calcext:value-type="float">
            <text:p>17.11525</text:p>
          </table:table-cell>
          <table:table-cell table:formula="of:=[.Q6]/[.$Q$104]" office:value-type="float" office:value="0.106439114792737" calcext:value-type="float">
            <text:p>0.106439114792737</text:p>
          </table:table-cell>
          <table:table-cell table:formula="of:=[.R6]*100" office:value-type="float" office:value="10.6439114792738" calcext:value-type="float">
            <text:p>10.643911479273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3019306" calcext:value-type="float">
            <text:p>0.3019306</text:p>
          </table:table-cell>
          <table:table-cell table:formula="of:=[.V6]/[.$V$104]" office:value-type="float" office:value="0.871461112355425" calcext:value-type="float">
            <text:p>0.871461112355425</text:p>
          </table:table-cell>
          <table:table-cell table:formula="of:=[.W6]*100" office:value-type="float" office:value="87.1461112355426" calcext:value-type="float">
            <text:p>87.146111235542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2393027" calcext:value-type="float">
            <text:p>0.002393027</text:p>
          </table:table-cell>
          <table:table-cell table:formula="of:=[.AA6]/[.$AA$104]" office:value-type="float" office:value="0.651754023779902" calcext:value-type="float">
            <text:p>0.651754023779902</text:p>
          </table:table-cell>
          <table:table-cell table:formula="of:=[.AB6]*100" office:value-type="float" office:value="65.1754023779902" calcext:value-type="float">
            <text:p>65.175402377990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1381777" calcext:value-type="float">
            <text:p>0.001381777</text:p>
          </table:table-cell>
          <table:table-cell table:formula="of:=[.AF6]/[.$AF$104]" office:value-type="float" office:value="0.351286138482972" calcext:value-type="float">
            <text:p>0.351286138482972</text:p>
          </table:table-cell>
          <table:table-cell table:formula="of:=[.AG6]*100" office:value-type="float" office:value="35.1286138482972" calcext:value-type="float">
            <text:p>35.128613848297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1992019" calcext:value-type="float">
            <text:p>0.1992019</text:p>
          </table:table-cell>
          <table:table-cell table:formula="of:=[.AK6]/[.$AK$104]" office:value-type="float" office:value="0.72748072395328" calcext:value-type="float">
            <text:p>0.72748072395328</text:p>
          </table:table-cell>
          <table:table-cell table:formula="of:=[.AL6]*100" office:value-type="float" office:value="72.748072395328" calcext:value-type="float">
            <text:p>72.74807239532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1999082" calcext:value-type="float">
            <text:p>0.1999082</text:p>
          </table:table-cell>
          <table:table-cell table:formula="of:=[.AP6]/[.$AP$104]" office:value-type="float" office:value="0.721871632727934" calcext:value-type="float">
            <text:p>0.721871632727934</text:p>
          </table:table-cell>
          <table:table-cell table:formula="of:=[.AQ6]*100" office:value-type="float" office:value="72.1871632727935" calcext:value-type="float">
            <text:p>72.1871632727935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[.AT6]*10" office:value-type="float" office:value="12.5" calcext:value-type="float">
            <text:p>12.5</text:p>
          </table:table-cell>
          <table:table-cell office:value-type="float" office:value="0.007277208" calcext:value-type="float">
            <text:p>0.007277208</text:p>
          </table:table-cell>
          <table:table-cell table:formula="of:= [.AV6]/[.$AV$24]" office:value-type="float" office:value="0.633627165868524" calcext:value-type="float">
            <text:p>0.633627165868524</text:p>
          </table:table-cell>
          <table:table-cell table:formula="of:=[.AW6]*100" office:value-type="float" office:value="63.3627165868524" calcext:value-type="float">
            <text:p>63.3627165868524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7385332" calcext:value-type="float">
            <text:p>0.7385332</text:p>
          </table:table-cell>
          <table:table-cell table:formula="of:=[.E7]/[.$E$104]" office:value-type="float" office:value="0.147747625191228" calcext:value-type="float">
            <text:p>0.147747625191228</text:p>
          </table:table-cell>
          <table:table-cell table:formula="of:=[.F7]*100" office:value-type="float" office:value="14.7747625191228" calcext:value-type="float">
            <text:p>14.7747625191228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93735" calcext:value-type="float">
            <text:p>2.93735</text:p>
          </table:table-cell>
          <table:table-cell table:formula="of:=[.K7]/[.$K$104]" office:value-type="float" office:value="0.11955386527718" calcext:value-type="float">
            <text:p>0.11955386527718</text:p>
          </table:table-cell>
          <table:table-cell table:formula="of:=[.L7]*100" office:value-type="float" office:value="11.955386527718" calcext:value-type="float">
            <text:p>11.955386527718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7.11957" calcext:value-type="float">
            <text:p>17.11957</text:p>
          </table:table-cell>
          <table:table-cell table:formula="of:=[.Q7]/[.$Q$104]" office:value-type="float" office:value="0.106465980714994" calcext:value-type="float">
            <text:p>0.106465980714994</text:p>
          </table:table-cell>
          <table:table-cell table:formula="of:=[.R7]*100" office:value-type="float" office:value="10.6465980714994" calcext:value-type="float">
            <text:p>10.646598071499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96205" calcext:value-type="float">
            <text:p>0.096205</text:p>
          </table:table-cell>
          <table:table-cell table:formula="of:=[.V7]/[.$V$104]" office:value-type="float" office:value="0.277676116015249" calcext:value-type="float">
            <text:p>0.277676116015249</text:p>
          </table:table-cell>
          <table:table-cell table:formula="of:=[.W7]*100" office:value-type="float" office:value="27.7676116015249" calcext:value-type="float">
            <text:p>27.767611601524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3422405" calcext:value-type="float">
            <text:p>0.003422405</text:p>
          </table:table-cell>
          <table:table-cell table:formula="of:=[.AA7]/[.$AA$104]" office:value-type="float" office:value="0.932110765885406" calcext:value-type="float">
            <text:p>0.932110765885406</text:p>
          </table:table-cell>
          <table:table-cell table:formula="of:=[.AB7]*100" office:value-type="float" office:value="93.2110765885406" calcext:value-type="float">
            <text:p>93.211076588540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08785867" calcext:value-type="float">
            <text:p>0.0008785867</text:p>
          </table:table-cell>
          <table:table-cell table:formula="of:=[.AF7]/[.$AF$104]" office:value-type="float" office:value="0.223361171278359" calcext:value-type="float">
            <text:p>0.223361171278359</text:p>
          </table:table-cell>
          <table:table-cell table:formula="of:=[.AG7]*100" office:value-type="float" office:value="22.3361171278359" calcext:value-type="float">
            <text:p>22.336117127835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2045801" calcext:value-type="float">
            <text:p>0.2045801</text:p>
          </table:table-cell>
          <table:table-cell table:formula="of:=[.AK7]/[.$AK$104]" office:value-type="float" office:value="0.74712178575824" calcext:value-type="float">
            <text:p>0.74712178575824</text:p>
          </table:table-cell>
          <table:table-cell table:formula="of:=[.AL7]*100" office:value-type="float" office:value="74.712178575824" calcext:value-type="float">
            <text:p>74.71217857582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2062358" calcext:value-type="float">
            <text:p>0.2062358</text:p>
          </table:table-cell>
          <table:table-cell table:formula="of:=[.AP7]/[.$AP$104]" office:value-type="float" office:value="0.744720695163839" calcext:value-type="float">
            <text:p>0.744720695163839</text:p>
          </table:table-cell>
          <table:table-cell table:formula="of:=[.AQ7]*100" office:value-type="float" office:value="74.4720695163839" calcext:value-type="float">
            <text:p>74.4720695163839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[.AT7]*10" office:value-type="float" office:value="17.5" calcext:value-type="float">
            <text:p>17.5</text:p>
          </table:table-cell>
          <table:table-cell office:value-type="float" office:value="0.01006006" calcext:value-type="float">
            <text:p>0.01006006</text:p>
          </table:table-cell>
          <table:table-cell table:formula="of:= [.AV7]/[.$AV$24]" office:value-type="float" office:value="0.875930343926861" calcext:value-type="float">
            <text:p>0.875930343926861</text:p>
          </table:table-cell>
          <table:table-cell table:formula="of:=[.AW7]*100" office:value-type="float" office:value="87.5930343926861" calcext:value-type="float">
            <text:p>87.5930343926861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0.7427531" calcext:value-type="float">
            <text:p>0.7427531</text:p>
          </table:table-cell>
          <table:table-cell table:formula="of:=[.E8]/[.$E$104]" office:value-type="float" office:value="0.148591839376243" calcext:value-type="float">
            <text:p>0.148591839376243</text:p>
          </table:table-cell>
          <table:table-cell table:formula="of:=[.F8]*100" office:value-type="float" office:value="14.8591839376243" calcext:value-type="float">
            <text:p>14.859183937624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.948681" calcext:value-type="float">
            <text:p>2.948681</text:p>
          </table:table-cell>
          <table:table-cell table:formula="of:=[.K8]/[.$K$104]" office:value-type="float" office:value="0.120015051328367" calcext:value-type="float">
            <text:p>0.120015051328367</text:p>
          </table:table-cell>
          <table:table-cell table:formula="of:=[.L8]*100" office:value-type="float" office:value="12.0015051328367" calcext:value-type="float">
            <text:p>12.0015051328367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7.1874" calcext:value-type="float">
            <text:p>17.1874</text:p>
          </table:table-cell>
          <table:table-cell table:formula="of:=[.Q8]/[.$Q$104]" office:value-type="float" office:value="0.106887813008206" calcext:value-type="float">
            <text:p>0.106887813008206</text:p>
          </table:table-cell>
          <table:table-cell table:formula="of:=[.R8]*100" office:value-type="float" office:value="10.6887813008206" calcext:value-type="float">
            <text:p>10.688781300820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1891751" calcext:value-type="float">
            <text:p>0.001891751</text:p>
          </table:table-cell>
          <table:table-cell table:formula="of:=[.V8]/[.$V$104]" office:value-type="float" office:value="0.00546015352786199" calcext:value-type="float">
            <text:p>0.005460153527862</text:p>
          </table:table-cell>
          <table:table-cell table:formula="of:=[.W8]*100" office:value-type="float" office:value="0.546015352786199" calcext:value-type="float">
            <text:p>0.54601535278619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3270089" calcext:value-type="float">
            <text:p>0.003270089</text:p>
          </table:table-cell>
          <table:table-cell table:formula="of:=[.AA8]/[.$AA$104]" office:value-type="float" office:value="0.890626668177332" calcext:value-type="float">
            <text:p>0.890626668177332</text:p>
          </table:table-cell>
          <table:table-cell table:formula="of:=[.AB8]*100" office:value-type="float" office:value="89.0626668177332" calcext:value-type="float">
            <text:p>89.062666817733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05340117" calcext:value-type="float">
            <text:p>0.0005340117</text:p>
          </table:table-cell>
          <table:table-cell table:formula="of:=[.AF8]/[.$AF$104]" office:value-type="float" office:value="0.135760624180115" calcext:value-type="float">
            <text:p>0.135760624180115</text:p>
          </table:table-cell>
          <table:table-cell table:formula="of:=[.AG8]*100" office:value-type="float" office:value="13.5760624180115" calcext:value-type="float">
            <text:p>13.576062418011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2111918" calcext:value-type="float">
            <text:p>0.2111918</text:p>
          </table:table-cell>
          <table:table-cell table:formula="of:=[.AK8]/[.$AK$104]" office:value-type="float" office:value="0.7712675609871" calcext:value-type="float">
            <text:p>0.7712675609871</text:p>
          </table:table-cell>
          <table:table-cell table:formula="of:=[.AL8]*100" office:value-type="float" office:value="77.12675609871" calcext:value-type="float">
            <text:p>77.1267560987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2169543" calcext:value-type="float">
            <text:p>0.2169543</text:p>
          </table:table-cell>
          <table:table-cell table:formula="of:=[.AP8]/[.$AP$104]" office:value-type="float" office:value="0.783425366084764" calcext:value-type="float">
            <text:p>0.783425366084764</text:p>
          </table:table-cell>
          <table:table-cell table:formula="of:=[.AQ8]*100" office:value-type="float" office:value="78.3425366084764" calcext:value-type="float">
            <text:p>78.3425366084764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[.AT8]*10" office:value-type="float" office:value="22.5" calcext:value-type="float">
            <text:p>22.5</text:p>
          </table:table-cell>
          <table:table-cell office:value-type="float" office:value="0.01114786" calcext:value-type="float">
            <text:p>0.01114786</text:p>
          </table:table-cell>
          <table:table-cell table:formula="of:= [.AV8]/[.$AV$24]" office:value-type="float" office:value="0.970645189377449" calcext:value-type="float">
            <text:p>0.970645189377449</text:p>
          </table:table-cell>
          <table:table-cell table:formula="of:=[.AW8]*100" office:value-type="float" office:value="97.0645189377449" calcext:value-type="float">
            <text:p>97.0645189377449</text:p>
          </table:table-cell>
        </table:table-row>
        <table:table-row table:style-name="ro1"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0.7465271" calcext:value-type="float">
            <text:p>0.7465271</text:p>
          </table:table-cell>
          <table:table-cell table:formula="of:=[.E9]/[.$E$104]" office:value-type="float" office:value="0.149346848815862" calcext:value-type="float">
            <text:p>0.149346848815862</text:p>
          </table:table-cell>
          <table:table-cell table:formula="of:=[.F9]*100" office:value-type="float" office:value="14.9346848815862" calcext:value-type="float">
            <text:p>14.9346848815862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967215" calcext:value-type="float">
            <text:p>2.967215</text:p>
          </table:table-cell>
          <table:table-cell table:formula="of:=[.K9]/[.$K$104]" office:value-type="float" office:value="0.120769408602457" calcext:value-type="float">
            <text:p>0.120769408602457</text:p>
          </table:table-cell>
          <table:table-cell table:formula="of:=[.L9]*100" office:value-type="float" office:value="12.0769408602457" calcext:value-type="float">
            <text:p>12.076940860245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17.28036" calcext:value-type="float">
            <text:p>17.28036</text:p>
          </table:table-cell>
          <table:table-cell table:formula="of:=[.Q9]/[.$Q$104]" office:value-type="float" office:value="0.107465927853805" calcext:value-type="float">
            <text:p>0.107465927853805</text:p>
          </table:table-cell>
          <table:table-cell table:formula="of:=[.R9]*100" office:value-type="float" office:value="10.7465927853805" calcext:value-type="float">
            <text:p>10.746592785380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006145329" calcext:value-type="float">
            <text:p>6.145329E-05</text:p>
          </table:table-cell>
          <table:table-cell table:formula="of:=[.V9]/[.$V$104]" office:value-type="float" office:value="0.000177372391076958" calcext:value-type="float">
            <text:p>0.000177372391077</text:p>
          </table:table-cell>
          <table:table-cell table:formula="of:=[.W9]*100" office:value-type="float" office:value="0.0177372391076958" calcext:value-type="float">
            <text:p>0.01773723910769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3406609" calcext:value-type="float">
            <text:p>0.003406609</text:p>
          </table:table-cell>
          <table:table-cell table:formula="of:=[.AA9]/[.$AA$104]" office:value-type="float" office:value="0.927808638680144" calcext:value-type="float">
            <text:p>0.927808638680144</text:p>
          </table:table-cell>
          <table:table-cell table:formula="of:=[.AB9]*100" office:value-type="float" office:value="92.7808638680144" calcext:value-type="float">
            <text:p>92.780863868014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03470169" calcext:value-type="float">
            <text:p>0.0003470169</text:p>
          </table:table-cell>
          <table:table-cell table:formula="of:=[.AF9]/[.$AF$104]" office:value-type="float" office:value="0.0882213459837091" calcext:value-type="float">
            <text:p>0.088221345983709</text:p>
          </table:table-cell>
          <table:table-cell table:formula="of:=[.AG9]*100" office:value-type="float" office:value="8.82213459837091" calcext:value-type="float">
            <text:p>8.8221345983709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2169316" calcext:value-type="float">
            <text:p>0.2169316</text:p>
          </table:table-cell>
          <table:table-cell table:formula="of:=[.AK9]/[.$AK$104]" office:value-type="float" office:value="0.792229177614989" calcext:value-type="float">
            <text:p>0.792229177614989</text:p>
          </table:table-cell>
          <table:table-cell table:formula="of:=[.AL9]*100" office:value-type="float" office:value="79.2229177614989" calcext:value-type="float">
            <text:p>79.222917761498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2272752" calcext:value-type="float">
            <text:p>0.2272752</text:p>
          </table:table-cell>
          <table:table-cell table:formula="of:=[.AP9]/[.$AP$104]" office:value-type="float" office:value="0.820694297195252" calcext:value-type="float">
            <text:p>0.820694297195252</text:p>
          </table:table-cell>
          <table:table-cell table:formula="of:=[.AQ9]*100" office:value-type="float" office:value="82.0694297195252" calcext:value-type="float">
            <text:p>82.0694297195252</text:p>
          </table:table-cell>
          <table:table-cell/>
          <table:table-cell office:value-type="float" office:value="2.75" calcext:value-type="float">
            <text:p>2.75</text:p>
          </table:table-cell>
          <table:table-cell table:formula="of:=[.AT9]*10" office:value-type="float" office:value="27.5" calcext:value-type="float">
            <text:p>27.5</text:p>
          </table:table-cell>
          <table:table-cell office:value-type="float" office:value="0.01072008" calcext:value-type="float">
            <text:p>0.01072008</text:p>
          </table:table-cell>
          <table:table-cell table:formula="of:= [.AV9]/[.$AV$24]" office:value-type="float" office:value="0.933398345668263" calcext:value-type="float">
            <text:p>0.933398345668263</text:p>
          </table:table-cell>
          <table:table-cell table:formula="of:=[.AW9]*100" office:value-type="float" office:value="93.3398345668263" calcext:value-type="float">
            <text:p>93.3398345668263</text:p>
          </table:table-cell>
        </table:table-row>
        <table:table-row table:style-name="ro1"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0.7496256" calcext:value-type="float">
            <text:p>0.7496256</text:p>
          </table:table-cell>
          <table:table-cell table:formula="of:=[.E10]/[.$E$104]" office:value-type="float" office:value="0.149966720768341" calcext:value-type="float">
            <text:p>0.149966720768341</text:p>
          </table:table-cell>
          <table:table-cell table:formula="of:=[.F10]*100" office:value-type="float" office:value="14.9966720768341" calcext:value-type="float">
            <text:p>14.9966720768341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2.985975" calcext:value-type="float">
            <text:p>2.985975</text:p>
          </table:table-cell>
          <table:table-cell table:formula="of:=[.K10]/[.$K$104]" office:value-type="float" office:value="0.121532964362785" calcext:value-type="float">
            <text:p>0.121532964362785</text:p>
          </table:table-cell>
          <table:table-cell table:formula="of:=[.L10]*100" office:value-type="float" office:value="12.1532964362785" calcext:value-type="float">
            <text:p>12.1532964362785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17.30535" calcext:value-type="float">
            <text:p>17.30535</text:p>
          </table:table-cell>
          <table:table-cell table:formula="of:=[.Q10]/[.$Q$104]" office:value-type="float" office:value="0.107621339751304" calcext:value-type="float">
            <text:p>0.107621339751304</text:p>
          </table:table-cell>
          <table:table-cell table:formula="of:=[.R10]*100" office:value-type="float" office:value="10.7621339751304" calcext:value-type="float">
            <text:p>10.762133975130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002473916" calcext:value-type="float">
            <text:p>2.473916E-05</text:p>
          </table:table-cell>
          <table:table-cell table:formula="of:=[.V10]/[.$V$104]" office:value-type="float" office:value="0.0000714045409519235" calcext:value-type="float">
            <text:p>7.14045409519235E-05</text:p>
          </table:table-cell>
          <table:table-cell table:formula="of:=[.W10]*100" office:value-type="float" office:value="0.00714045409519235" calcext:value-type="float">
            <text:p>0.00714045409519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3241288" calcext:value-type="float">
            <text:p>0.003241288</text:p>
          </table:table-cell>
          <table:table-cell table:formula="of:=[.AA10]/[.$AA$104]" office:value-type="float" office:value="0.882782557919117" calcext:value-type="float">
            <text:p>0.882782557919117</text:p>
          </table:table-cell>
          <table:table-cell table:formula="of:=[.AB10]*100" office:value-type="float" office:value="88.2782557919117" calcext:value-type="float">
            <text:p>88.278255791911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01711032" calcext:value-type="float">
            <text:p>0.0001711032</text:p>
          </table:table-cell>
          <table:table-cell table:formula="of:=[.AF10]/[.$AF$104]" office:value-type="float" office:value="0.0434991915555691" calcext:value-type="float">
            <text:p>0.043499191555569</text:p>
          </table:table-cell>
          <table:table-cell table:formula="of:=[.AG10]*100" office:value-type="float" office:value="4.34991915555691" calcext:value-type="float">
            <text:p>4.3499191555569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2261662" calcext:value-type="float">
            <text:p>0.2261662</text:p>
          </table:table-cell>
          <table:table-cell table:formula="of:=[.AK10]/[.$AK$104]" office:value-type="float" office:value="0.825953722879964" calcext:value-type="float">
            <text:p>0.825953722879964</text:p>
          </table:table-cell>
          <table:table-cell table:formula="of:=[.AL10]*100" office:value-type="float" office:value="82.5953722879964" calcext:value-type="float">
            <text:p>82.59537228799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2385727" calcext:value-type="float">
            <text:p>0.2385727</text:p>
          </table:table-cell>
          <table:table-cell table:formula="of:=[.AP10]/[.$AP$104]" office:value-type="float" office:value="0.861489746160046" calcext:value-type="float">
            <text:p>0.861489746160046</text:p>
          </table:table-cell>
          <table:table-cell table:formula="of:=[.AQ10]*100" office:value-type="float" office:value="86.1489746160046" calcext:value-type="float">
            <text:p>86.1489746160046</text:p>
          </table:table-cell>
          <table:table-cell/>
          <table:table-cell office:value-type="float" office:value="3.25" calcext:value-type="float">
            <text:p>3.25</text:p>
          </table:table-cell>
          <table:table-cell table:formula="of:=[.AT10]*10" office:value-type="float" office:value="32.5" calcext:value-type="float">
            <text:p>32.5</text:p>
          </table:table-cell>
          <table:table-cell office:value-type="float" office:value="0.01064115" calcext:value-type="float">
            <text:p>0.01064115</text:p>
          </table:table-cell>
          <table:table-cell table:formula="of:= [.AV10]/[.$AV$24]" office:value-type="float" office:value="0.926525903352199" calcext:value-type="float">
            <text:p>0.926525903352199</text:p>
          </table:table-cell>
          <table:table-cell table:formula="of:=[.AW10]*100" office:value-type="float" office:value="92.6525903352199" calcext:value-type="float">
            <text:p>92.6525903352199</text:p>
          </table:table-cell>
        </table:table-row>
        <table:table-row table:style-name="ro1"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0.7566777" calcext:value-type="float">
            <text:p>0.7566777</text:p>
          </table:table-cell>
          <table:table-cell table:formula="of:=[.E11]/[.$E$104]" office:value-type="float" office:value="0.151377532127412" calcext:value-type="float">
            <text:p>0.151377532127412</text:p>
          </table:table-cell>
          <table:table-cell table:formula="of:=[.F11]*100" office:value-type="float" office:value="15.1377532127412" calcext:value-type="float">
            <text:p>15.1377532127412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3.001775" calcext:value-type="float">
            <text:p>3.001775</text:p>
          </table:table-cell>
          <table:table-cell table:formula="of:=[.K11]/[.$K$104]" office:value-type="float" office:value="0.122176044374149" calcext:value-type="float">
            <text:p>0.122176044374149</text:p>
          </table:table-cell>
          <table:table-cell table:formula="of:=[.L11]*100" office:value-type="float" office:value="12.2176044374149" calcext:value-type="float">
            <text:p>12.2176044374149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7.51302" calcext:value-type="float">
            <text:p>17.51302</text:p>
          </table:table-cell>
          <table:table-cell table:formula="of:=[.Q11]/[.$Q$104]" office:value-type="float" office:value="0.108912831898308" calcext:value-type="float">
            <text:p>0.108912831898308</text:p>
          </table:table-cell>
          <table:table-cell table:formula="of:=[.R11]*100" office:value-type="float" office:value="10.8912831898308" calcext:value-type="float">
            <text:p>10.891283189830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01606618" calcext:value-type="float">
            <text:p>1.606618E-05</text:p>
          </table:table-cell>
          <table:table-cell table:formula="of:=[.V11]/[.$V$104]" office:value-type="float" office:value="0.0000463717526282612" calcext:value-type="float">
            <text:p>4.63717526282612E-05</text:p>
          </table:table-cell>
          <table:table-cell table:formula="of:=[.W11]*100" office:value-type="float" office:value="0.00463717526282612" calcext:value-type="float">
            <text:p>0.00463717526282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309031" calcext:value-type="float">
            <text:p>0.00309031</text:p>
          </table:table-cell>
          <table:table-cell table:formula="of:=[.AA11]/[.$AA$104]" office:value-type="float" office:value="0.84166287184694" calcext:value-type="float">
            <text:p>0.84166287184694</text:p>
          </table:table-cell>
          <table:table-cell table:formula="of:=[.AB11]*100" office:value-type="float" office:value="84.1662871846941" calcext:value-type="float">
            <text:p>84.166287184694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1249398" calcext:value-type="float">
            <text:p>0.0001249398</text:p>
          </table:table-cell>
          <table:table-cell table:formula="of:=[.AF11]/[.$AF$104]" office:value-type="float" office:value="0.031763171542756" calcext:value-type="float">
            <text:p>0.031763171542756</text:p>
          </table:table-cell>
          <table:table-cell table:formula="of:=[.AG11]*100" office:value-type="float" office:value="3.1763171542756" calcext:value-type="float">
            <text:p>3.176317154275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2355386" calcext:value-type="float">
            <text:p>0.2355386</text:p>
          </table:table-cell>
          <table:table-cell table:formula="of:=[.AK11]/[.$AK$104]" office:value-type="float" office:value="0.86018151055257" calcext:value-type="float">
            <text:p>0.86018151055257</text:p>
          </table:table-cell>
          <table:table-cell table:formula="of:=[.AL11]*100" office:value-type="float" office:value="86.018151055257" calcext:value-type="float">
            <text:p>86.01815105525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2486995" calcext:value-type="float">
            <text:p>0.2486995</text:p>
          </table:table-cell>
          <table:table-cell table:formula="of:=[.AP11]/[.$AP$104]" office:value-type="float" office:value="0.89805777913873" calcext:value-type="float">
            <text:p>0.89805777913873</text:p>
          </table:table-cell>
          <table:table-cell table:formula="of:=[.AQ11]*100" office:value-type="float" office:value="89.805777913873" calcext:value-type="float">
            <text:p>89.805777913873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[.AT11]*10" office:value-type="float" office:value="37.5" calcext:value-type="float">
            <text:p>37.5</text:p>
          </table:table-cell>
          <table:table-cell office:value-type="float" office:value="0.01096647" calcext:value-type="float">
            <text:p>0.01096647</text:p>
          </table:table-cell>
          <table:table-cell table:formula="of:= [.AV11]/[.$AV$24]" office:value-type="float" office:value="0.954851545494123" calcext:value-type="float">
            <text:p>0.954851545494123</text:p>
          </table:table-cell>
          <table:table-cell table:formula="of:=[.AW11]*100" office:value-type="float" office:value="95.4851545494123" calcext:value-type="float">
            <text:p>95.4851545494123</text:p>
          </table:table-cell>
        </table:table-row>
        <table:table-row table:style-name="ro1"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0.7610234" calcext:value-type="float">
            <text:p>0.7610234</text:p>
          </table:table-cell>
          <table:table-cell table:formula="of:=[.E12]/[.$E$104]" office:value-type="float" office:value="0.152246913293748" calcext:value-type="float">
            <text:p>0.152246913293748</text:p>
          </table:table-cell>
          <table:table-cell table:formula="of:=[.F12]*100" office:value-type="float" office:value="15.2246913293748" calcext:value-type="float">
            <text:p>15.2246913293748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016503" calcext:value-type="float">
            <text:p>3.016503</text:p>
          </table:table-cell>
          <table:table-cell table:formula="of:=[.K12]/[.$K$104]" office:value-type="float" office:value="0.12277549262778" calcext:value-type="float">
            <text:p>0.12277549262778</text:p>
          </table:table-cell>
          <table:table-cell table:formula="of:=[.L12]*100" office:value-type="float" office:value="12.277549262778" calcext:value-type="float">
            <text:p>12.277549262778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7.46552" calcext:value-type="float">
            <text:p>17.46552</text:p>
          </table:table-cell>
          <table:table-cell table:formula="of:=[.Q12]/[.$Q$104]" office:value-type="float" office:value="0.108617431132753" calcext:value-type="float">
            <text:p>0.108617431132753</text:p>
          </table:table-cell>
          <table:table-cell table:formula="of:=[.R12]*100" office:value-type="float" office:value="10.8617431132753" calcext:value-type="float">
            <text:p>10.861743113275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008406396" calcext:value-type="float">
            <text:p>8.406396E-06</text:p>
          </table:table-cell>
          <table:table-cell table:formula="of:=[.V12]/[.$V$104]" office:value-type="float" office:value="0.0000242633479649303" calcext:value-type="float">
            <text:p>2.42633479649303E-05</text:p>
          </table:table-cell>
          <table:table-cell table:formula="of:=[.W12]*100" office:value-type="float" office:value="0.00242633479649304" calcext:value-type="float">
            <text:p>0.00242633479649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3124876" calcext:value-type="float">
            <text:p>0.003124876</text:p>
          </table:table-cell>
          <table:table-cell table:formula="of:=[.AA12]/[.$AA$104]" office:value-type="float" office:value="0.851077111463115" calcext:value-type="float">
            <text:p>0.851077111463115</text:p>
          </table:table-cell>
          <table:table-cell table:formula="of:=[.AB12]*100" office:value-type="float" office:value="85.1077111463115" calcext:value-type="float">
            <text:p>85.107711146311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0680122" calcext:value-type="float">
            <text:p>6.80122E-05</text:p>
          </table:table-cell>
          <table:table-cell table:formula="of:=[.AF12]/[.$AF$104]" office:value-type="float" office:value="0.0172905925541759" calcext:value-type="float">
            <text:p>0.017290592554176</text:p>
          </table:table-cell>
          <table:table-cell table:formula="of:=[.AG12]*100" office:value-type="float" office:value="1.72905925541759" calcext:value-type="float">
            <text:p>1.7290592554175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2466513" calcext:value-type="float">
            <text:p>0.2466513</text:p>
          </table:table-cell>
          <table:table-cell table:formula="of:=[.AK12]/[.$AK$104]" office:value-type="float" office:value="0.900764833508202" calcext:value-type="float">
            <text:p>0.900764833508202</text:p>
          </table:table-cell>
          <table:table-cell table:formula="of:=[.AL12]*100" office:value-type="float" office:value="90.0764833508202" calcext:value-type="float">
            <text:p>90.076483350820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2631055" calcext:value-type="float">
            <text:p>0.2631055</text:p>
          </table:table-cell>
          <table:table-cell table:formula="of:=[.AP12]/[.$AP$104]" office:value-type="float" office:value="0.9500780701577" calcext:value-type="float">
            <text:p>0.9500780701577</text:p>
          </table:table-cell>
          <table:table-cell table:formula="of:=[.AQ12]*100" office:value-type="float" office:value="95.00780701577" calcext:value-type="float">
            <text:p>95.00780701577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[.AT12]*10" office:value-type="float" office:value="42.5" calcext:value-type="float">
            <text:p>42.5</text:p>
          </table:table-cell>
          <table:table-cell office:value-type="float" office:value="0.011485" calcext:value-type="float">
            <text:p>0.011485</text:p>
          </table:table-cell>
          <table:table-cell table:formula="of:= [.AV12]/[.$AV$24]" office:value-type="float" office:value="1" calcext:value-type="float">
            <text:p>1</text:p>
          </table:table-cell>
          <table:table-cell table:formula="of:=[.AW12]*100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0.7630704" calcext:value-type="float">
            <text:p>0.7630704</text:p>
          </table:table-cell>
          <table:table-cell table:formula="of:=[.E13]/[.$E$104]" office:value-type="float" office:value="0.15265642689282" calcext:value-type="float">
            <text:p>0.15265642689282</text:p>
          </table:table-cell>
          <table:table-cell table:formula="of:=[.F13]*100" office:value-type="float" office:value="15.265642689282" calcext:value-type="float">
            <text:p>15.265642689282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3.038196" calcext:value-type="float">
            <text:p>3.038196</text:p>
          </table:table-cell>
          <table:table-cell table:formula="of:=[.K13]/[.$K$104]" office:value-type="float" office:value="0.123658425202875" calcext:value-type="float">
            <text:p>0.123658425202875</text:p>
          </table:table-cell>
          <table:table-cell table:formula="of:=[.L13]*100" office:value-type="float" office:value="12.3658425202875" calcext:value-type="float">
            <text:p>12.365842520287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7.73133" calcext:value-type="float">
            <text:p>17.73133</text:p>
          </table:table-cell>
          <table:table-cell table:formula="of:=[.Q13]/[.$Q$104]" office:value-type="float" office:value="0.110270493816796" calcext:value-type="float">
            <text:p>0.110270493816796</text:p>
          </table:table-cell>
          <table:table-cell table:formula="of:=[.R13]*100" office:value-type="float" office:value="11.0270493816796" calcext:value-type="float">
            <text:p>11.027049381679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01035991" calcext:value-type="float">
            <text:p>1.035991E-05</text:p>
          </table:table-cell>
          <table:table-cell table:formula="of:=[.V13]/[.$V$104]" office:value-type="float" office:value="0.0000299017677986335" calcext:value-type="float">
            <text:p>2.99017677986335E-05</text:p>
          </table:table-cell>
          <table:table-cell table:formula="of:=[.W13]*100" office:value-type="float" office:value="0.00299017677986335" calcext:value-type="float">
            <text:p>0.00299017677986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3177175" calcext:value-type="float">
            <text:p>0.003177175</text:p>
          </table:table-cell>
          <table:table-cell table:formula="of:=[.AA13]/[.$AA$104]" office:value-type="float" office:value="0.865321030854608" calcext:value-type="float">
            <text:p>0.865321030854608</text:p>
          </table:table-cell>
          <table:table-cell table:formula="of:=[.AB13]*100" office:value-type="float" office:value="86.5321030854608" calcext:value-type="float">
            <text:p>86.532103085460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04986292" calcext:value-type="float">
            <text:p>4.986292E-05</text:p>
          </table:table-cell>
          <table:table-cell table:formula="of:=[.AF13]/[.$AF$104]" office:value-type="float" office:value="0.012676540874747" calcext:value-type="float">
            <text:p>0.012676540874747</text:p>
          </table:table-cell>
          <table:table-cell table:formula="of:=[.AG13]*100" office:value-type="float" office:value="1.2676540874747" calcext:value-type="float">
            <text:p>1.267654087474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2586244" calcext:value-type="float">
            <text:p>0.2586244</text:p>
          </table:table-cell>
          <table:table-cell table:formula="of:=[.AK13]/[.$AK$104]" office:value-type="float" office:value="0.944490317331223" calcext:value-type="float">
            <text:p>0.944490317331223</text:p>
          </table:table-cell>
          <table:table-cell table:formula="of:=[.AL13]*100" office:value-type="float" office:value="94.4490317331223" calcext:value-type="float">
            <text:p>94.449031733122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265279" calcext:value-type="float">
            <text:p>0.265279</text:p>
          </table:table-cell>
          <table:table-cell table:formula="of:=[.AP13]/[.$AP$104]" office:value-type="float" office:value="0.957926612607356" calcext:value-type="float">
            <text:p>0.957926612607356</text:p>
          </table:table-cell>
          <table:table-cell table:formula="of:=[.AQ13]*100" office:value-type="float" office:value="95.7926612607356" calcext:value-type="float">
            <text:p>95.7926612607356</text:p>
          </table:table-cell>
          <table:table-cell/>
          <table:table-cell office:value-type="float" office:value="4.75" calcext:value-type="float">
            <text:p>4.75</text:p>
          </table:table-cell>
          <table:table-cell table:formula="of:=[.AT13]*10" office:value-type="float" office:value="47.5" calcext:value-type="float">
            <text:p>47.5</text:p>
          </table:table-cell>
          <table:table-cell office:value-type="float" office:value="0.01063008" calcext:value-type="float">
            <text:p>0.01063008</text:p>
          </table:table-cell>
          <table:table-cell table:formula="of:= [.AV13]/[.$AV$24]" office:value-type="float" office:value="0.925562037440139" calcext:value-type="float">
            <text:p>0.925562037440139</text:p>
          </table:table-cell>
          <table:table-cell table:formula="of:=[.AW13]*100" office:value-type="float" office:value="92.5562037440139" calcext:value-type="float">
            <text:p>92.5562037440139</text:p>
          </table:table-cell>
        </table:table-row>
        <table:table-row table:style-name="ro1"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0.769813" calcext:value-type="float">
            <text:p>0.769813</text:p>
          </table:table-cell>
          <table:table-cell table:formula="of:=[.E14]/[.$E$104]" office:value-type="float" office:value="0.154005321076067" calcext:value-type="float">
            <text:p>0.154005321076067</text:p>
          </table:table-cell>
          <table:table-cell table:formula="of:=[.F14]*100" office:value-type="float" office:value="15.4005321076067" calcext:value-type="float">
            <text:p>15.4005321076067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3.055287" calcext:value-type="float">
            <text:p>3.055287</text:p>
          </table:table-cell>
          <table:table-cell table:formula="of:=[.K14]/[.$K$104]" office:value-type="float" office:value="0.124354050549345" calcext:value-type="float">
            <text:p>0.124354050549345</text:p>
          </table:table-cell>
          <table:table-cell table:formula="of:=[.L14]*100" office:value-type="float" office:value="12.4354050549345" calcext:value-type="float">
            <text:p>12.4354050549345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17.78704" calcext:value-type="float">
            <text:p>17.78704</text:p>
          </table:table-cell>
          <table:table-cell table:formula="of:=[.Q14]/[.$Q$104]" office:value-type="float" office:value="0.110616952272565" calcext:value-type="float">
            <text:p>0.110616952272565</text:p>
          </table:table-cell>
          <table:table-cell table:formula="of:=[.R14]*100" office:value-type="float" office:value="11.0616952272565" calcext:value-type="float">
            <text:p>11.061695227256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001223292" calcext:value-type="float">
            <text:p>1.223292E-05</text:p>
          </table:table-cell>
          <table:table-cell table:formula="of:=[.V14]/[.$V$104]" office:value-type="float" office:value="0.000035307829251341" calcext:value-type="float">
            <text:p>3.5307829251341E-05</text:p>
          </table:table-cell>
          <table:table-cell table:formula="of:=[.W14]*100" office:value-type="float" office:value="0.0035307829251341" calcext:value-type="float">
            <text:p>0.00353078292513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3165914" calcext:value-type="float">
            <text:p>0.003165914</text:p>
          </table:table-cell>
          <table:table-cell table:formula="of:=[.AA14]/[.$AA$104]" office:value-type="float" office:value="0.862254035763543" calcext:value-type="float">
            <text:p>0.862254035763543</text:p>
          </table:table-cell>
          <table:table-cell table:formula="of:=[.AB14]*100" office:value-type="float" office:value="86.2254035763543" calcext:value-type="float">
            <text:p>86.2254035763543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002508083" calcext:value-type="float">
            <text:p>2.508083E-05</text:p>
          </table:table-cell>
          <table:table-cell table:formula="of:=[.AF14]/[.$AF$104]" office:value-type="float" office:value="0.00637624444512238" calcext:value-type="float">
            <text:p>0.006376244445122</text:p>
          </table:table-cell>
          <table:table-cell table:formula="of:=[.AG14]*100" office:value-type="float" office:value="0.637624444512238" calcext:value-type="float">
            <text:p>0.637624444512238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2668424" calcext:value-type="float">
            <text:p>0.2668424</text:p>
          </table:table-cell>
          <table:table-cell table:formula="of:=[.AK14]/[.$AK$104]" office:value-type="float" office:value="0.974502262947445" calcext:value-type="float">
            <text:p>0.974502262947445</text:p>
          </table:table-cell>
          <table:table-cell table:formula="of:=[.AL14]*100" office:value-type="float" office:value="97.4502262947445" calcext:value-type="float">
            <text:p>97.450226294744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2699358" calcext:value-type="float">
            <text:p>0.2699358</text:p>
          </table:table-cell>
          <table:table-cell table:formula="of:=[.AP14]/[.$AP$104]" office:value-type="float" office:value="0.974742390145683" calcext:value-type="float">
            <text:p>0.974742390145683</text:p>
          </table:table-cell>
          <table:table-cell table:formula="of:=[.AQ14]*100" office:value-type="float" office:value="97.4742390145683" calcext:value-type="float">
            <text:p>97.4742390145683</text:p>
          </table:table-cell>
          <table:table-cell/>
          <table:table-cell office:value-type="float" office:value="5.25" calcext:value-type="float">
            <text:p>5.25</text:p>
          </table:table-cell>
          <table:table-cell table:formula="of:=[.AT14]*10" office:value-type="float" office:value="52.5" calcext:value-type="float">
            <text:p>52.5</text:p>
          </table:table-cell>
          <table:table-cell office:value-type="float" office:value="0.00977564" calcext:value-type="float">
            <text:p>0.00977564</text:p>
          </table:table-cell>
          <table:table-cell table:formula="of:= [.AV14]/[.$AV$24]" office:value-type="float" office:value="0.851165868524162" calcext:value-type="float">
            <text:p>0.851165868524162</text:p>
          </table:table-cell>
          <table:table-cell table:formula="of:=[.AW14]*100" office:value-type="float" office:value="85.1165868524162" calcext:value-type="float">
            <text:p>85.1165868524162</text:p>
          </table:table-cell>
        </table:table-row>
        <table:table-row table:style-name="ro1"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0.773583" calcext:value-type="float">
            <text:p>0.773583</text:p>
          </table:table-cell>
          <table:table-cell table:formula="of:=[.E15]/[.$E$104]" office:value-type="float" office:value="0.154759530293703" calcext:value-type="float">
            <text:p>0.154759530293703</text:p>
          </table:table-cell>
          <table:table-cell table:formula="of:=[.F15]*100" office:value-type="float" office:value="15.4759530293703" calcext:value-type="float">
            <text:p>15.4759530293703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3.073625" calcext:value-type="float">
            <text:p>3.073625</text:p>
          </table:table-cell>
          <table:table-cell table:formula="of:=[.K15]/[.$K$104]" office:value-type="float" office:value="0.125100430375192" calcext:value-type="float">
            <text:p>0.125100430375192</text:p>
          </table:table-cell>
          <table:table-cell table:formula="of:=[.L15]*100" office:value-type="float" office:value="12.5100430375192" calcext:value-type="float">
            <text:p>12.5100430375192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17.86912" calcext:value-type="float">
            <text:p>17.86912</text:p>
          </table:table-cell>
          <table:table-cell table:formula="of:=[.Q15]/[.$Q$104]" office:value-type="float" office:value="0.111127404795443" calcext:value-type="float">
            <text:p>0.111127404795443</text:p>
          </table:table-cell>
          <table:table-cell table:formula="of:=[.R15]*100" office:value-type="float" office:value="11.1127404795443" calcext:value-type="float">
            <text:p>11.1127404795443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001993702" calcext:value-type="float">
            <text:p>1.993702E-05</text:p>
          </table:table-cell>
          <table:table-cell table:formula="of:=[.V15]/[.$V$104]" office:value-type="float" office:value="0.0000575441430125081" calcext:value-type="float">
            <text:p>5.75441430125081E-05</text:p>
          </table:table-cell>
          <table:table-cell table:formula="of:=[.W15]*100" office:value-type="float" office:value="0.00575441430125081" calcext:value-type="float">
            <text:p>0.005754414301251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2970615" calcext:value-type="float">
            <text:p>0.002970615</text:p>
          </table:table-cell>
          <table:table-cell table:formula="of:=[.AA15]/[.$AA$104]" office:value-type="float" office:value="0.809063282341124" calcext:value-type="float">
            <text:p>0.809063282341124</text:p>
          </table:table-cell>
          <table:table-cell table:formula="of:=[.AB15]*100" office:value-type="float" office:value="80.9063282341124" calcext:value-type="float">
            <text:p>80.9063282341124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001002536" calcext:value-type="float">
            <text:p>1.002536E-05</text:p>
          </table:table-cell>
          <table:table-cell table:formula="of:=[.AF15]/[.$AF$104]" office:value-type="float" office:value="0.00254872530176841" calcext:value-type="float">
            <text:p>0.002548725301768</text:p>
          </table:table-cell>
          <table:table-cell table:formula="of:=[.AG15]*100" office:value-type="float" office:value="0.254872530176841" calcext:value-type="float">
            <text:p>0.254872530176841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272056" calcext:value-type="float">
            <text:p>0.272056</text:p>
          </table:table-cell>
          <table:table-cell table:formula="of:=[.AK15]/[.$AK$104]" office:value-type="float" office:value="0.993542209365641" calcext:value-type="float">
            <text:p>0.993542209365641</text:p>
          </table:table-cell>
          <table:table-cell table:formula="of:=[.AL15]*100" office:value-type="float" office:value="99.3542209365641" calcext:value-type="float">
            <text:p>99.3542209365641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272423" calcext:value-type="float">
            <text:p>0.272423</text:p>
          </table:table-cell>
          <table:table-cell table:formula="of:=[.AP15]/[.$AP$104]" office:value-type="float" office:value="0.983723708195272" calcext:value-type="float">
            <text:p>0.983723708195272</text:p>
          </table:table-cell>
          <table:table-cell table:formula="of:=[.AQ15]*100" office:value-type="float" office:value="98.3723708195272" calcext:value-type="float">
            <text:p>98.3723708195272</text:p>
          </table:table-cell>
          <table:table-cell/>
          <table:table-cell office:value-type="float" office:value="5.75" calcext:value-type="float">
            <text:p>5.75</text:p>
          </table:table-cell>
          <table:table-cell table:formula="of:=[.AT15]*10" office:value-type="float" office:value="57.5" calcext:value-type="float">
            <text:p>57.5</text:p>
          </table:table-cell>
          <table:table-cell office:value-type="float" office:value="0.01057027" calcext:value-type="float">
            <text:p>0.01057027</text:p>
          </table:table-cell>
          <table:table-cell table:formula="of:= [.AV15]/[.$AV$24]" office:value-type="float" office:value="0.920354375272094" calcext:value-type="float">
            <text:p>0.920354375272094</text:p>
          </table:table-cell>
          <table:table-cell table:formula="of:=[.AW15]*100" office:value-type="float" office:value="92.0354375272094" calcext:value-type="float">
            <text:p>92.0354375272094</text:p>
          </table:table-cell>
        </table:table-row>
        <table:table-row table:style-name="ro1"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0.7790657" calcext:value-type="float">
            <text:p>0.7790657</text:p>
          </table:table-cell>
          <table:table-cell table:formula="of:=[.E16]/[.$E$104]" office:value-type="float" office:value="0.155856374558302" calcext:value-type="float">
            <text:p>0.155856374558302</text:p>
          </table:table-cell>
          <table:table-cell table:formula="of:=[.F16]*100" office:value-type="float" office:value="15.5856374558302" calcext:value-type="float">
            <text:p>15.5856374558302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3.097262" calcext:value-type="float">
            <text:p>3.097262</text:p>
          </table:table-cell>
          <table:table-cell table:formula="of:=[.K16]/[.$K$104]" office:value-type="float" office:value="0.126062486212446" calcext:value-type="float">
            <text:p>0.126062486212446</text:p>
          </table:table-cell>
          <table:table-cell table:formula="of:=[.L16]*100" office:value-type="float" office:value="12.6062486212446" calcext:value-type="float">
            <text:p>12.6062486212446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7.85704" calcext:value-type="float">
            <text:p>17.85704</text:p>
          </table:table-cell>
          <table:table-cell table:formula="of:=[.Q16]/[.$Q$104]" office:value-type="float" office:value="0.11105227971654" calcext:value-type="float">
            <text:p>0.11105227971654</text:p>
          </table:table-cell>
          <table:table-cell table:formula="of:=[.R16]*100" office:value-type="float" office:value="11.105227971654" calcext:value-type="float">
            <text:p>11.105227971654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002007533" calcext:value-type="float">
            <text:p>2.007533E-05</text:p>
          </table:table-cell>
          <table:table-cell table:formula="of:=[.V16]/[.$V$104]" office:value-type="float" office:value="0.000057943346625689" calcext:value-type="float">
            <text:p>5.7943346625689E-05</text:p>
          </table:table-cell>
          <table:table-cell table:formula="of:=[.W16]*100" office:value-type="float" office:value="0.0057943346625689" calcext:value-type="float">
            <text:p>0.005794334662569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2696" calcext:value-type="float">
            <text:p>0.002696</text:p>
          </table:table-cell>
          <table:table-cell table:formula="of:=[.AA16]/[.$AA$104]" office:value-type="float" office:value="0.734270381450195" calcext:value-type="float">
            <text:p>0.734270381450195</text:p>
          </table:table-cell>
          <table:table-cell table:formula="of:=[.AB16]*100" office:value-type="float" office:value="73.4270381450195" calcext:value-type="float">
            <text:p>73.427038145019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0008" calcext:value-type="float">
            <text:p>8E-06</text:p>
          </table:table-cell>
          <table:table-cell table:formula="of:=[.AF16]/[.$AF$104]" office:value-type="float" office:value="0.0020338224676368" calcext:value-type="float">
            <text:p>0.002033822467637</text:p>
          </table:table-cell>
          <table:table-cell table:formula="of:=[.AG16]*100" office:value-type="float" office:value="0.20338224676368" calcext:value-type="float">
            <text:p>0.20338224676368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2738243" calcext:value-type="float">
            <text:p>0.2738243</text:p>
          </table:table-cell>
          <table:table-cell table:formula="of:=[.AK16]/[.$AK$104]" office:value-type="float" office:value="1" calcext:value-type="float">
            <text:p>1</text:p>
          </table:table-cell>
          <table:table-cell table:formula="of:=[.AL16]*100" office:value-type="float" office:value="100" calcext:value-type="float">
            <text:p>10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2769304" calcext:value-type="float">
            <text:p>0.2769304</text:p>
          </table:table-cell>
          <table:table-cell table:formula="of:=[.AP16]/[.$AP$104]" office:value-type="float" office:value="1" calcext:value-type="float">
            <text:p>1</text:p>
          </table:table-cell>
          <table:table-cell table:formula="of:=[.AQ16]*100" office:value-type="float" office:value="100" calcext:value-type="float">
            <text:p>100</text:p>
          </table:table-cell>
          <table:table-cell/>
          <table:table-cell office:value-type="float" office:value="6.25" calcext:value-type="float">
            <text:p>6.25</text:p>
          </table:table-cell>
          <table:table-cell table:formula="of:=[.AT16]*10" office:value-type="float" office:value="62.5" calcext:value-type="float">
            <text:p>62.5</text:p>
          </table:table-cell>
          <table:table-cell office:value-type="float" office:value="0.009806931" calcext:value-type="float">
            <text:p>0.009806931</text:p>
          </table:table-cell>
          <table:table-cell table:formula="of:= [.AV16]/[.$AV$24]" office:value-type="float" office:value="0.853890378754898" calcext:value-type="float">
            <text:p>0.853890378754898</text:p>
          </table:table-cell>
          <table:table-cell table:formula="of:=[.AW16]*100" office:value-type="float" office:value="85.3890378754898" calcext:value-type="float">
            <text:p>85.3890378754898</text:p>
          </table:table-cell>
        </table:table-row>
        <table:table-row table:style-name="ro1"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0.7832331" calcext:value-type="float">
            <text:p>0.7832331</text:p>
          </table:table-cell>
          <table:table-cell table:formula="of:=[.E17]/[.$E$104]" office:value-type="float" office:value="0.156690085829809" calcext:value-type="float">
            <text:p>0.156690085829809</text:p>
          </table:table-cell>
          <table:table-cell table:formula="of:=[.F17]*100" office:value-type="float" office:value="15.6690085829809" calcext:value-type="float">
            <text:p>15.6690085829809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3.117768" calcext:value-type="float">
            <text:p>3.117768</text:p>
          </table:table-cell>
          <table:table-cell table:formula="of:=[.K17]/[.$K$104]" office:value-type="float" office:value="0.126897106384156" calcext:value-type="float">
            <text:p>0.126897106384156</text:p>
          </table:table-cell>
          <table:table-cell table:formula="of:=[.L17]*100" office:value-type="float" office:value="12.6897106384156" calcext:value-type="float">
            <text:p>12.6897106384156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18.08292" calcext:value-type="float">
            <text:p>18.08292</text:p>
          </table:table-cell>
          <table:table-cell table:formula="of:=[.Q17]/[.$Q$104]" office:value-type="float" office:value="0.112457019188612" calcext:value-type="float">
            <text:p>0.112457019188612</text:p>
          </table:table-cell>
          <table:table-cell table:formula="of:=[.R17]*100" office:value-type="float" office:value="11.2457019188612" calcext:value-type="float">
            <text:p>11.2457019188612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0007858626" calcext:value-type="float">
            <text:p>7.858626E-06</text:p>
          </table:table-cell>
          <table:table-cell table:formula="of:=[.V17]/[.$V$104]" office:value-type="float" office:value="0.0000226823215518575" calcext:value-type="float">
            <text:p>2.26823215518575E-05</text:p>
          </table:table-cell>
          <table:table-cell table:formula="of:=[.W17]*100" office:value-type="float" office:value="0.00226823215518575" calcext:value-type="float">
            <text:p>0.002268232155186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2882262" calcext:value-type="float">
            <text:p>0.002882262</text:p>
          </table:table-cell>
          <table:table-cell table:formula="of:=[.AA17]/[.$AA$104]" office:value-type="float" office:value="0.784999858375149" calcext:value-type="float">
            <text:p>0.784999858375149</text:p>
          </table:table-cell>
          <table:table-cell table:formula="of:=[.AB17]*100" office:value-type="float" office:value="78.4999858375149" calcext:value-type="float">
            <text:p>78.4999858375149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0006" calcext:value-type="float">
            <text:p>6E-06</text:p>
          </table:table-cell>
          <table:table-cell table:formula="of:=[.AF17]/[.$AF$104]" office:value-type="float" office:value="0.0015253668507276" calcext:value-type="float">
            <text:p>0.001525366850728</text:p>
          </table:table-cell>
          <table:table-cell table:formula="of:=[.AG17]*100" office:value-type="float" office:value="0.15253668507276" calcext:value-type="float">
            <text:p>0.15253668507276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2737213" calcext:value-type="float">
            <text:p>0.2737213</text:p>
          </table:table-cell>
          <table:table-cell table:formula="of:=[.AK17]/[.$AK$104]" office:value-type="float" office:value="0.999623846386168" calcext:value-type="float">
            <text:p>0.999623846386168</text:p>
          </table:table-cell>
          <table:table-cell table:formula="of:=[.AL17]*100" office:value-type="float" office:value="99.9623846386168" calcext:value-type="float">
            <text:p>99.9623846386168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2734448" calcext:value-type="float">
            <text:p>0.2734448</text:p>
          </table:table-cell>
          <table:table-cell table:formula="of:=[.AP17]/[.$AP$104]" office:value-type="float" office:value="0.987413443955593" calcext:value-type="float">
            <text:p>0.987413443955593</text:p>
          </table:table-cell>
          <table:table-cell table:formula="of:=[.AQ17]*100" office:value-type="float" office:value="98.7413443955593" calcext:value-type="float">
            <text:p>98.7413443955593</text:p>
          </table:table-cell>
          <table:table-cell/>
          <table:table-cell office:value-type="float" office:value="6.75" calcext:value-type="float">
            <text:p>6.75</text:p>
          </table:table-cell>
          <table:table-cell table:formula="of:=[.AT17]*10" office:value-type="float" office:value="67.5" calcext:value-type="float">
            <text:p>67.5</text:p>
          </table:table-cell>
          <table:table-cell office:value-type="float" office:value="0.009568566" calcext:value-type="float">
            <text:p>0.009568566</text:p>
          </table:table-cell>
          <table:table-cell table:formula="of:= [.AV17]/[.$AV$24]" office:value-type="float" office:value="0.833135916412712" calcext:value-type="float">
            <text:p>0.833135916412712</text:p>
          </table:table-cell>
          <table:table-cell table:formula="of:=[.AW17]*100" office:value-type="float" office:value="83.3135916412712" calcext:value-type="float">
            <text:p>83.3135916412712</text:p>
          </table:table-cell>
        </table:table-row>
        <table:table-row table:style-name="ro1"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0.7910984" calcext:value-type="float">
            <text:p>0.7910984</text:p>
          </table:table-cell>
          <table:table-cell table:formula="of:=[.E18]/[.$E$104]" office:value-type="float" office:value="0.158263582317735" calcext:value-type="float">
            <text:p>0.158263582317735</text:p>
          </table:table-cell>
          <table:table-cell table:formula="of:=[.F18]*100" office:value-type="float" office:value="15.8263582317735" calcext:value-type="float">
            <text:p>15.8263582317735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3.131945" calcext:value-type="float">
            <text:p>3.131945</text:p>
          </table:table-cell>
          <table:table-cell table:formula="of:=[.K18]/[.$K$104]" office:value-type="float" office:value="0.127474128239923" calcext:value-type="float">
            <text:p>0.127474128239923</text:p>
          </table:table-cell>
          <table:table-cell table:formula="of:=[.L18]*100" office:value-type="float" office:value="12.7474128239923" calcext:value-type="float">
            <text:p>12.7474128239923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18.25866" calcext:value-type="float">
            <text:p>18.25866</text:p>
          </table:table-cell>
          <table:table-cell table:formula="of:=[.Q18]/[.$Q$104]" office:value-type="float" office:value="0.113549939831528" calcext:value-type="float">
            <text:p>0.113549939831528</text:p>
          </table:table-cell>
          <table:table-cell table:formula="of:=[.R18]*100" office:value-type="float" office:value="11.3549939831528" calcext:value-type="float">
            <text:p>11.3549939831528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002839211" calcext:value-type="float">
            <text:p>2.839211E-05</text:p>
          </table:table-cell>
          <table:table-cell table:formula="of:=[.V18]/[.$V$104]" office:value-type="float" office:value="0.0000819480362795874" calcext:value-type="float">
            <text:p>8.19480362795874E-05</text:p>
          </table:table-cell>
          <table:table-cell table:formula="of:=[.W18]*100" office:value-type="float" office:value="0.00819480362795874" calcext:value-type="float">
            <text:p>0.008194803627959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3671672" calcext:value-type="float">
            <text:p>0.003671672</text:p>
          </table:table-cell>
          <table:table-cell table:formula="of:=[.AA18]/[.$AA$104]" office:value-type="float" office:value="1" calcext:value-type="float">
            <text:p>1</text:p>
          </table:table-cell>
          <table:table-cell table:formula="of:=[.AB18]*100" office:value-type="float" office:value="100" calcext:value-type="float">
            <text:p>10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0002" calcext:value-type="float">
            <text:p>2E-06</text:p>
          </table:table-cell>
          <table:table-cell table:formula="of:=[.AF18]/[.$AF$104]" office:value-type="float" office:value="0.0005084556169092" calcext:value-type="float">
            <text:p>0.000508455616909</text:p>
          </table:table-cell>
          <table:table-cell table:formula="of:=[.AG18]*100" office:value-type="float" office:value="0.05084556169092" calcext:value-type="float">
            <text:p>0.05084556169092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2707689" calcext:value-type="float">
            <text:p>0.2707689</text:p>
          </table:table-cell>
          <table:table-cell table:formula="of:=[.AK18]/[.$AK$104]" office:value-type="float" office:value="0.988841749983475" calcext:value-type="float">
            <text:p>0.988841749983475</text:p>
          </table:table-cell>
          <table:table-cell table:formula="of:=[.AL18]*100" office:value-type="float" office:value="98.8841749983475" calcext:value-type="float">
            <text:p>98.8841749983475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2641143" calcext:value-type="float">
            <text:p>0.2641143</text:p>
          </table:table-cell>
          <table:table-cell table:formula="of:=[.AP18]/[.$AP$104]" office:value-type="float" office:value="0.953720862714964" calcext:value-type="float">
            <text:p>0.953720862714964</text:p>
          </table:table-cell>
          <table:table-cell table:formula="of:=[.AQ18]*100" office:value-type="float" office:value="95.3720862714964" calcext:value-type="float">
            <text:p>95.3720862714964</text:p>
          </table:table-cell>
          <table:table-cell/>
          <table:table-cell office:value-type="float" office:value="7.25" calcext:value-type="float">
            <text:p>7.25</text:p>
          </table:table-cell>
          <table:table-cell table:formula="of:=[.AT18]*10" office:value-type="float" office:value="72.5" calcext:value-type="float">
            <text:p>72.5</text:p>
          </table:table-cell>
          <table:table-cell office:value-type="float" office:value="0.009950216" calcext:value-type="float">
            <text:p>0.009950216</text:p>
          </table:table-cell>
          <table:table-cell table:formula="of:= [.AV18]/[.$AV$24]" office:value-type="float" office:value="0.866366216804528" calcext:value-type="float">
            <text:p>0.866366216804528</text:p>
          </table:table-cell>
          <table:table-cell table:formula="of:=[.AW18]*100" office:value-type="float" office:value="86.6366216804528" calcext:value-type="float">
            <text:p>86.6366216804528</text:p>
          </table:table-cell>
        </table:table-row>
        <table:table-row table:style-name="ro1"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0.7946144" calcext:value-type="float">
            <text:p>0.7946144</text:p>
          </table:table-cell>
          <table:table-cell table:formula="of:=[.E19]/[.$E$104]" office:value-type="float" office:value="0.158966977439542" calcext:value-type="float">
            <text:p>0.158966977439542</text:p>
          </table:table-cell>
          <table:table-cell table:formula="of:=[.F19]*100" office:value-type="float" office:value="15.8966977439542" calcext:value-type="float">
            <text:p>15.8966977439542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3.160615" calcext:value-type="float">
            <text:p>3.160615</text:p>
          </table:table-cell>
          <table:table-cell table:formula="of:=[.K19]/[.$K$104]" office:value-type="float" office:value="0.128641033551682" calcext:value-type="float">
            <text:p>0.128641033551682</text:p>
          </table:table-cell>
          <table:table-cell table:formula="of:=[.L19]*100" office:value-type="float" office:value="12.8641033551682" calcext:value-type="float">
            <text:p>12.8641033551682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18.33925" calcext:value-type="float">
            <text:p>18.33925</text:p>
          </table:table-cell>
          <table:table-cell table:formula="of:=[.Q19]/[.$Q$104]" office:value-type="float" office:value="0.114051126098813" calcext:value-type="float">
            <text:p>0.114051126098813</text:p>
          </table:table-cell>
          <table:table-cell table:formula="of:=[.R19]*100" office:value-type="float" office:value="11.4051126098813" calcext:value-type="float">
            <text:p>11.4051126098813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001648871" calcext:value-type="float">
            <text:p>1.648871E-05</text:p>
          </table:table-cell>
          <table:table-cell table:formula="of:=[.V19]/[.$V$104]" office:value-type="float" office:value="0.0000475912993181414" calcext:value-type="float">
            <text:p>4.75912993181414E-05</text:p>
          </table:table-cell>
          <table:table-cell table:formula="of:=[.W19]*100" office:value-type="float" office:value="0.00475912993181414" calcext:value-type="float">
            <text:p>0.004759129931814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3475906" calcext:value-type="float">
            <text:p>0.003475906</text:p>
          </table:table-cell>
          <table:table-cell table:formula="of:=[.AA19]/[.$AA$104]" office:value-type="float" office:value="0.946682056567144" calcext:value-type="float">
            <text:p>0.946682056567144</text:p>
          </table:table-cell>
          <table:table-cell table:formula="of:=[.AB19]*100" office:value-type="float" office:value="94.6682056567144" calcext:value-type="float">
            <text:p>94.6682056567144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000492033" calcext:value-type="float">
            <text:p>4.92033E-06</text:p>
          </table:table-cell>
          <table:table-cell table:formula="of:=[.AF19]/[.$AF$104]" office:value-type="float" office:value="0.00125088471277342" calcext:value-type="float">
            <text:p>0.001250884712773</text:p>
          </table:table-cell>
          <table:table-cell table:formula="of:=[.AG19]*100" office:value-type="float" office:value="0.125088471277342" calcext:value-type="float">
            <text:p>0.125088471277342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2519879" calcext:value-type="float">
            <text:p>0.2519879</text:p>
          </table:table-cell>
          <table:table-cell table:formula="of:=[.AK19]/[.$AK$104]" office:value-type="float" office:value="0.920253973076897" calcext:value-type="float">
            <text:p>0.920253973076897</text:p>
          </table:table-cell>
          <table:table-cell table:formula="of:=[.AL19]*100" office:value-type="float" office:value="92.0253973076897" calcext:value-type="float">
            <text:p>92.0253973076897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2411065" calcext:value-type="float">
            <text:p>0.2411065</text:p>
          </table:table-cell>
          <table:table-cell table:formula="of:=[.AP19]/[.$AP$104]" office:value-type="float" office:value="0.870639337537519" calcext:value-type="float">
            <text:p>0.870639337537519</text:p>
          </table:table-cell>
          <table:table-cell table:formula="of:=[.AQ19]*100" office:value-type="float" office:value="87.0639337537519" calcext:value-type="float">
            <text:p>87.0639337537519</text:p>
          </table:table-cell>
          <table:table-cell/>
          <table:table-cell office:value-type="float" office:value="7.75" calcext:value-type="float">
            <text:p>7.75</text:p>
          </table:table-cell>
          <table:table-cell table:formula="of:=[.AT19]*10" office:value-type="float" office:value="77.5" calcext:value-type="float">
            <text:p>77.5</text:p>
          </table:table-cell>
          <table:table-cell office:value-type="float" office:value="0.01022678" calcext:value-type="float">
            <text:p>0.01022678</text:p>
          </table:table-cell>
          <table:table-cell table:formula="of:= [.AV19]/[.$AV$24]" office:value-type="float" office:value="0.890446669569003" calcext:value-type="float">
            <text:p>0.890446669569003</text:p>
          </table:table-cell>
          <table:table-cell table:formula="of:=[.AW19]*100" office:value-type="float" office:value="89.0446669569003" calcext:value-type="float">
            <text:p>89.0446669569003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0.7996113" calcext:value-type="float">
            <text:p>0.7996113</text:p>
          </table:table-cell>
          <table:table-cell table:formula="of:=[.E20]/[.$E$104]" office:value-type="float" office:value="0.159966634744478" calcext:value-type="float">
            <text:p>0.159966634744478</text:p>
          </table:table-cell>
          <table:table-cell table:formula="of:=[.F20]*100" office:value-type="float" office:value="15.9966634744478" calcext:value-type="float">
            <text:p>15.9966634744478</text:p>
          </table:table-cell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3.17779" calcext:value-type="float">
            <text:p>3.17779</text:p>
          </table:table-cell>
          <table:table-cell table:formula="of:=[.K20]/[.$K$104]" office:value-type="float" office:value="0.129340077804541" calcext:value-type="float">
            <text:p>0.129340077804541</text:p>
          </table:table-cell>
          <table:table-cell table:formula="of:=[.L20]*100" office:value-type="float" office:value="12.9340077804541" calcext:value-type="float">
            <text:p>12.9340077804541</text:p>
          </table:table-cell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18.41625" calcext:value-type="float">
            <text:p>18.41625</text:p>
          </table:table-cell>
          <table:table-cell table:formula="of:=[.Q20]/[.$Q$104]" office:value-type="float" office:value="0.114529986287186" calcext:value-type="float">
            <text:p>0.114529986287186</text:p>
          </table:table-cell>
          <table:table-cell table:formula="of:=[.R20]*100" office:value-type="float" office:value="11.4529986287186" calcext:value-type="float">
            <text:p>11.4529986287186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001581629" calcext:value-type="float">
            <text:p>1.581629E-05</text:p>
          </table:table-cell>
          <table:table-cell table:formula="of:=[.V20]/[.$V$104]" office:value-type="float" office:value="0.0000456504960965732" calcext:value-type="float">
            <text:p>4.56504960965732E-05</text:p>
          </table:table-cell>
          <table:table-cell table:formula="of:=[.W20]*100" office:value-type="float" office:value="0.00456504960965732" calcext:value-type="float">
            <text:p>0.004565049609657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3024495" calcext:value-type="float">
            <text:p>0.003024495</text:p>
          </table:table-cell>
          <table:table-cell table:formula="of:=[.AA20]/[.$AA$104]" office:value-type="float" office:value="0.823737795750819" calcext:value-type="float">
            <text:p>0.823737795750819</text:p>
          </table:table-cell>
          <table:table-cell table:formula="of:=[.AB20]*100" office:value-type="float" office:value="82.3737795750819" calcext:value-type="float">
            <text:p>82.3737795750819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0002" calcext:value-type="float">
            <text:p>2E-06</text:p>
          </table:table-cell>
          <table:table-cell table:formula="of:=[.AF20]/[.$AF$104]" office:value-type="float" office:value="0.0005084556169092" calcext:value-type="float">
            <text:p>0.000508455616909</text:p>
          </table:table-cell>
          <table:table-cell table:formula="of:=[.AG20]*100" office:value-type="float" office:value="0.05084556169092" calcext:value-type="float">
            <text:p>0.05084556169092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235477" calcext:value-type="float">
            <text:p>0.235477</text:p>
          </table:table-cell>
          <table:table-cell table:formula="of:=[.AK20]/[.$AK$104]" office:value-type="float" office:value="0.859956548779637" calcext:value-type="float">
            <text:p>0.859956548779637</text:p>
          </table:table-cell>
          <table:table-cell table:formula="of:=[.AL20]*100" office:value-type="float" office:value="85.9956548779637" calcext:value-type="float">
            <text:p>85.9956548779637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2236062" calcext:value-type="float">
            <text:p>0.2236062</text:p>
          </table:table-cell>
          <table:table-cell table:formula="of:=[.AP20]/[.$AP$104]" office:value-type="float" office:value="0.807445480886172" calcext:value-type="float">
            <text:p>0.807445480886172</text:p>
          </table:table-cell>
          <table:table-cell table:formula="of:=[.AQ20]*100" office:value-type="float" office:value="80.7445480886172" calcext:value-type="float">
            <text:p>80.7445480886172</text:p>
          </table:table-cell>
          <table:table-cell/>
          <table:table-cell office:value-type="float" office:value="8.25" calcext:value-type="float">
            <text:p>8.25</text:p>
          </table:table-cell>
          <table:table-cell table:formula="of:=[.AT20]*10" office:value-type="float" office:value="82.5" calcext:value-type="float">
            <text:p>82.5</text:p>
          </table:table-cell>
          <table:table-cell office:value-type="float" office:value="0.009821604" calcext:value-type="float">
            <text:p>0.009821604</text:p>
          </table:table-cell>
          <table:table-cell table:formula="of:= [.AV20]/[.$AV$24]" office:value-type="float" office:value="0.855167958206356" calcext:value-type="float">
            <text:p>0.855167958206356</text:p>
          </table:table-cell>
          <table:table-cell table:formula="of:=[.AW20]*100" office:value-type="float" office:value="85.5167958206356" calcext:value-type="float">
            <text:p>85.516795820635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0.8060985" calcext:value-type="float">
            <text:p>0.8060985</text:p>
          </table:table-cell>
          <table:table-cell table:formula="of:=[.E21]/[.$E$104]" office:value-type="float" office:value="0.161264434754201" calcext:value-type="float">
            <text:p>0.161264434754201</text:p>
          </table:table-cell>
          <table:table-cell table:formula="of:=[.F21]*100" office:value-type="float" office:value="16.1264434754201" calcext:value-type="float">
            <text:p>16.1264434754201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3.197809" calcext:value-type="float">
            <text:p>3.197809</text:p>
          </table:table-cell>
          <table:table-cell table:formula="of:=[.K21]/[.$K$104]" office:value-type="float" office:value="0.130154876459446" calcext:value-type="float">
            <text:p>0.130154876459446</text:p>
          </table:table-cell>
          <table:table-cell table:formula="of:=[.L21]*100" office:value-type="float" office:value="13.0154876459446" calcext:value-type="float">
            <text:p>13.0154876459446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18.41814" calcext:value-type="float">
            <text:p>18.41814</text:p>
          </table:table-cell>
          <table:table-cell table:formula="of:=[.Q21]/[.$Q$104]" office:value-type="float" office:value="0.114541740128173" calcext:value-type="float">
            <text:p>0.114541740128173</text:p>
          </table:table-cell>
          <table:table-cell table:formula="of:=[.R21]*100" office:value-type="float" office:value="11.4541740128173" calcext:value-type="float">
            <text:p>11.4541740128173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001200419" calcext:value-type="float">
            <text:p>1.200419E-05</text:p>
          </table:table-cell>
          <table:table-cell table:formula="of:=[.V21]/[.$V$104]" office:value-type="float" office:value="0.0000346476467450662" calcext:value-type="float">
            <text:p>3.46476467450662E-05</text:p>
          </table:table-cell>
          <table:table-cell table:formula="of:=[.W21]*100" office:value-type="float" office:value="0.00346476467450662" calcext:value-type="float">
            <text:p>0.003464764674507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3272901" calcext:value-type="float">
            <text:p>0.003272901</text:p>
          </table:table-cell>
          <table:table-cell table:formula="of:=[.AA21]/[.$AA$104]" office:value-type="float" office:value="0.891392531794779" calcext:value-type="float">
            <text:p>0.891392531794779</text:p>
          </table:table-cell>
          <table:table-cell table:formula="of:=[.AB21]*100" office:value-type="float" office:value="89.1392531794779" calcext:value-type="float">
            <text:p>89.1392531794779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000107967" calcext:value-type="float">
            <text:p>1.07967E-06</text:p>
          </table:table-cell>
          <table:table-cell table:formula="of:=[.AF21]/[.$AF$104]" office:value-type="float" office:value="0.000274482137954178" calcext:value-type="float">
            <text:p>0.000274482137954</text:p>
          </table:table-cell>
          <table:table-cell table:formula="of:=[.AG21]*100" office:value-type="float" office:value="0.0274482137954178" calcext:value-type="float">
            <text:p>0.02744821379541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2186811" calcext:value-type="float">
            <text:p>0.2186811</text:p>
          </table:table-cell>
          <table:table-cell table:formula="of:=[.AK21]/[.$AK$104]" office:value-type="float" office:value="0.798618311084882" calcext:value-type="float">
            <text:p>0.798618311084882</text:p>
          </table:table-cell>
          <table:table-cell table:formula="of:=[.AL21]*100" office:value-type="float" office:value="79.8618311084882" calcext:value-type="float">
            <text:p>79.8618311084882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1965628" calcext:value-type="float">
            <text:p>0.1965628</text:p>
          </table:table-cell>
          <table:table-cell table:formula="of:=[.AP21]/[.$AP$104]" office:value-type="float" office:value="0.709791341073425" calcext:value-type="float">
            <text:p>0.709791341073425</text:p>
          </table:table-cell>
          <table:table-cell table:formula="of:=[.AQ21]*100" office:value-type="float" office:value="70.9791341073425" calcext:value-type="float">
            <text:p>70.9791341073425</text:p>
          </table:table-cell>
          <table:table-cell/>
          <table:table-cell office:value-type="float" office:value="8.75" calcext:value-type="float">
            <text:p>8.75</text:p>
          </table:table-cell>
          <table:table-cell table:formula="of:=[.AT21]*10" office:value-type="float" office:value="87.5" calcext:value-type="float">
            <text:p>87.5</text:p>
          </table:table-cell>
          <table:table-cell office:value-type="float" office:value="0.009400324" calcext:value-type="float">
            <text:p>0.009400324</text:p>
          </table:table-cell>
          <table:table-cell table:formula="of:= [.AV21]/[.$AV$24]" office:value-type="float" office:value="0.818487070091424" calcext:value-type="float">
            <text:p>0.818487070091424</text:p>
          </table:table-cell>
          <table:table-cell table:formula="of:=[.AW21]*100" office:value-type="float" office:value="81.8487070091424" calcext:value-type="float">
            <text:p>81.8487070091424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0.8121136" calcext:value-type="float">
            <text:p>0.8121136</text:p>
          </table:table-cell>
          <table:table-cell table:formula="of:=[.E22]/[.$E$104]" office:value-type="float" office:value="0.162467788564548" calcext:value-type="float">
            <text:p>0.162467788564548</text:p>
          </table:table-cell>
          <table:table-cell table:formula="of:=[.F22]*100" office:value-type="float" office:value="16.2467788564548" calcext:value-type="float">
            <text:p>16.2467788564548</text:p>
          </table:table-cell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3.222071" calcext:value-type="float">
            <text:p>3.222071</text:p>
          </table:table-cell>
          <table:table-cell table:formula="of:=[.K22]/[.$K$104]" office:value-type="float" office:value="0.131142370588288" calcext:value-type="float">
            <text:p>0.131142370588288</text:p>
          </table:table-cell>
          <table:table-cell table:formula="of:=[.L22]*100" office:value-type="float" office:value="13.1142370588288" calcext:value-type="float">
            <text:p>13.1142370588288</text:p>
          </table:table-cell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18.56216" calcext:value-type="float">
            <text:p>18.56216</text:p>
          </table:table-cell>
          <table:table-cell table:formula="of:=[.Q22]/[.$Q$104]" office:value-type="float" office:value="0.115437395249334" calcext:value-type="float">
            <text:p>0.115437395249334</text:p>
          </table:table-cell>
          <table:table-cell table:formula="of:=[.R22]*100" office:value-type="float" office:value="11.5437395249334" calcext:value-type="float">
            <text:p>11.5437395249334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001204244" calcext:value-type="float">
            <text:p>1.204244E-05</text:p>
          </table:table-cell>
          <table:table-cell table:formula="of:=[.V22]/[.$V$104]" office:value-type="float" office:value="0.0000347580475707778" calcext:value-type="float">
            <text:p>3.47580475707778E-05</text:p>
          </table:table-cell>
          <table:table-cell table:formula="of:=[.W22]*100" office:value-type="float" office:value="0.00347580475707778" calcext:value-type="float">
            <text:p>0.003475804757078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300257" calcext:value-type="float">
            <text:p>0.00300257</text:p>
          </table:table-cell>
          <table:table-cell table:formula="of:=[.AA22]/[.$AA$104]" office:value-type="float" office:value="0.817766401791881" calcext:value-type="float">
            <text:p>0.817766401791881</text:p>
          </table:table-cell>
          <table:table-cell table:formula="of:=[.AB22]*100" office:value-type="float" office:value="81.7766401791881" calcext:value-type="float">
            <text:p>81.776640179188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table:formula="of:=[.AF22]/[.$AF$104]" office:value-type="float" office:value="0" calcext:value-type="float">
            <text:p>0</text:p>
          </table:table-cell>
          <table:table-cell table:formula="of:=[.AG22]*100" office:value-type="float" office:value="0" calcext:value-type="float">
            <text:p>0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1904116" calcext:value-type="float">
            <text:p>0.1904116</text:p>
          </table:table-cell>
          <table:table-cell table:formula="of:=[.AK22]/[.$AK$104]" office:value-type="float" office:value="0.695378751995349" calcext:value-type="float">
            <text:p>0.695378751995349</text:p>
          </table:table-cell>
          <table:table-cell table:formula="of:=[.AL22]*100" office:value-type="float" office:value="69.5378751995349" calcext:value-type="float">
            <text:p>69.5378751995349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1664362" calcext:value-type="float">
            <text:p>0.1664362</text:p>
          </table:table-cell>
          <table:table-cell table:formula="of:=[.AP22]/[.$AP$104]" office:value-type="float" office:value="0.601003717901682" calcext:value-type="float">
            <text:p>0.601003717901682</text:p>
          </table:table-cell>
          <table:table-cell table:formula="of:=[.AQ22]*100" office:value-type="float" office:value="60.1003717901682" calcext:value-type="float">
            <text:p>60.1003717901682</text:p>
          </table:table-cell>
          <table:table-cell/>
          <table:table-cell office:value-type="float" office:value="9.25" calcext:value-type="float">
            <text:p>9.25</text:p>
          </table:table-cell>
          <table:table-cell table:formula="of:=[.AT22]*10" office:value-type="float" office:value="92.5" calcext:value-type="float">
            <text:p>92.5</text:p>
          </table:table-cell>
          <table:table-cell office:value-type="float" office:value="0.009731455" calcext:value-type="float">
            <text:p>0.009731455</text:p>
          </table:table-cell>
          <table:table-cell table:formula="of:= [.AV22]/[.$AV$24]" office:value-type="float" office:value="0.847318676534611" calcext:value-type="float">
            <text:p>0.847318676534611</text:p>
          </table:table-cell>
          <table:table-cell table:formula="of:=[.AW22]*100" office:value-type="float" office:value="84.7318676534611" calcext:value-type="float">
            <text:p>84.7318676534611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0.8159138" calcext:value-type="float">
            <text:p>0.8159138</text:p>
          </table:table-cell>
          <table:table-cell table:formula="of:=[.E23]/[.$E$104]" office:value-type="float" office:value="0.163228039458146" calcext:value-type="float">
            <text:p>0.163228039458146</text:p>
          </table:table-cell>
          <table:table-cell table:formula="of:=[.F23]*100" office:value-type="float" office:value="16.3228039458146" calcext:value-type="float">
            <text:p>16.3228039458146</text:p>
          </table:table-cell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3.247364" calcext:value-type="float">
            <text:p>3.247364</text:p>
          </table:table-cell>
          <table:table-cell table:formula="of:=[.K23]/[.$K$104]" office:value-type="float" office:value="0.132171827722935" calcext:value-type="float">
            <text:p>0.132171827722935</text:p>
          </table:table-cell>
          <table:table-cell table:formula="of:=[.L23]*100" office:value-type="float" office:value="13.2171827722935" calcext:value-type="float">
            <text:p>13.2171827722935</text:p>
          </table:table-cell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18.99442" calcext:value-type="float">
            <text:p>18.99442</text:p>
          </table:table-cell>
          <table:table-cell table:formula="of:=[.Q23]/[.$Q$104]" office:value-type="float" office:value="0.118125604405514" calcext:value-type="float">
            <text:p>0.118125604405514</text:p>
          </table:table-cell>
          <table:table-cell table:formula="of:=[.R23]*100" office:value-type="float" office:value="11.8125604405514" calcext:value-type="float">
            <text:p>11.8125604405514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0008703474" calcext:value-type="float">
            <text:p>8.703474E-06</text:p>
          </table:table-cell>
          <table:table-cell table:formula="of:=[.V23]/[.$V$104]" office:value-type="float" office:value="0.0000251208030368453" calcext:value-type="float">
            <text:p>2.51208030368453E-05</text:p>
          </table:table-cell>
          <table:table-cell table:formula="of:=[.W23]*100" office:value-type="float" office:value="0.00251208030368453" calcext:value-type="float">
            <text:p>0.002512080303685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2980229" calcext:value-type="float">
            <text:p>0.002980229</text:p>
          </table:table-cell>
          <table:table-cell table:formula="of:=[.AA23]/[.$AA$104]" office:value-type="float" office:value="0.811681707952126" calcext:value-type="float">
            <text:p>0.811681707952126</text:p>
          </table:table-cell>
          <table:table-cell table:formula="of:=[.AB23]*100" office:value-type="float" office:value="81.1681707952126" calcext:value-type="float">
            <text:p>81.168170795212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0001" calcext:value-type="float">
            <text:p>1E-06</text:p>
          </table:table-cell>
          <table:table-cell table:formula="of:=[.AF23]/[.$AF$104]" office:value-type="float" office:value="0.0002542278084546" calcext:value-type="float">
            <text:p>0.000254227808455</text:p>
          </table:table-cell>
          <table:table-cell table:formula="of:=[.AG23]*100" office:value-type="float" office:value="0.02542278084546" calcext:value-type="float">
            <text:p>0.0254227808454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1560768" calcext:value-type="float">
            <text:p>0.1560768</text:p>
          </table:table-cell>
          <table:table-cell table:formula="of:=[.AK23]/[.$AK$104]" office:value-type="float" office:value="0.569988857818682" calcext:value-type="float">
            <text:p>0.569988857818682</text:p>
          </table:table-cell>
          <table:table-cell table:formula="of:=[.AL23]*100" office:value-type="float" office:value="56.9988857818682" calcext:value-type="float">
            <text:p>56.9988857818682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1356721" calcext:value-type="float">
            <text:p>0.1356721</text:p>
          </table:table-cell>
          <table:table-cell table:formula="of:=[.AP23]/[.$AP$104]" office:value-type="float" office:value="0.489914072272311" calcext:value-type="float">
            <text:p>0.489914072272311</text:p>
          </table:table-cell>
          <table:table-cell table:formula="of:=[.AQ23]*100" office:value-type="float" office:value="48.9914072272311" calcext:value-type="float">
            <text:p>48.9914072272311</text:p>
          </table:table-cell>
          <table:table-cell/>
          <table:table-cell office:value-type="float" office:value="9.75" calcext:value-type="float">
            <text:p>9.75</text:p>
          </table:table-cell>
          <table:table-cell table:formula="of:=[.AT23]*10" office:value-type="float" office:value="97.5" calcext:value-type="float">
            <text:p>97.5</text:p>
          </table:table-cell>
          <table:table-cell office:value-type="float" office:value="0.008943949" calcext:value-type="float">
            <text:p>0.008943949</text:p>
          </table:table-cell>
          <table:table-cell table:formula="of:= [.AV23]/[.$AV$24]" office:value-type="float" office:value="0.77875045711798" calcext:value-type="float">
            <text:p>0.77875045711798</text:p>
          </table:table-cell>
          <table:table-cell table:formula="of:=[.AW23]*100" office:value-type="float" office:value="77.875045711798" calcext:value-type="float">
            <text:p>77.87504571179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0.8252203" calcext:value-type="float">
            <text:p>0.8252203</text:p>
          </table:table-cell>
          <table:table-cell table:formula="of:=[.E24]/[.$E$104]" office:value-type="float" office:value="0.165089855926034" calcext:value-type="float">
            <text:p>0.165089855926034</text:p>
          </table:table-cell>
          <table:table-cell table:formula="of:=[.F24]*100" office:value-type="float" office:value="16.5089855926034" calcext:value-type="float">
            <text:p>16.5089855926034</text:p>
          </table:table-cell>
          <table:table-cell table:number-columns-repeated="2"/>
          <table:table-cell office:value-type="float" office:value="20.5" calcext:value-type="float">
            <text:p>20.5</text:p>
          </table:table-cell>
          <table:table-cell office:value-type="float" office:value="3.268493" calcext:value-type="float">
            <text:p>3.268493</text:p>
          </table:table-cell>
          <table:table-cell table:formula="of:=[.K24]/[.$K$104]" office:value-type="float" office:value="0.133031804783701" calcext:value-type="float">
            <text:p>0.133031804783701</text:p>
          </table:table-cell>
          <table:table-cell table:formula="of:=[.L24]*100" office:value-type="float" office:value="13.3031804783701" calcext:value-type="float">
            <text:p>13.3031804783701</text:p>
          </table:table-cell>
          <table:table-cell table:number-columns-repeated="2"/>
          <table:table-cell office:value-type="float" office:value="20.5" calcext:value-type="float">
            <text:p>20.5</text:p>
          </table:table-cell>
          <table:table-cell office:value-type="float" office:value="18.76814" calcext:value-type="float">
            <text:p>18.76814</text:p>
          </table:table-cell>
          <table:table-cell table:formula="of:=[.Q24]/[.$Q$104]" office:value-type="float" office:value="0.116718377348047" calcext:value-type="float">
            <text:p>0.116718377348047</text:p>
          </table:table-cell>
          <table:table-cell table:formula="of:=[.R24]*100" office:value-type="float" office:value="11.6718377348047" calcext:value-type="float">
            <text:p>11.6718377348047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0003713447" calcext:value-type="float">
            <text:p>3.713447E-06</text:p>
          </table:table-cell>
          <table:table-cell table:formula="of:=[.V24]/[.$V$104]" office:value-type="float" office:value="0.0000107181075826462" calcext:value-type="float">
            <text:p>1.07181075826462E-05</text:p>
          </table:table-cell>
          <table:table-cell table:formula="of:=[.W24]*100" office:value-type="float" office:value="0.00107181075826462" calcext:value-type="float">
            <text:p>0.00107181075826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3393146" calcext:value-type="float">
            <text:p>0.003393146</text:p>
          </table:table-cell>
          <table:table-cell table:formula="of:=[.AA24]/[.$AA$104]" office:value-type="float" office:value="0.924141916816099" calcext:value-type="float">
            <text:p>0.924141916816099</text:p>
          </table:table-cell>
          <table:table-cell table:formula="of:=[.AB24]*100" office:value-type="float" office:value="92.4141916816099" calcext:value-type="float">
            <text:p>92.4141916816099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0001" calcext:value-type="float">
            <text:p>1E-06</text:p>
          </table:table-cell>
          <table:table-cell table:formula="of:=[.AF24]/[.$AF$104]" office:value-type="float" office:value="0.0002542278084546" calcext:value-type="float">
            <text:p>0.000254227808455</text:p>
          </table:table-cell>
          <table:table-cell table:formula="of:=[.AG24]*100" office:value-type="float" office:value="0.02542278084546" calcext:value-type="float">
            <text:p>0.02542278084546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1242774" calcext:value-type="float">
            <text:p>0.1242774</text:p>
          </table:table-cell>
          <table:table-cell table:formula="of:=[.AK24]/[.$AK$104]" office:value-type="float" office:value="0.453858185705213" calcext:value-type="float">
            <text:p>0.453858185705213</text:p>
          </table:table-cell>
          <table:table-cell table:formula="of:=[.AL24]*100" office:value-type="float" office:value="45.3858185705213" calcext:value-type="float">
            <text:p>45.3858185705213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1019046" calcext:value-type="float">
            <text:p>0.1019046</text:p>
          </table:table-cell>
          <table:table-cell table:formula="of:=[.AP24]/[.$AP$104]" office:value-type="float" office:value="0.367979102330405" calcext:value-type="float">
            <text:p>0.367979102330405</text:p>
          </table:table-cell>
          <table:table-cell table:formula="of:=[.AQ24]*100" office:value-type="float" office:value="36.7979102330405" calcext:value-type="float">
            <text:p>36.7979102330405</text:p>
          </table:table-cell>
          <table:table-cell table:number-columns-repeated="3"/>
          <table:table-cell table:formula="of:=MAX([.AV4:.AV23])" office:value-type="float" office:value="0.011485" calcext:value-type="float">
            <text:p>0.0114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office:value-type="float" office:value="0.8297541" calcext:value-type="float">
            <text:p>0.8297541</text:p>
          </table:table-cell>
          <table:table-cell table:formula="of:=[.E25]/[.$E$104]" office:value-type="float" office:value="0.165996867531053" calcext:value-type="float">
            <text:p>0.165996867531053</text:p>
          </table:table-cell>
          <table:table-cell table:formula="of:=[.F25]*100" office:value-type="float" office:value="16.5996867531053" calcext:value-type="float">
            <text:p>16.5996867531053</text:p>
          </table:table-cell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3.288783" calcext:value-type="float">
            <text:p>3.288783</text:p>
          </table:table-cell>
          <table:table-cell table:formula="of:=[.K25]/[.$K$104]" office:value-type="float" office:value="0.133857633481839" calcext:value-type="float">
            <text:p>0.133857633481839</text:p>
          </table:table-cell>
          <table:table-cell table:formula="of:=[.L25]*100" office:value-type="float" office:value="13.3857633481839" calcext:value-type="float">
            <text:p>13.3857633481839</text:p>
          </table:table-cell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19.10134" calcext:value-type="float">
            <text:p>19.10134</text:p>
          </table:table-cell>
          <table:table-cell table:formula="of:=[.Q25]/[.$Q$104]" office:value-type="float" office:value="0.118790535981368" calcext:value-type="float">
            <text:p>0.118790535981368</text:p>
          </table:table-cell>
          <table:table-cell table:formula="of:=[.R25]*100" office:value-type="float" office:value="11.8790535981368" calcext:value-type="float">
            <text:p>11.8790535981368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000638331" calcext:value-type="float">
            <text:p>6.38331E-06</text:p>
          </table:table-cell>
          <table:table-cell table:formula="of:=[.V25]/[.$V$104]" office:value-type="float" office:value="0.0000184241227391643" calcext:value-type="float">
            <text:p>1.84241227391643E-05</text:p>
          </table:table-cell>
          <table:table-cell table:formula="of:=[.W25]*100" office:value-type="float" office:value="0.00184241227391643" calcext:value-type="float">
            <text:p>0.001842412273916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2911277" calcext:value-type="float">
            <text:p>0.002911277</text:p>
          </table:table-cell>
          <table:table-cell table:formula="of:=[.AA25]/[.$AA$104]" office:value-type="float" office:value="0.792902252706669" calcext:value-type="float">
            <text:p>0.792902252706669</text:p>
          </table:table-cell>
          <table:table-cell table:formula="of:=[.AB25]*100" office:value-type="float" office:value="79.2902252706669" calcext:value-type="float">
            <text:p>79.2902252706669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table:formula="of:=[.AF25]/[.$AF$104]" office:value-type="float" office:value="0" calcext:value-type="float">
            <text:p>0</text:p>
          </table:table-cell>
          <table:table-cell table:formula="of:=[.AG25]*100"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8789964" calcext:value-type="float">
            <text:p>0.08789964</text:p>
          </table:table-cell>
          <table:table-cell table:formula="of:=[.AK25]/[.$AK$104]" office:value-type="float" office:value="0.321007448937147" calcext:value-type="float">
            <text:p>0.321007448937147</text:p>
          </table:table-cell>
          <table:table-cell table:formula="of:=[.AL25]*100" office:value-type="float" office:value="32.1007448937147" calcext:value-type="float">
            <text:p>32.1007448937147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7077301" calcext:value-type="float">
            <text:p>0.07077301</text:p>
          </table:table-cell>
          <table:table-cell table:formula="of:=[.AP25]/[.$AP$104]" office:value-type="float" office:value="0.25556244457091" calcext:value-type="float">
            <text:p>0.25556244457091</text:p>
          </table:table-cell>
          <table:table-cell table:formula="of:=[.AQ25]*100" office:value-type="float" office:value="25.556244457091" calcext:value-type="float">
            <text:p>25.5562444570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0.8375587" calcext:value-type="float">
            <text:p>0.8375587</text:p>
          </table:table-cell>
          <table:table-cell table:formula="of:=[.E26]/[.$E$104]" office:value-type="float" office:value="0.167558220650408" calcext:value-type="float">
            <text:p>0.167558220650408</text:p>
          </table:table-cell>
          <table:table-cell table:formula="of:=[.F26]*100" office:value-type="float" office:value="16.7558220650408" calcext:value-type="float">
            <text:p>16.7558220650408</text:p>
          </table:table-cell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3.315434" calcext:value-type="float">
            <text:p>3.315434</text:p>
          </table:table-cell>
          <table:table-cell table:formula="of:=[.K26]/[.$K$104]" office:value-type="float" office:value="0.13494236293645" calcext:value-type="float">
            <text:p>0.13494236293645</text:p>
          </table:table-cell>
          <table:table-cell table:formula="of:=[.L26]*100" office:value-type="float" office:value="13.494236293645" calcext:value-type="float">
            <text:p>13.494236293645</text:p>
          </table:table-cell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19.13622" calcext:value-type="float">
            <text:p>19.13622</text:p>
          </table:table-cell>
          <table:table-cell table:formula="of:=[.Q26]/[.$Q$104]" office:value-type="float" office:value="0.119007453427737" calcext:value-type="float">
            <text:p>0.119007453427737</text:p>
          </table:table-cell>
          <table:table-cell table:formula="of:=[.R26]*100" office:value-type="float" office:value="11.9007453427737" calcext:value-type="float">
            <text:p>11.9007453427737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000904524" calcext:value-type="float">
            <text:p>9.04524E-06</text:p>
          </table:table-cell>
          <table:table-cell table:formula="of:=[.V26]/[.$V$104]" office:value-type="float" office:value="0.0000261072409087445" calcext:value-type="float">
            <text:p>2.61072409087445E-05</text:p>
          </table:table-cell>
          <table:table-cell table:formula="of:=[.W26]*100" office:value-type="float" office:value="0.00261072409087445" calcext:value-type="float">
            <text:p>0.002610724090874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2715304" calcext:value-type="float">
            <text:p>0.002715304</text:p>
          </table:table-cell>
          <table:table-cell table:formula="of:=[.AA26]/[.$AA$104]" office:value-type="float" office:value="0.739527931688887" calcext:value-type="float">
            <text:p>0.739527931688887</text:p>
          </table:table-cell>
          <table:table-cell table:formula="of:=[.AB26]*100" office:value-type="float" office:value="73.9527931688887" calcext:value-type="float">
            <text:p>73.9527931688887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formula="of:=[.AF26]/[.$AF$104]" office:value-type="float" office:value="0" calcext:value-type="float">
            <text:p>0</text:p>
          </table:table-cell>
          <table:table-cell table:formula="of:=[.AG26]*100"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5711899" calcext:value-type="float">
            <text:p>0.05711899</text:p>
          </table:table-cell>
          <table:table-cell table:formula="of:=[.AK26]/[.$AK$104]" office:value-type="float" office:value="0.208597228222623" calcext:value-type="float">
            <text:p>0.208597228222623</text:p>
          </table:table-cell>
          <table:table-cell table:formula="of:=[.AL26]*100" office:value-type="float" office:value="20.8597228222623" calcext:value-type="float">
            <text:p>20.8597228222623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4564108" calcext:value-type="float">
            <text:p>0.04564108</text:p>
          </table:table-cell>
          <table:table-cell table:formula="of:=[.AP26]/[.$AP$104]" office:value-type="float" office:value="0.16481065278496" calcext:value-type="float">
            <text:p>0.16481065278496</text:p>
          </table:table-cell>
          <table:table-cell table:formula="of:=[.AQ26]*100" office:value-type="float" office:value="16.481065278496" calcext:value-type="float">
            <text:p>16.4810652784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0.8460701" calcext:value-type="float">
            <text:p>0.8460701</text:p>
          </table:table-cell>
          <table:table-cell table:formula="of:=[.E27]/[.$E$104]" office:value-type="float" office:value="0.169260972993908" calcext:value-type="float">
            <text:p>0.169260972993908</text:p>
          </table:table-cell>
          <table:table-cell table:formula="of:=[.F27]*100" office:value-type="float" office:value="16.9260972993909" calcext:value-type="float">
            <text:p>16.9260972993909</text:p>
          </table:table-cell>
          <table:table-cell table:number-columns-repeated="2"/>
          <table:table-cell office:value-type="float" office:value="23.5" calcext:value-type="float">
            <text:p>23.5</text:p>
          </table:table-cell>
          <table:table-cell office:value-type="float" office:value="3.33883" calcext:value-type="float">
            <text:p>3.33883</text:p>
          </table:table-cell>
          <table:table-cell table:formula="of:=[.K27]/[.$K$104]" office:value-type="float" office:value="0.135894609768467" calcext:value-type="float">
            <text:p>0.135894609768467</text:p>
          </table:table-cell>
          <table:table-cell table:formula="of:=[.L27]*100" office:value-type="float" office:value="13.5894609768467" calcext:value-type="float">
            <text:p>13.5894609768467</text:p>
          </table:table-cell>
          <table:table-cell table:number-columns-repeated="2"/>
          <table:table-cell office:value-type="float" office:value="23.5" calcext:value-type="float">
            <text:p>23.5</text:p>
          </table:table-cell>
          <table:table-cell office:value-type="float" office:value="19.22628" calcext:value-type="float">
            <text:p>19.22628</text:p>
          </table:table-cell>
          <table:table-cell table:formula="of:=[.Q27]/[.$Q$104]" office:value-type="float" office:value="0.119567533279228" calcext:value-type="float">
            <text:p>0.119567533279228</text:p>
          </table:table-cell>
          <table:table-cell table:formula="of:=[.R27]*100" office:value-type="float" office:value="11.9567533279228" calcext:value-type="float">
            <text:p>11.9567533279228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001308125" calcext:value-type="float">
            <text:p>1.308125E-05</text:p>
          </table:table-cell>
          <table:table-cell table:formula="of:=[.V27]/[.$V$104]" office:value-type="float" office:value="0.0000377563608193386" calcext:value-type="float">
            <text:p>3.77563608193386E-05</text:p>
          </table:table-cell>
          <table:table-cell table:formula="of:=[.W27]*100" office:value-type="float" office:value="0.00377563608193386" calcext:value-type="float">
            <text:p>0.003775636081934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3328459" calcext:value-type="float">
            <text:p>0.003328459</text:p>
          </table:table-cell>
          <table:table-cell table:formula="of:=[.AA27]/[.$AA$104]" office:value-type="float" office:value="0.906524057704501" calcext:value-type="float">
            <text:p>0.906524057704501</text:p>
          </table:table-cell>
          <table:table-cell table:formula="of:=[.AB27]*100" office:value-type="float" office:value="90.6524057704501" calcext:value-type="float">
            <text:p>90.6524057704501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table:formula="of:=[.AF27]/[.$AF$104]" office:value-type="float" office:value="0" calcext:value-type="float">
            <text:p>0</text:p>
          </table:table-cell>
          <table:table-cell table:formula="of:=[.AG27]*100" office:value-type="float" office:value="0" calcext:value-type="float">
            <text:p>0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3199245" calcext:value-type="float">
            <text:p>0.03199245</text:p>
          </table:table-cell>
          <table:table-cell table:formula="of:=[.AK27]/[.$AK$104]" office:value-type="float" office:value="0.116835686241141" calcext:value-type="float">
            <text:p>0.116835686241141</text:p>
          </table:table-cell>
          <table:table-cell table:formula="of:=[.AL27]*100" office:value-type="float" office:value="11.6835686241141" calcext:value-type="float">
            <text:p>11.6835686241141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2557687" calcext:value-type="float">
            <text:p>0.02557687</text:p>
          </table:table-cell>
          <table:table-cell table:formula="of:=[.AP27]/[.$AP$104]" office:value-type="float" office:value="0.0923584770758285" calcext:value-type="float">
            <text:p>0.092358477075829</text:p>
          </table:table-cell>
          <table:table-cell table:formula="of:=[.AQ27]*100" office:value-type="float" office:value="9.23584770758285" calcext:value-type="float">
            <text:p>9.235847707582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0.85351" calcext:value-type="float">
            <text:p>0.85351</text:p>
          </table:table-cell>
          <table:table-cell table:formula="of:=[.E28]/[.$E$104]" office:value-type="float" office:value="0.170749365874094" calcext:value-type="float">
            <text:p>0.170749365874094</text:p>
          </table:table-cell>
          <table:table-cell table:formula="of:=[.F28]*100" office:value-type="float" office:value="17.0749365874094" calcext:value-type="float">
            <text:p>17.0749365874094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3.371611" calcext:value-type="float">
            <text:p>3.371611</text:p>
          </table:table-cell>
          <table:table-cell table:formula="of:=[.K28]/[.$K$104]" office:value-type="float" office:value="0.137228837986981" calcext:value-type="float">
            <text:p>0.137228837986981</text:p>
          </table:table-cell>
          <table:table-cell table:formula="of:=[.L28]*100" office:value-type="float" office:value="13.7228837986981" calcext:value-type="float">
            <text:p>13.7228837986981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19.6482" calcext:value-type="float">
            <text:p>19.6482</text:p>
          </table:table-cell>
          <table:table-cell table:formula="of:=[.Q28]/[.$Q$104]" office:value-type="float" office:value="0.12219143835297" calcext:value-type="float">
            <text:p>0.12219143835297</text:p>
          </table:table-cell>
          <table:table-cell table:formula="of:=[.R28]*100" office:value-type="float" office:value="12.219143835297" calcext:value-type="float">
            <text:p>12.219143835297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001142877" calcext:value-type="float">
            <text:p>1.142877E-05</text:p>
          </table:table-cell>
          <table:table-cell table:formula="of:=[.V28]/[.$V$104]" office:value-type="float" office:value="0.0000329868142449103" calcext:value-type="float">
            <text:p>3.29868142449103E-05</text:p>
          </table:table-cell>
          <table:table-cell table:formula="of:=[.W28]*100" office:value-type="float" office:value="0.00329868142449103" calcext:value-type="float">
            <text:p>0.003298681424491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2732302" calcext:value-type="float">
            <text:p>0.002732302</text:p>
          </table:table-cell>
          <table:table-cell table:formula="of:=[.AA28]/[.$AA$104]" office:value-type="float" office:value="0.744157430184395" calcext:value-type="float">
            <text:p>0.744157430184395</text:p>
          </table:table-cell>
          <table:table-cell table:formula="of:=[.AB28]*100" office:value-type="float" office:value="74.4157430184396" calcext:value-type="float">
            <text:p>74.4157430184396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table:formula="of:=[.AF28]/[.$AF$104]" office:value-type="float" office:value="0" calcext:value-type="float">
            <text:p>0</text:p>
          </table:table-cell>
          <table:table-cell table:formula="of:=[.AG28]*100"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1508153" calcext:value-type="float">
            <text:p>0.01508153</text:p>
          </table:table-cell>
          <table:table-cell table:formula="of:=[.AK28]/[.$AK$104]" office:value-type="float" office:value="0.055077398171017" calcext:value-type="float">
            <text:p>0.055077398171017</text:p>
          </table:table-cell>
          <table:table-cell table:formula="of:=[.AL28]*100" office:value-type="float" office:value="5.5077398171017" calcext:value-type="float">
            <text:p>5.5077398171017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1317102" calcext:value-type="float">
            <text:p>0.01317102</text:p>
          </table:table-cell>
          <table:table-cell table:formula="of:=[.AP28]/[.$AP$104]" office:value-type="float" office:value="0.0475607589488189" calcext:value-type="float">
            <text:p>0.047560758948819</text:p>
          </table:table-cell>
          <table:table-cell table:formula="of:=[.AQ28]*100" office:value-type="float" office:value="4.75607589488189" calcext:value-type="float">
            <text:p>4.756075894881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0.8591891" calcext:value-type="float">
            <text:p>0.8591891</text:p>
          </table:table-cell>
          <table:table-cell table:formula="of:=[.E29]/[.$E$104]" office:value-type="float" office:value="0.171885501037988" calcext:value-type="float">
            <text:p>0.171885501037988</text:p>
          </table:table-cell>
          <table:table-cell table:formula="of:=[.F29]*100" office:value-type="float" office:value="17.1885501037988" calcext:value-type="float">
            <text:p>17.1885501037988</text:p>
          </table:table-cell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3.396513" calcext:value-type="float">
            <text:p>3.396513</text:p>
          </table:table-cell>
          <table:table-cell table:formula="of:=[.K29]/[.$K$104]" office:value-type="float" office:value="0.13824238092641" calcext:value-type="float">
            <text:p>0.13824238092641</text:p>
          </table:table-cell>
          <table:table-cell table:formula="of:=[.L29]*100" office:value-type="float" office:value="13.824238092641" calcext:value-type="float">
            <text:p>13.824238092641</text:p>
          </table:table-cell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19.56459" calcext:value-type="float">
            <text:p>19.56459</text:p>
          </table:table-cell>
          <table:table-cell table:formula="of:=[.Q29]/[.$Q$104]" office:value-type="float" office:value="0.121671470815959" calcext:value-type="float">
            <text:p>0.121671470815959</text:p>
          </table:table-cell>
          <table:table-cell table:formula="of:=[.R29]*100" office:value-type="float" office:value="12.1671470815959" calcext:value-type="float">
            <text:p>12.1671470815959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001204493" calcext:value-type="float">
            <text:p>1.204493E-05</text:p>
          </table:table-cell>
          <table:table-cell table:formula="of:=[.V29]/[.$V$104]" office:value-type="float" office:value="0.0000347652344480594" calcext:value-type="float">
            <text:p>3.47652344480594E-05</text:p>
          </table:table-cell>
          <table:table-cell table:formula="of:=[.W29]*100" office:value-type="float" office:value="0.00347652344480594" calcext:value-type="float">
            <text:p>0.003476523444806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2666874" calcext:value-type="float">
            <text:p>0.002666874</text:p>
          </table:table-cell>
          <table:table-cell table:formula="of:=[.AA29]/[.$AA$104]" office:value-type="float" office:value="0.726337755660092" calcext:value-type="float">
            <text:p>0.726337755660092</text:p>
          </table:table-cell>
          <table:table-cell table:formula="of:=[.AB29]*100" office:value-type="float" office:value="72.6337755660092" calcext:value-type="float">
            <text:p>72.6337755660092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table:formula="of:=[.AF29]/[.$AF$104]" office:value-type="float" office:value="0" calcext:value-type="float">
            <text:p>0</text:p>
          </table:table-cell>
          <table:table-cell table:formula="of:=[.AG29]*100"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6076276" calcext:value-type="float">
            <text:p>0.006076276</text:p>
          </table:table-cell>
          <table:table-cell table:formula="of:=[.AK29]/[.$AK$104]" office:value-type="float" office:value="0.0221904191848569" calcext:value-type="float">
            <text:p>0.022190419184857</text:p>
          </table:table-cell>
          <table:table-cell table:formula="of:=[.AL29]*100" office:value-type="float" office:value="2.21904191848569" calcext:value-type="float">
            <text:p>2.21904191848569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7095189" calcext:value-type="float">
            <text:p>0.007095189</text:p>
          </table:table-cell>
          <table:table-cell table:formula="of:=[.AP29]/[.$AP$104]" office:value-type="float" office:value="0.0256208383044982" calcext:value-type="float">
            <text:p>0.025620838304498</text:p>
          </table:table-cell>
          <table:table-cell table:formula="of:=[.AQ29]*100" office:value-type="float" office:value="2.56208383044982" calcext:value-type="float">
            <text:p>2.562083830449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0.8679478" calcext:value-type="float">
            <text:p>0.8679478</text:p>
          </table:table-cell>
          <table:table-cell table:formula="of:=[.E30]/[.$E$104]" office:value-type="float" office:value="0.173637727105499" calcext:value-type="float">
            <text:p>0.173637727105499</text:p>
          </table:table-cell>
          <table:table-cell table:formula="of:=[.F30]*100" office:value-type="float" office:value="17.3637727105499" calcext:value-type="float">
            <text:p>17.3637727105499</text:p>
          </table:table-cell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3.423589" calcext:value-type="float">
            <text:p>3.423589</text:p>
          </table:table-cell>
          <table:table-cell table:formula="of:=[.K30]/[.$K$104]" office:value-type="float" office:value="0.139344408419301" calcext:value-type="float">
            <text:p>0.139344408419301</text:p>
          </table:table-cell>
          <table:table-cell table:formula="of:=[.L30]*100" office:value-type="float" office:value="13.9344408419301" calcext:value-type="float">
            <text:p>13.9344408419301</text:p>
          </table:table-cell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19.9192" calcext:value-type="float">
            <text:p>19.9192</text:p>
          </table:table-cell>
          <table:table-cell table:formula="of:=[.Q30]/[.$Q$104]" office:value-type="float" office:value="0.123876777457501" calcext:value-type="float">
            <text:p>0.123876777457501</text:p>
          </table:table-cell>
          <table:table-cell table:formula="of:=[.R30]*100" office:value-type="float" office:value="12.3876777457501" calcext:value-type="float">
            <text:p>12.3876777457501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001439424" calcext:value-type="float">
            <text:p>1.439424E-05</text:p>
          </table:table-cell>
          <table:table-cell table:formula="of:=[.V30]/[.$V$104]" office:value-type="float" office:value="0.0000415460387317846" calcext:value-type="float">
            <text:p>4.15460387317846E-05</text:p>
          </table:table-cell>
          <table:table-cell table:formula="of:=[.W30]*100" office:value-type="float" office:value="0.00415460387317846" calcext:value-type="float">
            <text:p>0.004154603873178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2215065" calcext:value-type="float">
            <text:p>0.002215065</text:p>
          </table:table-cell>
          <table:table-cell table:formula="of:=[.AA30]/[.$AA$104]" office:value-type="float" office:value="0.603285097361638" calcext:value-type="float">
            <text:p>0.603285097361638</text:p>
          </table:table-cell>
          <table:table-cell table:formula="of:=[.AB30]*100" office:value-type="float" office:value="60.3285097361638" calcext:value-type="float">
            <text:p>60.3285097361638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table:formula="of:=[.AF30]/[.$AF$104]" office:value-type="float" office:value="0" calcext:value-type="float">
            <text:p>0</text:p>
          </table:table-cell>
          <table:table-cell table:formula="of:=[.AG30]*100"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1837065" calcext:value-type="float">
            <text:p>0.001837065</text:p>
          </table:table-cell>
          <table:table-cell table:formula="of:=[.AK30]/[.$AK$104]" office:value-type="float" office:value="0.00670891882130257" calcext:value-type="float">
            <text:p>0.006708918821303</text:p>
          </table:table-cell>
          <table:table-cell table:formula="of:=[.AL30]*100" office:value-type="float" office:value="0.670891882130257" calcext:value-type="float">
            <text:p>0.670891882130257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4346736" calcext:value-type="float">
            <text:p>0.004346736</text:p>
          </table:table-cell>
          <table:table-cell table:formula="of:=[.AP30]/[.$AP$104]" office:value-type="float" office:value="0.0156961315911868" calcext:value-type="float">
            <text:p>0.015696131591187</text:p>
          </table:table-cell>
          <table:table-cell table:formula="of:=[.AQ30]*100" office:value-type="float" office:value="1.56961315911868" calcext:value-type="float">
            <text:p>1.56961315911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0.8730914" calcext:value-type="float">
            <text:p>0.8730914</text:p>
          </table:table-cell>
          <table:table-cell table:formula="of:=[.E31]/[.$E$104]" office:value-type="float" office:value="0.17466673255161" calcext:value-type="float">
            <text:p>0.17466673255161</text:p>
          </table:table-cell>
          <table:table-cell table:formula="of:=[.F31]*100" office:value-type="float" office:value="17.466673255161" calcext:value-type="float">
            <text:p>17.466673255161</text:p>
          </table:table-cell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3.449647" calcext:value-type="float">
            <text:p>3.449647</text:p>
          </table:table-cell>
          <table:table-cell table:formula="of:=[.K31]/[.$K$104]" office:value-type="float" office:value="0.140405002022853" calcext:value-type="float">
            <text:p>0.140405002022853</text:p>
          </table:table-cell>
          <table:table-cell table:formula="of:=[.L31]*100" office:value-type="float" office:value="14.0405002022853" calcext:value-type="float">
            <text:p>14.0405002022853</text:p>
          </table:table-cell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19.83585" calcext:value-type="float">
            <text:p>19.83585</text:p>
          </table:table-cell>
          <table:table-cell table:formula="of:=[.Q31]/[.$Q$104]" office:value-type="float" office:value="0.123358426850997" calcext:value-type="float">
            <text:p>0.123358426850997</text:p>
          </table:table-cell>
          <table:table-cell table:formula="of:=[.R31]*100" office:value-type="float" office:value="12.3358426850997" calcext:value-type="float">
            <text:p>12.3358426850997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0006058931" calcext:value-type="float">
            <text:p>6.058931E-06</text:p>
          </table:table-cell>
          <table:table-cell table:formula="of:=[.V31]/[.$V$104]" office:value-type="float" office:value="0.0000174878688975042" calcext:value-type="float">
            <text:p>1.74878688975042E-05</text:p>
          </table:table-cell>
          <table:table-cell table:formula="of:=[.W31]*100" office:value-type="float" office:value="0.00174878688975042" calcext:value-type="float">
            <text:p>0.00174878688975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2534388" calcext:value-type="float">
            <text:p>0.002534388</text:p>
          </table:table-cell>
          <table:table-cell table:formula="of:=[.AA31]/[.$AA$104]" office:value-type="float" office:value="0.690254467174628" calcext:value-type="float">
            <text:p>0.690254467174628</text:p>
          </table:table-cell>
          <table:table-cell table:formula="of:=[.AB31]*100" office:value-type="float" office:value="69.0254467174628" calcext:value-type="float">
            <text:p>69.0254467174628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table:formula="of:=[.AF31]/[.$AF$104]" office:value-type="float" office:value="0" calcext:value-type="float">
            <text:p>0</text:p>
          </table:table-cell>
          <table:table-cell table:formula="of:=[.AG31]*100" office:value-type="float" office:value="0" calcext:value-type="float">
            <text:p>0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03747003" calcext:value-type="float">
            <text:p>0.0003747003</text:p>
          </table:table-cell>
          <table:table-cell table:formula="of:=[.AK31]/[.$AK$104]" office:value-type="float" office:value="0.00136839681503796" calcext:value-type="float">
            <text:p>0.001368396815038</text:p>
          </table:table-cell>
          <table:table-cell table:formula="of:=[.AL31]*100" office:value-type="float" office:value="0.136839681503796" calcext:value-type="float">
            <text:p>0.136839681503796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3794761" calcext:value-type="float">
            <text:p>0.003794761</text:p>
          </table:table-cell>
          <table:table-cell table:formula="of:=[.AP31]/[.$AP$104]" office:value-type="float" office:value="0.0137029412444427" calcext:value-type="float">
            <text:p>0.013702941244443</text:p>
          </table:table-cell>
          <table:table-cell table:formula="of:=[.AQ31]*100" office:value-type="float" office:value="1.37029412444427" calcext:value-type="float">
            <text:p>1.370294124444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0.8774553" calcext:value-type="float">
            <text:p>0.8774553</text:p>
          </table:table-cell>
          <table:table-cell table:formula="of:=[.E32]/[.$E$104]" office:value-type="float" office:value="0.175539754727962" calcext:value-type="float">
            <text:p>0.175539754727962</text:p>
          </table:table-cell>
          <table:table-cell table:formula="of:=[.F32]*100" office:value-type="float" office:value="17.5539754727962" calcext:value-type="float">
            <text:p>17.5539754727962</text:p>
          </table:table-cell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3.48437" calcext:value-type="float">
            <text:p>3.48437</text:p>
          </table:table-cell>
          <table:table-cell table:formula="of:=[.K32]/[.$K$104]" office:value-type="float" office:value="0.141818272100991" calcext:value-type="float">
            <text:p>0.141818272100991</text:p>
          </table:table-cell>
          <table:table-cell table:formula="of:=[.L32]*100" office:value-type="float" office:value="14.1818272100991" calcext:value-type="float">
            <text:p>14.1818272100991</text:p>
          </table:table-cell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20.13074" calcext:value-type="float">
            <text:p>20.13074</text:p>
          </table:table-cell>
          <table:table-cell table:formula="of:=[.Q32]/[.$Q$104]" office:value-type="float" office:value="0.125192336993193" calcext:value-type="float">
            <text:p>0.125192336993193</text:p>
          </table:table-cell>
          <table:table-cell table:formula="of:=[.R32]*100" office:value-type="float" office:value="12.5192336993193" calcext:value-type="float">
            <text:p>12.5192336993193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0007938439" calcext:value-type="float">
            <text:p>7.938439E-06</text:p>
          </table:table-cell>
          <table:table-cell table:formula="of:=[.V32]/[.$V$104]" office:value-type="float" office:value="0.0000229126855022502" calcext:value-type="float">
            <text:p>2.29126855022502E-05</text:p>
          </table:table-cell>
          <table:table-cell table:formula="of:=[.W32]*100" office:value-type="float" office:value="0.00229126855022502" calcext:value-type="float">
            <text:p>0.002291268550225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2666854" calcext:value-type="float">
            <text:p>0.002666854</text:p>
          </table:table-cell>
          <table:table-cell table:formula="of:=[.AA32]/[.$AA$104]" office:value-type="float" office:value="0.726332308550437" calcext:value-type="float">
            <text:p>0.726332308550437</text:p>
          </table:table-cell>
          <table:table-cell table:formula="of:=[.AB32]*100" office:value-type="float" office:value="72.6332308550437" calcext:value-type="float">
            <text:p>72.6332308550437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table:formula="of:=[.AF32]/[.$AF$104]" office:value-type="float" office:value="0" calcext:value-type="float">
            <text:p>0</text:p>
          </table:table-cell>
          <table:table-cell table:formula="of:=[.AG32]*100"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03112183" calcext:value-type="float">
            <text:p>0.0003112183</text:p>
          </table:table-cell>
          <table:table-cell table:formula="of:=[.AK32]/[.$AK$104]" office:value-type="float" office:value="0.00113656202170516" calcext:value-type="float">
            <text:p>0.001136562021705</text:p>
          </table:table-cell>
          <table:table-cell table:formula="of:=[.AL32]*100" office:value-type="float" office:value="0.113656202170516" calcext:value-type="float">
            <text:p>0.113656202170516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3240691" calcext:value-type="float">
            <text:p>0.003240691</text:p>
          </table:table-cell>
          <table:table-cell table:formula="of:=[.AP32]/[.$AP$104]" office:value-type="float" office:value="0.011702185819975" calcext:value-type="float">
            <text:p>0.011702185819975</text:p>
          </table:table-cell>
          <table:table-cell table:formula="of:=[.AQ32]*100" office:value-type="float" office:value="1.1702185819975" calcext:value-type="float">
            <text:p>1.17021858199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office:value-type="float" office:value="0.8877783" calcext:value-type="float">
            <text:p>0.8877783</text:p>
          </table:table-cell>
          <table:table-cell table:formula="of:=[.E33]/[.$E$104]" office:value-type="float" office:value="0.177604927606918" calcext:value-type="float">
            <text:p>0.177604927606918</text:p>
          </table:table-cell>
          <table:table-cell table:formula="of:=[.F33]*100" office:value-type="float" office:value="17.7604927606918" calcext:value-type="float">
            <text:p>17.7604927606918</text:p>
          </table:table-cell>
          <table:table-cell table:number-columns-repeated="2"/>
          <table:table-cell office:value-type="float" office:value="29.5" calcext:value-type="float">
            <text:p>29.5</text:p>
          </table:table-cell>
          <table:table-cell office:value-type="float" office:value="3.510173" calcext:value-type="float">
            <text:p>3.510173</text:p>
          </table:table-cell>
          <table:table-cell table:formula="of:=[.K33]/[.$K$104]" office:value-type="float" office:value="0.142868486881575" calcext:value-type="float">
            <text:p>0.142868486881575</text:p>
          </table:table-cell>
          <table:table-cell table:formula="of:=[.L33]*100" office:value-type="float" office:value="14.2868486881575" calcext:value-type="float">
            <text:p>14.2868486881575</text:p>
          </table:table-cell>
          <table:table-cell table:number-columns-repeated="2"/>
          <table:table-cell office:value-type="float" office:value="29.5" calcext:value-type="float">
            <text:p>29.5</text:p>
          </table:table-cell>
          <table:table-cell office:value-type="float" office:value="20.13687" calcext:value-type="float">
            <text:p>20.13687</text:p>
          </table:table-cell>
          <table:table-cell table:formula="of:=[.Q33]/[.$Q$104]" office:value-type="float" office:value="0.125230459239359" calcext:value-type="float">
            <text:p>0.125230459239359</text:p>
          </table:table-cell>
          <table:table-cell table:formula="of:=[.R33]*100" office:value-type="float" office:value="12.5230459239359" calcext:value-type="float">
            <text:p>12.5230459239359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0008919102" calcext:value-type="float">
            <text:p>8.919102E-06</text:p>
          </table:table-cell>
          <table:table-cell table:formula="of:=[.V33]/[.$V$104]" office:value-type="float" office:value="0.0000257431692916568" calcext:value-type="float">
            <text:p>2.57431692916568E-05</text:p>
          </table:table-cell>
          <table:table-cell table:formula="of:=[.W33]*100" office:value-type="float" office:value="0.00257431692916568" calcext:value-type="float">
            <text:p>0.002574316929166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3370675" calcext:value-type="float">
            <text:p>0.003370675</text:p>
          </table:table-cell>
          <table:table-cell table:formula="of:=[.AA33]/[.$AA$104]" office:value-type="float" office:value="0.918021816763589" calcext:value-type="float">
            <text:p>0.918021816763589</text:p>
          </table:table-cell>
          <table:table-cell table:formula="of:=[.AB33]*100" office:value-type="float" office:value="91.8021816763589" calcext:value-type="float">
            <text:p>91.8021816763589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table:formula="of:=[.AF33]/[.$AF$104]" office:value-type="float" office:value="0" calcext:value-type="float">
            <text:p>0</text:p>
          </table:table-cell>
          <table:table-cell table:formula="of:=[.AG33]*100" office:value-type="float" office:value="0" calcext:value-type="float">
            <text:p>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02368233" calcext:value-type="float">
            <text:p>0.0002368233</text:p>
          </table:table-cell>
          <table:table-cell table:formula="of:=[.AK33]/[.$AK$104]" office:value-type="float" office:value="0.000864873205190336" calcext:value-type="float">
            <text:p>0.00086487320519</text:p>
          </table:table-cell>
          <table:table-cell table:formula="of:=[.AL33]*100" office:value-type="float" office:value="0.0864873205190336" calcext:value-type="float">
            <text:p>0.086487320519034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3760981" calcext:value-type="float">
            <text:p>0.003760981</text:p>
          </table:table-cell>
          <table:table-cell table:formula="of:=[.AP33]/[.$AP$104]" office:value-type="float" office:value="0.0135809611368055" calcext:value-type="float">
            <text:p>0.013580961136806</text:p>
          </table:table-cell>
          <table:table-cell table:formula="of:=[.AQ33]*100" office:value-type="float" office:value="1.35809611368055" calcext:value-type="float">
            <text:p>1.358096113680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office:value-type="float" office:value="0.8930995" calcext:value-type="float">
            <text:p>0.8930995</text:p>
          </table:table-cell>
          <table:table-cell table:formula="of:=[.E34]/[.$E$104]" office:value-type="float" office:value="0.178669462909011" calcext:value-type="float">
            <text:p>0.178669462909011</text:p>
          </table:table-cell>
          <table:table-cell table:formula="of:=[.F34]*100" office:value-type="float" office:value="17.8669462909011" calcext:value-type="float">
            <text:p>17.8669462909011</text:p>
          </table:table-cell>
          <table:table-cell table:number-columns-repeated="2"/>
          <table:table-cell office:value-type="float" office:value="30.5" calcext:value-type="float">
            <text:p>30.5</text:p>
          </table:table-cell>
          <table:table-cell office:value-type="float" office:value="3.544762" calcext:value-type="float">
            <text:p>3.544762</text:p>
          </table:table-cell>
          <table:table-cell table:formula="of:=[.K34]/[.$K$104]" office:value-type="float" office:value="0.144276302989996" calcext:value-type="float">
            <text:p>0.144276302989996</text:p>
          </table:table-cell>
          <table:table-cell table:formula="of:=[.L34]*100" office:value-type="float" office:value="14.4276302989996" calcext:value-type="float">
            <text:p>14.4276302989996</text:p>
          </table:table-cell>
          <table:table-cell table:number-columns-repeated="2"/>
          <table:table-cell office:value-type="float" office:value="30.5" calcext:value-type="float">
            <text:p>30.5</text:p>
          </table:table-cell>
          <table:table-cell office:value-type="float" office:value="20.59844" calcext:value-type="float">
            <text:p>20.59844</text:p>
          </table:table-cell>
          <table:table-cell table:formula="of:=[.Q34]/[.$Q$104]" office:value-type="float" office:value="0.128100946215294" calcext:value-type="float">
            <text:p>0.128100946215294</text:p>
          </table:table-cell>
          <table:table-cell table:formula="of:=[.R34]*100" office:value-type="float" office:value="12.8100946215294" calcext:value-type="float">
            <text:p>12.8100946215294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0009093477" calcext:value-type="float">
            <text:p>9.093477E-06</text:p>
          </table:table-cell>
          <table:table-cell table:formula="of:=[.V34]/[.$V$104]" office:value-type="float" office:value="0.0000262464671735772" calcext:value-type="float">
            <text:p>2.62464671735772E-05</text:p>
          </table:table-cell>
          <table:table-cell table:formula="of:=[.W34]*100" office:value-type="float" office:value="0.00262464671735772" calcext:value-type="float">
            <text:p>0.002624646717358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3443967" calcext:value-type="float">
            <text:p>0.003443967</text:p>
          </table:table-cell>
          <table:table-cell table:formula="of:=[.AA34]/[.$AA$104]" office:value-type="float" office:value="0.937983294804111" calcext:value-type="float">
            <text:p>0.937983294804111</text:p>
          </table:table-cell>
          <table:table-cell table:formula="of:=[.AB34]*100" office:value-type="float" office:value="93.7983294804111" calcext:value-type="float">
            <text:p>93.7983294804111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 table:formula="of:=[.AF34]/[.$AF$104]" office:value-type="float" office:value="0" calcext:value-type="float">
            <text:p>0</text:p>
          </table:table-cell>
          <table:table-cell table:formula="of:=[.AG34]*100"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04965292" calcext:value-type="float">
            <text:p>0.0004965292</text:p>
          </table:table-cell>
          <table:table-cell table:formula="of:=[.AK34]/[.$AK$104]" office:value-type="float" office:value="0.00181331313546679" calcext:value-type="float">
            <text:p>0.001813313135467</text:p>
          </table:table-cell>
          <table:table-cell table:formula="of:=[.AL34]*100" office:value-type="float" office:value="0.181331313546679" calcext:value-type="float">
            <text:p>0.181331313546679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3195468" calcext:value-type="float">
            <text:p>0.003195468</text:p>
          </table:table-cell>
          <table:table-cell table:formula="of:=[.AP34]/[.$AP$104]" office:value-type="float" office:value="0.0115388848606004" calcext:value-type="float">
            <text:p>0.0115388848606</text:p>
          </table:table-cell>
          <table:table-cell table:formula="of:=[.AQ34]*100" office:value-type="float" office:value="1.15388848606004" calcext:value-type="float">
            <text:p>1.153888486060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0.9002142" calcext:value-type="float">
            <text:p>0.9002142</text:p>
          </table:table-cell>
          <table:table-cell table:formula="of:=[.E35]/[.$E$104]" office:value-type="float" office:value="0.180092797742094" calcext:value-type="float">
            <text:p>0.180092797742094</text:p>
          </table:table-cell>
          <table:table-cell table:formula="of:=[.F35]*100" office:value-type="float" office:value="18.0092797742094" calcext:value-type="float">
            <text:p>18.0092797742094</text:p>
          </table:table-cell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3.572681" calcext:value-type="float">
            <text:p>3.572681</text:p>
          </table:table-cell>
          <table:table-cell table:formula="of:=[.K35]/[.$K$104]" office:value-type="float" office:value="0.145412641650583" calcext:value-type="float">
            <text:p>0.145412641650583</text:p>
          </table:table-cell>
          <table:table-cell table:formula="of:=[.L35]*100" office:value-type="float" office:value="14.5412641650583" calcext:value-type="float">
            <text:p>14.5412641650583</text:p>
          </table:table-cell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20.57565" calcext:value-type="float">
            <text:p>20.57565</text:p>
          </table:table-cell>
          <table:table-cell table:formula="of:=[.Q35]/[.$Q$104]" office:value-type="float" office:value="0.127959216037463" calcext:value-type="float">
            <text:p>0.127959216037463</text:p>
          </table:table-cell>
          <table:table-cell table:formula="of:=[.R35]*100" office:value-type="float" office:value="12.7959216037463" calcext:value-type="float">
            <text:p>12.7959216037463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00050396" calcext:value-type="float">
            <text:p>5.0396E-06</text:p>
          </table:table-cell>
          <table:table-cell table:formula="of:=[.V35]/[.$V$104]" office:value-type="float" office:value="0.0000145457778106174" calcext:value-type="float">
            <text:p>1.45457778106174E-05</text:p>
          </table:table-cell>
          <table:table-cell table:formula="of:=[.W35]*100" office:value-type="float" office:value="0.00145457778106174" calcext:value-type="float">
            <text:p>0.001454577781062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3251379" calcext:value-type="float">
            <text:p>0.003251379</text:p>
          </table:table-cell>
          <table:table-cell table:formula="of:=[.AA35]/[.$AA$104]" office:value-type="float" office:value="0.885530897095383" calcext:value-type="float">
            <text:p>0.885530897095383</text:p>
          </table:table-cell>
          <table:table-cell table:formula="of:=[.AB35]*100" office:value-type="float" office:value="88.5530897095383" calcext:value-type="float">
            <text:p>88.5530897095383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table:formula="of:=[.AF35]/[.$AF$104]" office:value-type="float" office:value="0" calcext:value-type="float">
            <text:p>0</text:p>
          </table:table-cell>
          <table:table-cell table:formula="of:=[.AG35]*100"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03536207" calcext:value-type="float">
            <text:p>0.0003536207</text:p>
          </table:table-cell>
          <table:table-cell table:formula="of:=[.AK35]/[.$AK$104]" office:value-type="float" office:value="0.00129141460418232" calcext:value-type="float">
            <text:p>0.001291414604182</text:p>
          </table:table-cell>
          <table:table-cell table:formula="of:=[.AL35]*100" office:value-type="float" office:value="0.129141460418232" calcext:value-type="float">
            <text:p>0.129141460418232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2479364" calcext:value-type="float">
            <text:p>0.002479364</text:p>
          </table:table-cell>
          <table:table-cell table:formula="of:=[.AP35]/[.$AP$104]" office:value-type="float" office:value="0.00895302213119253" calcext:value-type="float">
            <text:p>0.008953022131193</text:p>
          </table:table-cell>
          <table:table-cell table:formula="of:=[.AQ35]*100" office:value-type="float" office:value="0.895302213119253" calcext:value-type="float">
            <text:p>0.8953022131192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0.9099321" calcext:value-type="float">
            <text:p>0.9099321</text:p>
          </table:table-cell>
          <table:table-cell table:formula="of:=[.E36]/[.$E$104]" office:value-type="float" office:value="0.182036917040787" calcext:value-type="float">
            <text:p>0.182036917040787</text:p>
          </table:table-cell>
          <table:table-cell table:formula="of:=[.F36]*100" office:value-type="float" office:value="18.2036917040787" calcext:value-type="float">
            <text:p>18.2036917040787</text:p>
          </table:table-cell>
          <table:table-cell table:number-columns-repeated="2"/>
          <table:table-cell office:value-type="float" office:value="32.5" calcext:value-type="float">
            <text:p>32.5</text:p>
          </table:table-cell>
          <table:table-cell office:value-type="float" office:value="3.605427" calcext:value-type="float">
            <text:p>3.605427</text:p>
          </table:table-cell>
          <table:table-cell table:formula="of:=[.K36]/[.$K$104]" office:value-type="float" office:value="0.146745445324768" calcext:value-type="float">
            <text:p>0.146745445324768</text:p>
          </table:table-cell>
          <table:table-cell table:formula="of:=[.L36]*100" office:value-type="float" office:value="14.6745445324768" calcext:value-type="float">
            <text:p>14.6745445324768</text:p>
          </table:table-cell>
          <table:table-cell table:number-columns-repeated="2"/>
          <table:table-cell office:value-type="float" office:value="32.5" calcext:value-type="float">
            <text:p>32.5</text:p>
          </table:table-cell>
          <table:table-cell office:value-type="float" office:value="20.69248" calcext:value-type="float">
            <text:p>20.69248</text:p>
          </table:table-cell>
          <table:table-cell table:formula="of:=[.Q36]/[.$Q$104]" office:value-type="float" office:value="0.128685777541457" calcext:value-type="float">
            <text:p>0.128685777541457</text:p>
          </table:table-cell>
          <table:table-cell table:formula="of:=[.R36]*100" office:value-type="float" office:value="12.8685777541457" calcext:value-type="float">
            <text:p>12.8685777541457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0007669339" calcext:value-type="float">
            <text:p>7.669339E-06</text:p>
          </table:table-cell>
          <table:table-cell table:formula="of:=[.V36]/[.$V$104]" office:value-type="float" office:value="0.000022135983222538" calcext:value-type="float">
            <text:p>2.2135983222538E-05</text:p>
          </table:table-cell>
          <table:table-cell table:formula="of:=[.W36]*100" office:value-type="float" office:value="0.00221359832225381" calcext:value-type="float">
            <text:p>0.002213598322254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2908921" calcext:value-type="float">
            <text:p>0.002908921</text:p>
          </table:table-cell>
          <table:table-cell table:formula="of:=[.AA36]/[.$AA$104]" office:value-type="float" office:value="0.792260583189348" calcext:value-type="float">
            <text:p>0.792260583189348</text:p>
          </table:table-cell>
          <table:table-cell table:formula="of:=[.AB36]*100" office:value-type="float" office:value="79.2260583189348" calcext:value-type="float">
            <text:p>79.2260583189348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table:formula="of:=[.AF36]/[.$AF$104]" office:value-type="float" office:value="0" calcext:value-type="float">
            <text:p>0</text:p>
          </table:table-cell>
          <table:table-cell table:formula="of:=[.AG36]*100"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03710781" calcext:value-type="float">
            <text:p>0.0003710781</text:p>
          </table:table-cell>
          <table:table-cell table:formula="of:=[.AK36]/[.$AK$104]" office:value-type="float" office:value="0.00135516862455231" calcext:value-type="float">
            <text:p>0.001355168624552</text:p>
          </table:table-cell>
          <table:table-cell table:formula="of:=[.AL36]*100" office:value-type="float" office:value="0.135516862455231" calcext:value-type="float">
            <text:p>0.135516862455231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2982384" calcext:value-type="float">
            <text:p>0.002982384</text:p>
          </table:table-cell>
          <table:table-cell table:formula="of:=[.AP36]/[.$AP$104]" office:value-type="float" office:value="0.0107694352082689" calcext:value-type="float">
            <text:p>0.010769435208269</text:p>
          </table:table-cell>
          <table:table-cell table:formula="of:=[.AQ36]*100" office:value-type="float" office:value="1.07694352082689" calcext:value-type="float">
            <text:p>1.076943520826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office:value-type="float" office:value="0.917413" calcext:value-type="float">
            <text:p>0.917413</text:p>
          </table:table-cell>
          <table:table-cell table:formula="of:=[.E37]/[.$E$104]" office:value-type="float" office:value="0.183533512196283" calcext:value-type="float">
            <text:p>0.183533512196283</text:p>
          </table:table-cell>
          <table:table-cell table:formula="of:=[.F37]*100" office:value-type="float" office:value="18.3533512196283" calcext:value-type="float">
            <text:p>18.3533512196283</text:p>
          </table:table-cell>
          <table:table-cell table:number-columns-repeated="2"/>
          <table:table-cell office:value-type="float" office:value="33.5" calcext:value-type="float">
            <text:p>33.5</text:p>
          </table:table-cell>
          <table:table-cell office:value-type="float" office:value="3.644287" calcext:value-type="float">
            <text:p>3.644287</text:p>
          </table:table-cell>
          <table:table-cell table:formula="of:=[.K37]/[.$K$104]" office:value-type="float" office:value="0.14832709654259" calcext:value-type="float">
            <text:p>0.14832709654259</text:p>
          </table:table-cell>
          <table:table-cell table:formula="of:=[.L37]*100" office:value-type="float" office:value="14.832709654259" calcext:value-type="float">
            <text:p>14.832709654259</text:p>
          </table:table-cell>
          <table:table-cell table:number-columns-repeated="2"/>
          <table:table-cell office:value-type="float" office:value="33.5" calcext:value-type="float">
            <text:p>33.5</text:p>
          </table:table-cell>
          <table:table-cell office:value-type="float" office:value="21.18453" calcext:value-type="float">
            <text:p>21.18453</text:p>
          </table:table-cell>
          <table:table-cell table:formula="of:=[.Q37]/[.$Q$104]" office:value-type="float" office:value="0.131745818524427" calcext:value-type="float">
            <text:p>0.131745818524427</text:p>
          </table:table-cell>
          <table:table-cell table:formula="of:=[.R37]*100" office:value-type="float" office:value="13.1745818524427" calcext:value-type="float">
            <text:p>13.1745818524427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0004914774" calcext:value-type="float">
            <text:p>4.914774E-06</text:p>
          </table:table-cell>
          <table:table-cell table:formula="of:=[.V37]/[.$V$104]" office:value-type="float" office:value="0.0000141854930140089" calcext:value-type="float">
            <text:p>1.41854930140089E-05</text:p>
          </table:table-cell>
          <table:table-cell table:formula="of:=[.W37]*100" office:value-type="float" office:value="0.00141854930140089" calcext:value-type="float">
            <text:p>0.001418549301401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2634913" calcext:value-type="float">
            <text:p>0.002634913</text:p>
          </table:table-cell>
          <table:table-cell table:formula="of:=[.AA37]/[.$AA$104]" office:value-type="float" office:value="0.717633002076438" calcext:value-type="float">
            <text:p>0.717633002076438</text:p>
          </table:table-cell>
          <table:table-cell table:formula="of:=[.AB37]*100" office:value-type="float" office:value="71.7633002076438" calcext:value-type="float">
            <text:p>71.7633002076438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table:formula="of:=[.AF37]/[.$AF$104]" office:value-type="float" office:value="0" calcext:value-type="float">
            <text:p>0</text:p>
          </table:table-cell>
          <table:table-cell table:formula="of:=[.AG37]*100" office:value-type="float" office:value="0" calcext:value-type="float">
            <text:p>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03844244" calcext:value-type="float">
            <text:p>0.0003844244</text:p>
          </table:table-cell>
          <table:table-cell table:formula="of:=[.AK37]/[.$AK$104]" office:value-type="float" office:value="0.00140390900296285" calcext:value-type="float">
            <text:p>0.001403909002963</text:p>
          </table:table-cell>
          <table:table-cell table:formula="of:=[.AL37]*100" office:value-type="float" office:value="0.140390900296285" calcext:value-type="float">
            <text:p>0.140390900296285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3162255" calcext:value-type="float">
            <text:p>0.003162255</text:p>
          </table:table-cell>
          <table:table-cell table:formula="of:=[.AP37]/[.$AP$104]" office:value-type="float" office:value="0.0114189521988196" calcext:value-type="float">
            <text:p>0.01141895219882</text:p>
          </table:table-cell>
          <table:table-cell table:formula="of:=[.AQ37]*100" office:value-type="float" office:value="1.14189521988196" calcext:value-type="float">
            <text:p>1.141895219881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0.9276432" calcext:value-type="float">
            <text:p>0.9276432</text:p>
          </table:table-cell>
          <table:table-cell table:formula="of:=[.E38]/[.$E$104]" office:value-type="float" office:value="0.185580119925267" calcext:value-type="float">
            <text:p>0.185580119925267</text:p>
          </table:table-cell>
          <table:table-cell table:formula="of:=[.F38]*100" office:value-type="float" office:value="18.5580119925267" calcext:value-type="float">
            <text:p>18.5580119925267</text:p>
          </table:table-cell>
          <table:table-cell table:number-columns-repeated="2"/>
          <table:table-cell office:value-type="float" office:value="34.5" calcext:value-type="float">
            <text:p>34.5</text:p>
          </table:table-cell>
          <table:table-cell office:value-type="float" office:value="3.66979" calcext:value-type="float">
            <text:p>3.66979</text:p>
          </table:table-cell>
          <table:table-cell table:formula="of:=[.K38]/[.$K$104]" office:value-type="float" office:value="0.149365100943211" calcext:value-type="float">
            <text:p>0.149365100943211</text:p>
          </table:table-cell>
          <table:table-cell table:formula="of:=[.L38]*100" office:value-type="float" office:value="14.9365100943211" calcext:value-type="float">
            <text:p>14.9365100943211</text:p>
          </table:table-cell>
          <table:table-cell table:number-columns-repeated="2"/>
          <table:table-cell office:value-type="float" office:value="34.5" calcext:value-type="float">
            <text:p>34.5</text:p>
          </table:table-cell>
          <table:table-cell office:value-type="float" office:value="21.01097" calcext:value-type="float">
            <text:p>21.01097</text:p>
          </table:table-cell>
          <table:table-cell table:formula="of:=[.Q38]/[.$Q$104]" office:value-type="float" office:value="0.130666455221908" calcext:value-type="float">
            <text:p>0.130666455221908</text:p>
          </table:table-cell>
          <table:table-cell table:formula="of:=[.R38]*100" office:value-type="float" office:value="13.0666455221908" calcext:value-type="float">
            <text:p>13.0666455221908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0008555946" calcext:value-type="float">
            <text:p>8.555946E-06</text:p>
          </table:table-cell>
          <table:table-cell table:formula="of:=[.V38]/[.$V$104]" office:value-type="float" office:value="0.0000246949935462419" calcext:value-type="float">
            <text:p>2.46949935462419E-05</text:p>
          </table:table-cell>
          <table:table-cell table:formula="of:=[.W38]*100" office:value-type="float" office:value="0.00246949935462419" calcext:value-type="float">
            <text:p>0.002469499354624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2871324" calcext:value-type="float">
            <text:p>0.002871324</text:p>
          </table:table-cell>
          <table:table-cell table:formula="of:=[.AA38]/[.$AA$104]" office:value-type="float" office:value="0.782020834105007" calcext:value-type="float">
            <text:p>0.782020834105007</text:p>
          </table:table-cell>
          <table:table-cell table:formula="of:=[.AB38]*100" office:value-type="float" office:value="78.2020834105007" calcext:value-type="float">
            <text:p>78.2020834105007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 table:formula="of:=[.AF38]/[.$AF$104]" office:value-type="float" office:value="0" calcext:value-type="float">
            <text:p>0</text:p>
          </table:table-cell>
          <table:table-cell table:formula="of:=[.AG38]*100"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031919" calcext:value-type="float">
            <text:p>0.00031919</text:p>
          </table:table-cell>
          <table:table-cell table:formula="of:=[.AK38]/[.$AK$104]" office:value-type="float" office:value="0.00116567448542733" calcext:value-type="float">
            <text:p>0.001165674485427</text:p>
          </table:table-cell>
          <table:table-cell table:formula="of:=[.AL38]*100" office:value-type="float" office:value="0.116567448542733" calcext:value-type="float">
            <text:p>0.116567448542733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2838983" calcext:value-type="float">
            <text:p>0.002838983</text:p>
          </table:table-cell>
          <table:table-cell table:formula="of:=[.AP38]/[.$AP$104]" office:value-type="float" office:value="0.0102516119573727" calcext:value-type="float">
            <text:p>0.010251611957373</text:p>
          </table:table-cell>
          <table:table-cell table:formula="of:=[.AQ38]*100" office:value-type="float" office:value="1.02516119573727" calcext:value-type="float">
            <text:p>1.025161195737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0.9403004" calcext:value-type="float">
            <text:p>0.9403004</text:p>
          </table:table-cell>
          <table:table-cell table:formula="of:=[.E39]/[.$E$104]" office:value-type="float" office:value="0.188112262341574" calcext:value-type="float">
            <text:p>0.188112262341574</text:p>
          </table:table-cell>
          <table:table-cell table:formula="of:=[.F39]*100" office:value-type="float" office:value="18.8112262341574" calcext:value-type="float">
            <text:p>18.8112262341574</text:p>
          </table:table-cell>
          <table:table-cell table:number-columns-repeated="2"/>
          <table:table-cell office:value-type="float" office:value="35.5" calcext:value-type="float">
            <text:p>35.5</text:p>
          </table:table-cell>
          <table:table-cell office:value-type="float" office:value="3.719049" calcext:value-type="float">
            <text:p>3.719049</text:p>
          </table:table-cell>
          <table:table-cell table:formula="of:=[.K39]/[.$K$104]" office:value-type="float" office:value="0.151370004631804" calcext:value-type="float">
            <text:p>0.151370004631804</text:p>
          </table:table-cell>
          <table:table-cell table:formula="of:=[.L39]*100" office:value-type="float" office:value="15.1370004631804" calcext:value-type="float">
            <text:p>15.1370004631804</text:p>
          </table:table-cell>
          <table:table-cell table:number-columns-repeated="2"/>
          <table:table-cell office:value-type="float" office:value="35.5" calcext:value-type="float">
            <text:p>35.5</text:p>
          </table:table-cell>
          <table:table-cell office:value-type="float" office:value="21.44428" calcext:value-type="float">
            <text:p>21.44428</text:p>
          </table:table-cell>
          <table:table-cell table:formula="of:=[.Q39]/[.$Q$104]" office:value-type="float" office:value="0.133361194289748" calcext:value-type="float">
            <text:p>0.133361194289748</text:p>
          </table:table-cell>
          <table:table-cell table:formula="of:=[.R39]*100" office:value-type="float" office:value="13.3361194289748" calcext:value-type="float">
            <text:p>13.3361194289748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0009855105" calcext:value-type="float">
            <text:p>9.855105E-06</text:p>
          </table:table-cell>
          <table:table-cell table:formula="of:=[.V39]/[.$V$104]" office:value-type="float" office:value="0.0000284447510973698" calcext:value-type="float">
            <text:p>2.84447510973698E-05</text:p>
          </table:table-cell>
          <table:table-cell table:formula="of:=[.W39]*100" office:value-type="float" office:value="0.00284447510973698" calcext:value-type="float">
            <text:p>0.00284447510973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2723033" calcext:value-type="float">
            <text:p>0.002723033</text:p>
          </table:table-cell>
          <table:table-cell table:formula="of:=[.AA39]/[.$AA$104]" office:value-type="float" office:value="0.741632967214936" calcext:value-type="float">
            <text:p>0.741632967214936</text:p>
          </table:table-cell>
          <table:table-cell table:formula="of:=[.AB39]*100" office:value-type="float" office:value="74.1632967214936" calcext:value-type="float">
            <text:p>74.1632967214936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table:formula="of:=[.AF39]/[.$AF$104]" office:value-type="float" office:value="0" calcext:value-type="float">
            <text:p>0</text:p>
          </table:table-cell>
          <table:table-cell table:formula="of:=[.AG39]*100"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02749403" calcext:value-type="float">
            <text:p>0.0002749403</text:p>
          </table:table-cell>
          <table:table-cell table:formula="of:=[.AK39]/[.$AK$104]" office:value-type="float" office:value="0.00100407560614598" calcext:value-type="float">
            <text:p>0.001004075606146</text:p>
          </table:table-cell>
          <table:table-cell table:formula="of:=[.AL39]*100" office:value-type="float" office:value="0.100407560614598" calcext:value-type="float">
            <text:p>0.100407560614598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2159939" calcext:value-type="float">
            <text:p>0.002159939</text:p>
          </table:table-cell>
          <table:table-cell table:formula="of:=[.AP39]/[.$AP$104]" office:value-type="float" office:value="0.00779957346683499" calcext:value-type="float">
            <text:p>0.007799573466835</text:p>
          </table:table-cell>
          <table:table-cell table:formula="of:=[.AQ39]*100" office:value-type="float" office:value="0.779957346683499" calcext:value-type="float">
            <text:p>0.7799573466834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0.9462876" calcext:value-type="float">
            <text:p>0.9462876</text:p>
          </table:table-cell>
          <table:table-cell table:formula="of:=[.E40]/[.$E$104]" office:value-type="float" office:value="0.189310034603599" calcext:value-type="float">
            <text:p>0.189310034603599</text:p>
          </table:table-cell>
          <table:table-cell table:formula="of:=[.F40]*100" office:value-type="float" office:value="18.9310034603599" calcext:value-type="float">
            <text:p>18.9310034603599</text:p>
          </table:table-cell>
          <table:table-cell table:number-columns-repeated="2"/>
          <table:table-cell office:value-type="float" office:value="36.5" calcext:value-type="float">
            <text:p>36.5</text:p>
          </table:table-cell>
          <table:table-cell office:value-type="float" office:value="3.751583" calcext:value-type="float">
            <text:p>3.751583</text:p>
          </table:table-cell>
          <table:table-cell table:formula="of:=[.K40]/[.$K$104]" office:value-type="float" office:value="0.152694179637482" calcext:value-type="float">
            <text:p>0.152694179637482</text:p>
          </table:table-cell>
          <table:table-cell table:formula="of:=[.L40]*100" office:value-type="float" office:value="15.2694179637482" calcext:value-type="float">
            <text:p>15.2694179637482</text:p>
          </table:table-cell>
          <table:table-cell table:number-columns-repeated="2"/>
          <table:table-cell office:value-type="float" office:value="36.5" calcext:value-type="float">
            <text:p>36.5</text:p>
          </table:table-cell>
          <table:table-cell office:value-type="float" office:value="21.41688" calcext:value-type="float">
            <text:p>21.41688</text:p>
          </table:table-cell>
          <table:table-cell table:formula="of:=[.Q40]/[.$Q$104]" office:value-type="float" office:value="0.133190794690249" calcext:value-type="float">
            <text:p>0.133190794690249</text:p>
          </table:table-cell>
          <table:table-cell table:formula="of:=[.R40]*100" office:value-type="float" office:value="13.3190794690249" calcext:value-type="float">
            <text:p>13.3190794690249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001756891" calcext:value-type="float">
            <text:p>1.756891E-05</text:p>
          </table:table-cell>
          <table:table-cell table:formula="of:=[.V40]/[.$V$104]" office:value-type="float" office:value="0.0000507090763621586" calcext:value-type="float">
            <text:p>5.07090763621586E-05</text:p>
          </table:table-cell>
          <table:table-cell table:formula="of:=[.W40]*100" office:value-type="float" office:value="0.00507090763621586" calcext:value-type="float">
            <text:p>0.005070907636216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3053382" calcext:value-type="float">
            <text:p>0.003053382</text:p>
          </table:table-cell>
          <table:table-cell table:formula="of:=[.AA40]/[.$AA$104]" office:value-type="float" office:value="0.831605328580549" calcext:value-type="float">
            <text:p>0.831605328580549</text:p>
          </table:table-cell>
          <table:table-cell table:formula="of:=[.AB40]*100" office:value-type="float" office:value="83.1605328580549" calcext:value-type="float">
            <text:p>83.1605328580549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table:formula="of:=[.AF40]/[.$AF$104]" office:value-type="float" office:value="0" calcext:value-type="float">
            <text:p>0</text:p>
          </table:table-cell>
          <table:table-cell table:formula="of:=[.AG40]*100" office:value-type="float" office:value="0" calcext:value-type="float">
            <text:p>0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01676324" calcext:value-type="float">
            <text:p>0.0001676324</text:p>
          </table:table-cell>
          <table:table-cell table:formula="of:=[.AK40]/[.$AK$104]" office:value-type="float" office:value="0.000612189641313791" calcext:value-type="float">
            <text:p>0.000612189641314</text:p>
          </table:table-cell>
          <table:table-cell table:formula="of:=[.AL40]*100" office:value-type="float" office:value="0.0612189641313791" calcext:value-type="float">
            <text:p>0.061218964131379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2542601" calcext:value-type="float">
            <text:p>0.002542601</text:p>
          </table:table-cell>
          <table:table-cell table:formula="of:=[.AP40]/[.$AP$104]" office:value-type="float" office:value="0.0091813719259424" calcext:value-type="float">
            <text:p>0.009181371925942</text:p>
          </table:table-cell>
          <table:table-cell table:formula="of:=[.AQ40]*100" office:value-type="float" office:value="0.91813719259424" calcext:value-type="float">
            <text:p>0.918137192594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0.9593738" calcext:value-type="float">
            <text:p>0.9593738</text:p>
          </table:table-cell>
          <table:table-cell table:formula="of:=[.E41]/[.$E$104]" office:value-type="float" office:value="0.19192800082743" calcext:value-type="float">
            <text:p>0.19192800082743</text:p>
          </table:table-cell>
          <table:table-cell table:formula="of:=[.F41]*100" office:value-type="float" office:value="19.192800082743" calcext:value-type="float">
            <text:p>19.192800082743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3.789678" calcext:value-type="float">
            <text:p>3.789678</text:p>
          </table:table-cell>
          <table:table-cell table:formula="of:=[.K41]/[.$K$104]" office:value-type="float" office:value="0.1542446943864" calcext:value-type="float">
            <text:p>0.1542446943864</text:p>
          </table:table-cell>
          <table:table-cell table:formula="of:=[.L41]*100" office:value-type="float" office:value="15.42446943864" calcext:value-type="float">
            <text:p>15.42446943864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21.65601" calcext:value-type="float">
            <text:p>21.65601</text:p>
          </table:table-cell>
          <table:table-cell table:formula="of:=[.Q41]/[.$Q$104]" office:value-type="float" office:value="0.134677935428502" calcext:value-type="float">
            <text:p>0.134677935428502</text:p>
          </table:table-cell>
          <table:table-cell table:formula="of:=[.R41]*100" office:value-type="float" office:value="13.4677935428502" calcext:value-type="float">
            <text:p>13.4677935428502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0006289145" calcext:value-type="float">
            <text:p>6.289145E-06</text:p>
          </table:table-cell>
          <table:table-cell table:formula="of:=[.V41]/[.$V$104]" office:value-type="float" office:value="0.000018152334667187" calcext:value-type="float">
            <text:p>1.8152334667187E-05</text:p>
          </table:table-cell>
          <table:table-cell table:formula="of:=[.W41]*100" office:value-type="float" office:value="0.0018152334667187" calcext:value-type="float">
            <text:p>0.001815233466719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2874317" calcext:value-type="float">
            <text:p>0.002874317</text:p>
          </table:table-cell>
          <table:table-cell table:formula="of:=[.AA41]/[.$AA$104]" office:value-type="float" office:value="0.782835994064829" calcext:value-type="float">
            <text:p>0.782835994064829</text:p>
          </table:table-cell>
          <table:table-cell table:formula="of:=[.AB41]*100" office:value-type="float" office:value="78.2835994064829" calcext:value-type="float">
            <text:p>78.2835994064829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AF41]/[.$AF$104]" office:value-type="float" office:value="0" calcext:value-type="float">
            <text:p>0</text:p>
          </table:table-cell>
          <table:table-cell table:formula="of:=[.AG41]*100"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02278219" calcext:value-type="float">
            <text:p>0.0002278219</text:p>
          </table:table-cell>
          <table:table-cell table:formula="of:=[.AK41]/[.$AK$104]" office:value-type="float" office:value="0.000832000300922891" calcext:value-type="float">
            <text:p>0.000832000300923</text:p>
          </table:table-cell>
          <table:table-cell table:formula="of:=[.AL41]*100" office:value-type="float" office:value="0.0832000300922891" calcext:value-type="float">
            <text:p>0.083200030092289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197158" calcext:value-type="float">
            <text:p>0.00197158</text:p>
          </table:table-cell>
          <table:table-cell table:formula="of:=[.AP41]/[.$AP$104]" office:value-type="float" office:value="0.00711940617570335" calcext:value-type="float">
            <text:p>0.007119406175703</text:p>
          </table:table-cell>
          <table:table-cell table:formula="of:=[.AQ41]*100" office:value-type="float" office:value="0.711940617570335" calcext:value-type="float">
            <text:p>0.7119406175703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0.9709127" calcext:value-type="float">
            <text:p>0.9709127</text:p>
          </table:table-cell>
          <table:table-cell table:formula="of:=[.E42]/[.$E$104]" office:value-type="float" office:value="0.194236421183236" calcext:value-type="float">
            <text:p>0.194236421183236</text:p>
          </table:table-cell>
          <table:table-cell table:formula="of:=[.F42]*100" office:value-type="float" office:value="19.4236421183236" calcext:value-type="float">
            <text:p>19.4236421183236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3.826727" calcext:value-type="float">
            <text:p>3.826727</text:p>
          </table:table-cell>
          <table:table-cell table:formula="of:=[.K42]/[.$K$104]" office:value-type="float" office:value="0.155752635610515" calcext:value-type="float">
            <text:p>0.155752635610515</text:p>
          </table:table-cell>
          <table:table-cell table:formula="of:=[.L42]*100" office:value-type="float" office:value="15.5752635610515" calcext:value-type="float">
            <text:p>15.5752635610515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21.85458" calcext:value-type="float">
            <text:p>21.85458</text:p>
          </table:table-cell>
          <table:table-cell table:formula="of:=[.Q42]/[.$Q$104]" office:value-type="float" office:value="0.135912835007789" calcext:value-type="float">
            <text:p>0.135912835007789</text:p>
          </table:table-cell>
          <table:table-cell table:formula="of:=[.R42]*100" office:value-type="float" office:value="13.5912835007789" calcext:value-type="float">
            <text:p>13.5912835007789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0005804202" calcext:value-type="float">
            <text:p>5.804202E-06</text:p>
          </table:table-cell>
          <table:table-cell table:formula="of:=[.V42]/[.$V$104]" office:value-type="float" office:value="0.0000167526455790025" calcext:value-type="float">
            <text:p>1.67526455790025E-05</text:p>
          </table:table-cell>
          <table:table-cell table:formula="of:=[.W42]*100" office:value-type="float" office:value="0.00167526455790025" calcext:value-type="float">
            <text:p>0.0016752645579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2577932" calcext:value-type="float">
            <text:p>0.002577932</text:p>
          </table:table-cell>
          <table:table-cell table:formula="of:=[.AA42]/[.$AA$104]" office:value-type="float" office:value="0.702113914314786" calcext:value-type="float">
            <text:p>0.702113914314786</text:p>
          </table:table-cell>
          <table:table-cell table:formula="of:=[.AB42]*100" office:value-type="float" office:value="70.2113914314786" calcext:value-type="float">
            <text:p>70.2113914314786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table:formula="of:=[.AF42]/[.$AF$104]" office:value-type="float" office:value="0" calcext:value-type="float">
            <text:p>0</text:p>
          </table:table-cell>
          <table:table-cell table:formula="of:=[.AG42]*100" office:value-type="float" office:value="0" calcext:value-type="float">
            <text:p>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0228536" calcext:value-type="float">
            <text:p>0.000228536</text:p>
          </table:table-cell>
          <table:table-cell table:formula="of:=[.AK42]/[.$AK$104]" office:value-type="float" office:value="0.000834608177579565" calcext:value-type="float">
            <text:p>0.00083460817758</text:p>
          </table:table-cell>
          <table:table-cell table:formula="of:=[.AL42]*100" office:value-type="float" office:value="0.0834608177579565" calcext:value-type="float">
            <text:p>0.083460817757957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244" calcext:value-type="float">
            <text:p>0.00244</text:p>
          </table:table-cell>
          <table:table-cell table:formula="of:=[.AP42]/[.$AP$104]" office:value-type="float" office:value="0.00881087811233437" calcext:value-type="float">
            <text:p>0.008810878112334</text:p>
          </table:table-cell>
          <table:table-cell table:formula="of:=[.AQ42]*100" office:value-type="float" office:value="0.881087811233437" calcext:value-type="float">
            <text:p>0.8810878112334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0.9818112" calcext:value-type="float">
            <text:p>0.9818112</text:p>
          </table:table-cell>
          <table:table-cell table:formula="of:=[.E43]/[.$E$104]" office:value-type="float" office:value="0.196416725999792" calcext:value-type="float">
            <text:p>0.196416725999792</text:p>
          </table:table-cell>
          <table:table-cell table:formula="of:=[.F43]*100" office:value-type="float" office:value="19.6416725999792" calcext:value-type="float">
            <text:p>19.6416725999792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3.873447" calcext:value-type="float">
            <text:p>3.873447</text:p>
          </table:table-cell>
          <table:table-cell table:formula="of:=[.K43]/[.$K$104]" office:value-type="float" office:value="0.157654198783358" calcext:value-type="float">
            <text:p>0.157654198783358</text:p>
          </table:table-cell>
          <table:table-cell table:formula="of:=[.L43]*100" office:value-type="float" office:value="15.7654198783358" calcext:value-type="float">
            <text:p>15.7654198783358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21.99235" calcext:value-type="float">
            <text:p>21.99235</text:p>
          </table:table-cell>
          <table:table-cell table:formula="of:=[.Q43]/[.$Q$104]" office:value-type="float" office:value="0.136769621607167" calcext:value-type="float">
            <text:p>0.136769621607167</text:p>
          </table:table-cell>
          <table:table-cell table:formula="of:=[.R43]*100" office:value-type="float" office:value="13.6769621607167" calcext:value-type="float">
            <text:p>13.6769621607167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0006468757" calcext:value-type="float">
            <text:p>6.468757E-06</text:p>
          </table:table-cell>
          <table:table-cell table:formula="of:=[.V43]/[.$V$104]" office:value-type="float" office:value="0.0000186707480817676" calcext:value-type="float">
            <text:p>1.86707480817676E-05</text:p>
          </table:table-cell>
          <table:table-cell table:formula="of:=[.W43]*100" office:value-type="float" office:value="0.00186707480817676" calcext:value-type="float">
            <text:p>0.001867074808177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3158839" calcext:value-type="float">
            <text:p>0.003158839</text:p>
          </table:table-cell>
          <table:table-cell table:formula="of:=[.AA43]/[.$AA$104]" office:value-type="float" office:value="0.860327120723202" calcext:value-type="float">
            <text:p>0.860327120723202</text:p>
          </table:table-cell>
          <table:table-cell table:formula="of:=[.AB43]*100" office:value-type="float" office:value="86.0327120723202" calcext:value-type="float">
            <text:p>86.0327120723202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table:formula="of:=[.AF43]/[.$AF$104]" office:value-type="float" office:value="0" calcext:value-type="float">
            <text:p>0</text:p>
          </table:table-cell>
          <table:table-cell table:formula="of:=[.AG43]*100"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02745814" calcext:value-type="float">
            <text:p>0.0002745814</text:p>
          </table:table-cell>
          <table:table-cell table:formula="of:=[.AK43]/[.$AK$104]" office:value-type="float" office:value="0.00100276491166051" calcext:value-type="float">
            <text:p>0.001002764911661</text:p>
          </table:table-cell>
          <table:table-cell table:formula="of:=[.AL43]*100" office:value-type="float" office:value="0.100276491166051" calcext:value-type="float">
            <text:p>0.100276491166051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2088271" calcext:value-type="float">
            <text:p>0.002088271</text:p>
          </table:table-cell>
          <table:table-cell table:formula="of:=[.AP43]/[.$AP$104]" office:value-type="float" office:value="0.00754077919939451" calcext:value-type="float">
            <text:p>0.007540779199395</text:p>
          </table:table-cell>
          <table:table-cell table:formula="of:=[.AQ43]*100" office:value-type="float" office:value="0.754077919939451" calcext:value-type="float">
            <text:p>0.7540779199394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0.9955974" calcext:value-type="float">
            <text:p>0.9955974</text:p>
          </table:table-cell>
          <table:table-cell table:formula="of:=[.E44]/[.$E$104]" office:value-type="float" office:value="0.199174731070399" calcext:value-type="float">
            <text:p>0.199174731070399</text:p>
          </table:table-cell>
          <table:table-cell table:formula="of:=[.F44]*100" office:value-type="float" office:value="19.9174731070399" calcext:value-type="float">
            <text:p>19.9174731070399</text:p>
          </table:table-cell>
          <table:table-cell table:number-columns-repeated="2"/>
          <table:table-cell office:value-type="float" office:value="40.5" calcext:value-type="float">
            <text:p>40.5</text:p>
          </table:table-cell>
          <table:table-cell office:value-type="float" office:value="3.91473" calcext:value-type="float">
            <text:p>3.91473</text:p>
          </table:table-cell>
          <table:table-cell table:formula="of:=[.K44]/[.$K$104]" office:value-type="float" office:value="0.159334469170012" calcext:value-type="float">
            <text:p>0.159334469170012</text:p>
          </table:table-cell>
          <table:table-cell table:formula="of:=[.L44]*100" office:value-type="float" office:value="15.9334469170012" calcext:value-type="float">
            <text:p>15.9334469170012</text:p>
          </table:table-cell>
          <table:table-cell table:number-columns-repeated="2"/>
          <table:table-cell office:value-type="float" office:value="40.5" calcext:value-type="float">
            <text:p>40.5</text:p>
          </table:table-cell>
          <table:table-cell office:value-type="float" office:value="22.63328" calcext:value-type="float">
            <text:p>22.63328</text:p>
          </table:table-cell>
          <table:table-cell table:formula="of:=[.Q44]/[.$Q$104]" office:value-type="float" office:value="0.140755541873836" calcext:value-type="float">
            <text:p>0.140755541873836</text:p>
          </table:table-cell>
          <table:table-cell table:formula="of:=[.R44]*100" office:value-type="float" office:value="14.0755541873836" calcext:value-type="float">
            <text:p>14.0755541873836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00004086673" calcext:value-type="float">
            <text:p>4.086673E-07</text:p>
          </table:table-cell>
          <table:table-cell table:formula="of:=[.V44]/[.$V$104]" office:value-type="float" office:value="0.00000117953483297582" calcext:value-type="float">
            <text:p>1.17953483297582E-06</text:p>
          </table:table-cell>
          <table:table-cell table:formula="of:=[.W44]*100" office:value-type="float" office:value="0.000117953483297582" calcext:value-type="float">
            <text:p>0.00011795348329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3104541" calcext:value-type="float">
            <text:p>0.003104541</text:p>
          </table:table-cell>
          <table:table-cell table:formula="of:=[.AA44]/[.$AA$104]" office:value-type="float" office:value="0.845538762721725" calcext:value-type="float">
            <text:p>0.845538762721725</text:p>
          </table:table-cell>
          <table:table-cell table:formula="of:=[.AB44]*100" office:value-type="float" office:value="84.5538762721725" calcext:value-type="float">
            <text:p>84.5538762721725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table:formula="of:=[.AF44]/[.$AF$104]" office:value-type="float" office:value="0" calcext:value-type="float">
            <text:p>0</text:p>
          </table:table-cell>
          <table:table-cell table:formula="of:=[.AG44]*100"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02657131" calcext:value-type="float">
            <text:p>0.0002657131</text:p>
          </table:table-cell>
          <table:table-cell table:formula="of:=[.AK44]/[.$AK$104]" office:value-type="float" office:value="0.000970378085509577" calcext:value-type="float">
            <text:p>0.00097037808551</text:p>
          </table:table-cell>
          <table:table-cell table:formula="of:=[.AL44]*100" office:value-type="float" office:value="0.0970378085509577" calcext:value-type="float">
            <text:p>0.09703780855095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2181236" calcext:value-type="float">
            <text:p>0.002181236</text:p>
          </table:table-cell>
          <table:table-cell table:formula="of:=[.AP44]/[.$AP$104]" office:value-type="float" office:value="0.00787647726649006" calcext:value-type="float">
            <text:p>0.00787647726649</text:p>
          </table:table-cell>
          <table:table-cell table:formula="of:=[.AQ44]*100" office:value-type="float" office:value="0.787647726649006" calcext:value-type="float">
            <text:p>0.7876477266490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1.002705" calcext:value-type="float">
            <text:p>1.002705</text:p>
          </table:table-cell>
          <table:table-cell table:formula="of:=[.E45]/[.$E$104]" office:value-type="float" office:value="0.200596645509464" calcext:value-type="float">
            <text:p>0.200596645509464</text:p>
          </table:table-cell>
          <table:table-cell table:formula="of:=[.F45]*100" office:value-type="float" office:value="20.0596645509464" calcext:value-type="float">
            <text:p>20.0596645509464</text:p>
          </table:table-cell>
          <table:table-cell table:number-columns-repeated="2"/>
          <table:table-cell office:value-type="float" office:value="41.5" calcext:value-type="float">
            <text:p>41.5</text:p>
          </table:table-cell>
          <table:table-cell office:value-type="float" office:value="3.95955" calcext:value-type="float">
            <text:p>3.95955</text:p>
          </table:table-cell>
          <table:table-cell table:formula="of:=[.K45]/[.$K$104]" office:value-type="float" office:value="0.161158699936425" calcext:value-type="float">
            <text:p>0.161158699936425</text:p>
          </table:table-cell>
          <table:table-cell table:formula="of:=[.L45]*100" office:value-type="float" office:value="16.1158699936425" calcext:value-type="float">
            <text:p>16.1158699936425</text:p>
          </table:table-cell>
          <table:table-cell table:number-columns-repeated="2"/>
          <table:table-cell office:value-type="float" office:value="41.5" calcext:value-type="float">
            <text:p>41.5</text:p>
          </table:table-cell>
          <table:table-cell office:value-type="float" office:value="22.38302" calcext:value-type="float">
            <text:p>22.38302</text:p>
          </table:table-cell>
          <table:table-cell table:formula="of:=[.Q45]/[.$Q$104]" office:value-type="float" office:value="0.139199184071991" calcext:value-type="float">
            <text:p>0.139199184071991</text:p>
          </table:table-cell>
          <table:table-cell table:formula="of:=[.R45]*100" office:value-type="float" office:value="13.9199184071991" calcext:value-type="float">
            <text:p>13.9199184071991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002401803" calcext:value-type="float">
            <text:p>2.401803E-05</text:p>
          </table:table-cell>
          <table:table-cell table:formula="of:=[.V45]/[.$V$104]" office:value-type="float" office:value="0.0000693231462474687" calcext:value-type="float">
            <text:p>6.93231462474687E-05</text:p>
          </table:table-cell>
          <table:table-cell table:formula="of:=[.W45]*100" office:value-type="float" office:value="0.00693231462474687" calcext:value-type="float">
            <text:p>0.006932314624747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3185462" calcext:value-type="float">
            <text:p>0.003185462</text:p>
          </table:table-cell>
          <table:table-cell table:formula="of:=[.AA45]/[.$AA$104]" office:value-type="float" office:value="0.867578040740022" calcext:value-type="float">
            <text:p>0.867578040740022</text:p>
          </table:table-cell>
          <table:table-cell table:formula="of:=[.AB45]*100" office:value-type="float" office:value="86.7578040740022" calcext:value-type="float">
            <text:p>86.7578040740022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table:formula="of:=[.AF45]/[.$AF$104]" office:value-type="float" office:value="0" calcext:value-type="float">
            <text:p>0</text:p>
          </table:table-cell>
          <table:table-cell table:formula="of:=[.AG45]*100"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02645884" calcext:value-type="float">
            <text:p>0.0002645884</text:p>
          </table:table-cell>
          <table:table-cell table:formula="of:=[.AK45]/[.$AK$104]" office:value-type="float" office:value="0.000966270707165142" calcext:value-type="float">
            <text:p>0.000966270707165</text:p>
          </table:table-cell>
          <table:table-cell table:formula="of:=[.AL45]*100" office:value-type="float" office:value="0.0966270707165142" calcext:value-type="float">
            <text:p>0.096627070716514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1817427" calcext:value-type="float">
            <text:p>0.001817427</text:p>
          </table:table-cell>
          <table:table-cell table:formula="of:=[.AP45]/[.$AP$104]" office:value-type="float" office:value="0.00656275728486291" calcext:value-type="float">
            <text:p>0.006562757284863</text:p>
          </table:table-cell>
          <table:table-cell table:formula="of:=[.AQ45]*100" office:value-type="float" office:value="0.656275728486291" calcext:value-type="float">
            <text:p>0.6562757284862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1.019046" calcext:value-type="float">
            <text:p>1.019046</text:p>
          </table:table-cell>
          <table:table-cell table:formula="of:=[.E46]/[.$E$104]" office:value-type="float" office:value="0.203865752359705" calcext:value-type="float">
            <text:p>0.203865752359705</text:p>
          </table:table-cell>
          <table:table-cell table:formula="of:=[.F46]*100" office:value-type="float" office:value="20.3865752359705" calcext:value-type="float">
            <text:p>20.3865752359705</text:p>
          </table:table-cell>
          <table:table-cell table:number-columns-repeated="2"/>
          <table:table-cell office:value-type="float" office:value="42.5" calcext:value-type="float">
            <text:p>42.5</text:p>
          </table:table-cell>
          <table:table-cell office:value-type="float" office:value="4.009531" calcext:value-type="float">
            <text:p>4.009531</text:p>
          </table:table-cell>
          <table:table-cell table:formula="of:=[.K46]/[.$K$104]" office:value-type="float" office:value="0.163192989939461" calcext:value-type="float">
            <text:p>0.163192989939461</text:p>
          </table:table-cell>
          <table:table-cell table:formula="of:=[.L46]*100" office:value-type="float" office:value="16.3192989939461" calcext:value-type="float">
            <text:p>16.3192989939461</text:p>
          </table:table-cell>
          <table:table-cell table:number-columns-repeated="2"/>
          <table:table-cell office:value-type="float" office:value="42.5" calcext:value-type="float">
            <text:p>42.5</text:p>
          </table:table-cell>
          <table:table-cell office:value-type="float" office:value="22.90794" calcext:value-type="float">
            <text:p>22.90794</text:p>
          </table:table-cell>
          <table:table-cell table:formula="of:=[.Q46]/[.$Q$104]" office:value-type="float" office:value="0.142463642384724" calcext:value-type="float">
            <text:p>0.142463642384724</text:p>
          </table:table-cell>
          <table:table-cell table:formula="of:=[.R46]*100" office:value-type="float" office:value="14.2463642384724" calcext:value-type="float">
            <text:p>14.2463642384724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00008556011" calcext:value-type="float">
            <text:p>8.556011E-07</text:p>
          </table:table-cell>
          <table:table-cell table:formula="of:=[.V46]/[.$V$104]" office:value-type="float" office:value="0.00000246951811554882" calcext:value-type="float">
            <text:p>2.46951811554882E-06</text:p>
          </table:table-cell>
          <table:table-cell table:formula="of:=[.W46]*100" office:value-type="float" office:value="0.000246951811554882" calcext:value-type="float">
            <text:p>0.000246951811555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2801887" calcext:value-type="float">
            <text:p>0.002801887</text:p>
          </table:table-cell>
          <table:table-cell table:formula="of:=[.AA46]/[.$AA$104]" office:value-type="float" office:value="0.763109286450424" calcext:value-type="float">
            <text:p>0.763109286450424</text:p>
          </table:table-cell>
          <table:table-cell table:formula="of:=[.AB46]*100" office:value-type="float" office:value="76.3109286450424" calcext:value-type="float">
            <text:p>76.3109286450424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table:formula="of:=[.AF46]/[.$AF$104]" office:value-type="float" office:value="0" calcext:value-type="float">
            <text:p>0</text:p>
          </table:table-cell>
          <table:table-cell table:formula="of:=[.AG46]*100" office:value-type="float" office:value="0" calcext:value-type="float">
            <text:p>0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02912935" calcext:value-type="float">
            <text:p>0.0002912935</text:p>
          </table:table-cell>
          <table:table-cell table:formula="of:=[.AK46]/[.$AK$104]" office:value-type="float" office:value="0.00106379711369663" calcext:value-type="float">
            <text:p>0.001063797113697</text:p>
          </table:table-cell>
          <table:table-cell table:formula="of:=[.AL46]*100" office:value-type="float" office:value="0.106379711369663" calcext:value-type="float">
            <text:p>0.106379711369663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1903501" calcext:value-type="float">
            <text:p>0.001903501</text:p>
          </table:table-cell>
          <table:table-cell table:formula="of:=[.AP46]/[.$AP$104]" office:value-type="float" office:value="0.00687357184332237" calcext:value-type="float">
            <text:p>0.006873571843322</text:p>
          </table:table-cell>
          <table:table-cell table:formula="of:=[.AQ46]*100" office:value-type="float" office:value="0.687357184332237" calcext:value-type="float">
            <text:p>0.6873571843322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1.032158" calcext:value-type="float">
            <text:p>1.032158</text:p>
          </table:table-cell>
          <table:table-cell table:formula="of:=[.E47]/[.$E$104]" office:value-type="float" office:value="0.206488880015316" calcext:value-type="float">
            <text:p>0.206488880015316</text:p>
          </table:table-cell>
          <table:table-cell table:formula="of:=[.F47]*100" office:value-type="float" office:value="20.6488880015316" calcext:value-type="float">
            <text:p>20.6488880015316</text:p>
          </table:table-cell>
          <table:table-cell table:number-columns-repeated="2"/>
          <table:table-cell office:value-type="float" office:value="43.5" calcext:value-type="float">
            <text:p>43.5</text:p>
          </table:table-cell>
          <table:table-cell office:value-type="float" office:value="4.050295" calcext:value-type="float">
            <text:p>4.050295</text:p>
          </table:table-cell>
          <table:table-cell table:formula="of:=[.K47]/[.$K$104]" office:value-type="float" office:value="0.16485213636878" calcext:value-type="float">
            <text:p>0.16485213636878</text:p>
          </table:table-cell>
          <table:table-cell table:formula="of:=[.L47]*100" office:value-type="float" office:value="16.485213636878" calcext:value-type="float">
            <text:p>16.485213636878</text:p>
          </table:table-cell>
          <table:table-cell table:number-columns-repeated="2"/>
          <table:table-cell office:value-type="float" office:value="43.5" calcext:value-type="float">
            <text:p>43.5</text:p>
          </table:table-cell>
          <table:table-cell office:value-type="float" office:value="23.03908" calcext:value-type="float">
            <text:p>23.03908</text:p>
          </table:table-cell>
          <table:table-cell table:formula="of:=[.Q47]/[.$Q$104]" office:value-type="float" office:value="0.143279197256193" calcext:value-type="float">
            <text:p>0.143279197256193</text:p>
          </table:table-cell>
          <table:table-cell table:formula="of:=[.R47]*100" office:value-type="float" office:value="14.3279197256193" calcext:value-type="float">
            <text:p>14.3279197256193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003340418" calcext:value-type="float">
            <text:p>3.340418E-05</text:p>
          </table:table-cell>
          <table:table-cell table:formula="of:=[.V47]/[.$V$104]" office:value-type="float" office:value="0.0000964143543586535" calcext:value-type="float">
            <text:p>9.64143543586535E-05</text:p>
          </table:table-cell>
          <table:table-cell table:formula="of:=[.W47]*100" office:value-type="float" office:value="0.00964143543586535" calcext:value-type="float">
            <text:p>0.009641435435865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2949169" calcext:value-type="float">
            <text:p>0.002949169</text:p>
          </table:table-cell>
          <table:table-cell table:formula="of:=[.AA47]/[.$AA$104]" office:value-type="float" office:value="0.803222346658416" calcext:value-type="float">
            <text:p>0.803222346658416</text:p>
          </table:table-cell>
          <table:table-cell table:formula="of:=[.AB47]*100" office:value-type="float" office:value="80.3222346658416" calcext:value-type="float">
            <text:p>80.3222346658416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table:formula="of:=[.AF47]/[.$AF$104]" office:value-type="float" office:value="0" calcext:value-type="float">
            <text:p>0</text:p>
          </table:table-cell>
          <table:table-cell table:formula="of:=[.AG47]*100" office:value-type="float" office:value="0" calcext:value-type="float">
            <text:p>0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03234762" calcext:value-type="float">
            <text:p>0.0003234762</text:p>
          </table:table-cell>
          <table:table-cell table:formula="of:=[.AK47]/[.$AK$104]" office:value-type="float" office:value="0.00118132758853031" calcext:value-type="float">
            <text:p>0.00118132758853</text:p>
          </table:table-cell>
          <table:table-cell table:formula="of:=[.AL47]*100" office:value-type="float" office:value="0.118132758853031" calcext:value-type="float">
            <text:p>0.118132758853031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1948322" calcext:value-type="float">
            <text:p>0.001948322</text:p>
          </table:table-cell>
          <table:table-cell table:formula="of:=[.AP47]/[.$AP$104]" office:value-type="float" office:value="0.00703542117441783" calcext:value-type="float">
            <text:p>0.007035421174418</text:p>
          </table:table-cell>
          <table:table-cell table:formula="of:=[.AQ47]*100" office:value-type="float" office:value="0.703542117441783" calcext:value-type="float">
            <text:p>0.7035421174417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1.045541" calcext:value-type="float">
            <text:p>1.045541</text:p>
          </table:table-cell>
          <table:table-cell table:formula="of:=[.E48]/[.$E$104]" office:value-type="float" office:value="0.20916622271018" calcext:value-type="float">
            <text:p>0.20916622271018</text:p>
          </table:table-cell>
          <table:table-cell table:formula="of:=[.F48]*100" office:value-type="float" office:value="20.916622271018" calcext:value-type="float">
            <text:p>20.916622271018</text:p>
          </table:table-cell>
          <table:table-cell table:number-columns-repeated="2"/>
          <table:table-cell office:value-type="float" office:value="44.5" calcext:value-type="float">
            <text:p>44.5</text:p>
          </table:table-cell>
          <table:table-cell office:value-type="float" office:value="4.102843" calcext:value-type="float">
            <text:p>4.102843</text:p>
          </table:table-cell>
          <table:table-cell table:formula="of:=[.K48]/[.$K$104]" office:value-type="float" office:value="0.166990906523029" calcext:value-type="float">
            <text:p>0.166990906523029</text:p>
          </table:table-cell>
          <table:table-cell table:formula="of:=[.L48]*100" office:value-type="float" office:value="16.6990906523029" calcext:value-type="float">
            <text:p>16.6990906523029</text:p>
          </table:table-cell>
          <table:table-cell table:number-columns-repeated="2"/>
          <table:table-cell office:value-type="float" office:value="44.5" calcext:value-type="float">
            <text:p>44.5</text:p>
          </table:table-cell>
          <table:table-cell office:value-type="float" office:value="23.41531" calcext:value-type="float">
            <text:p>23.41531</text:p>
          </table:table-cell>
          <table:table-cell table:formula="of:=[.Q48]/[.$Q$104]" office:value-type="float" office:value="0.145618957888289" calcext:value-type="float">
            <text:p>0.145618957888289</text:p>
          </table:table-cell>
          <table:table-cell table:formula="of:=[.R48]*100" office:value-type="float" office:value="14.5618957888289" calcext:value-type="float">
            <text:p>14.5618957888289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00008371361" calcext:value-type="float">
            <text:p>8.371361E-07</text:p>
          </table:table-cell>
          <table:table-cell table:formula="of:=[.V48]/[.$V$104]" office:value-type="float" office:value="0.00000241622265811707" calcext:value-type="float">
            <text:p>2.41622265811707E-06</text:p>
          </table:table-cell>
          <table:table-cell table:formula="of:=[.W48]*100" office:value-type="float" office:value="0.000241622265811707" calcext:value-type="float">
            <text:p>0.000241622265812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3491131" calcext:value-type="float">
            <text:p>0.003491131</text:p>
          </table:table-cell>
          <table:table-cell table:formula="of:=[.AA48]/[.$AA$104]" office:value-type="float" office:value="0.950828668791766" calcext:value-type="float">
            <text:p>0.950828668791766</text:p>
          </table:table-cell>
          <table:table-cell table:formula="of:=[.AB48]*100" office:value-type="float" office:value="95.0828668791766" calcext:value-type="float">
            <text:p>95.0828668791766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 table:formula="of:=[.AF48]/[.$AF$104]" office:value-type="float" office:value="0" calcext:value-type="float">
            <text:p>0</text:p>
          </table:table-cell>
          <table:table-cell table:formula="of:=[.AG48]*100"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02397934" calcext:value-type="float">
            <text:p>0.0002397934</text:p>
          </table:table-cell>
          <table:table-cell table:formula="of:=[.AK48]/[.$AK$104]" office:value-type="float" office:value="0.000875719941582979" calcext:value-type="float">
            <text:p>0.000875719941583</text:p>
          </table:table-cell>
          <table:table-cell table:formula="of:=[.AL48]*100" office:value-type="float" office:value="0.0875719941582979" calcext:value-type="float">
            <text:p>0.087571994158298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1632688" calcext:value-type="float">
            <text:p>0.001632688</text:p>
          </table:table-cell>
          <table:table-cell table:formula="of:=[.AP48]/[.$AP$104]" office:value-type="float" office:value="0.00589566187027499" calcext:value-type="float">
            <text:p>0.005895661870275</text:p>
          </table:table-cell>
          <table:table-cell table:formula="of:=[.AQ48]*100" office:value-type="float" office:value="0.589566187027499" calcext:value-type="float">
            <text:p>0.5895661870274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1.055466" calcext:value-type="float">
            <text:p>1.055466</text:p>
          </table:table-cell>
          <table:table-cell table:formula="of:=[.E49]/[.$E$104]" office:value-type="float" office:value="0.211151773501969" calcext:value-type="float">
            <text:p>0.211151773501969</text:p>
          </table:table-cell>
          <table:table-cell table:formula="of:=[.F49]*100" office:value-type="float" office:value="21.1151773501969" calcext:value-type="float">
            <text:p>21.1151773501969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4.159096" calcext:value-type="float">
            <text:p>4.159096</text:p>
          </table:table-cell>
          <table:table-cell table:formula="of:=[.K49]/[.$K$104]" office:value-type="float" office:value="0.169280474869817" calcext:value-type="float">
            <text:p>0.169280474869817</text:p>
          </table:table-cell>
          <table:table-cell table:formula="of:=[.L49]*100" office:value-type="float" office:value="16.9280474869817" calcext:value-type="float">
            <text:p>16.9280474869817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23.92555" calcext:value-type="float">
            <text:p>23.92555</text:p>
          </table:table-cell>
          <table:table-cell table:formula="of:=[.Q49]/[.$Q$104]" office:value-type="float" office:value="0.148792121817057" calcext:value-type="float">
            <text:p>0.148792121817057</text:p>
          </table:table-cell>
          <table:table-cell table:formula="of:=[.R49]*100" office:value-type="float" office:value="14.8792121817057" calcext:value-type="float">
            <text:p>14.8792121817057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00003126624" calcext:value-type="float">
            <text:p>3.126624E-07</text:p>
          </table:table-cell>
          <table:table-cell table:formula="of:=[.V49]/[.$V$104]" office:value-type="float" office:value="0.000000902436264809585" calcext:value-type="float">
            <text:p>9.02436264809585E-07</text:p>
          </table:table-cell>
          <table:table-cell table:formula="of:=[.W49]*100" office:value-type="float" office:value="0.0000902436264809585" calcext:value-type="float">
            <text:p>9.02436264809585E-05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3023172" calcext:value-type="float">
            <text:p>0.003023172</text:p>
          </table:table-cell>
          <table:table-cell table:formula="of:=[.AA49]/[.$AA$104]" office:value-type="float" office:value="0.823377469447162" calcext:value-type="float">
            <text:p>0.823377469447162</text:p>
          </table:table-cell>
          <table:table-cell table:formula="of:=[.AB49]*100" office:value-type="float" office:value="82.3377469447162" calcext:value-type="float">
            <text:p>82.3377469447162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formula="of:=[.AF49]/[.$AF$104]" office:value-type="float" office:value="0" calcext:value-type="float">
            <text:p>0</text:p>
          </table:table-cell>
          <table:table-cell table:formula="of:=[.AG49]*100"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02738618" calcext:value-type="float">
            <text:p>0.0002738618</text:p>
          </table:table-cell>
          <table:table-cell table:formula="of:=[.AK49]/[.$AK$104]" office:value-type="float" office:value="0.00100013694913125" calcext:value-type="float">
            <text:p>0.001000136949131</text:p>
          </table:table-cell>
          <table:table-cell table:formula="of:=[.AL49]*100" office:value-type="float" office:value="0.100013694913125" calcext:value-type="float">
            <text:p>0.100013694913125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1362255" calcext:value-type="float">
            <text:p>0.001362255</text:p>
          </table:table-cell>
          <table:table-cell table:formula="of:=[.AP49]/[.$AP$104]" office:value-type="float" office:value="0.00491912408316314" calcext:value-type="float">
            <text:p>0.004919124083163</text:p>
          </table:table-cell>
          <table:table-cell table:formula="of:=[.AQ49]*100" office:value-type="float" office:value="0.491912408316314" calcext:value-type="float">
            <text:p>0.4919124083163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1.070897" calcext:value-type="float">
            <text:p>1.070897</text:p>
          </table:table-cell>
          <table:table-cell table:formula="of:=[.E50]/[.$E$104]" office:value-type="float" office:value="0.214238829851401" calcext:value-type="float">
            <text:p>0.214238829851401</text:p>
          </table:table-cell>
          <table:table-cell table:formula="of:=[.F50]*100" office:value-type="float" office:value="21.4238829851401" calcext:value-type="float">
            <text:p>21.4238829851401</text:p>
          </table:table-cell>
          <table:table-cell table:number-columns-repeated="2"/>
          <table:table-cell office:value-type="float" office:value="46.5" calcext:value-type="float">
            <text:p>46.5</text:p>
          </table:table-cell>
          <table:table-cell office:value-type="float" office:value="4.21027" calcext:value-type="float">
            <text:p>4.21027</text:p>
          </table:table-cell>
          <table:table-cell table:formula="of:=[.K50]/[.$K$104]" office:value-type="float" office:value="0.171363321483838" calcext:value-type="float">
            <text:p>0.171363321483838</text:p>
          </table:table-cell>
          <table:table-cell table:formula="of:=[.L50]*100" office:value-type="float" office:value="17.1363321483838" calcext:value-type="float">
            <text:p>17.1363321483838</text:p>
          </table:table-cell>
          <table:table-cell table:number-columns-repeated="2"/>
          <table:table-cell office:value-type="float" office:value="46.5" calcext:value-type="float">
            <text:p>46.5</text:p>
          </table:table-cell>
          <table:table-cell office:value-type="float" office:value="24.04222" calcext:value-type="float">
            <text:p>24.04222</text:p>
          </table:table-cell>
          <table:table-cell table:formula="of:=[.Q50]/[.$Q$104]" office:value-type="float" office:value="0.149517688286893" calcext:value-type="float">
            <text:p>0.149517688286893</text:p>
          </table:table-cell>
          <table:table-cell table:formula="of:=[.R50]*100" office:value-type="float" office:value="14.9517688286893" calcext:value-type="float">
            <text:p>14.9517688286893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0002824447" calcext:value-type="float">
            <text:p>2.824447E-06</text:p>
          </table:table-cell>
          <table:table-cell table:formula="of:=[.V50]/[.$V$104]" office:value-type="float" office:value="0.00000815219035238212" calcext:value-type="float">
            <text:p>8.15219035238212E-06</text:p>
          </table:table-cell>
          <table:table-cell table:formula="of:=[.W50]*100" office:value-type="float" office:value="0.000815219035238212" calcext:value-type="float">
            <text:p>0.000815219035238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2819384" calcext:value-type="float">
            <text:p>0.002819384</text:p>
          </table:table-cell>
          <table:table-cell table:formula="of:=[.AA50]/[.$AA$104]" office:value-type="float" office:value="0.767874690331816" calcext:value-type="float">
            <text:p>0.767874690331816</text:p>
          </table:table-cell>
          <table:table-cell table:formula="of:=[.AB50]*100" office:value-type="float" office:value="76.7874690331816" calcext:value-type="float">
            <text:p>76.7874690331816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table:formula="of:=[.AF50]/[.$AF$104]" office:value-type="float" office:value="0" calcext:value-type="float">
            <text:p>0</text:p>
          </table:table-cell>
          <table:table-cell table:formula="of:=[.AG50]*100"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0171837" calcext:value-type="float">
            <text:p>0.000171837</text:p>
          </table:table-cell>
          <table:table-cell table:formula="of:=[.AK50]/[.$AK$104]" office:value-type="float" office:value="0.000627544743107168" calcext:value-type="float">
            <text:p>0.000627544743107</text:p>
          </table:table-cell>
          <table:table-cell table:formula="of:=[.AL50]*100" office:value-type="float" office:value="0.0627544743107168" calcext:value-type="float">
            <text:p>0.062754474310717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182412" calcext:value-type="float">
            <text:p>0.00182412</text:p>
          </table:table-cell>
          <table:table-cell table:formula="of:=[.AP50]/[.$AP$104]" office:value-type="float" office:value="0.0065869258124063" calcext:value-type="float">
            <text:p>0.006586925812406</text:p>
          </table:table-cell>
          <table:table-cell table:formula="of:=[.AQ50]*100" office:value-type="float" office:value="0.65869258124063" calcext:value-type="float">
            <text:p>0.658692581240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1.087637" calcext:value-type="float">
            <text:p>1.087637</text:p>
          </table:table-cell>
          <table:table-cell table:formula="of:=[.E51]/[.$E$104]" office:value-type="float" office:value="0.217587758844303" calcext:value-type="float">
            <text:p>0.217587758844303</text:p>
          </table:table-cell>
          <table:table-cell table:formula="of:=[.F51]*100" office:value-type="float" office:value="21.7587758844303" calcext:value-type="float">
            <text:p>21.7587758844303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office:value-type="float" office:value="4.274216" calcext:value-type="float">
            <text:p>4.274216</text:p>
          </table:table-cell>
          <table:table-cell table:formula="of:=[.K51]/[.$K$104]" office:value-type="float" office:value="0.173966004674133" calcext:value-type="float">
            <text:p>0.173966004674133</text:p>
          </table:table-cell>
          <table:table-cell table:formula="of:=[.L51]*100" office:value-type="float" office:value="17.3966004674133" calcext:value-type="float">
            <text:p>17.3966004674133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office:value-type="float" office:value="24.38523" calcext:value-type="float">
            <text:p>24.38523</text:p>
          </table:table-cell>
          <table:table-cell table:formula="of:=[.Q51]/[.$Q$104]" office:value-type="float" office:value="0.151650854952005" calcext:value-type="float">
            <text:p>0.151650854952005</text:p>
          </table:table-cell>
          <table:table-cell table:formula="of:=[.R51]*100" office:value-type="float" office:value="15.1650854952005" calcext:value-type="float">
            <text:p>15.1650854952005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000572741" calcext:value-type="float">
            <text:p>5.72741E-06</text:p>
          </table:table-cell>
          <table:table-cell table:formula="of:=[.V51]/[.$V$104]" office:value-type="float" office:value="0.000016531001129119" calcext:value-type="float">
            <text:p>1.6531001129119E-05</text:p>
          </table:table-cell>
          <table:table-cell table:formula="of:=[.W51]*100" office:value-type="float" office:value="0.0016531001129119" calcext:value-type="float">
            <text:p>0.001653100112912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2682718" calcext:value-type="float">
            <text:p>0.002682718</text:p>
          </table:table-cell>
          <table:table-cell table:formula="of:=[.AA51]/[.$AA$104]" office:value-type="float" office:value="0.730652955928525" calcext:value-type="float">
            <text:p>0.730652955928525</text:p>
          </table:table-cell>
          <table:table-cell table:formula="of:=[.AB51]*100" office:value-type="float" office:value="73.0652955928525" calcext:value-type="float">
            <text:p>73.0652955928525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table:formula="of:=[.AF51]/[.$AF$104]" office:value-type="float" office:value="0" calcext:value-type="float">
            <text:p>0</text:p>
          </table:table-cell>
          <table:table-cell table:formula="of:=[.AG51]*100"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03172925" calcext:value-type="float">
            <text:p>0.0003172925</text:p>
          </table:table-cell>
          <table:table-cell table:formula="of:=[.AK51]/[.$AK$104]" office:value-type="float" office:value="0.00115874485938611" calcext:value-type="float">
            <text:p>0.001158744859386</text:p>
          </table:table-cell>
          <table:table-cell table:formula="of:=[.AL51]*100" office:value-type="float" office:value="0.115874485938611" calcext:value-type="float">
            <text:p>0.115874485938611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2220199" calcext:value-type="float">
            <text:p>0.002220199</text:p>
          </table:table-cell>
          <table:table-cell table:formula="of:=[.AP51]/[.$AP$104]" office:value-type="float" office:value="0.00801717326808469" calcext:value-type="float">
            <text:p>0.008017173268085</text:p>
          </table:table-cell>
          <table:table-cell table:formula="of:=[.AQ51]*100" office:value-type="float" office:value="0.801717326808469" calcext:value-type="float">
            <text:p>0.8017173268084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1.098337" calcext:value-type="float">
            <text:p>1.098337</text:p>
          </table:table-cell>
          <table:table-cell table:formula="of:=[.E52]/[.$E$104]" office:value-type="float" office:value="0.219728352645024" calcext:value-type="float">
            <text:p>0.219728352645024</text:p>
          </table:table-cell>
          <table:table-cell table:formula="of:=[.F52]*100" office:value-type="float" office:value="21.9728352645024" calcext:value-type="float">
            <text:p>21.9728352645024</text:p>
          </table:table-cell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4.330779" calcext:value-type="float">
            <text:p>4.330779</text:p>
          </table:table-cell>
          <table:table-cell table:formula="of:=[.K52]/[.$K$104]" office:value-type="float" office:value="0.176268190413549" calcext:value-type="float">
            <text:p>0.176268190413549</text:p>
          </table:table-cell>
          <table:table-cell table:formula="of:=[.L52]*100" office:value-type="float" office:value="17.6268190413549" calcext:value-type="float">
            <text:p>17.6268190413549</text:p>
          </table:table-cell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24.76152" calcext:value-type="float">
            <text:p>24.76152</text:p>
          </table:table-cell>
          <table:table-cell table:formula="of:=[.Q52]/[.$Q$104]" office:value-type="float" office:value="0.15399098872191" calcext:value-type="float">
            <text:p>0.15399098872191</text:p>
          </table:table-cell>
          <table:table-cell table:formula="of:=[.R52]*100" office:value-type="float" office:value="15.399098872191" calcext:value-type="float">
            <text:p>15.399098872191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0001341782" calcext:value-type="float">
            <text:p>1.341782E-06</text:p>
          </table:table-cell>
          <table:table-cell table:formula="of:=[.V52]/[.$V$104]" office:value-type="float" office:value="0.00000387278014967177" calcext:value-type="float">
            <text:p>3.87278014967177E-06</text:p>
          </table:table-cell>
          <table:table-cell table:formula="of:=[.W52]*100" office:value-type="float" office:value="0.000387278014967177" calcext:value-type="float">
            <text:p>0.000387278014967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3000783" calcext:value-type="float">
            <text:p>0.003000783</text:p>
          </table:table-cell>
          <table:table-cell table:formula="of:=[.AA52]/[.$AA$104]" office:value-type="float" office:value="0.817279702544236" calcext:value-type="float">
            <text:p>0.817279702544236</text:p>
          </table:table-cell>
          <table:table-cell table:formula="of:=[.AB52]*100" office:value-type="float" office:value="81.7279702544236" calcext:value-type="float">
            <text:p>81.7279702544236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 table:formula="of:=[.AF52]/[.$AF$104]" office:value-type="float" office:value="0" calcext:value-type="float">
            <text:p>0</text:p>
          </table:table-cell>
          <table:table-cell table:formula="of:=[.AG52]*100"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03268859" calcext:value-type="float">
            <text:p>0.0003268859</text:p>
          </table:table-cell>
          <table:table-cell table:formula="of:=[.AK52]/[.$AK$104]" office:value-type="float" office:value="0.00119377973393888" calcext:value-type="float">
            <text:p>0.001193779733939</text:p>
          </table:table-cell>
          <table:table-cell table:formula="of:=[.AL52]*100" office:value-type="float" office:value="0.119377973393888" calcext:value-type="float">
            <text:p>0.119377973393888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1492147" calcext:value-type="float">
            <text:p>0.001492147</text:p>
          </table:table-cell>
          <table:table-cell table:formula="of:=[.AP52]/[.$AP$104]" office:value-type="float" office:value="0.00538816612405139" calcext:value-type="float">
            <text:p>0.005388166124051</text:p>
          </table:table-cell>
          <table:table-cell table:formula="of:=[.AQ52]*100" office:value-type="float" office:value="0.538816612405139" calcext:value-type="float">
            <text:p>0.5388166124051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1.121297" calcext:value-type="float">
            <text:p>1.121297</text:p>
          </table:table-cell>
          <table:table-cell table:formula="of:=[.E53]/[.$E$104]" office:value-type="float" office:value="0.22432162681928" calcext:value-type="float">
            <text:p>0.22432162681928</text:p>
          </table:table-cell>
          <table:table-cell table:formula="of:=[.F53]*100" office:value-type="float" office:value="22.432162681928" calcext:value-type="float">
            <text:p>22.432162681928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office:value-type="float" office:value="4.389609" calcext:value-type="float">
            <text:p>4.389609</text:p>
          </table:table-cell>
          <table:table-cell table:formula="of:=[.K53]/[.$K$104]" office:value-type="float" office:value="0.178662645924216" calcext:value-type="float">
            <text:p>0.178662645924216</text:p>
          </table:table-cell>
          <table:table-cell table:formula="of:=[.L53]*100" office:value-type="float" office:value="17.8662645924216" calcext:value-type="float">
            <text:p>17.8662645924216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office:value-type="float" office:value="25.23915" calcext:value-type="float">
            <text:p>25.23915</text:p>
          </table:table-cell>
          <table:table-cell table:formula="of:=[.Q53]/[.$Q$104]" office:value-type="float" office:value="0.15696135225142" calcext:value-type="float">
            <text:p>0.15696135225142</text:p>
          </table:table-cell>
          <table:table-cell table:formula="of:=[.R53]*100" office:value-type="float" office:value="15.696135225142" calcext:value-type="float">
            <text:p>15.696135225142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001417059" calcext:value-type="float">
            <text:p>1.417059E-05</text:p>
          </table:table-cell>
          <table:table-cell table:formula="of:=[.V53]/[.$V$104]" office:value-type="float" office:value="0.0000409005186096827" calcext:value-type="float">
            <text:p>4.09005186096827E-05</text:p>
          </table:table-cell>
          <table:table-cell table:formula="of:=[.W53]*100" office:value-type="float" office:value="0.00409005186096827" calcext:value-type="float">
            <text:p>0.004090051860968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2734215" calcext:value-type="float">
            <text:p>0.002734215</text:p>
          </table:table-cell>
          <table:table-cell table:formula="of:=[.AA53]/[.$AA$104]" office:value-type="float" office:value="0.744678446222865" calcext:value-type="float">
            <text:p>0.744678446222865</text:p>
          </table:table-cell>
          <table:table-cell table:formula="of:=[.AB53]*100" office:value-type="float" office:value="74.4678446222865" calcext:value-type="float">
            <text:p>74.4678446222865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table:formula="of:=[.AF53]/[.$AF$104]" office:value-type="float" office:value="0" calcext:value-type="float">
            <text:p>0</text:p>
          </table:table-cell>
          <table:table-cell table:formula="of:=[.AG53]*100"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04174784" calcext:value-type="float">
            <text:p>0.0004174784</text:p>
          </table:table-cell>
          <table:table-cell table:formula="of:=[.AK53]/[.$AK$104]" office:value-type="float" office:value="0.0015246214452114" calcext:value-type="float">
            <text:p>0.001524621445211</text:p>
          </table:table-cell>
          <table:table-cell table:formula="of:=[.AL53]*100" office:value-type="float" office:value="0.15246214452114" calcext:value-type="float">
            <text:p>0.15246214452114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1615543" calcext:value-type="float">
            <text:p>0.001615543</text:p>
          </table:table-cell>
          <table:table-cell table:formula="of:=[.AP53]/[.$AP$104]" office:value-type="float" office:value="0.00583375100747336" calcext:value-type="float">
            <text:p>0.005833751007473</text:p>
          </table:table-cell>
          <table:table-cell table:formula="of:=[.AQ53]*100" office:value-type="float" office:value="0.583375100747336" calcext:value-type="float">
            <text:p>0.5833751007473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1.138198" calcext:value-type="float">
            <text:p>1.138198</text:p>
          </table:table-cell>
          <table:table-cell table:formula="of:=[.E54]/[.$E$104]" office:value-type="float" office:value="0.227702764746941" calcext:value-type="float">
            <text:p>0.227702764746941</text:p>
          </table:table-cell>
          <table:table-cell table:formula="of:=[.F54]*100" office:value-type="float" office:value="22.7702764746941" calcext:value-type="float">
            <text:p>22.7702764746941</text:p>
          </table:table-cell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4.469532" calcext:value-type="float">
            <text:p>4.469532</text:p>
          </table:table-cell>
          <table:table-cell table:formula="of:=[.K54]/[.$K$104]" office:value-type="float" office:value="0.181915613250053" calcext:value-type="float">
            <text:p>0.181915613250053</text:p>
          </table:table-cell>
          <table:table-cell table:formula="of:=[.L54]*100" office:value-type="float" office:value="18.1915613250053" calcext:value-type="float">
            <text:p>18.1915613250053</text:p>
          </table:table-cell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25.53011" calcext:value-type="float">
            <text:p>25.53011</text:p>
          </table:table-cell>
          <table:table-cell table:formula="of:=[.Q54]/[.$Q$104]" office:value-type="float" office:value="0.158770821867119" calcext:value-type="float">
            <text:p>0.158770821867119</text:p>
          </table:table-cell>
          <table:table-cell table:formula="of:=[.R54]*100" office:value-type="float" office:value="15.8770821867119" calcext:value-type="float">
            <text:p>15.8770821867119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0000005911245" calcext:value-type="float">
            <text:p>5.911245E-07</text:p>
          </table:table-cell>
          <table:table-cell table:formula="of:=[.V54]/[.$V$104]" office:value-type="float" office:value="0.00000170616033721175" calcext:value-type="float">
            <text:p>1.70616033721175E-06</text:p>
          </table:table-cell>
          <table:table-cell table:formula="of:=[.W54]*100" office:value-type="float" office:value="0.000170616033721175" calcext:value-type="float">
            <text:p>0.000170616033721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002308982" calcext:value-type="float">
            <text:p>0.002308982</text:p>
          </table:table-cell>
          <table:table-cell table:formula="of:=[.AA54]/[.$AA$104]" office:value-type="float" office:value="0.628863907233544" calcext:value-type="float">
            <text:p>0.628863907233544</text:p>
          </table:table-cell>
          <table:table-cell table:formula="of:=[.AB54]*100" office:value-type="float" office:value="62.8863907233544" calcext:value-type="float">
            <text:p>62.8863907233544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table:formula="of:=[.AF54]/[.$AF$104]" office:value-type="float" office:value="0" calcext:value-type="float">
            <text:p>0</text:p>
          </table:table-cell>
          <table:table-cell table:formula="of:=[.AG54]*100"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0001878775" calcext:value-type="float">
            <text:p>0.0001878775</text:p>
          </table:table-cell>
          <table:table-cell table:formula="of:=[.AK54]/[.$AK$104]" office:value-type="float" office:value="0.000686124277502033" calcext:value-type="float">
            <text:p>0.000686124277502</text:p>
          </table:table-cell>
          <table:table-cell table:formula="of:=[.AL54]*100" office:value-type="float" office:value="0.0686124277502033" calcext:value-type="float">
            <text:p>0.068612427750203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00183036" calcext:value-type="float">
            <text:p>0.00183036</text:p>
          </table:table-cell>
          <table:table-cell table:formula="of:=[.AP54]/[.$AP$104]" office:value-type="float" office:value="0.00660945854987391" calcext:value-type="float">
            <text:p>0.006609458549874</text:p>
          </table:table-cell>
          <table:table-cell table:formula="of:=[.AQ54]*100" office:value-type="float" office:value="0.66094585498739" calcext:value-type="float">
            <text:p>0.660945854987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1.16091" calcext:value-type="float">
            <text:p>1.16091</text:p>
          </table:table-cell>
          <table:table-cell table:formula="of:=[.E55]/[.$E$104]" office:value-type="float" office:value="0.232246425158339" calcext:value-type="float">
            <text:p>0.232246425158339</text:p>
          </table:table-cell>
          <table:table-cell table:formula="of:=[.F55]*100" office:value-type="float" office:value="23.2246425158339" calcext:value-type="float">
            <text:p>23.2246425158339</text:p>
          </table:table-cell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4.565241" calcext:value-type="float">
            <text:p>4.565241</text:p>
          </table:table-cell>
          <table:table-cell table:formula="of:=[.K55]/[.$K$104]" office:value-type="float" office:value="0.185811090769523" calcext:value-type="float">
            <text:p>0.185811090769523</text:p>
          </table:table-cell>
          <table:table-cell table:formula="of:=[.L55]*100" office:value-type="float" office:value="18.5811090769523" calcext:value-type="float">
            <text:p>18.5811090769523</text:p>
          </table:table-cell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25.86675" calcext:value-type="float">
            <text:p>25.86675</text:p>
          </table:table-cell>
          <table:table-cell table:formula="of:=[.Q55]/[.$Q$104]" office:value-type="float" office:value="0.16086437373483" calcext:value-type="float">
            <text:p>0.16086437373483</text:p>
          </table:table-cell>
          <table:table-cell table:formula="of:=[.R55]*100" office:value-type="float" office:value="16.086437373483" calcext:value-type="float">
            <text:p>16.086437373483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000002986419" calcext:value-type="float">
            <text:p>2.986419E-06</text:p>
          </table:table-cell>
          <table:table-cell table:formula="of:=[.V55]/[.$V$104]" office:value-type="float" office:value="0.00000861968950381107" calcext:value-type="float">
            <text:p>8.61968950381107E-06</text:p>
          </table:table-cell>
          <table:table-cell table:formula="of:=[.W55]*100" office:value-type="float" office:value="0.000861968950381106" calcext:value-type="float">
            <text:p>0.000861968950381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002917159" calcext:value-type="float">
            <text:p>0.002917159</text:p>
          </table:table-cell>
          <table:table-cell table:formula="of:=[.AA55]/[.$AA$104]" office:value-type="float" office:value="0.794504247656109" calcext:value-type="float">
            <text:p>0.794504247656109</text:p>
          </table:table-cell>
          <table:table-cell table:formula="of:=[.AB55]*100" office:value-type="float" office:value="79.4504247656109" calcext:value-type="float">
            <text:p>79.4504247656109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table:formula="of:=[.AF55]/[.$AF$104]" office:value-type="float" office:value="0" calcext:value-type="float">
            <text:p>0</text:p>
          </table:table-cell>
          <table:table-cell table:formula="of:=[.AG55]*100"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0002768002" calcext:value-type="float">
            <text:p>0.0002768002</text:p>
          </table:table-cell>
          <table:table-cell table:formula="of:=[.AK55]/[.$AK$104]" office:value-type="float" office:value="0.00101086791785828" calcext:value-type="float">
            <text:p>0.001010867917858</text:p>
          </table:table-cell>
          <table:table-cell table:formula="of:=[.AL55]*100" office:value-type="float" office:value="0.101086791785828" calcext:value-type="float">
            <text:p>0.101086791785828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001484122" calcext:value-type="float">
            <text:p>0.001484122</text:p>
          </table:table-cell>
          <table:table-cell table:formula="of:=[.AP55]/[.$AP$104]" office:value-type="float" office:value="0.00535918772370242" calcext:value-type="float">
            <text:p>0.005359187723702</text:p>
          </table:table-cell>
          <table:table-cell table:formula="of:=[.AQ55]*100" office:value-type="float" office:value="0.535918772370242" calcext:value-type="float">
            <text:p>0.5359187723702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1.178924" calcext:value-type="float">
            <text:p>1.178924</text:p>
          </table:table-cell>
          <table:table-cell table:formula="of:=[.E56]/[.$E$104]" office:value-type="float" office:value="0.235850224852374" calcext:value-type="float">
            <text:p>0.235850224852374</text:p>
          </table:table-cell>
          <table:table-cell table:formula="of:=[.F56]*100" office:value-type="float" office:value="23.5850224852374" calcext:value-type="float">
            <text:p>23.5850224852374</text:p>
          </table:table-cell>
          <table:table-cell table:number-columns-repeated="2"/>
          <table:table-cell office:value-type="float" office:value="52.5" calcext:value-type="float">
            <text:p>52.5</text:p>
          </table:table-cell>
          <table:table-cell office:value-type="float" office:value="4.633021" calcext:value-type="float">
            <text:p>4.633021</text:p>
          </table:table-cell>
          <table:table-cell table:formula="of:=[.K56]/[.$K$104]" office:value-type="float" office:value="0.18856982261574" calcext:value-type="float">
            <text:p>0.18856982261574</text:p>
          </table:table-cell>
          <table:table-cell table:formula="of:=[.L56]*100" office:value-type="float" office:value="18.856982261574" calcext:value-type="float">
            <text:p>18.856982261574</text:p>
          </table:table-cell>
          <table:table-cell table:number-columns-repeated="2"/>
          <table:table-cell office:value-type="float" office:value="52.5" calcext:value-type="float">
            <text:p>52.5</text:p>
          </table:table-cell>
          <table:table-cell office:value-type="float" office:value="26.41395" calcext:value-type="float">
            <text:p>26.41395</text:p>
          </table:table-cell>
          <table:table-cell table:formula="of:=[.Q56]/[.$Q$104]" office:value-type="float" office:value="0.164267390554016" calcext:value-type="float">
            <text:p>0.164267390554016</text:p>
          </table:table-cell>
          <table:table-cell table:formula="of:=[.R56]*100" office:value-type="float" office:value="16.4267390554016" calcext:value-type="float">
            <text:p>16.4267390554016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00001486264" calcext:value-type="float">
            <text:p>1.486264E-05</text:p>
          </table:table-cell>
          <table:table-cell table:formula="of:=[.V56]/[.$V$104]" office:value-type="float" office:value="0.0000428979798236358" calcext:value-type="float">
            <text:p>4.28979798236358E-05</text:p>
          </table:table-cell>
          <table:table-cell table:formula="of:=[.W56]*100" office:value-type="float" office:value="0.00428979798236358" calcext:value-type="float">
            <text:p>0.004289797982364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002735723" calcext:value-type="float">
            <text:p>0.002735723</text:p>
          </table:table-cell>
          <table:table-cell table:formula="of:=[.AA56]/[.$AA$104]" office:value-type="float" office:value="0.745089158290828" calcext:value-type="float">
            <text:p>0.745089158290828</text:p>
          </table:table-cell>
          <table:table-cell table:formula="of:=[.AB56]*100" office:value-type="float" office:value="74.5089158290828" calcext:value-type="float">
            <text:p>74.5089158290828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table:formula="of:=[.AF56]/[.$AF$104]" office:value-type="float" office:value="0" calcext:value-type="float">
            <text:p>0</text:p>
          </table:table-cell>
          <table:table-cell table:formula="of:=[.AG56]*100"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0002171346" calcext:value-type="float">
            <text:p>0.0002171346</text:p>
          </table:table-cell>
          <table:table-cell table:formula="of:=[.AK56]/[.$AK$104]" office:value-type="float" office:value="0.000792970528912153" calcext:value-type="float">
            <text:p>0.000792970528912</text:p>
          </table:table-cell>
          <table:table-cell table:formula="of:=[.AL56]*100" office:value-type="float" office:value="0.0792970528912153" calcext:value-type="float">
            <text:p>0.079297052891215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001478622" calcext:value-type="float">
            <text:p>0.001478622</text:p>
          </table:table-cell>
          <table:table-cell table:formula="of:=[.AP56]/[.$AP$104]" office:value-type="float" office:value="0.00533932713779347" calcext:value-type="float">
            <text:p>0.005339327137793</text:p>
          </table:table-cell>
          <table:table-cell table:formula="of:=[.AQ56]*100" office:value-type="float" office:value="0.533932713779347" calcext:value-type="float">
            <text:p>0.5339327137793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1.199383" calcext:value-type="float">
            <text:p>1.199383</text:p>
          </table:table-cell>
          <table:table-cell table:formula="of:=[.E57]/[.$E$104]" office:value-type="float" office:value="0.239943160232649" calcext:value-type="float">
            <text:p>0.239943160232649</text:p>
          </table:table-cell>
          <table:table-cell table:formula="of:=[.F57]*100" office:value-type="float" office:value="23.9943160232649" calcext:value-type="float">
            <text:p>23.9943160232649</text:p>
          </table:table-cell>
          <table:table-cell table:number-columns-repeated="2"/>
          <table:table-cell office:value-type="float" office:value="53.5" calcext:value-type="float">
            <text:p>53.5</text:p>
          </table:table-cell>
          <table:table-cell office:value-type="float" office:value="4.734957" calcext:value-type="float">
            <text:p>4.734957</text:p>
          </table:table-cell>
          <table:table-cell table:formula="of:=[.K57]/[.$K$104]" office:value-type="float" office:value="0.192718746921967" calcext:value-type="float">
            <text:p>0.192718746921967</text:p>
          </table:table-cell>
          <table:table-cell table:formula="of:=[.L57]*100" office:value-type="float" office:value="19.2718746921967" calcext:value-type="float">
            <text:p>19.2718746921967</text:p>
          </table:table-cell>
          <table:table-cell table:number-columns-repeated="2"/>
          <table:table-cell office:value-type="float" office:value="53.5" calcext:value-type="float">
            <text:p>53.5</text:p>
          </table:table-cell>
          <table:table-cell office:value-type="float" office:value="26.75736" calcext:value-type="float">
            <text:p>26.75736</text:p>
          </table:table-cell>
          <table:table-cell table:formula="of:=[.Q57]/[.$Q$104]" office:value-type="float" office:value="0.166403044804522" calcext:value-type="float">
            <text:p>0.166403044804522</text:p>
          </table:table-cell>
          <table:table-cell table:formula="of:=[.R57]*100" office:value-type="float" office:value="16.6403044804522" calcext:value-type="float">
            <text:p>16.6403044804522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table:formula="of:=[.V57]/[.$V$104]" office:value-type="float" office:value="0" calcext:value-type="float">
            <text:p>0</text:p>
          </table:table-cell>
          <table:table-cell table:formula="of:=[.W57]*100"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.00287321" calcext:value-type="float">
            <text:p>0.00287321</text:p>
          </table:table-cell>
          <table:table-cell table:formula="of:=[.AA57]/[.$AA$104]" office:value-type="float" office:value="0.782534496545443" calcext:value-type="float">
            <text:p>0.782534496545443</text:p>
          </table:table-cell>
          <table:table-cell table:formula="of:=[.AB57]*100" office:value-type="float" office:value="78.2534496545443" calcext:value-type="float">
            <text:p>78.2534496545443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table:formula="of:=[.AF57]/[.$AF$104]" office:value-type="float" office:value="0" calcext:value-type="float">
            <text:p>0</text:p>
          </table:table-cell>
          <table:table-cell table:formula="of:=[.AG57]*100"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.0002592048" calcext:value-type="float">
            <text:p>0.0002592048</text:p>
          </table:table-cell>
          <table:table-cell table:formula="of:=[.AK57]/[.$AK$104]" office:value-type="float" office:value="0.000946609924685282" calcext:value-type="float">
            <text:p>0.000946609924685</text:p>
          </table:table-cell>
          <table:table-cell table:formula="of:=[.AL57]*100" office:value-type="float" office:value="0.0946609924685282" calcext:value-type="float">
            <text:p>0.094660992468528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.001465414" calcext:value-type="float">
            <text:p>0.001465414</text:p>
          </table:table-cell>
          <table:table-cell table:formula="of:=[.AP57]/[.$AP$104]" office:value-type="float" office:value="0.00529163284348703" calcext:value-type="float">
            <text:p>0.005291632843487</text:p>
          </table:table-cell>
          <table:table-cell table:formula="of:=[.AQ57]*100" office:value-type="float" office:value="0.529163284348703" calcext:value-type="float">
            <text:p>0.5291632843487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1.226497" calcext:value-type="float">
            <text:p>1.226497</text:p>
          </table:table-cell>
          <table:table-cell table:formula="of:=[.E58]/[.$E$104]" office:value-type="float" office:value="0.245367464934773" calcext:value-type="float">
            <text:p>0.245367464934773</text:p>
          </table:table-cell>
          <table:table-cell table:formula="of:=[.F58]*100" office:value-type="float" office:value="24.5367464934773" calcext:value-type="float">
            <text:p>24.5367464934773</text:p>
          </table:table-cell>
          <table:table-cell table:number-columns-repeated="2"/>
          <table:table-cell office:value-type="float" office:value="54.5" calcext:value-type="float">
            <text:p>54.5</text:p>
          </table:table-cell>
          <table:table-cell office:value-type="float" office:value="4.816751" calcext:value-type="float">
            <text:p>4.816751</text:p>
          </table:table-cell>
          <table:table-cell table:formula="of:=[.K58]/[.$K$104]" office:value-type="float" office:value="0.196047866317504" calcext:value-type="float">
            <text:p>0.196047866317504</text:p>
          </table:table-cell>
          <table:table-cell table:formula="of:=[.L58]*100" office:value-type="float" office:value="19.6047866317504" calcext:value-type="float">
            <text:p>19.6047866317504</text:p>
          </table:table-cell>
          <table:table-cell table:number-columns-repeated="2"/>
          <table:table-cell office:value-type="float" office:value="54.5" calcext:value-type="float">
            <text:p>54.5</text:p>
          </table:table-cell>
          <table:table-cell office:value-type="float" office:value="27.03317" calcext:value-type="float">
            <text:p>27.03317</text:p>
          </table:table-cell>
          <table:table-cell table:formula="of:=[.Q58]/[.$Q$104]" office:value-type="float" office:value="0.168118297123418" calcext:value-type="float">
            <text:p>0.168118297123418</text:p>
          </table:table-cell>
          <table:table-cell table:formula="of:=[.R58]*100" office:value-type="float" office:value="16.8118297123418" calcext:value-type="float">
            <text:p>16.8118297123418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000008143062" calcext:value-type="float">
            <text:p>8.143062E-06</text:p>
          </table:table-cell>
          <table:table-cell table:formula="of:=[.V58]/[.$V$104]" office:value-type="float" office:value="0.0000235032880685137" calcext:value-type="float">
            <text:p>2.35032880685137E-05</text:p>
          </table:table-cell>
          <table:table-cell table:formula="of:=[.W58]*100" office:value-type="float" office:value="0.00235032880685137" calcext:value-type="float">
            <text:p>0.002350328806851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003145528" calcext:value-type="float">
            <text:p>0.003145528</text:p>
          </table:table-cell>
          <table:table-cell table:formula="of:=[.AA58]/[.$AA$104]" office:value-type="float" office:value="0.856701796892533" calcext:value-type="float">
            <text:p>0.856701796892533</text:p>
          </table:table-cell>
          <table:table-cell table:formula="of:=[.AB58]*100" office:value-type="float" office:value="85.6701796892533" calcext:value-type="float">
            <text:p>85.6701796892533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table:formula="of:=[.AF58]/[.$AF$104]" office:value-type="float" office:value="0" calcext:value-type="float">
            <text:p>0</text:p>
          </table:table-cell>
          <table:table-cell table:formula="of:=[.AG58]*100"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0001627299" calcext:value-type="float">
            <text:p>0.0001627299</text:p>
          </table:table-cell>
          <table:table-cell table:formula="of:=[.AK58]/[.$AK$104]" office:value-type="float" office:value="0.000594285824888441" calcext:value-type="float">
            <text:p>0.000594285824888</text:p>
          </table:table-cell>
          <table:table-cell table:formula="of:=[.AL58]*100" office:value-type="float" office:value="0.0594285824888441" calcext:value-type="float">
            <text:p>0.059428582488844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001523891" calcext:value-type="float">
            <text:p>0.001523891</text:p>
          </table:table-cell>
          <table:table-cell table:formula="of:=[.AP58]/[.$AP$104]" office:value-type="float" office:value="0.00550279420388661" calcext:value-type="float">
            <text:p>0.005502794203887</text:p>
          </table:table-cell>
          <table:table-cell table:formula="of:=[.AQ58]*100" office:value-type="float" office:value="0.550279420388661" calcext:value-type="float">
            <text:p>0.5502794203886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1.247661" calcext:value-type="float">
            <text:p>1.247661</text:p>
          </table:table-cell>
          <table:table-cell table:formula="of:=[.E59]/[.$E$104]" office:value-type="float" office:value="0.2496014394393" calcext:value-type="float">
            <text:p>0.2496014394393</text:p>
          </table:table-cell>
          <table:table-cell table:formula="of:=[.F59]*100" office:value-type="float" office:value="24.96014394393" calcext:value-type="float">
            <text:p>24.96014394393</text:p>
          </table:table-cell>
          <table:table-cell table:number-columns-repeated="2"/>
          <table:table-cell office:value-type="float" office:value="55.5" calcext:value-type="float">
            <text:p>55.5</text:p>
          </table:table-cell>
          <table:table-cell office:value-type="float" office:value="4.908678" calcext:value-type="float">
            <text:p>4.908678</text:p>
          </table:table-cell>
          <table:table-cell table:formula="of:=[.K59]/[.$K$104]" office:value-type="float" office:value="0.199789411646912" calcext:value-type="float">
            <text:p>0.199789411646912</text:p>
          </table:table-cell>
          <table:table-cell table:formula="of:=[.L59]*100" office:value-type="float" office:value="19.9789411646912" calcext:value-type="float">
            <text:p>19.9789411646912</text:p>
          </table:table-cell>
          <table:table-cell table:number-columns-repeated="2"/>
          <table:table-cell office:value-type="float" office:value="55.5" calcext:value-type="float">
            <text:p>55.5</text:p>
          </table:table-cell>
          <table:table-cell office:value-type="float" office:value="27.98457" calcext:value-type="float">
            <text:p>27.98457</text:p>
          </table:table-cell>
          <table:table-cell table:formula="of:=[.Q59]/[.$Q$104]" office:value-type="float" office:value="0.174035018983386" calcext:value-type="float">
            <text:p>0.174035018983386</text:p>
          </table:table-cell>
          <table:table-cell table:formula="of:=[.R59]*100" office:value-type="float" office:value="17.4035018983386" calcext:value-type="float">
            <text:p>17.4035018983386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0000009169568" calcext:value-type="float">
            <text:p>9.169568E-07</text:p>
          </table:table-cell>
          <table:table-cell table:formula="of:=[.V59]/[.$V$104]" office:value-type="float" office:value="0.00000264660883298967" calcext:value-type="float">
            <text:p>2.64660883298967E-06</text:p>
          </table:table-cell>
          <table:table-cell table:formula="of:=[.W59]*100" office:value-type="float" office:value="0.000264660883298967" calcext:value-type="float">
            <text:p>0.000264660883299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002486369" calcext:value-type="float">
            <text:p>0.002486369</text:p>
          </table:table-cell>
          <table:table-cell table:formula="of:=[.AA59]/[.$AA$104]" office:value-type="float" office:value="0.677176229249236" calcext:value-type="float">
            <text:p>0.677176229249236</text:p>
          </table:table-cell>
          <table:table-cell table:formula="of:=[.AB59]*100" office:value-type="float" office:value="67.7176229249236" calcext:value-type="float">
            <text:p>67.7176229249236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table:formula="of:=[.AF59]/[.$AF$104]" office:value-type="float" office:value="0" calcext:value-type="float">
            <text:p>0</text:p>
          </table:table-cell>
          <table:table-cell table:formula="of:=[.AG59]*100"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0001990205" calcext:value-type="float">
            <text:p>0.0001990205</text:p>
          </table:table-cell>
          <table:table-cell table:formula="of:=[.AK59]/[.$AK$104]" office:value-type="float" office:value="0.000726818255355715" calcext:value-type="float">
            <text:p>0.000726818255356</text:p>
          </table:table-cell>
          <table:table-cell table:formula="of:=[.AL59]*100" office:value-type="float" office:value="0.0726818255355716" calcext:value-type="float">
            <text:p>0.072681825535572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001259117" calcext:value-type="float">
            <text:p>0.001259117</text:p>
          </table:table-cell>
          <table:table-cell table:formula="of:=[.AP59]/[.$AP$104]" office:value-type="float" office:value="0.00454669115416726" calcext:value-type="float">
            <text:p>0.004546691154167</text:p>
          </table:table-cell>
          <table:table-cell table:formula="of:=[.AQ59]*100" office:value-type="float" office:value="0.454669115416726" calcext:value-type="float">
            <text:p>0.4546691154167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1.271981" calcext:value-type="float">
            <text:p>1.271981</text:p>
          </table:table-cell>
          <table:table-cell table:formula="of:=[.E60]/[.$E$104]" office:value-type="float" office:value="0.254466789087293" calcext:value-type="float">
            <text:p>0.254466789087293</text:p>
          </table:table-cell>
          <table:table-cell table:formula="of:=[.F60]*100" office:value-type="float" office:value="25.4466789087293" calcext:value-type="float">
            <text:p>25.4466789087293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5.004901" calcext:value-type="float">
            <text:p>5.004901</text:p>
          </table:table-cell>
          <table:table-cell table:formula="of:=[.K60]/[.$K$104]" office:value-type="float" office:value="0.203705809617384" calcext:value-type="float">
            <text:p>0.203705809617384</text:p>
          </table:table-cell>
          <table:table-cell table:formula="of:=[.L60]*100" office:value-type="float" office:value="20.3705809617384" calcext:value-type="float">
            <text:p>20.3705809617384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28.11006" calcext:value-type="float">
            <text:p>28.11006</text:p>
          </table:table-cell>
          <table:table-cell table:formula="of:=[.Q60]/[.$Q$104]" office:value-type="float" office:value="0.174815436711163" calcext:value-type="float">
            <text:p>0.174815436711163</text:p>
          </table:table-cell>
          <table:table-cell table:formula="of:=[.R60]*100" office:value-type="float" office:value="17.4815436711163" calcext:value-type="float">
            <text:p>17.4815436711163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0000005346902" calcext:value-type="float">
            <text:p>5.346902E-07</text:p>
          </table:table-cell>
          <table:table-cell table:formula="of:=[.V60]/[.$V$104]" office:value-type="float" office:value="0.00000154327423738285" calcext:value-type="float">
            <text:p>1.54327423738285E-06</text:p>
          </table:table-cell>
          <table:table-cell table:formula="of:=[.W60]*100" office:value-type="float" office:value="0.000154327423738285" calcext:value-type="float">
            <text:p>0.000154327423738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002889612" calcext:value-type="float">
            <text:p>0.002889612</text:p>
          </table:table-cell>
          <table:table-cell table:formula="of:=[.AA60]/[.$AA$104]" office:value-type="float" office:value="0.787001671173242" calcext:value-type="float">
            <text:p>0.787001671173242</text:p>
          </table:table-cell>
          <table:table-cell table:formula="of:=[.AB60]*100" office:value-type="float" office:value="78.7001671173242" calcext:value-type="float">
            <text:p>78.7001671173242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table:formula="of:=[.AF60]/[.$AF$104]" office:value-type="float" office:value="0" calcext:value-type="float">
            <text:p>0</text:p>
          </table:table-cell>
          <table:table-cell table:formula="of:=[.AG60]*100"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0001995435" calcext:value-type="float">
            <text:p>0.0001995435</text:p>
          </table:table-cell>
          <table:table-cell table:formula="of:=[.AK60]/[.$AK$104]" office:value-type="float" office:value="0.000728728239239542" calcext:value-type="float">
            <text:p>0.00072872823924</text:p>
          </table:table-cell>
          <table:table-cell table:formula="of:=[.AL60]*100" office:value-type="float" office:value="0.0728728239239542" calcext:value-type="float">
            <text:p>0.072872823923954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00120726" calcext:value-type="float">
            <text:p>0.00120726</text:p>
          </table:table-cell>
          <table:table-cell table:formula="of:=[.AP60]/[.$AP$104]" office:value-type="float" office:value="0.00435943471717081" calcext:value-type="float">
            <text:p>0.004359434717171</text:p>
          </table:table-cell>
          <table:table-cell table:formula="of:=[.AQ60]*100" office:value-type="float" office:value="0.435943471717081" calcext:value-type="float">
            <text:p>0.4359434717170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1.301262" calcext:value-type="float">
            <text:p>1.301262</text:p>
          </table:table-cell>
          <table:table-cell table:formula="of:=[.E61]/[.$E$104]" office:value-type="float" office:value="0.260324614047937" calcext:value-type="float">
            <text:p>0.260324614047937</text:p>
          </table:table-cell>
          <table:table-cell table:formula="of:=[.F61]*100" office:value-type="float" office:value="26.0324614047937" calcext:value-type="float">
            <text:p>26.0324614047937</text:p>
          </table:table-cell>
          <table:table-cell table:number-columns-repeated="2"/>
          <table:table-cell office:value-type="float" office:value="57.5" calcext:value-type="float">
            <text:p>57.5</text:p>
          </table:table-cell>
          <table:table-cell office:value-type="float" office:value="5.108588" calcext:value-type="float">
            <text:p>5.108588</text:p>
          </table:table-cell>
          <table:table-cell table:formula="of:=[.K61]/[.$K$104]" office:value-type="float" office:value="0.207926001841325" calcext:value-type="float">
            <text:p>0.207926001841325</text:p>
          </table:table-cell>
          <table:table-cell table:formula="of:=[.L61]*100" office:value-type="float" office:value="20.7926001841325" calcext:value-type="float">
            <text:p>20.7926001841325</text:p>
          </table:table-cell>
          <table:table-cell table:number-columns-repeated="2"/>
          <table:table-cell office:value-type="float" office:value="57.5" calcext:value-type="float">
            <text:p>57.5</text:p>
          </table:table-cell>
          <table:table-cell office:value-type="float" office:value="28.972" calcext:value-type="float">
            <text:p>28.972</text:p>
          </table:table-cell>
          <table:table-cell table:formula="of:=[.Q61]/[.$Q$104]" office:value-type="float" office:value="0.180175810097731" calcext:value-type="float">
            <text:p>0.180175810097731</text:p>
          </table:table-cell>
          <table:table-cell table:formula="of:=[.R61]*100" office:value-type="float" office:value="18.0175810097731" calcext:value-type="float">
            <text:p>18.0175810097731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00001467486" calcext:value-type="float">
            <text:p>1.467486E-05</text:p>
          </table:table-cell>
          <table:table-cell table:formula="of:=[.V61]/[.$V$104]" office:value-type="float" office:value="0.0000423559911425345" calcext:value-type="float">
            <text:p>4.23559911425345E-05</text:p>
          </table:table-cell>
          <table:table-cell table:formula="of:=[.W61]*100" office:value-type="float" office:value="0.00423559911425345" calcext:value-type="float">
            <text:p>0.004235599114253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002156549" calcext:value-type="float">
            <text:p>0.002156549</text:p>
          </table:table-cell>
          <table:table-cell table:formula="of:=[.AA61]/[.$AA$104]" office:value-type="float" office:value="0.58734794393399" calcext:value-type="float">
            <text:p>0.58734794393399</text:p>
          </table:table-cell>
          <table:table-cell table:formula="of:=[.AB61]*100" office:value-type="float" office:value="58.734794393399" calcext:value-type="float">
            <text:p>58.734794393399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table:formula="of:=[.AF61]/[.$AF$104]" office:value-type="float" office:value="0" calcext:value-type="float">
            <text:p>0</text:p>
          </table:table-cell>
          <table:table-cell table:formula="of:=[.AG61]*100"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0002157405" calcext:value-type="float">
            <text:p>0.0002157405</text:p>
          </table:table-cell>
          <table:table-cell table:formula="of:=[.AK61]/[.$AK$104]" office:value-type="float" office:value="0.000787879308008822" calcext:value-type="float">
            <text:p>0.000787879308009</text:p>
          </table:table-cell>
          <table:table-cell table:formula="of:=[.AL61]*100" office:value-type="float" office:value="0.0787879308008822" calcext:value-type="float">
            <text:p>0.078787930800882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00135098" calcext:value-type="float">
            <text:p>0.00135098</text:p>
          </table:table-cell>
          <table:table-cell table:formula="of:=[.AP61]/[.$AP$104]" office:value-type="float" office:value="0.00487840988204979" calcext:value-type="float">
            <text:p>0.00487840988205</text:p>
          </table:table-cell>
          <table:table-cell table:formula="of:=[.AQ61]*100" office:value-type="float" office:value="0.487840988204979" calcext:value-type="float">
            <text:p>0.4878409882049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1.327638" calcext:value-type="float">
            <text:p>1.327638</text:p>
          </table:table-cell>
          <table:table-cell table:formula="of:=[.E62]/[.$E$104]" office:value-type="float" office:value="0.26560127779446" calcext:value-type="float">
            <text:p>0.26560127779446</text:p>
          </table:table-cell>
          <table:table-cell table:formula="of:=[.F62]*100" office:value-type="float" office:value="26.560127779446" calcext:value-type="float">
            <text:p>26.560127779446</text:p>
          </table:table-cell>
          <table:table-cell table:number-columns-repeated="2"/>
          <table:table-cell office:value-type="float" office:value="58.5" calcext:value-type="float">
            <text:p>58.5</text:p>
          </table:table-cell>
          <table:table-cell office:value-type="float" office:value="5.2116" calcext:value-type="float">
            <text:p>5.2116</text:p>
          </table:table-cell>
          <table:table-cell table:formula="of:=[.K62]/[.$K$104]" office:value-type="float" office:value="0.212118720710351" calcext:value-type="float">
            <text:p>0.212118720710351</text:p>
          </table:table-cell>
          <table:table-cell table:formula="of:=[.L62]*100" office:value-type="float" office:value="21.2118720710351" calcext:value-type="float">
            <text:p>21.2118720710351</text:p>
          </table:table-cell>
          <table:table-cell table:number-columns-repeated="2"/>
          <table:table-cell office:value-type="float" office:value="58.5" calcext:value-type="float">
            <text:p>58.5</text:p>
          </table:table-cell>
          <table:table-cell office:value-type="float" office:value="29.75614" calcext:value-type="float">
            <text:p>29.75614</text:p>
          </table:table-cell>
          <table:table-cell table:formula="of:=[.Q62]/[.$Q$104]" office:value-type="float" office:value="0.185052348125138" calcext:value-type="float">
            <text:p>0.185052348125138</text:p>
          </table:table-cell>
          <table:table-cell table:formula="of:=[.R62]*100" office:value-type="float" office:value="18.5052348125138" calcext:value-type="float">
            <text:p>18.5052348125138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 table:formula="of:=[.V62]/[.$V$104]" office:value-type="float" office:value="0" calcext:value-type="float">
            <text:p>0</text:p>
          </table:table-cell>
          <table:table-cell table:formula="of:=[.W62]*100"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002541736" calcext:value-type="float">
            <text:p>0.002541736</text:p>
          </table:table-cell>
          <table:table-cell table:formula="of:=[.AA62]/[.$AA$104]" office:value-type="float" office:value="0.692255735261755" calcext:value-type="float">
            <text:p>0.692255735261755</text:p>
          </table:table-cell>
          <table:table-cell table:formula="of:=[.AB62]*100" office:value-type="float" office:value="69.2255735261755" calcext:value-type="float">
            <text:p>69.2255735261755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 table:formula="of:=[.AF62]/[.$AF$104]" office:value-type="float" office:value="0" calcext:value-type="float">
            <text:p>0</text:p>
          </table:table-cell>
          <table:table-cell table:formula="of:=[.AG62]*100"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0003334557" calcext:value-type="float">
            <text:p>0.0003334557</text:p>
          </table:table-cell>
          <table:table-cell table:formula="of:=[.AK62]/[.$AK$104]" office:value-type="float" office:value="0.00121777249133842" calcext:value-type="float">
            <text:p>0.001217772491338</text:p>
          </table:table-cell>
          <table:table-cell table:formula="of:=[.AL62]*100" office:value-type="float" office:value="0.121777249133842" calcext:value-type="float">
            <text:p>0.121777249133842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001312696" calcext:value-type="float">
            <text:p>0.001312696</text:p>
          </table:table-cell>
          <table:table-cell table:formula="of:=[.AP62]/[.$AP$104]" office:value-type="float" office:value="0.00474016576006101" calcext:value-type="float">
            <text:p>0.004740165760061</text:p>
          </table:table-cell>
          <table:table-cell table:formula="of:=[.AQ62]*100" office:value-type="float" office:value="0.474016576006101" calcext:value-type="float">
            <text:p>0.4740165760061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1.359828" calcext:value-type="float">
            <text:p>1.359828</text:p>
          </table:table-cell>
          <table:table-cell table:formula="of:=[.E63]/[.$E$104]" office:value-type="float" office:value="0.272041064191207" calcext:value-type="float">
            <text:p>0.272041064191207</text:p>
          </table:table-cell>
          <table:table-cell table:formula="of:=[.F63]*100" office:value-type="float" office:value="27.2041064191207" calcext:value-type="float">
            <text:p>27.2041064191207</text:p>
          </table:table-cell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5.333265" calcext:value-type="float">
            <text:p>5.333265</text:p>
          </table:table-cell>
          <table:table-cell table:formula="of:=[.K63]/[.$K$104]" office:value-type="float" office:value="0.217070640304185" calcext:value-type="float">
            <text:p>0.217070640304185</text:p>
          </table:table-cell>
          <table:table-cell table:formula="of:=[.L63]*100" office:value-type="float" office:value="21.7070640304185" calcext:value-type="float">
            <text:p>21.7070640304185</text:p>
          </table:table-cell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29.76782" calcext:value-type="float">
            <text:p>29.76782</text:p>
          </table:table-cell>
          <table:table-cell table:formula="of:=[.Q63]/[.$Q$104]" office:value-type="float" office:value="0.185124985618647" calcext:value-type="float">
            <text:p>0.185124985618647</text:p>
          </table:table-cell>
          <table:table-cell table:formula="of:=[.R63]*100" office:value-type="float" office:value="18.5124985618647" calcext:value-type="float">
            <text:p>18.5124985618647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000002587535" calcext:value-type="float">
            <text:p>2.587535E-06</text:p>
          </table:table-cell>
          <table:table-cell table:formula="of:=[.V63]/[.$V$104]" office:value-type="float" office:value="0.00000746839217144137" calcext:value-type="float">
            <text:p>7.46839217144137E-06</text:p>
          </table:table-cell>
          <table:table-cell table:formula="of:=[.W63]*100" office:value-type="float" office:value="0.000746839217144137" calcext:value-type="float">
            <text:p>0.000746839217144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002602893" calcext:value-type="float">
            <text:p>0.002602893</text:p>
          </table:table-cell>
          <table:table-cell table:formula="of:=[.AA63]/[.$AA$104]" office:value-type="float" office:value="0.708912179519303" calcext:value-type="float">
            <text:p>0.708912179519303</text:p>
          </table:table-cell>
          <table:table-cell table:formula="of:=[.AB63]*100" office:value-type="float" office:value="70.8912179519303" calcext:value-type="float">
            <text:p>70.8912179519303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 table:formula="of:=[.AF63]/[.$AF$104]" office:value-type="float" office:value="0" calcext:value-type="float">
            <text:p>0</text:p>
          </table:table-cell>
          <table:table-cell table:formula="of:=[.AG63]*100"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0001615376" calcext:value-type="float">
            <text:p>0.0001615376</text:p>
          </table:table-cell>
          <table:table-cell table:formula="of:=[.AK63]/[.$AK$104]" office:value-type="float" office:value="0.000589931572910074" calcext:value-type="float">
            <text:p>0.00058993157291</text:p>
          </table:table-cell>
          <table:table-cell table:formula="of:=[.AL63]*100" office:value-type="float" office:value="0.0589931572910074" calcext:value-type="float">
            <text:p>0.058993157291007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001189654" calcext:value-type="float">
            <text:p>0.001189654</text:p>
          </table:table-cell>
          <table:table-cell table:formula="of:=[.AP63]/[.$AP$104]" office:value-type="float" office:value="0.00429585917616845" calcext:value-type="float">
            <text:p>0.004295859176168</text:p>
          </table:table-cell>
          <table:table-cell table:formula="of:=[.AQ63]*100" office:value-type="float" office:value="0.429585917616845" calcext:value-type="float">
            <text:p>0.4295859176168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1.406919" calcext:value-type="float">
            <text:p>1.406919</text:p>
          </table:table-cell>
          <table:table-cell table:formula="of:=[.E64]/[.$E$104]" office:value-type="float" office:value="0.281461877524825" calcext:value-type="float">
            <text:p>0.281461877524825</text:p>
          </table:table-cell>
          <table:table-cell table:formula="of:=[.F64]*100" office:value-type="float" office:value="28.1461877524825" calcext:value-type="float">
            <text:p>28.1461877524825</text:p>
          </table:table-cell>
          <table:table-cell table:number-columns-repeated="2"/>
          <table:table-cell office:value-type="float" office:value="60.5" calcext:value-type="float">
            <text:p>60.5</text:p>
          </table:table-cell>
          <table:table-cell office:value-type="float" office:value="5.470955" calcext:value-type="float">
            <text:p>5.470955</text:p>
          </table:table-cell>
          <table:table-cell table:formula="of:=[.K64]/[.$K$104]" office:value-type="float" office:value="0.222674797694355" calcext:value-type="float">
            <text:p>0.222674797694355</text:p>
          </table:table-cell>
          <table:table-cell table:formula="of:=[.L64]*100" office:value-type="float" office:value="22.2674797694355" calcext:value-type="float">
            <text:p>22.2674797694355</text:p>
          </table:table-cell>
          <table:table-cell table:number-columns-repeated="2"/>
          <table:table-cell office:value-type="float" office:value="60.5" calcext:value-type="float">
            <text:p>60.5</text:p>
          </table:table-cell>
          <table:table-cell office:value-type="float" office:value="31.30921" calcext:value-type="float">
            <text:p>31.30921</text:p>
          </table:table-cell>
          <table:table-cell table:formula="of:=[.Q64]/[.$Q$104]" office:value-type="float" office:value="0.19471083374534" calcext:value-type="float">
            <text:p>0.19471083374534</text:p>
          </table:table-cell>
          <table:table-cell table:formula="of:=[.R64]*100" office:value-type="float" office:value="19.471083374534" calcext:value-type="float">
            <text:p>19.471083374534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table:formula="of:=[.V64]/[.$V$104]" office:value-type="float" office:value="0" calcext:value-type="float">
            <text:p>0</text:p>
          </table:table-cell>
          <table:table-cell table:formula="of:=[.W64]*100"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.002863321" calcext:value-type="float">
            <text:p>0.002863321</text:p>
          </table:table-cell>
          <table:table-cell table:formula="of:=[.AA64]/[.$AA$104]" office:value-type="float" office:value="0.779841173176689" calcext:value-type="float">
            <text:p>0.779841173176689</text:p>
          </table:table-cell>
          <table:table-cell table:formula="of:=[.AB64]*100" office:value-type="float" office:value="77.9841173176689" calcext:value-type="float">
            <text:p>77.9841173176689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table:formula="of:=[.AF64]/[.$AF$104]" office:value-type="float" office:value="0" calcext:value-type="float">
            <text:p>0</text:p>
          </table:table-cell>
          <table:table-cell table:formula="of:=[.AG64]*100"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.00005216043" calcext:value-type="float">
            <text:p>5.216043E-05</text:p>
          </table:table-cell>
          <table:table-cell table:formula="of:=[.AK64]/[.$AK$104]" office:value-type="float" office:value="0.000190488681975997" calcext:value-type="float">
            <text:p>0.000190488681976</text:p>
          </table:table-cell>
          <table:table-cell table:formula="of:=[.AL64]*100" office:value-type="float" office:value="0.0190488681975997" calcext:value-type="float">
            <text:p>0.0190488681976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.001108132" calcext:value-type="float">
            <text:p>0.001108132</text:p>
          </table:table-cell>
          <table:table-cell table:formula="of:=[.AP64]/[.$AP$104]" office:value-type="float" office:value="0.00400148196081037" calcext:value-type="float">
            <text:p>0.00400148196081</text:p>
          </table:table-cell>
          <table:table-cell table:formula="of:=[.AQ64]*100" office:value-type="float" office:value="0.400148196081037" calcext:value-type="float">
            <text:p>0.4001481960810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1.433482" calcext:value-type="float">
            <text:p>1.433482</text:p>
          </table:table-cell>
          <table:table-cell table:formula="of:=[.E65]/[.$E$104]" office:value-type="float" office:value="0.286775951648987" calcext:value-type="float">
            <text:p>0.286775951648987</text:p>
          </table:table-cell>
          <table:table-cell table:formula="of:=[.F65]*100" office:value-type="float" office:value="28.6775951648987" calcext:value-type="float">
            <text:p>28.6775951648987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office:value-type="float" office:value="5.612853" calcext:value-type="float">
            <text:p>5.612853</text:p>
          </table:table-cell>
          <table:table-cell table:formula="of:=[.K65]/[.$K$104]" office:value-type="float" office:value="0.228450226014133" calcext:value-type="float">
            <text:p>0.228450226014133</text:p>
          </table:table-cell>
          <table:table-cell table:formula="of:=[.L65]*100" office:value-type="float" office:value="22.8450226014133" calcext:value-type="float">
            <text:p>22.8450226014133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office:value-type="float" office:value="31.57083" calcext:value-type="float">
            <text:p>31.57083</text:p>
          </table:table-cell>
          <table:table-cell table:formula="of:=[.Q65]/[.$Q$104]" office:value-type="float" office:value="0.196337838972378" calcext:value-type="float">
            <text:p>0.196337838972378</text:p>
          </table:table-cell>
          <table:table-cell table:formula="of:=[.R65]*100" office:value-type="float" office:value="19.6337838972379" calcext:value-type="float">
            <text:p>19.6337838972379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000002814574" calcext:value-type="float">
            <text:p>2.814574E-06</text:p>
          </table:table-cell>
          <table:table-cell table:formula="of:=[.V65]/[.$V$104]" office:value-type="float" office:value="0.00000812369395101609" calcext:value-type="float">
            <text:p>8.12369395101609E-06</text:p>
          </table:table-cell>
          <table:table-cell table:formula="of:=[.W65]*100" office:value-type="float" office:value="0.000812369395101609" calcext:value-type="float">
            <text:p>0.000812369395102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002358956" calcext:value-type="float">
            <text:p>0.002358956</text:p>
          </table:table-cell>
          <table:table-cell table:formula="of:=[.AA65]/[.$AA$104]" office:value-type="float" office:value="0.64247460012768" calcext:value-type="float">
            <text:p>0.64247460012768</text:p>
          </table:table-cell>
          <table:table-cell table:formula="of:=[.AB65]*100" office:value-type="float" office:value="64.247460012768" calcext:value-type="float">
            <text:p>64.247460012768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 table:formula="of:=[.AF65]/[.$AF$104]" office:value-type="float" office:value="0" calcext:value-type="float">
            <text:p>0</text:p>
          </table:table-cell>
          <table:table-cell table:formula="of:=[.AG65]*100"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0002521136" calcext:value-type="float">
            <text:p>0.0002521136</text:p>
          </table:table-cell>
          <table:table-cell table:formula="of:=[.AK65]/[.$AK$104]" office:value-type="float" office:value="0.000920713026564845" calcext:value-type="float">
            <text:p>0.000920713026565</text:p>
          </table:table-cell>
          <table:table-cell table:formula="of:=[.AL65]*100" office:value-type="float" office:value="0.0920713026564845" calcext:value-type="float">
            <text:p>0.092071302656485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001138828" calcext:value-type="float">
            <text:p>0.001138828</text:p>
          </table:table-cell>
          <table:table-cell table:formula="of:=[.AP65]/[.$AP$104]" office:value-type="float" office:value="0.00411232569627603" calcext:value-type="float">
            <text:p>0.004112325696276</text:p>
          </table:table-cell>
          <table:table-cell table:formula="of:=[.AQ65]*100" office:value-type="float" office:value="0.411232569627603" calcext:value-type="float">
            <text:p>0.4112325696276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1.482081" calcext:value-type="float">
            <text:p>1.482081</text:p>
          </table:table-cell>
          <table:table-cell table:formula="of:=[.E66]/[.$E$104]" office:value-type="float" office:value="0.296498448669661" calcext:value-type="float">
            <text:p>0.296498448669661</text:p>
          </table:table-cell>
          <table:table-cell table:formula="of:=[.F66]*100" office:value-type="float" office:value="29.6498448669661" calcext:value-type="float">
            <text:p>29.6498448669661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5.782064" calcext:value-type="float">
            <text:p>5.782064</text:p>
          </table:table-cell>
          <table:table-cell table:formula="of:=[.K66]/[.$K$104]" office:value-type="float" office:value="0.235337328026974" calcext:value-type="float">
            <text:p>0.235337328026974</text:p>
          </table:table-cell>
          <table:table-cell table:formula="of:=[.L66]*100" office:value-type="float" office:value="23.5337328026974" calcext:value-type="float">
            <text:p>23.5337328026974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32.83585" calcext:value-type="float">
            <text:p>32.83585</text:p>
          </table:table-cell>
          <table:table-cell table:formula="of:=[.Q66]/[.$Q$104]" office:value-type="float" office:value="0.204204952160623" calcext:value-type="float">
            <text:p>0.204204952160623</text:p>
          </table:table-cell>
          <table:table-cell table:formula="of:=[.R66]*100" office:value-type="float" office:value="20.4204952160623" calcext:value-type="float">
            <text:p>20.4204952160623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table:formula="of:=[.V66]/[.$V$104]" office:value-type="float" office:value="0" calcext:value-type="float">
            <text:p>0</text:p>
          </table:table-cell>
          <table:table-cell table:formula="of:=[.W66]*100"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.002538681" calcext:value-type="float">
            <text:p>0.002538681</text:p>
          </table:table-cell>
          <table:table-cell table:formula="of:=[.AA66]/[.$AA$104]" office:value-type="float" office:value="0.691423689262004" calcext:value-type="float">
            <text:p>0.691423689262004</text:p>
          </table:table-cell>
          <table:table-cell table:formula="of:=[.AB66]*100" office:value-type="float" office:value="69.1423689262004" calcext:value-type="float">
            <text:p>69.1423689262004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table:formula="of:=[.AF66]/[.$AF$104]" office:value-type="float" office:value="0" calcext:value-type="float">
            <text:p>0</text:p>
          </table:table-cell>
          <table:table-cell table:formula="of:=[.AG66]*100"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.0001888472" calcext:value-type="float">
            <text:p>0.0001888472</text:p>
          </table:table-cell>
          <table:table-cell table:formula="of:=[.AK66]/[.$AK$104]" office:value-type="float" office:value="0.000689665599437303" calcext:value-type="float">
            <text:p>0.000689665599437</text:p>
          </table:table-cell>
          <table:table-cell table:formula="of:=[.AL66]*100" office:value-type="float" office:value="0.0689665599437304" calcext:value-type="float">
            <text:p>0.06896655994373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.001452629" calcext:value-type="float">
            <text:p>0.001452629</text:p>
          </table:table-cell>
          <table:table-cell table:formula="of:=[.AP66]/[.$AP$104]" office:value-type="float" office:value="0.00524546600878777" calcext:value-type="float">
            <text:p>0.005245466008788</text:p>
          </table:table-cell>
          <table:table-cell table:formula="of:=[.AQ66]*100" office:value-type="float" office:value="0.524546600878777" calcext:value-type="float">
            <text:p>0.5245466008787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1.522638" calcext:value-type="float">
            <text:p>1.522638</text:p>
          </table:table-cell>
          <table:table-cell table:formula="of:=[.E67]/[.$E$104]" office:value-type="float" office:value="0.304612099396373" calcext:value-type="float">
            <text:p>0.304612099396373</text:p>
          </table:table-cell>
          <table:table-cell table:formula="of:=[.F67]*100" office:value-type="float" office:value="30.4612099396373" calcext:value-type="float">
            <text:p>30.4612099396373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office:value-type="float" office:value="5.950031" calcext:value-type="float">
            <text:p>5.950031</text:p>
          </table:table-cell>
          <table:table-cell table:formula="of:=[.K67]/[.$K$104]" office:value-type="float" office:value="0.242173797664236" calcext:value-type="float">
            <text:p>0.242173797664236</text:p>
          </table:table-cell>
          <table:table-cell table:formula="of:=[.L67]*100" office:value-type="float" office:value="24.2173797664236" calcext:value-type="float">
            <text:p>24.2173797664236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office:value-type="float" office:value="33.42986" calcext:value-type="float">
            <text:p>33.42986</text:p>
          </table:table-cell>
          <table:table-cell table:formula="of:=[.Q67]/[.$Q$104]" office:value-type="float" office:value="0.20789907866056" calcext:value-type="float">
            <text:p>0.20789907866056</text:p>
          </table:table-cell>
          <table:table-cell table:formula="of:=[.R67]*100" office:value-type="float" office:value="20.789907866056" calcext:value-type="float">
            <text:p>20.789907866056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000001023199" calcext:value-type="float">
            <text:p>1.023199E-06</text:p>
          </table:table-cell>
          <table:table-cell table:formula="of:=[.V67]/[.$V$104]" office:value-type="float" office:value="0.00000295325528019008" calcext:value-type="float">
            <text:p>2.95325528019008E-06</text:p>
          </table:table-cell>
          <table:table-cell table:formula="of:=[.W67]*100" office:value-type="float" office:value="0.000295325528019008" calcext:value-type="float">
            <text:p>0.000295325528019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002601788" calcext:value-type="float">
            <text:p>0.002601788</text:p>
          </table:table-cell>
          <table:table-cell table:formula="of:=[.AA67]/[.$AA$104]" office:value-type="float" office:value="0.708611226710883" calcext:value-type="float">
            <text:p>0.708611226710883</text:p>
          </table:table-cell>
          <table:table-cell table:formula="of:=[.AB67]*100" office:value-type="float" office:value="70.8611226710883" calcext:value-type="float">
            <text:p>70.8611226710883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table:formula="of:=[.AF67]/[.$AF$104]" office:value-type="float" office:value="0" calcext:value-type="float">
            <text:p>0</text:p>
          </table:table-cell>
          <table:table-cell table:formula="of:=[.AG67]*100"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0001492381" calcext:value-type="float">
            <text:p>0.0001492381</text:p>
          </table:table-cell>
          <table:table-cell table:formula="of:=[.AK67]/[.$AK$104]" office:value-type="float" office:value="0.000545014083848658" calcext:value-type="float">
            <text:p>0.000545014083849</text:p>
          </table:table-cell>
          <table:table-cell table:formula="of:=[.AL67]*100" office:value-type="float" office:value="0.0545014083848658" calcext:value-type="float">
            <text:p>0.054501408384866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001018813" calcext:value-type="float">
            <text:p>0.001018813</text:p>
          </table:table-cell>
          <table:table-cell table:formula="of:=[.AP67]/[.$AP$104]" office:value-type="float" office:value="0.00367894965666464" calcext:value-type="float">
            <text:p>0.003678949656665</text:p>
          </table:table-cell>
          <table:table-cell table:formula="of:=[.AQ67]*100" office:value-type="float" office:value="0.367894965666464" calcext:value-type="float">
            <text:p>0.3678949656664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1.572695" calcext:value-type="float">
            <text:p>1.572695</text:p>
          </table:table-cell>
          <table:table-cell table:formula="of:=[.E68]/[.$E$104]" office:value-type="float" office:value="0.314626277329331" calcext:value-type="float">
            <text:p>0.314626277329331</text:p>
          </table:table-cell>
          <table:table-cell table:formula="of:=[.F68]*100" office:value-type="float" office:value="31.4626277329331" calcext:value-type="float">
            <text:p>31.4626277329331</text:p>
          </table:table-cell>
          <table:table-cell table:number-columns-repeated="2"/>
          <table:table-cell office:value-type="float" office:value="64.5" calcext:value-type="float">
            <text:p>64.5</text:p>
          </table:table-cell>
          <table:table-cell office:value-type="float" office:value="6.132813" calcext:value-type="float">
            <text:p>6.132813</text:p>
          </table:table-cell>
          <table:table-cell table:formula="of:=[.K68]/[.$K$104]" office:value-type="float" office:value="0.249613256565318" calcext:value-type="float">
            <text:p>0.249613256565318</text:p>
          </table:table-cell>
          <table:table-cell table:formula="of:=[.L68]*100" office:value-type="float" office:value="24.9613256565318" calcext:value-type="float">
            <text:p>24.9613256565318</text:p>
          </table:table-cell>
          <table:table-cell table:number-columns-repeated="2"/>
          <table:table-cell office:value-type="float" office:value="64.5" calcext:value-type="float">
            <text:p>64.5</text:p>
          </table:table-cell>
          <table:table-cell office:value-type="float" office:value="34.77187" calcext:value-type="float">
            <text:p>34.77187</text:p>
          </table:table-cell>
          <table:table-cell table:formula="of:=[.Q68]/[.$Q$104]" office:value-type="float" office:value="0.216244989847542" calcext:value-type="float">
            <text:p>0.216244989847542</text:p>
          </table:table-cell>
          <table:table-cell table:formula="of:=[.R68]*100" office:value-type="float" office:value="21.6244989847542" calcext:value-type="float">
            <text:p>21.6244989847542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 table:formula="of:=[.V68]/[.$V$104]" office:value-type="float" office:value="0" calcext:value-type="float">
            <text:p>0</text:p>
          </table:table-cell>
          <table:table-cell table:formula="of:=[.W68]*100"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002479687" calcext:value-type="float">
            <text:p>0.002479687</text:p>
          </table:table-cell>
          <table:table-cell table:formula="of:=[.AA68]/[.$AA$104]" office:value-type="float" office:value="0.675356349913609" calcext:value-type="float">
            <text:p>0.675356349913609</text:p>
          </table:table-cell>
          <table:table-cell table:formula="of:=[.AB68]*100" office:value-type="float" office:value="67.5356349913609" calcext:value-type="float">
            <text:p>67.5356349913609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 table:formula="of:=[.AF68]/[.$AF$104]" office:value-type="float" office:value="0" calcext:value-type="float">
            <text:p>0</text:p>
          </table:table-cell>
          <table:table-cell table:formula="of:=[.AG68]*100"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000182751" calcext:value-type="float">
            <text:p>0.000182751</text:p>
          </table:table-cell>
          <table:table-cell table:formula="of:=[.AK68]/[.$AK$104]" office:value-type="float" office:value="0.00066740241826602" calcext:value-type="float">
            <text:p>0.000667402418266</text:p>
          </table:table-cell>
          <table:table-cell table:formula="of:=[.AL68]*100" office:value-type="float" office:value="0.066740241826602" calcext:value-type="float">
            <text:p>0.066740241826602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001408535" calcext:value-type="float">
            <text:p>0.001408535</text:p>
          </table:table-cell>
          <table:table-cell table:formula="of:=[.AP68]/[.$AP$104]" office:value-type="float" office:value="0.0050862418860479" calcext:value-type="float">
            <text:p>0.005086241886048</text:p>
          </table:table-cell>
          <table:table-cell table:formula="of:=[.AQ68]*100" office:value-type="float" office:value="0.50862418860479" calcext:value-type="float">
            <text:p>0.508624188604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1.634757" calcext:value-type="float">
            <text:p>1.634757</text:p>
          </table:table-cell>
          <table:table-cell table:formula="of:=[.E69]/[.$E$104]" office:value-type="float" office:value="0.3270421214845" calcext:value-type="float">
            <text:p>0.3270421214845</text:p>
          </table:table-cell>
          <table:table-cell table:formula="of:=[.F69]*100" office:value-type="float" office:value="32.70421214845" calcext:value-type="float">
            <text:p>32.70421214845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office:value-type="float" office:value="6.336279" calcext:value-type="float">
            <text:p>6.336279</text:p>
          </table:table-cell>
          <table:table-cell table:formula="of:=[.K69]/[.$K$104]" office:value-type="float" office:value="0.257894580463555" calcext:value-type="float">
            <text:p>0.257894580463555</text:p>
          </table:table-cell>
          <table:table-cell table:formula="of:=[.L69]*100" office:value-type="float" office:value="25.7894580463555" calcext:value-type="float">
            <text:p>25.7894580463555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office:value-type="float" office:value="35.92908" calcext:value-type="float">
            <text:p>35.92908</text:p>
          </table:table-cell>
          <table:table-cell table:formula="of:=[.Q69]/[.$Q$104]" office:value-type="float" office:value="0.223441636582431" calcext:value-type="float">
            <text:p>0.223441636582431</text:p>
          </table:table-cell>
          <table:table-cell table:formula="of:=[.R69]*100" office:value-type="float" office:value="22.3441636582431" calcext:value-type="float">
            <text:p>22.3441636582431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000006996128" calcext:value-type="float">
            <text:p>6.996128E-06</text:p>
          </table:table-cell>
          <table:table-cell table:formula="of:=[.V69]/[.$V$104]" office:value-type="float" office:value="0.000020192896940757" calcext:value-type="float">
            <text:p>2.0192896940757E-05</text:p>
          </table:table-cell>
          <table:table-cell table:formula="of:=[.W69]*100" office:value-type="float" office:value="0.0020192896940757" calcext:value-type="float">
            <text:p>0.002019289694076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002976553" calcext:value-type="float">
            <text:p>0.002976553</text:p>
          </table:table-cell>
          <table:table-cell table:formula="of:=[.AA69]/[.$AA$104]" office:value-type="float" office:value="0.810680529197597" calcext:value-type="float">
            <text:p>0.810680529197597</text:p>
          </table:table-cell>
          <table:table-cell table:formula="of:=[.AB69]*100" office:value-type="float" office:value="81.0680529197597" calcext:value-type="float">
            <text:p>81.0680529197597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 table:formula="of:=[.AF69]/[.$AF$104]" office:value-type="float" office:value="0" calcext:value-type="float">
            <text:p>0</text:p>
          </table:table-cell>
          <table:table-cell table:formula="of:=[.AG69]*100"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00009240987" calcext:value-type="float">
            <text:p>9.240987E-05</text:p>
          </table:table-cell>
          <table:table-cell table:formula="of:=[.AK69]/[.$AK$104]" office:value-type="float" office:value="0.000337478704410091" calcext:value-type="float">
            <text:p>0.00033747870441</text:p>
          </table:table-cell>
          <table:table-cell table:formula="of:=[.AL69]*100" office:value-type="float" office:value="0.0337478704410091" calcext:value-type="float">
            <text:p>0.033747870441009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001069234" calcext:value-type="float">
            <text:p>0.001069234</text:p>
          </table:table-cell>
          <table:table-cell table:formula="of:=[.AP69]/[.$AP$104]" office:value-type="float" office:value="0.00386102067523103" calcext:value-type="float">
            <text:p>0.003861020675231</text:p>
          </table:table-cell>
          <table:table-cell table:formula="of:=[.AQ69]*100" office:value-type="float" office:value="0.386102067523103" calcext:value-type="float">
            <text:p>0.3861020675231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1.703903" calcext:value-type="float">
            <text:p>1.703903</text:p>
          </table:table-cell>
          <table:table-cell table:formula="of:=[.E70]/[.$E$104]" office:value-type="float" office:value="0.340875158769043" calcext:value-type="float">
            <text:p>0.340875158769043</text:p>
          </table:table-cell>
          <table:table-cell table:formula="of:=[.F70]*100" office:value-type="float" office:value="34.0875158769043" calcext:value-type="float">
            <text:p>34.0875158769043</text:p>
          </table:table-cell>
          <table:table-cell table:number-columns-repeated="2"/>
          <table:table-cell office:value-type="float" office:value="66.5" calcext:value-type="float">
            <text:p>66.5</text:p>
          </table:table-cell>
          <table:table-cell office:value-type="float" office:value="6.587295" calcext:value-type="float">
            <text:p>6.587295</text:p>
          </table:table-cell>
          <table:table-cell table:formula="of:=[.K70]/[.$K$104]" office:value-type="float" office:value="0.268111249585865" calcext:value-type="float">
            <text:p>0.268111249585865</text:p>
          </table:table-cell>
          <table:table-cell table:formula="of:=[.L70]*100" office:value-type="float" office:value="26.8111249585865" calcext:value-type="float">
            <text:p>26.8111249585865</text:p>
          </table:table-cell>
          <table:table-cell table:number-columns-repeated="2"/>
          <table:table-cell office:value-type="float" office:value="66.5" calcext:value-type="float">
            <text:p>66.5</text:p>
          </table:table-cell>
          <table:table-cell office:value-type="float" office:value="37.15293" calcext:value-type="float">
            <text:p>37.15293</text:p>
          </table:table-cell>
          <table:table-cell table:formula="of:=[.Q70]/[.$Q$104]" office:value-type="float" office:value="0.231052715043984" calcext:value-type="float">
            <text:p>0.231052715043984</text:p>
          </table:table-cell>
          <table:table-cell table:formula="of:=[.R70]*100" office:value-type="float" office:value="23.1052715043984" calcext:value-type="float">
            <text:p>23.1052715043984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0000001233557" calcext:value-type="float">
            <text:p>1.233557E-07</text:p>
          </table:table-cell>
          <table:table-cell table:formula="of:=[.V70]/[.$V$104]" office:value-type="float" office:value="0.000000356041075457016" calcext:value-type="float">
            <text:p>3.56041075457016E-07</text:p>
          </table:table-cell>
          <table:table-cell table:formula="of:=[.W70]*100" office:value-type="float" office:value="0.0000356041075457016" calcext:value-type="float">
            <text:p>3.56041075457016E-05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002791719" calcext:value-type="float">
            <text:p>0.002791719</text:p>
          </table:table-cell>
          <table:table-cell table:formula="of:=[.AA70]/[.$AA$104]" office:value-type="float" office:value="0.760339975901987" calcext:value-type="float">
            <text:p>0.760339975901987</text:p>
          </table:table-cell>
          <table:table-cell table:formula="of:=[.AB70]*100" office:value-type="float" office:value="76.0339975901987" calcext:value-type="float">
            <text:p>76.0339975901987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 table:formula="of:=[.AF70]/[.$AF$104]" office:value-type="float" office:value="0" calcext:value-type="float">
            <text:p>0</text:p>
          </table:table-cell>
          <table:table-cell table:formula="of:=[.AG70]*100"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00005853298" calcext:value-type="float">
            <text:p>5.853298E-05</text:p>
          </table:table-cell>
          <table:table-cell table:formula="of:=[.AK70]/[.$AK$104]" office:value-type="float" office:value="0.000213761086945169" calcext:value-type="float">
            <text:p>0.000213761086945</text:p>
          </table:table-cell>
          <table:table-cell table:formula="of:=[.AL70]*100" office:value-type="float" office:value="0.0213761086945169" calcext:value-type="float">
            <text:p>0.021376108694517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001183306" calcext:value-type="float">
            <text:p>0.001183306</text:p>
          </table:table-cell>
          <table:table-cell table:formula="of:=[.AP70]/[.$AP$104]" office:value-type="float" office:value="0.00427293644901391" calcext:value-type="float">
            <text:p>0.004272936449014</text:p>
          </table:table-cell>
          <table:table-cell table:formula="of:=[.AQ70]*100" office:value-type="float" office:value="0.427293644901391" calcext:value-type="float">
            <text:p>0.4272936449013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1.770159" calcext:value-type="float">
            <text:p>1.770159</text:p>
          </table:table-cell>
          <table:table-cell table:formula="of:=[.E71]/[.$E$104]" office:value-type="float" office:value="0.354130035671895" calcext:value-type="float">
            <text:p>0.354130035671895</text:p>
          </table:table-cell>
          <table:table-cell table:formula="of:=[.F71]*100" office:value-type="float" office:value="35.4130035671895" calcext:value-type="float">
            <text:p>35.4130035671895</text:p>
          </table:table-cell>
          <table:table-cell table:number-columns-repeated="2"/>
          <table:table-cell office:value-type="float" office:value="67.5" calcext:value-type="float">
            <text:p>67.5</text:p>
          </table:table-cell>
          <table:table-cell office:value-type="float" office:value="6.853904" calcext:value-type="float">
            <text:p>6.853904</text:p>
          </table:table-cell>
          <table:table-cell table:formula="of:=[.K71]/[.$K$104]" office:value-type="float" office:value="0.278962573557364" calcext:value-type="float">
            <text:p>0.278962573557364</text:p>
          </table:table-cell>
          <table:table-cell table:formula="of:=[.L71]*100" office:value-type="float" office:value="27.8962573557364" calcext:value-type="float">
            <text:p>27.8962573557364</text:p>
          </table:table-cell>
          <table:table-cell table:number-columns-repeated="2"/>
          <table:table-cell office:value-type="float" office:value="67.5" calcext:value-type="float">
            <text:p>67.5</text:p>
          </table:table-cell>
          <table:table-cell office:value-type="float" office:value="38.471" calcext:value-type="float">
            <text:p>38.471</text:p>
          </table:table-cell>
          <table:table-cell table:formula="of:=[.Q71]/[.$Q$104]" office:value-type="float" office:value="0.239249744245127" calcext:value-type="float">
            <text:p>0.239249744245127</text:p>
          </table:table-cell>
          <table:table-cell table:formula="of:=[.R71]*100" office:value-type="float" office:value="23.9249744245127" calcext:value-type="float">
            <text:p>23.9249744245127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table:formula="of:=[.V71]/[.$V$104]" office:value-type="float" office:value="0" calcext:value-type="float">
            <text:p>0</text:p>
          </table:table-cell>
          <table:table-cell table:formula="of:=[.W71]*100"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002575115" calcext:value-type="float">
            <text:p>0.002575115</text:p>
          </table:table-cell>
          <table:table-cell table:formula="of:=[.AA71]/[.$AA$104]" office:value-type="float" office:value="0.701346688919925" calcext:value-type="float">
            <text:p>0.701346688919925</text:p>
          </table:table-cell>
          <table:table-cell table:formula="of:=[.AB71]*100" office:value-type="float" office:value="70.1346688919925" calcext:value-type="float">
            <text:p>70.1346688919925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table:formula="of:=[.AF71]/[.$AF$104]" office:value-type="float" office:value="0" calcext:value-type="float">
            <text:p>0</text:p>
          </table:table-cell>
          <table:table-cell table:formula="of:=[.AG71]*100"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000140562" calcext:value-type="float">
            <text:p>0.000140562</text:p>
          </table:table-cell>
          <table:table-cell table:formula="of:=[.AK71]/[.$AK$104]" office:value-type="float" office:value="0.000513329167645092" calcext:value-type="float">
            <text:p>0.000513329167645</text:p>
          </table:table-cell>
          <table:table-cell table:formula="of:=[.AL71]*100" office:value-type="float" office:value="0.0513329167645092" calcext:value-type="float">
            <text:p>0.051332916764509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001164998" calcext:value-type="float">
            <text:p>0.001164998</text:p>
          </table:table-cell>
          <table:table-cell table:formula="of:=[.AP71]/[.$AP$104]" office:value-type="float" office:value="0.00420682597504644" calcext:value-type="float">
            <text:p>0.004206825975046</text:p>
          </table:table-cell>
          <table:table-cell table:formula="of:=[.AQ71]*100" office:value-type="float" office:value="0.420682597504644" calcext:value-type="float">
            <text:p>0.4206825975046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1.860045" calcext:value-type="float">
            <text:p>1.860045</text:p>
          </table:table-cell>
          <table:table-cell table:formula="of:=[.E72]/[.$E$104]" office:value-type="float" office:value="0.372112223930918" calcext:value-type="float">
            <text:p>0.372112223930918</text:p>
          </table:table-cell>
          <table:table-cell table:formula="of:=[.F72]*100" office:value-type="float" office:value="37.2112223930918" calcext:value-type="float">
            <text:p>37.2112223930918</text:p>
          </table:table-cell>
          <table:table-cell table:number-columns-repeated="2"/>
          <table:table-cell office:value-type="float" office:value="68.5" calcext:value-type="float">
            <text:p>68.5</text:p>
          </table:table-cell>
          <table:table-cell office:value-type="float" office:value="7.158737" calcext:value-type="float">
            <text:p>7.158737</text:p>
          </table:table-cell>
          <table:table-cell table:formula="of:=[.K72]/[.$K$104]" office:value-type="float" office:value="0.291369662741165" calcext:value-type="float">
            <text:p>0.291369662741165</text:p>
          </table:table-cell>
          <table:table-cell table:formula="of:=[.L72]*100" office:value-type="float" office:value="29.1369662741165" calcext:value-type="float">
            <text:p>29.1369662741165</text:p>
          </table:table-cell>
          <table:table-cell table:number-columns-repeated="2"/>
          <table:table-cell office:value-type="float" office:value="68.5" calcext:value-type="float">
            <text:p>68.5</text:p>
          </table:table-cell>
          <table:table-cell office:value-type="float" office:value="40.3488" calcext:value-type="float">
            <text:p>40.3488</text:p>
          </table:table-cell>
          <table:table-cell table:formula="of:=[.Q72]/[.$Q$104]" office:value-type="float" office:value="0.250927713877928" calcext:value-type="float">
            <text:p>0.250927713877928</text:p>
          </table:table-cell>
          <table:table-cell table:formula="of:=[.R72]*100" office:value-type="float" office:value="25.0927713877928" calcext:value-type="float">
            <text:p>25.0927713877928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 table:formula="of:=[.V72]/[.$V$104]" office:value-type="float" office:value="0" calcext:value-type="float">
            <text:p>0</text:p>
          </table:table-cell>
          <table:table-cell table:formula="of:=[.W72]*100"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003334001" calcext:value-type="float">
            <text:p>0.003334001</text:p>
          </table:table-cell>
          <table:table-cell table:formula="of:=[.AA72]/[.$AA$104]" office:value-type="float" office:value="0.908033451789811" calcext:value-type="float">
            <text:p>0.908033451789811</text:p>
          </table:table-cell>
          <table:table-cell table:formula="of:=[.AB72]*100" office:value-type="float" office:value="90.8033451789811" calcext:value-type="float">
            <text:p>90.8033451789811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 table:formula="of:=[.AF72]/[.$AF$104]" office:value-type="float" office:value="0" calcext:value-type="float">
            <text:p>0</text:p>
          </table:table-cell>
          <table:table-cell table:formula="of:=[.AG72]*100"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0002047169" calcext:value-type="float">
            <text:p>0.0002047169</text:p>
          </table:table-cell>
          <table:table-cell table:formula="of:=[.AK72]/[.$AK$104]" office:value-type="float" office:value="0.000747621376189038" calcext:value-type="float">
            <text:p>0.000747621376189</text:p>
          </table:table-cell>
          <table:table-cell table:formula="of:=[.AL72]*100" office:value-type="float" office:value="0.0747621376189038" calcext:value-type="float">
            <text:p>0.074762137618904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000959221" calcext:value-type="float">
            <text:p>0.000959221</text:p>
          </table:table-cell>
          <table:table-cell table:formula="of:=[.AP72]/[.$AP$104]" office:value-type="float" office:value="0.00346376201384897" calcext:value-type="float">
            <text:p>0.003463762013849</text:p>
          </table:table-cell>
          <table:table-cell table:formula="of:=[.AQ72]*100" office:value-type="float" office:value="0.346376201384897" calcext:value-type="float">
            <text:p>0.3463762013848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1.963198" calcext:value-type="float">
            <text:p>1.963198</text:p>
          </table:table-cell>
          <table:table-cell table:formula="of:=[.E73]/[.$E$104]" office:value-type="float" office:value="0.392748548447339" calcext:value-type="float">
            <text:p>0.392748548447339</text:p>
          </table:table-cell>
          <table:table-cell table:formula="of:=[.F73]*100" office:value-type="float" office:value="39.2748548447339" calcext:value-type="float">
            <text:p>39.2748548447339</text:p>
          </table:table-cell>
          <table:table-cell table:number-columns-repeated="2"/>
          <table:table-cell office:value-type="float" office:value="69.5" calcext:value-type="float">
            <text:p>69.5</text:p>
          </table:table-cell>
          <table:table-cell office:value-type="float" office:value="7.522459" calcext:value-type="float">
            <text:p>7.522459</text:p>
          </table:table-cell>
          <table:table-cell table:formula="of:=[.K73]/[.$K$104]" office:value-type="float" office:value="0.306173608810359" calcext:value-type="float">
            <text:p>0.306173608810359</text:p>
          </table:table-cell>
          <table:table-cell table:formula="of:=[.L73]*100" office:value-type="float" office:value="30.6173608810359" calcext:value-type="float">
            <text:p>30.6173608810359</text:p>
          </table:table-cell>
          <table:table-cell table:number-columns-repeated="2"/>
          <table:table-cell office:value-type="float" office:value="69.5" calcext:value-type="float">
            <text:p>69.5</text:p>
          </table:table-cell>
          <table:table-cell office:value-type="float" office:value="42.25554" calcext:value-type="float">
            <text:p>42.25554</text:p>
          </table:table-cell>
          <table:table-cell table:formula="of:=[.Q73]/[.$Q$104]" office:value-type="float" office:value="0.262785660313996" calcext:value-type="float">
            <text:p>0.262785660313996</text:p>
          </table:table-cell>
          <table:table-cell table:formula="of:=[.R73]*100" office:value-type="float" office:value="26.2785660313996" calcext:value-type="float">
            <text:p>26.2785660313996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000006277267" calcext:value-type="float">
            <text:p>6.277267E-06</text:p>
          </table:table-cell>
          <table:table-cell table:formula="of:=[.V73]/[.$V$104]" office:value-type="float" office:value="0.0000181180512421464" calcext:value-type="float">
            <text:p>1.81180512421464E-05</text:p>
          </table:table-cell>
          <table:table-cell table:formula="of:=[.W73]*100" office:value-type="float" office:value="0.00181180512421464" calcext:value-type="float">
            <text:p>0.001811805124215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003293358" calcext:value-type="float">
            <text:p>0.003293358</text:p>
          </table:table-cell>
          <table:table-cell table:formula="of:=[.AA73]/[.$AA$104]" office:value-type="float" office:value="0.896964107905063" calcext:value-type="float">
            <text:p>0.896964107905063</text:p>
          </table:table-cell>
          <table:table-cell table:formula="of:=[.AB73]*100" office:value-type="float" office:value="89.6964107905063" calcext:value-type="float">
            <text:p>89.6964107905063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table:formula="of:=[.AF73]/[.$AF$104]" office:value-type="float" office:value="0" calcext:value-type="float">
            <text:p>0</text:p>
          </table:table-cell>
          <table:table-cell table:formula="of:=[.AG73]*100"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00008848764" calcext:value-type="float">
            <text:p>8.848764E-05</text:p>
          </table:table-cell>
          <table:table-cell table:formula="of:=[.AK73]/[.$AK$104]" office:value-type="float" office:value="0.000323154811315139" calcext:value-type="float">
            <text:p>0.000323154811315</text:p>
          </table:table-cell>
          <table:table-cell table:formula="of:=[.AL73]*100" office:value-type="float" office:value="0.0323154811315139" calcext:value-type="float">
            <text:p>0.032315481131514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001052516" calcext:value-type="float">
            <text:p>0.001052516</text:p>
          </table:table-cell>
          <table:table-cell table:formula="of:=[.AP73]/[.$AP$104]" office:value-type="float" office:value="0.00380065171609906" calcext:value-type="float">
            <text:p>0.003800651716099</text:p>
          </table:table-cell>
          <table:table-cell table:formula="of:=[.AQ73]*100" office:value-type="float" office:value="0.380065171609906" calcext:value-type="float">
            <text:p>0.3800651716099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2.085992" calcext:value-type="float">
            <text:p>2.085992</text:p>
          </table:table-cell>
          <table:table-cell table:formula="of:=[.E74]/[.$E$104]" office:value-type="float" office:value="0.417314162948802" calcext:value-type="float">
            <text:p>0.417314162948802</text:p>
          </table:table-cell>
          <table:table-cell table:formula="of:=[.F74]*100" office:value-type="float" office:value="41.7314162948802" calcext:value-type="float">
            <text:p>41.7314162948802</text:p>
          </table:table-cell>
          <table:table-cell table:number-columns-repeated="2"/>
          <table:table-cell office:value-type="float" office:value="70.5" calcext:value-type="float">
            <text:p>70.5</text:p>
          </table:table-cell>
          <table:table-cell office:value-type="float" office:value="7.987914" calcext:value-type="float">
            <text:p>7.987914</text:p>
          </table:table-cell>
          <table:table-cell table:formula="of:=[.K74]/[.$K$104]" office:value-type="float" office:value="0.325118216828671" calcext:value-type="float">
            <text:p>0.325118216828671</text:p>
          </table:table-cell>
          <table:table-cell table:formula="of:=[.L74]*100" office:value-type="float" office:value="32.5118216828671" calcext:value-type="float">
            <text:p>32.5118216828671</text:p>
          </table:table-cell>
          <table:table-cell table:number-columns-repeated="2"/>
          <table:table-cell office:value-type="float" office:value="70.5" calcext:value-type="float">
            <text:p>70.5</text:p>
          </table:table-cell>
          <table:table-cell office:value-type="float" office:value="45.18523" calcext:value-type="float">
            <text:p>45.18523</text:p>
          </table:table-cell>
          <table:table-cell table:formula="of:=[.Q74]/[.$Q$104]" office:value-type="float" office:value="0.281005295447408" calcext:value-type="float">
            <text:p>0.281005295447408</text:p>
          </table:table-cell>
          <table:table-cell table:formula="of:=[.R74]*100" office:value-type="float" office:value="28.1005295447408" calcext:value-type="float">
            <text:p>28.1005295447408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0000007925593" calcext:value-type="float">
            <text:p>7.925593E-07</text:p>
          </table:table-cell>
          <table:table-cell table:formula="of:=[.V74]/[.$V$104]" office:value-type="float" office:value="0.00000228756081425876" calcext:value-type="float">
            <text:p>2.28756081425876E-06</text:p>
          </table:table-cell>
          <table:table-cell table:formula="of:=[.W74]*100" office:value-type="float" office:value="0.000228756081425876" calcext:value-type="float">
            <text:p>0.000228756081426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00259441" calcext:value-type="float">
            <text:p>0.00259441</text:p>
          </table:table-cell>
          <table:table-cell table:formula="of:=[.AA74]/[.$AA$104]" office:value-type="float" office:value="0.706601787959273" calcext:value-type="float">
            <text:p>0.706601787959273</text:p>
          </table:table-cell>
          <table:table-cell table:formula="of:=[.AB74]*100" office:value-type="float" office:value="70.6601787959273" calcext:value-type="float">
            <text:p>70.6601787959273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table:formula="of:=[.AF74]/[.$AF$104]" office:value-type="float" office:value="0" calcext:value-type="float">
            <text:p>0</text:p>
          </table:table-cell>
          <table:table-cell table:formula="of:=[.AG74]*100"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0001333921" calcext:value-type="float">
            <text:p>0.0001333921</text:p>
          </table:table-cell>
          <table:table-cell table:formula="of:=[.AK74]/[.$AK$104]" office:value-type="float" office:value="0.000487144858947873" calcext:value-type="float">
            <text:p>0.000487144858948</text:p>
          </table:table-cell>
          <table:table-cell table:formula="of:=[.AL74]*100" office:value-type="float" office:value="0.0487144858947873" calcext:value-type="float">
            <text:p>0.048714485894787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0008525354" calcext:value-type="float">
            <text:p>0.0008525354</text:p>
          </table:table-cell>
          <table:table-cell table:formula="of:=[.AP74]/[.$AP$104]" office:value-type="float" office:value="0.00307851864584025" calcext:value-type="float">
            <text:p>0.00307851864584</text:p>
          </table:table-cell>
          <table:table-cell table:formula="of:=[.AQ74]*100" office:value-type="float" office:value="0.307851864584025" calcext:value-type="float">
            <text:p>0.3078518645840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2.257132" calcext:value-type="float">
            <text:p>2.257132</text:p>
          </table:table-cell>
          <table:table-cell table:formula="of:=[.E75]/[.$E$104]" office:value-type="float" office:value="0.451551660430603" calcext:value-type="float">
            <text:p>0.451551660430603</text:p>
          </table:table-cell>
          <table:table-cell table:formula="of:=[.F75]*100" office:value-type="float" office:value="45.1551660430603" calcext:value-type="float">
            <text:p>45.1551660430603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8.443786" calcext:value-type="float">
            <text:p>8.443786</text:p>
          </table:table-cell>
          <table:table-cell table:formula="of:=[.K75]/[.$K$104]" office:value-type="float" office:value="0.343672784609711" calcext:value-type="float">
            <text:p>0.343672784609711</text:p>
          </table:table-cell>
          <table:table-cell table:formula="of:=[.L75]*100" office:value-type="float" office:value="34.3672784609711" calcext:value-type="float">
            <text:p>34.3672784609711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47.65965" calcext:value-type="float">
            <text:p>47.65965</text:p>
          </table:table-cell>
          <table:table-cell table:formula="of:=[.Q75]/[.$Q$104]" office:value-type="float" office:value="0.296393623074842" calcext:value-type="float">
            <text:p>0.296393623074842</text:p>
          </table:table-cell>
          <table:table-cell table:formula="of:=[.R75]*100" office:value-type="float" office:value="29.6393623074842" calcext:value-type="float">
            <text:p>29.6393623074842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00000195198" calcext:value-type="float">
            <text:p>1.95198E-06</text:p>
          </table:table-cell>
          <table:table-cell table:formula="of:=[.V75]/[.$V$104]" office:value-type="float" office:value="0.00000563399225549031" calcext:value-type="float">
            <text:p>5.63399225549031E-06</text:p>
          </table:table-cell>
          <table:table-cell table:formula="of:=[.W75]*100" office:value-type="float" office:value="0.000563399225549031" calcext:value-type="float">
            <text:p>0.000563399225549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002829438" calcext:value-type="float">
            <text:p>0.002829438</text:p>
          </table:table-cell>
          <table:table-cell table:formula="of:=[.AA75]/[.$AA$104]" office:value-type="float" office:value="0.770612952355221" calcext:value-type="float">
            <text:p>0.770612952355221</text:p>
          </table:table-cell>
          <table:table-cell table:formula="of:=[.AB75]*100" office:value-type="float" office:value="77.0612952355221" calcext:value-type="float">
            <text:p>77.0612952355221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 table:formula="of:=[.AF75]/[.$AF$104]" office:value-type="float" office:value="0" calcext:value-type="float">
            <text:p>0</text:p>
          </table:table-cell>
          <table:table-cell table:formula="of:=[.AG75]*100"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0001593392" calcext:value-type="float">
            <text:p>0.0001593392</text:p>
          </table:table-cell>
          <table:table-cell table:formula="of:=[.AK75]/[.$AK$104]" office:value-type="float" office:value="0.000581903067039704" calcext:value-type="float">
            <text:p>0.00058190306704</text:p>
          </table:table-cell>
          <table:table-cell table:formula="of:=[.AL75]*100" office:value-type="float" office:value="0.0581903067039704" calcext:value-type="float">
            <text:p>0.05819030670397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0008992988" calcext:value-type="float">
            <text:p>0.0008992988</text:p>
          </table:table-cell>
          <table:table-cell table:formula="of:=[.AP75]/[.$AP$104]" office:value-type="float" office:value="0.00324738201367564" calcext:value-type="float">
            <text:p>0.003247382013676</text:p>
          </table:table-cell>
          <table:table-cell table:formula="of:=[.AQ75]*100" office:value-type="float" office:value="0.324738201367564" calcext:value-type="float">
            <text:p>0.3247382013675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2.417059" calcext:value-type="float">
            <text:p>2.417059</text:p>
          </table:table-cell>
          <table:table-cell table:formula="of:=[.E76]/[.$E$104]" office:value-type="float" office:value="0.483545935642547" calcext:value-type="float">
            <text:p>0.483545935642547</text:p>
          </table:table-cell>
          <table:table-cell table:formula="of:=[.F76]*100" office:value-type="float" office:value="48.3545935642547" calcext:value-type="float">
            <text:p>48.3545935642547</text:p>
          </table:table-cell>
          <table:table-cell table:number-columns-repeated="2"/>
          <table:table-cell office:value-type="float" office:value="72.5" calcext:value-type="float">
            <text:p>72.5</text:p>
          </table:table-cell>
          <table:table-cell office:value-type="float" office:value="9.101231" calcext:value-type="float">
            <text:p>9.101231</text:p>
          </table:table-cell>
          <table:table-cell table:formula="of:=[.K76]/[.$K$104]" office:value-type="float" office:value="0.370431628791425" calcext:value-type="float">
            <text:p>0.370431628791425</text:p>
          </table:table-cell>
          <table:table-cell table:formula="of:=[.L76]*100" office:value-type="float" office:value="37.0431628791425" calcext:value-type="float">
            <text:p>37.0431628791425</text:p>
          </table:table-cell>
          <table:table-cell table:number-columns-repeated="2"/>
          <table:table-cell office:value-type="float" office:value="72.5" calcext:value-type="float">
            <text:p>72.5</text:p>
          </table:table-cell>
          <table:table-cell office:value-type="float" office:value="51.8048" calcext:value-type="float">
            <text:p>51.8048</text:p>
          </table:table-cell>
          <table:table-cell table:formula="of:=[.Q76]/[.$Q$104]" office:value-type="float" office:value="0.322172159566165" calcext:value-type="float">
            <text:p>0.322172159566165</text:p>
          </table:table-cell>
          <table:table-cell table:formula="of:=[.R76]*100" office:value-type="float" office:value="32.2172159566165" calcext:value-type="float">
            <text:p>32.2172159566165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00001045291" calcext:value-type="float">
            <text:p>1.045291E-05</text:p>
          </table:table-cell>
          <table:table-cell table:formula="of:=[.V76]/[.$V$104]" office:value-type="float" office:value="0.0000301701933356578" calcext:value-type="float">
            <text:p>3.01701933356578E-05</text:p>
          </table:table-cell>
          <table:table-cell table:formula="of:=[.W76]*100" office:value-type="float" office:value="0.00301701933356578" calcext:value-type="float">
            <text:p>0.003017019333566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002669331" calcext:value-type="float">
            <text:p>0.002669331</text:p>
          </table:table-cell>
          <table:table-cell table:formula="of:=[.AA76]/[.$AA$104]" office:value-type="float" office:value="0.727006933081168" calcext:value-type="float">
            <text:p>0.727006933081168</text:p>
          </table:table-cell>
          <table:table-cell table:formula="of:=[.AB76]*100" office:value-type="float" office:value="72.7006933081168" calcext:value-type="float">
            <text:p>72.7006933081168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formula="of:=[.AF76]/[.$AF$104]" office:value-type="float" office:value="0" calcext:value-type="float">
            <text:p>0</text:p>
          </table:table-cell>
          <table:table-cell table:formula="of:=[.AG76]*100"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0001099801" calcext:value-type="float">
            <text:p>0.0001099801</text:p>
          </table:table-cell>
          <table:table-cell table:formula="of:=[.AK76]/[.$AK$104]" office:value-type="float" office:value="0.000401644777326191" calcext:value-type="float">
            <text:p>0.000401644777326</text:p>
          </table:table-cell>
          <table:table-cell table:formula="of:=[.AL76]*100" office:value-type="float" office:value="0.0401644777326191" calcext:value-type="float">
            <text:p>0.040164477732619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0008959413" calcext:value-type="float">
            <text:p>0.0008959413</text:p>
          </table:table-cell>
          <table:table-cell table:formula="of:=[.AP76]/[.$AP$104]" office:value-type="float" office:value="0.00323525802873213" calcext:value-type="float">
            <text:p>0.003235258028732</text:p>
          </table:table-cell>
          <table:table-cell table:formula="of:=[.AQ76]*100" office:value-type="float" office:value="0.323525802873213" calcext:value-type="float">
            <text:p>0.3235258028732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2.720299" calcext:value-type="float">
            <text:p>2.720299</text:p>
          </table:table-cell>
          <table:table-cell table:formula="of:=[.E77]/[.$E$104]" office:value-type="float" office:value="0.544210764065952" calcext:value-type="float">
            <text:p>0.544210764065952</text:p>
          </table:table-cell>
          <table:table-cell table:formula="of:=[.F77]*100" office:value-type="float" office:value="54.4210764065952" calcext:value-type="float">
            <text:p>54.4210764065952</text:p>
          </table:table-cell>
          <table:table-cell table:number-columns-repeated="2"/>
          <table:table-cell office:value-type="float" office:value="73.5" calcext:value-type="float">
            <text:p>73.5</text:p>
          </table:table-cell>
          <table:table-cell office:value-type="float" office:value="9.902966" calcext:value-type="float">
            <text:p>9.902966</text:p>
          </table:table-cell>
          <table:table-cell table:formula="of:=[.K77]/[.$K$104]" office:value-type="float" office:value="0.403063258722485" calcext:value-type="float">
            <text:p>0.403063258722485</text:p>
          </table:table-cell>
          <table:table-cell table:formula="of:=[.L77]*100" office:value-type="float" office:value="40.3063258722485" calcext:value-type="float">
            <text:p>40.3063258722485</text:p>
          </table:table-cell>
          <table:table-cell table:number-columns-repeated="2"/>
          <table:table-cell office:value-type="float" office:value="73.5" calcext:value-type="float">
            <text:p>73.5</text:p>
          </table:table-cell>
          <table:table-cell office:value-type="float" office:value="56.81321" calcext:value-type="float">
            <text:p>56.81321</text:p>
          </table:table-cell>
          <table:table-cell table:formula="of:=[.Q77]/[.$Q$104]" office:value-type="float" office:value="0.353319278475856" calcext:value-type="float">
            <text:p>0.353319278475856</text:p>
          </table:table-cell>
          <table:table-cell table:formula="of:=[.R77]*100" office:value-type="float" office:value="35.3319278475856" calcext:value-type="float">
            <text:p>35.3319278475856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000001865416" calcext:value-type="float">
            <text:p>1.865416E-06</text:p>
          </table:table-cell>
          <table:table-cell table:formula="of:=[.V77]/[.$V$104]" office:value-type="float" office:value="0.00000538414292014658" calcext:value-type="float">
            <text:p>5.38414292014658E-06</text:p>
          </table:table-cell>
          <table:table-cell table:formula="of:=[.W77]*100" office:value-type="float" office:value="0.000538414292014658" calcext:value-type="float">
            <text:p>0.00053841429201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002214969" calcext:value-type="float">
            <text:p>0.002214969</text:p>
          </table:table-cell>
          <table:table-cell table:formula="of:=[.AA77]/[.$AA$104]" office:value-type="float" office:value="0.603258951235295" calcext:value-type="float">
            <text:p>0.603258951235295</text:p>
          </table:table-cell>
          <table:table-cell table:formula="of:=[.AB77]*100" office:value-type="float" office:value="60.3258951235295" calcext:value-type="float">
            <text:p>60.325895123529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 table:formula="of:=[.AF77]/[.$AF$104]" office:value-type="float" office:value="0" calcext:value-type="float">
            <text:p>0</text:p>
          </table:table-cell>
          <table:table-cell table:formula="of:=[.AG77]*100"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0001059601" calcext:value-type="float">
            <text:p>0.0001059601</text:p>
          </table:table-cell>
          <table:table-cell table:formula="of:=[.AK77]/[.$AK$104]" office:value-type="float" office:value="0.000386963830456245" calcext:value-type="float">
            <text:p>0.000386963830456</text:p>
          </table:table-cell>
          <table:table-cell table:formula="of:=[.AL77]*100" office:value-type="float" office:value="0.0386963830456245" calcext:value-type="float">
            <text:p>0.03869638304562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0007979586" calcext:value-type="float">
            <text:p>0.0007979586</text:p>
          </table:table-cell>
          <table:table-cell table:formula="of:=[.AP77]/[.$AP$104]" office:value-type="float" office:value="0.00288144096856105" calcext:value-type="float">
            <text:p>0.002881440968561</text:p>
          </table:table-cell>
          <table:table-cell table:formula="of:=[.AQ77]*100" office:value-type="float" office:value="0.288144096856105" calcext:value-type="float">
            <text:p>0.2881440968561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3.134999" calcext:value-type="float">
            <text:p>3.134999</text:p>
          </table:table-cell>
          <table:table-cell table:formula="of:=[.E78]/[.$E$104]" office:value-type="float" office:value="0.627173778006019" calcext:value-type="float">
            <text:p>0.627173778006019</text:p>
          </table:table-cell>
          <table:table-cell table:formula="of:=[.F78]*100" office:value-type="float" office:value="62.7173778006019" calcext:value-type="float">
            <text:p>62.7173778006019</text:p>
          </table:table-cell>
          <table:table-cell table:number-columns-repeated="2"/>
          <table:table-cell office:value-type="float" office:value="74.5" calcext:value-type="float">
            <text:p>74.5</text:p>
          </table:table-cell>
          <table:table-cell office:value-type="float" office:value="11.0913" calcext:value-type="float">
            <text:p>11.0913</text:p>
          </table:table-cell>
          <table:table-cell table:formula="of:=[.K78]/[.$K$104]" office:value-type="float" office:value="0.451429957597421" calcext:value-type="float">
            <text:p>0.451429957597421</text:p>
          </table:table-cell>
          <table:table-cell table:formula="of:=[.L78]*100" office:value-type="float" office:value="45.1429957597421" calcext:value-type="float">
            <text:p>45.1429957597421</text:p>
          </table:table-cell>
          <table:table-cell table:number-columns-repeated="2"/>
          <table:table-cell office:value-type="float" office:value="74.5" calcext:value-type="float">
            <text:p>74.5</text:p>
          </table:table-cell>
          <table:table-cell office:value-type="float" office:value="63.84211" calcext:value-type="float">
            <text:p>63.84211</text:p>
          </table:table-cell>
          <table:table-cell table:formula="of:=[.Q78]/[.$Q$104]" office:value-type="float" office:value="0.397031750918075" calcext:value-type="float">
            <text:p>0.397031750918075</text:p>
          </table:table-cell>
          <table:table-cell table:formula="of:=[.R78]*100" office:value-type="float" office:value="39.7031750918075" calcext:value-type="float">
            <text:p>39.7031750918075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table:formula="of:=[.V78]/[.$V$104]" office:value-type="float" office:value="0" calcext:value-type="float">
            <text:p>0</text:p>
          </table:table-cell>
          <table:table-cell table:formula="of:=[.W78]*100"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.002235757" calcext:value-type="float">
            <text:p>0.002235757</text:p>
          </table:table-cell>
          <table:table-cell table:formula="of:=[.AA78]/[.$AA$104]" office:value-type="float" office:value="0.608920677010365" calcext:value-type="float">
            <text:p>0.608920677010365</text:p>
          </table:table-cell>
          <table:table-cell table:formula="of:=[.AB78]*100" office:value-type="float" office:value="60.8920677010365" calcext:value-type="float">
            <text:p>60.8920677010365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table:formula="of:=[.AF78]/[.$AF$104]" office:value-type="float" office:value="0" calcext:value-type="float">
            <text:p>0</text:p>
          </table:table-cell>
          <table:table-cell table:formula="of:=[.AG78]*100"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.0001362748" calcext:value-type="float">
            <text:p>0.0001362748</text:p>
          </table:table-cell>
          <table:table-cell table:formula="of:=[.AK78]/[.$AK$104]" office:value-type="float" office:value="0.000497672412565284" calcext:value-type="float">
            <text:p>0.000497672412565</text:p>
          </table:table-cell>
          <table:table-cell table:formula="of:=[.AL78]*100" office:value-type="float" office:value="0.0497672412565284" calcext:value-type="float">
            <text:p>0.049767241256528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.0007653095" calcext:value-type="float">
            <text:p>0.0007653095</text:p>
          </table:table-cell>
          <table:table-cell table:formula="of:=[.AP78]/[.$AP$104]" office:value-type="float" office:value="0.00276354455848834" calcext:value-type="float">
            <text:p>0.002763544558488</text:p>
          </table:table-cell>
          <table:table-cell table:formula="of:=[.AQ78]*100" office:value-type="float" office:value="0.276354455848834" calcext:value-type="float">
            <text:p>0.2763544558488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3.912667" calcext:value-type="float">
            <text:p>3.912667</text:p>
          </table:table-cell>
          <table:table-cell table:formula="of:=[.E79]/[.$E$104]" office:value-type="float" office:value="0.782750534998409" calcext:value-type="float">
            <text:p>0.782750534998409</text:p>
          </table:table-cell>
          <table:table-cell table:formula="of:=[.F79]*100" office:value-type="float" office:value="78.2750534998409" calcext:value-type="float">
            <text:p>78.2750534998409</text:p>
          </table:table-cell>
          <table:table-cell table:number-columns-repeated="2"/>
          <table:table-cell office:value-type="float" office:value="75.5" calcext:value-type="float">
            <text:p>75.5</text:p>
          </table:table-cell>
          <table:table-cell office:value-type="float" office:value="12.8853" calcext:value-type="float">
            <text:p>12.8853</text:p>
          </table:table-cell>
          <table:table-cell table:formula="of:=[.K79]/[.$K$104]" office:value-type="float" office:value="0.524448029773791" calcext:value-type="float">
            <text:p>0.524448029773791</text:p>
          </table:table-cell>
          <table:table-cell table:formula="of:=[.L79]*100" office:value-type="float" office:value="52.4448029773791" calcext:value-type="float">
            <text:p>52.4448029773791</text:p>
          </table:table-cell>
          <table:table-cell table:number-columns-repeated="2"/>
          <table:table-cell office:value-type="float" office:value="75.5" calcext:value-type="float">
            <text:p>75.5</text:p>
          </table:table-cell>
          <table:table-cell office:value-type="float" office:value="75.20655" calcext:value-type="float">
            <text:p>75.20655</text:p>
          </table:table-cell>
          <table:table-cell table:formula="of:=[.Q79]/[.$Q$104]" office:value-type="float" office:value="0.467706788309592" calcext:value-type="float">
            <text:p>0.467706788309592</text:p>
          </table:table-cell>
          <table:table-cell table:formula="of:=[.R79]*100" office:value-type="float" office:value="46.7706788309592" calcext:value-type="float">
            <text:p>46.7706788309592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00001526921" calcext:value-type="float">
            <text:p>1.526921E-05</text:p>
          </table:table-cell>
          <table:table-cell table:formula="of:=[.V79]/[.$V$104]" office:value-type="float" office:value="0.0000440714612278073" calcext:value-type="float">
            <text:p>4.40714612278073E-05</text:p>
          </table:table-cell>
          <table:table-cell table:formula="of:=[.W79]*100" office:value-type="float" office:value="0.00440714612278073" calcext:value-type="float">
            <text:p>0.004407146122781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002187812" calcext:value-type="float">
            <text:p>0.002187812</text:p>
          </table:table-cell>
          <table:table-cell table:formula="of:=[.AA79]/[.$AA$104]" office:value-type="float" office:value="0.595862593390695" calcext:value-type="float">
            <text:p>0.595862593390695</text:p>
          </table:table-cell>
          <table:table-cell table:formula="of:=[.AB79]*100" office:value-type="float" office:value="59.5862593390695" calcext:value-type="float">
            <text:p>59.5862593390695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table:formula="of:=[.AF79]/[.$AF$104]" office:value-type="float" office:value="0" calcext:value-type="float">
            <text:p>0</text:p>
          </table:table-cell>
          <table:table-cell table:formula="of:=[.AG79]*100"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0000751678" calcext:value-type="float">
            <text:p>7.51678E-05</text:p>
          </table:table-cell>
          <table:table-cell table:formula="of:=[.AK79]/[.$AK$104]" office:value-type="float" office:value="0.000274511064211613" calcext:value-type="float">
            <text:p>0.000274511064212</text:p>
          </table:table-cell>
          <table:table-cell table:formula="of:=[.AL79]*100" office:value-type="float" office:value="0.0274511064211613" calcext:value-type="float">
            <text:p>0.027451106421161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0008011557" calcext:value-type="float">
            <text:p>0.0008011557</text:p>
          </table:table-cell>
          <table:table-cell table:formula="of:=[.AP79]/[.$AP$104]" office:value-type="float" office:value="0.00289298574659915" calcext:value-type="float">
            <text:p>0.002892985746599</text:p>
          </table:table-cell>
          <table:table-cell table:formula="of:=[.AQ79]*100" office:value-type="float" office:value="0.289298574659915" calcext:value-type="float">
            <text:p>0.2892985746599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4.998613" calcext:value-type="float">
            <text:p>4.998613</text:p>
          </table:table-cell>
          <table:table-cell table:formula="of:=[.E80]/[.$E$104]" office:value-type="float" office:value="1" calcext:value-type="float">
            <text:p>1</text:p>
          </table:table-cell>
          <table:table-cell table:formula="of:=[.F80]*100" office:value-type="float" office:value="100" calcext:value-type="float">
            <text:p>100</text:p>
          </table:table-cell>
          <table:table-cell table:number-columns-repeated="2"/>
          <table:table-cell office:value-type="float" office:value="76.5" calcext:value-type="float">
            <text:p>76.5</text:p>
          </table:table-cell>
          <table:table-cell office:value-type="float" office:value="16.25509" calcext:value-type="float">
            <text:p>16.25509</text:p>
          </table:table-cell>
          <table:table-cell table:formula="of:=[.K80]/[.$K$104]" office:value-type="float" office:value="0.661602750754398" calcext:value-type="float">
            <text:p>0.661602750754398</text:p>
          </table:table-cell>
          <table:table-cell table:formula="of:=[.L80]*100" office:value-type="float" office:value="66.1602750754398" calcext:value-type="float">
            <text:p>66.1602750754398</text:p>
          </table:table-cell>
          <table:table-cell table:number-columns-repeated="2"/>
          <table:table-cell office:value-type="float" office:value="76.5" calcext:value-type="float">
            <text:p>76.5</text:p>
          </table:table-cell>
          <table:table-cell office:value-type="float" office:value="99.0019" calcext:value-type="float">
            <text:p>99.0019</text:p>
          </table:table-cell>
          <table:table-cell table:formula="of:=[.Q80]/[.$Q$104]" office:value-type="float" office:value="0.615689201080856" calcext:value-type="float">
            <text:p>0.615689201080856</text:p>
          </table:table-cell>
          <table:table-cell table:formula="of:=[.R80]*100" office:value-type="float" office:value="61.5689201080856" calcext:value-type="float">
            <text:p>61.5689201080856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 table:formula="of:=[.V80]/[.$V$104]" office:value-type="float" office:value="0" calcext:value-type="float">
            <text:p>0</text:p>
          </table:table-cell>
          <table:table-cell table:formula="of:=[.W80]*100"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.001384151" calcext:value-type="float">
            <text:p>0.001384151</text:p>
          </table:table-cell>
          <table:table-cell table:formula="of:=[.AA80]/[.$AA$104]" office:value-type="float" office:value="0.376981113781405" calcext:value-type="float">
            <text:p>0.376981113781405</text:p>
          </table:table-cell>
          <table:table-cell table:formula="of:=[.AB80]*100" office:value-type="float" office:value="37.6981113781405" calcext:value-type="float">
            <text:p>37.6981113781405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 table:formula="of:=[.AF80]/[.$AF$104]" office:value-type="float" office:value="0" calcext:value-type="float">
            <text:p>0</text:p>
          </table:table-cell>
          <table:table-cell table:formula="of:=[.AG80]*100"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.0001183985" calcext:value-type="float">
            <text:p>0.0001183985</text:p>
          </table:table-cell>
          <table:table-cell table:formula="of:=[.AK80]/[.$AK$104]" office:value-type="float" office:value="0.00043238857909981" calcext:value-type="float">
            <text:p>0.0004323885791</text:p>
          </table:table-cell>
          <table:table-cell table:formula="of:=[.AL80]*100" office:value-type="float" office:value="0.043238857909981" calcext:value-type="float">
            <text:p>0.043238857909981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.0007024806" calcext:value-type="float">
            <text:p>0.0007024806</text:p>
          </table:table-cell>
          <table:table-cell table:formula="of:=[.AP80]/[.$AP$104]" office:value-type="float" office:value="0.00253666841921291" calcext:value-type="float">
            <text:p>0.002536668419213</text:p>
          </table:table-cell>
          <table:table-cell table:formula="of:=[.AQ80]*100" office:value-type="float" office:value="0.253666841921291" calcext:value-type="float">
            <text:p>0.2536668419212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4.232798" calcext:value-type="float">
            <text:p>4.232798</text:p>
          </table:table-cell>
          <table:table-cell table:formula="of:=[.E81]/[.$E$104]" office:value-type="float" office:value="0.84679450079452" calcext:value-type="float">
            <text:p>0.84679450079452</text:p>
          </table:table-cell>
          <table:table-cell table:formula="of:=[.F81]*100" office:value-type="float" office:value="84.679450079452" calcext:value-type="float">
            <text:p>84.679450079452</text:p>
          </table:table-cell>
          <table:table-cell table:number-columns-repeated="2"/>
          <table:table-cell office:value-type="float" office:value="77.5" calcext:value-type="float">
            <text:p>77.5</text:p>
          </table:table-cell>
          <table:table-cell office:value-type="float" office:value="24.56926" calcext:value-type="float">
            <text:p>24.56926</text:p>
          </table:table-cell>
          <table:table-cell table:formula="of:=[.K81]/[.$K$104]" office:value-type="float" office:value="1" calcext:value-type="float">
            <text:p>1</text:p>
          </table:table-cell>
          <table:table-cell table:formula="of:=[.L81]*100" office:value-type="float" office:value="100" calcext:value-type="float">
            <text:p>100</text:p>
          </table:table-cell>
          <table:table-cell table:number-columns-repeated="2"/>
          <table:table-cell office:value-type="float" office:value="77.5" calcext:value-type="float">
            <text:p>77.5</text:p>
          </table:table-cell>
          <table:table-cell office:value-type="float" office:value="160.7985" calcext:value-type="float">
            <text:p>160.7985</text:p>
          </table:table-cell>
          <table:table-cell table:formula="of:=[.Q81]/[.$Q$104]" office:value-type="float" office:value="1" calcext:value-type="float">
            <text:p>1</text:p>
          </table:table-cell>
          <table:table-cell table:formula="of:=[.R81]*100" office:value-type="float" office:value="100" calcext:value-type="float">
            <text:p>10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000005400508" calcext:value-type="float">
            <text:p>5.400508E-06</text:p>
          </table:table-cell>
          <table:table-cell table:formula="of:=[.V81]/[.$V$104]" office:value-type="float" office:value="0.0000155874651624061" calcext:value-type="float">
            <text:p>1.55874651624061E-05</text:p>
          </table:table-cell>
          <table:table-cell table:formula="of:=[.W81]*100" office:value-type="float" office:value="0.00155874651624061" calcext:value-type="float">
            <text:p>0.001558746516241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002174594" calcext:value-type="float">
            <text:p>0.002174594</text:p>
          </table:table-cell>
          <table:table-cell table:formula="of:=[.AA81]/[.$AA$104]" office:value-type="float" office:value="0.59226259861992" calcext:value-type="float">
            <text:p>0.59226259861992</text:p>
          </table:table-cell>
          <table:table-cell table:formula="of:=[.AB81]*100" office:value-type="float" office:value="59.226259861992" calcext:value-type="float">
            <text:p>59.226259861992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 table:formula="of:=[.AF81]/[.$AF$104]" office:value-type="float" office:value="0" calcext:value-type="float">
            <text:p>0</text:p>
          </table:table-cell>
          <table:table-cell table:formula="of:=[.AG81]*100"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0001581305" calcext:value-type="float">
            <text:p>0.0001581305</text:p>
          </table:table-cell>
          <table:table-cell table:formula="of:=[.AK81]/[.$AK$104]" office:value-type="float" office:value="0.00057748892264127" calcext:value-type="float">
            <text:p>0.000577488922641</text:p>
          </table:table-cell>
          <table:table-cell table:formula="of:=[.AL81]*100" office:value-type="float" office:value="0.057748892264127" calcext:value-type="float">
            <text:p>0.057748892264127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000934964" calcext:value-type="float">
            <text:p>0.000934964</text:p>
          </table:table-cell>
          <table:table-cell table:formula="of:=[.AP81]/[.$AP$104]" office:value-type="float" office:value="0.00337616960795926" calcext:value-type="float">
            <text:p>0.003376169607959</text:p>
          </table:table-cell>
          <table:table-cell table:formula="of:=[.AQ81]*100" office:value-type="float" office:value="0.337616960795926" calcext:value-type="float">
            <text:p>0.3376169607959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1.491122" calcext:value-type="float">
            <text:p>1.491122</text:p>
          </table:table-cell>
          <table:table-cell table:formula="of:=[.E82]/[.$E$104]" office:value-type="float" office:value="0.298307150403522" calcext:value-type="float">
            <text:p>0.298307150403522</text:p>
          </table:table-cell>
          <table:table-cell table:formula="of:=[.F82]*100" office:value-type="float" office:value="29.8307150403522" calcext:value-type="float">
            <text:p>29.8307150403522</text:p>
          </table:table-cell>
          <table:table-cell table:number-columns-repeated="2"/>
          <table:table-cell office:value-type="float" office:value="78.5" calcext:value-type="float">
            <text:p>78.5</text:p>
          </table:table-cell>
          <table:table-cell office:value-type="float" office:value="13.8258" calcext:value-type="float">
            <text:p>13.8258</text:p>
          </table:table-cell>
          <table:table-cell table:formula="of:=[.K82]/[.$K$104]" office:value-type="float" office:value="0.562727570956553" calcext:value-type="float">
            <text:p>0.562727570956553</text:p>
          </table:table-cell>
          <table:table-cell table:formula="of:=[.L82]*100" office:value-type="float" office:value="56.2727570956553" calcext:value-type="float">
            <text:p>56.2727570956553</text:p>
          </table:table-cell>
          <table:table-cell table:number-columns-repeated="2"/>
          <table:table-cell office:value-type="float" office:value="78.5" calcext:value-type="float">
            <text:p>78.5</text:p>
          </table:table-cell>
          <table:table-cell office:value-type="float" office:value="15.8869" calcext:value-type="float">
            <text:p>15.8869</text:p>
          </table:table-cell>
          <table:table-cell table:formula="of:=[.Q82]/[.$Q$104]" office:value-type="float" office:value="0.0988000509955006" calcext:value-type="float">
            <text:p>0.098800050995501</text:p>
          </table:table-cell>
          <table:table-cell table:formula="of:=[.R82]*100" office:value-type="float" office:value="9.88000509955006" calcext:value-type="float">
            <text:p>9.88000509955006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0000001758995" calcext:value-type="float">
            <text:p>1.758995E-07</text:p>
          </table:table-cell>
          <table:table-cell table:formula="of:=[.V82]/[.$V$104]" office:value-type="float" office:value="0.000000507698040320402" calcext:value-type="float">
            <text:p>5.07698040320402E-07</text:p>
          </table:table-cell>
          <table:table-cell table:formula="of:=[.W82]*100" office:value-type="float" office:value="0.0000507698040320402" calcext:value-type="float">
            <text:p>5.07698040320402E-05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002606396" calcext:value-type="float">
            <text:p>0.002606396</text:p>
          </table:table-cell>
          <table:table-cell table:formula="of:=[.AA82]/[.$AA$104]" office:value-type="float" office:value="0.70986624077532" calcext:value-type="float">
            <text:p>0.70986624077532</text:p>
          </table:table-cell>
          <table:table-cell table:formula="of:=[.AB82]*100" office:value-type="float" office:value="70.986624077532" calcext:value-type="float">
            <text:p>70.986624077532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 table:formula="of:=[.AF82]/[.$AF$104]" office:value-type="float" office:value="0" calcext:value-type="float">
            <text:p>0</text:p>
          </table:table-cell>
          <table:table-cell table:formula="of:=[.AG82]*100"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0002170118" calcext:value-type="float">
            <text:p>0.0002170118</text:p>
          </table:table-cell>
          <table:table-cell table:formula="of:=[.AK82]/[.$AK$104]" office:value-type="float" office:value="0.000792522066157021" calcext:value-type="float">
            <text:p>0.000792522066157</text:p>
          </table:table-cell>
          <table:table-cell table:formula="of:=[.AL82]*100" office:value-type="float" office:value="0.0792522066157021" calcext:value-type="float">
            <text:p>0.079252206615702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0008947556" calcext:value-type="float">
            <text:p>0.0008947556</text:p>
          </table:table-cell>
          <table:table-cell table:formula="of:=[.AP82]/[.$AP$104]" office:value-type="float" office:value="0.00323097644751172" calcext:value-type="float">
            <text:p>0.003230976447512</text:p>
          </table:table-cell>
          <table:table-cell table:formula="of:=[.AQ82]*100" office:value-type="float" office:value="0.323097644751172" calcext:value-type="float">
            <text:p>0.3230976447511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0.1689862" calcext:value-type="float">
            <text:p>0.1689862</text:p>
          </table:table-cell>
          <table:table-cell table:formula="of:=[.E83]/[.$E$104]" office:value-type="float" office:value="0.0338066179558209" calcext:value-type="float">
            <text:p>0.033806617955821</text:p>
          </table:table-cell>
          <table:table-cell table:formula="of:=[.F83]*100" office:value-type="float" office:value="3.38066179558209" calcext:value-type="float">
            <text:p>3.38066179558209</text:p>
          </table:table-cell>
          <table:table-cell table:number-columns-repeated="2"/>
          <table:table-cell office:value-type="float" office:value="79.5" calcext:value-type="float">
            <text:p>79.5</text:p>
          </table:table-cell>
          <table:table-cell office:value-type="float" office:value="0.407379" calcext:value-type="float">
            <text:p>0.407379</text:p>
          </table:table-cell>
          <table:table-cell table:formula="of:=[.K83]/[.$K$104]" office:value-type="float" office:value="0.0165808412626184" calcext:value-type="float">
            <text:p>0.016580841262618</text:p>
          </table:table-cell>
          <table:table-cell table:formula="of:=[.L83]*100" office:value-type="float" office:value="1.65808412626184" calcext:value-type="float">
            <text:p>1.65808412626184</text:p>
          </table:table-cell>
          <table:table-cell table:number-columns-repeated="2"/>
          <table:table-cell office:value-type="float" office:value="79.5" calcext:value-type="float">
            <text:p>79.5</text:p>
          </table:table-cell>
          <table:table-cell office:value-type="float" office:value="0.0000003807793" calcext:value-type="float">
            <text:p>3.807793E-07</text:p>
          </table:table-cell>
          <table:table-cell table:formula="of:=[.Q83]/[.$Q$104]" office:value-type="float" office:value="0.00000000236805256267938" calcext:value-type="float">
            <text:p>2.36805256267938E-09</text:p>
          </table:table-cell>
          <table:table-cell table:formula="of:=[.R83]*100" office:value-type="float" office:value="0.000000236805256267938" calcext:value-type="float">
            <text:p>2.36805256267938E-07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table:formula="of:=[.V83]/[.$V$104]" office:value-type="float" office:value="0" calcext:value-type="float">
            <text:p>0</text:p>
          </table:table-cell>
          <table:table-cell table:formula="of:=[.W83]*100"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002081335" calcext:value-type="float">
            <text:p>0.002081335</text:p>
          </table:table-cell>
          <table:table-cell table:formula="of:=[.AA83]/[.$AA$104]" office:value-type="float" office:value="0.566862998655653" calcext:value-type="float">
            <text:p>0.566862998655653</text:p>
          </table:table-cell>
          <table:table-cell table:formula="of:=[.AB83]*100" office:value-type="float" office:value="56.6862998655653" calcext:value-type="float">
            <text:p>56.6862998655653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table:formula="of:=[.AF83]/[.$AF$104]" office:value-type="float" office:value="0" calcext:value-type="float">
            <text:p>0</text:p>
          </table:table-cell>
          <table:table-cell table:formula="of:=[.AG83]*100"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0001733024" calcext:value-type="float">
            <text:p>0.0001733024</text:p>
          </table:table-cell>
          <table:table-cell table:formula="of:=[.AK83]/[.$AK$104]" office:value-type="float" office:value="0.000632896349958715" calcext:value-type="float">
            <text:p>0.000632896349959</text:p>
          </table:table-cell>
          <table:table-cell table:formula="of:=[.AL83]*100" office:value-type="float" office:value="0.0632896349958715" calcext:value-type="float">
            <text:p>0.063289634995872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0009260531" calcext:value-type="float">
            <text:p>0.0009260531</text:p>
          </table:table-cell>
          <table:table-cell table:formula="of:=[.AP83]/[.$AP$104]" office:value-type="float" office:value="0.0033439922088727" calcext:value-type="float">
            <text:p>0.003343992208873</text:p>
          </table:table-cell>
          <table:table-cell table:formula="of:=[.AQ83]*100" office:value-type="float" office:value="0.33439922088727" calcext:value-type="float">
            <text:p>0.334399220887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0.004978289" calcext:value-type="float">
            <text:p>0.004978289</text:p>
          </table:table-cell>
          <table:table-cell table:formula="of:=[.E84]/[.$E$104]" office:value-type="float" office:value="0.000995934072111604" calcext:value-type="float">
            <text:p>0.000995934072112</text:p>
          </table:table-cell>
          <table:table-cell table:formula="of:=[.F84]*100" office:value-type="float" office:value="0.0995934072111604" calcext:value-type="float">
            <text:p>0.09959340721116</text:p>
          </table:table-cell>
          <table:table-cell table:number-columns-repeated="2"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 table:formula="of:=[.K84]/[.$K$104]" office:value-type="float" office:value="0" calcext:value-type="float">
            <text:p>0</text:p>
          </table:table-cell>
          <table:table-cell table:formula="of:=[.L84]*100" office:value-type="float" office:value="0" calcext:value-type="float">
            <text:p>0</text:p>
          </table:table-cell>
          <table:table-cell table:number-columns-repeated="2"/>
          <table:table-cell office:value-type="float" office:value="80.5" calcext:value-type="float">
            <text:p>80.5</text:p>
          </table:table-cell>
          <table:table-cell office:value-type="float" office:value="0.000005920484" calcext:value-type="float">
            <text:p>5.920484E-06</text:p>
          </table:table-cell>
          <table:table-cell table:formula="of:=[.Q84]/[.$Q$104]" office:value-type="float" office:value="0.0000000368192738116338" calcext:value-type="float">
            <text:p>3.68192738116338E-08</text:p>
          </table:table-cell>
          <table:table-cell table:formula="of:=[.R84]*100" office:value-type="float" office:value="0.00000368192738116338" calcext:value-type="float">
            <text:p>3.68192738116338E-06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000001719133" calcext:value-type="float">
            <text:p>1.719133E-06</text:p>
          </table:table-cell>
          <table:table-cell table:formula="of:=[.V84]/[.$V$104]" office:value-type="float" office:value="0.00000496192686818401" calcext:value-type="float">
            <text:p>4.96192686818401E-06</text:p>
          </table:table-cell>
          <table:table-cell table:formula="of:=[.W84]*100" office:value-type="float" office:value="0.000496192686818401" calcext:value-type="float">
            <text:p>0.000496192686818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002488815" calcext:value-type="float">
            <text:p>0.002488815</text:p>
          </table:table-cell>
          <table:table-cell table:formula="of:=[.AA84]/[.$AA$104]" office:value-type="float" office:value="0.677842410760003" calcext:value-type="float">
            <text:p>0.677842410760003</text:p>
          </table:table-cell>
          <table:table-cell table:formula="of:=[.AB84]*100" office:value-type="float" office:value="67.7842410760003" calcext:value-type="float">
            <text:p>67.7842410760003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 table:formula="of:=[.AF84]/[.$AF$104]" office:value-type="float" office:value="0" calcext:value-type="float">
            <text:p>0</text:p>
          </table:table-cell>
          <table:table-cell table:formula="of:=[.AG84]*100"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0001019172" calcext:value-type="float">
            <text:p>0.0001019172</text:p>
          </table:table-cell>
          <table:table-cell table:formula="of:=[.AK84]/[.$AK$104]" office:value-type="float" office:value="0.000372199253316817" calcext:value-type="float">
            <text:p>0.000372199253317</text:p>
          </table:table-cell>
          <table:table-cell table:formula="of:=[.AL84]*100" office:value-type="float" office:value="0.0372199253316817" calcext:value-type="float">
            <text:p>0.037219925331682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0007988598" calcext:value-type="float">
            <text:p>0.0007988598</text:p>
          </table:table-cell>
          <table:table-cell table:formula="of:=[.AP84]/[.$AP$104]" office:value-type="float" office:value="0.00288469521583763" calcext:value-type="float">
            <text:p>0.002884695215838</text:p>
          </table:table-cell>
          <table:table-cell table:formula="of:=[.AQ84]*100" office:value-type="float" office:value="0.288469521583763" calcext:value-type="float">
            <text:p>0.2884695215837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table:formula="of:=[.E85]/[.$E$104]" office:value-type="float" office:value="0" calcext:value-type="float">
            <text:p>0</text:p>
          </table:table-cell>
          <table:table-cell table:formula="of:=[.F85]*100" office:value-type="float" office:value="0" calcext:value-type="float">
            <text:p>0</text:p>
          </table:table-cell>
          <table:table-cell table:number-columns-repeated="2"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table:formula="of:=[.K85]/[.$K$104]" office:value-type="float" office:value="0" calcext:value-type="float">
            <text:p>0</text:p>
          </table:table-cell>
          <table:table-cell table:formula="of:=[.L85]*100" office:value-type="float" office:value="0" calcext:value-type="float">
            <text:p>0</text:p>
          </table:table-cell>
          <table:table-cell table:number-columns-repeated="2"/>
          <table:table-cell office:value-type="float" office:value="81.5" calcext:value-type="float">
            <text:p>81.5</text:p>
          </table:table-cell>
          <table:table-cell office:value-type="float" office:value="0.0000005994842" calcext:value-type="float">
            <text:p>5.994842E-07</text:p>
          </table:table-cell>
          <table:table-cell table:formula="of:=[.Q85]/[.$Q$104]" office:value-type="float" office:value="0.00000000372817034984779" calcext:value-type="float">
            <text:p>3.72817034984779E-09</text:p>
          </table:table-cell>
          <table:table-cell table:formula="of:=[.R85]*100" office:value-type="float" office:value="0.000000372817034984779" calcext:value-type="float">
            <text:p>3.72817034984779E-07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000001425093" calcext:value-type="float">
            <text:p>1.425093E-06</text:p>
          </table:table-cell>
          <table:table-cell table:formula="of:=[.V85]/[.$V$104]" office:value-type="float" office:value="0.00000411324036381185" calcext:value-type="float">
            <text:p>4.11324036381185E-06</text:p>
          </table:table-cell>
          <table:table-cell table:formula="of:=[.W85]*100" office:value-type="float" office:value="0.000411324036381185" calcext:value-type="float">
            <text:p>0.000411324036381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002198054" calcext:value-type="float">
            <text:p>0.002198054</text:p>
          </table:table-cell>
          <table:table-cell table:formula="of:=[.AA85]/[.$AA$104]" office:value-type="float" office:value="0.598652058244854" calcext:value-type="float">
            <text:p>0.598652058244854</text:p>
          </table:table-cell>
          <table:table-cell table:formula="of:=[.AB85]*100" office:value-type="float" office:value="59.8652058244854" calcext:value-type="float">
            <text:p>59.8652058244854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table:formula="of:=[.AF85]/[.$AF$104]" office:value-type="float" office:value="0" calcext:value-type="float">
            <text:p>0</text:p>
          </table:table-cell>
          <table:table-cell table:formula="of:=[.AG85]*100"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0001571175" calcext:value-type="float">
            <text:p>0.0001571175</text:p>
          </table:table-cell>
          <table:table-cell table:formula="of:=[.AK85]/[.$AK$104]" office:value-type="float" office:value="0.000573789470109118" calcext:value-type="float">
            <text:p>0.000573789470109</text:p>
          </table:table-cell>
          <table:table-cell table:formula="of:=[.AL85]*100" office:value-type="float" office:value="0.0573789470109118" calcext:value-type="float">
            <text:p>0.057378947010912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0007711136" calcext:value-type="float">
            <text:p>0.0007711136</text:p>
          </table:table-cell>
          <table:table-cell table:formula="of:=[.AP85]/[.$AP$104]" office:value-type="float" office:value="0.00278450325424728" calcext:value-type="float">
            <text:p>0.002784503254247</text:p>
          </table:table-cell>
          <table:table-cell table:formula="of:=[.AQ85]*100" office:value-type="float" office:value="0.278450325424728" calcext:value-type="float">
            <text:p>0.2784503254247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table:formula="of:=[.E86]/[.$E$104]" office:value-type="float" office:value="0" calcext:value-type="float">
            <text:p>0</text:p>
          </table:table-cell>
          <table:table-cell table:formula="of:=[.F86]*100" office:value-type="float" office:value="0" calcext:value-type="float">
            <text:p>0</text:p>
          </table:table-cell>
          <table:table-cell table:number-columns-repeated="2"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table:formula="of:=[.K86]/[.$K$104]" office:value-type="float" office:value="0" calcext:value-type="float">
            <text:p>0</text:p>
          </table:table-cell>
          <table:table-cell table:formula="of:=[.L86]*100" office:value-type="float" office:value="0" calcext:value-type="float">
            <text:p>0</text:p>
          </table:table-cell>
          <table:table-cell table:number-columns-repeated="2"/>
          <table:table-cell office:value-type="float" office:value="82.5" calcext:value-type="float">
            <text:p>82.5</text:p>
          </table:table-cell>
          <table:table-cell office:value-type="float" office:value="0.000005295367" calcext:value-type="float">
            <text:p>5.295367E-06</text:p>
          </table:table-cell>
          <table:table-cell table:formula="of:=[.Q86]/[.$Q$104]" office:value-type="float" office:value="0.0000000329316940145586" calcext:value-type="float">
            <text:p>3.29316940145586E-08</text:p>
          </table:table-cell>
          <table:table-cell table:formula="of:=[.R86]*100" office:value-type="float" office:value="0.00000329316940145586" calcext:value-type="float">
            <text:p>3.29316940145586E-06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table:formula="of:=[.V86]/[.$V$104]" office:value-type="float" office:value="0" calcext:value-type="float">
            <text:p>0</text:p>
          </table:table-cell>
          <table:table-cell table:formula="of:=[.W86]*100"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.001825377" calcext:value-type="float">
            <text:p>0.001825377</text:p>
          </table:table-cell>
          <table:table-cell table:formula="of:=[.AA86]/[.$AA$104]" office:value-type="float" office:value="0.497151434006088" calcext:value-type="float">
            <text:p>0.497151434006088</text:p>
          </table:table-cell>
          <table:table-cell table:formula="of:=[.AB86]*100" office:value-type="float" office:value="49.7151434006088" calcext:value-type="float">
            <text:p>49.7151434006088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table:formula="of:=[.AF86]/[.$AF$104]" office:value-type="float" office:value="0" calcext:value-type="float">
            <text:p>0</text:p>
          </table:table-cell>
          <table:table-cell table:formula="of:=[.AG86]*100"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.0001036847" calcext:value-type="float">
            <text:p>0.0001036847</text:p>
          </table:table-cell>
          <table:table-cell table:formula="of:=[.AK86]/[.$AK$104]" office:value-type="float" office:value="0.000378654122369709" calcext:value-type="float">
            <text:p>0.00037865412237</text:p>
          </table:table-cell>
          <table:table-cell table:formula="of:=[.AL86]*100" office:value-type="float" office:value="0.0378654122369709" calcext:value-type="float">
            <text:p>0.037865412236971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.0009164388" calcext:value-type="float">
            <text:p>0.0009164388</text:p>
          </table:table-cell>
          <table:table-cell table:formula="of:=[.AP86]/[.$AP$104]" office:value-type="float" office:value="0.00330927482139917" calcext:value-type="float">
            <text:p>0.003309274821399</text:p>
          </table:table-cell>
          <table:table-cell table:formula="of:=[.AQ86]*100" office:value-type="float" office:value="0.330927482139917" calcext:value-type="float">
            <text:p>0.3309274821399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table:formula="of:=[.E87]/[.$E$104]" office:value-type="float" office:value="0" calcext:value-type="float">
            <text:p>0</text:p>
          </table:table-cell>
          <table:table-cell table:formula="of:=[.F87]*100" office:value-type="float" office:value="0" calcext:value-type="float">
            <text:p>0</text:p>
          </table:table-cell>
          <table:table-cell table:number-columns-repeated="2"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table:formula="of:=[.K87]/[.$K$104]" office:value-type="float" office:value="0" calcext:value-type="float">
            <text:p>0</text:p>
          </table:table-cell>
          <table:table-cell table:formula="of:=[.L87]*100" office:value-type="float" office:value="0" calcext:value-type="float">
            <text:p>0</text:p>
          </table:table-cell>
          <table:table-cell table:number-columns-repeated="2"/>
          <table:table-cell office:value-type="float" office:value="83.5" calcext:value-type="float">
            <text:p>83.5</text:p>
          </table:table-cell>
          <table:table-cell office:value-type="float" office:value="0.0000003841207" calcext:value-type="float">
            <text:p>3.841207E-07</text:p>
          </table:table-cell>
          <table:table-cell table:formula="of:=[.Q87]/[.$Q$104]" office:value-type="float" office:value="0.00000000238883260726935" calcext:value-type="float">
            <text:p>2.38883260726935E-09</text:p>
          </table:table-cell>
          <table:table-cell table:formula="of:=[.R87]*100" office:value-type="float" office:value="0.000000238883260726935" calcext:value-type="float">
            <text:p>2.38883260726935E-07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table:formula="of:=[.V87]/[.$V$104]" office:value-type="float" office:value="0" calcext:value-type="float">
            <text:p>0</text:p>
          </table:table-cell>
          <table:table-cell table:formula="of:=[.W87]*100"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.002212029" calcext:value-type="float">
            <text:p>0.002212029</text:p>
          </table:table-cell>
          <table:table-cell table:formula="of:=[.AA87]/[.$AA$104]" office:value-type="float" office:value="0.602458226116058" calcext:value-type="float">
            <text:p>0.602458226116058</text:p>
          </table:table-cell>
          <table:table-cell table:formula="of:=[.AB87]*100" office:value-type="float" office:value="60.2458226116058" calcext:value-type="float">
            <text:p>60.2458226116058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table:formula="of:=[.AF87]/[.$AF$104]" office:value-type="float" office:value="0" calcext:value-type="float">
            <text:p>0</text:p>
          </table:table-cell>
          <table:table-cell table:formula="of:=[.AG87]*100"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.000131306" calcext:value-type="float">
            <text:p>0.000131306</text:p>
          </table:table-cell>
          <table:table-cell table:formula="of:=[.AK87]/[.$AK$104]" office:value-type="float" office:value="0.000479526470075885" calcext:value-type="float">
            <text:p>0.000479526470076</text:p>
          </table:table-cell>
          <table:table-cell table:formula="of:=[.AL87]*100" office:value-type="float" office:value="0.0479526470075885" calcext:value-type="float">
            <text:p>0.047952647007589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.0005430522" calcext:value-type="float">
            <text:p>0.0005430522</text:p>
          </table:table-cell>
          <table:table-cell table:formula="of:=[.AP87]/[.$AP$104]" office:value-type="float" office:value="0.00196096997657173" calcext:value-type="float">
            <text:p>0.001960969976572</text:p>
          </table:table-cell>
          <table:table-cell table:formula="of:=[.AQ87]*100" office:value-type="float" office:value="0.196096997657173" calcext:value-type="float">
            <text:p>0.1960969976571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table:formula="of:=[.E88]/[.$E$104]" office:value-type="float" office:value="0" calcext:value-type="float">
            <text:p>0</text:p>
          </table:table-cell>
          <table:table-cell table:formula="of:=[.F88]*100" office:value-type="float" office:value="0" calcext:value-type="float">
            <text:p>0</text:p>
          </table:table-cell>
          <table:table-cell table:number-columns-repeated="2"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table:formula="of:=[.K88]/[.$K$104]" office:value-type="float" office:value="0" calcext:value-type="float">
            <text:p>0</text:p>
          </table:table-cell>
          <table:table-cell table:formula="of:=[.L88]*100" office:value-type="float" office:value="0" calcext:value-type="float">
            <text:p>0</text:p>
          </table:table-cell>
          <table:table-cell table:number-columns-repeated="2"/>
          <table:table-cell office:value-type="float" office:value="84.5" calcext:value-type="float">
            <text:p>84.5</text:p>
          </table:table-cell>
          <table:table-cell office:value-type="float" office:value="0.0000009509454" calcext:value-type="float">
            <text:p>9.509454E-07</text:p>
          </table:table-cell>
          <table:table-cell table:formula="of:=[.Q88]/[.$Q$104]" office:value-type="float" office:value="0.00000000591389471916716" calcext:value-type="float">
            <text:p>5.91389471916716E-09</text:p>
          </table:table-cell>
          <table:table-cell table:formula="of:=[.R88]*100" office:value-type="float" office:value="0.000000591389471916716" calcext:value-type="float">
            <text:p>5.91389471916716E-07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000001500147" calcext:value-type="float">
            <text:p>1.500147E-06</text:p>
          </table:table-cell>
          <table:table-cell table:formula="of:=[.V88]/[.$V$104]" office:value-type="float" office:value="0.00000432986843107871" calcext:value-type="float">
            <text:p>4.32986843107871E-06</text:p>
          </table:table-cell>
          <table:table-cell table:formula="of:=[.W88]*100" office:value-type="float" office:value="0.000432986843107871" calcext:value-type="float">
            <text:p>0.000432986843108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002310409" calcext:value-type="float">
            <text:p>0.002310409</text:p>
          </table:table-cell>
          <table:table-cell table:formula="of:=[.AA88]/[.$AA$104]" office:value-type="float" office:value="0.629252558507405" calcext:value-type="float">
            <text:p>0.629252558507405</text:p>
          </table:table-cell>
          <table:table-cell table:formula="of:=[.AB88]*100" office:value-type="float" office:value="62.9252558507405" calcext:value-type="float">
            <text:p>62.9252558507405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table:formula="of:=[.AF88]/[.$AF$104]" office:value-type="float" office:value="0" calcext:value-type="float">
            <text:p>0</text:p>
          </table:table-cell>
          <table:table-cell table:formula="of:=[.AG88]*100"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0001714978" calcext:value-type="float">
            <text:p>0.0001714978</text:p>
          </table:table-cell>
          <table:table-cell table:formula="of:=[.AK88]/[.$AK$104]" office:value-type="float" office:value="0.000626305992565306" calcext:value-type="float">
            <text:p>0.000626305992565</text:p>
          </table:table-cell>
          <table:table-cell table:formula="of:=[.AL88]*100" office:value-type="float" office:value="0.0626305992565306" calcext:value-type="float">
            <text:p>0.062630599256531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0006616903" calcext:value-type="float">
            <text:p>0.0006616903</text:p>
          </table:table-cell>
          <table:table-cell table:formula="of:=[.AP88]/[.$AP$104]" office:value-type="float" office:value="0.00238937400877621" calcext:value-type="float">
            <text:p>0.002389374008776</text:p>
          </table:table-cell>
          <table:table-cell table:formula="of:=[.AQ88]*100" office:value-type="float" office:value="0.238937400877621" calcext:value-type="float">
            <text:p>0.2389374008776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table:formula="of:=[.E89]/[.$E$104]" office:value-type="float" office:value="0" calcext:value-type="float">
            <text:p>0</text:p>
          </table:table-cell>
          <table:table-cell table:formula="of:=[.F89]*100" office:value-type="float" office:value="0" calcext:value-type="float">
            <text:p>0</text:p>
          </table:table-cell>
          <table:table-cell table:number-columns-repeated="2"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table:formula="of:=[.K89]/[.$K$104]" office:value-type="float" office:value="0" calcext:value-type="float">
            <text:p>0</text:p>
          </table:table-cell>
          <table:table-cell table:formula="of:=[.L89]*100" office:value-type="float" office:value="0" calcext:value-type="float">
            <text:p>0</text:p>
          </table:table-cell>
          <table:table-cell table:number-columns-repeated="2"/>
          <table:table-cell office:value-type="float" office:value="85.5" calcext:value-type="float">
            <text:p>85.5</text:p>
          </table:table-cell>
          <table:table-cell office:value-type="float" office:value="0.000002739265" calcext:value-type="float">
            <text:p>2.739265E-06</text:p>
          </table:table-cell>
          <table:table-cell table:formula="of:=[.Q89]/[.$Q$104]" office:value-type="float" office:value="0.0000000170353890117134" calcext:value-type="float">
            <text:p>1.70353890117134E-08</text:p>
          </table:table-cell>
          <table:table-cell table:formula="of:=[.R89]*100" office:value-type="float" office:value="0.00000170353890117134" calcext:value-type="float">
            <text:p>1.70353890117134E-06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table:formula="of:=[.V89]/[.$V$104]" office:value-type="float" office:value="0" calcext:value-type="float">
            <text:p>0</text:p>
          </table:table-cell>
          <table:table-cell table:formula="of:=[.W89]*100"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.002333406" calcext:value-type="float">
            <text:p>0.002333406</text:p>
          </table:table-cell>
          <table:table-cell table:formula="of:=[.AA89]/[.$AA$104]" office:value-type="float" office:value="0.635515917543833" calcext:value-type="float">
            <text:p>0.635515917543833</text:p>
          </table:table-cell>
          <table:table-cell table:formula="of:=[.AB89]*100" office:value-type="float" office:value="63.5515917543833" calcext:value-type="float">
            <text:p>63.5515917543833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table:formula="of:=[.AF89]/[.$AF$104]" office:value-type="float" office:value="0" calcext:value-type="float">
            <text:p>0</text:p>
          </table:table-cell>
          <table:table-cell table:formula="of:=[.AG89]*100"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.0001124249" calcext:value-type="float">
            <text:p>0.0001124249</text:p>
          </table:table-cell>
          <table:table-cell table:formula="of:=[.AK89]/[.$AK$104]" office:value-type="float" office:value="0.000410573130288291" calcext:value-type="float">
            <text:p>0.000410573130288</text:p>
          </table:table-cell>
          <table:table-cell table:formula="of:=[.AL89]*100" office:value-type="float" office:value="0.0410573130288291" calcext:value-type="float">
            <text:p>0.041057313028829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.0009877536" calcext:value-type="float">
            <text:p>0.0009877536</text:p>
          </table:table-cell>
          <table:table-cell table:formula="of:=[.AP89]/[.$AP$104]" office:value-type="float" office:value="0.00356679367812273" calcext:value-type="float">
            <text:p>0.003566793678123</text:p>
          </table:table-cell>
          <table:table-cell table:formula="of:=[.AQ89]*100" office:value-type="float" office:value="0.356679367812273" calcext:value-type="float">
            <text:p>0.3566793678122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 table:formula="of:=[.E90]/[.$E$104]" office:value-type="float" office:value="0" calcext:value-type="float">
            <text:p>0</text:p>
          </table:table-cell>
          <table:table-cell table:formula="of:=[.F90]*100" office:value-type="float" office:value="0" calcext:value-type="float">
            <text:p>0</text:p>
          </table:table-cell>
          <table:table-cell table:number-columns-repeated="2"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 table:formula="of:=[.K90]/[.$K$104]" office:value-type="float" office:value="0" calcext:value-type="float">
            <text:p>0</text:p>
          </table:table-cell>
          <table:table-cell table:formula="of:=[.L90]*100" office:value-type="float" office:value="0" calcext:value-type="float">
            <text:p>0</text:p>
          </table:table-cell>
          <table:table-cell table:number-columns-repeated="2"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 table:formula="of:=[.Q90]/[.$Q$104]" office:value-type="float" office:value="0" calcext:value-type="float">
            <text:p>0</text:p>
          </table:table-cell>
          <table:table-cell table:formula="of:=[.R90]*100"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0000001723501" calcext:value-type="float">
            <text:p>1.723501E-07</text:p>
          </table:table-cell>
          <table:table-cell table:formula="of:=[.V90]/[.$V$104]" office:value-type="float" office:value="0.000000497453420953586" calcext:value-type="float">
            <text:p>4.97453420953586E-07</text:p>
          </table:table-cell>
          <table:table-cell table:formula="of:=[.W90]*100" office:value-type="float" office:value="0.0000497453420953586" calcext:value-type="float">
            <text:p>4.97453420953586E-05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001823885" calcext:value-type="float">
            <text:p>0.001823885</text:p>
          </table:table-cell>
          <table:table-cell table:formula="of:=[.AA90]/[.$AA$104]" office:value-type="float" office:value="0.496745079625849" calcext:value-type="float">
            <text:p>0.496745079625849</text:p>
          </table:table-cell>
          <table:table-cell table:formula="of:=[.AB90]*100" office:value-type="float" office:value="49.6745079625849" calcext:value-type="float">
            <text:p>49.6745079625849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 table:formula="of:=[.AF90]/[.$AF$104]" office:value-type="float" office:value="0" calcext:value-type="float">
            <text:p>0</text:p>
          </table:table-cell>
          <table:table-cell table:formula="of:=[.AG90]*100"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0001647972" calcext:value-type="float">
            <text:p>0.0001647972</text:p>
          </table:table-cell>
          <table:table-cell table:formula="of:=[.AK90]/[.$AK$104]" office:value-type="float" office:value="0.000601835556595963" calcext:value-type="float">
            <text:p>0.000601835556596</text:p>
          </table:table-cell>
          <table:table-cell table:formula="of:=[.AL90]*100" office:value-type="float" office:value="0.0601835556595963" calcext:value-type="float">
            <text:p>0.060183555659596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0007024441" calcext:value-type="float">
            <text:p>0.0007024441</text:p>
          </table:table-cell>
          <table:table-cell table:formula="of:=[.AP90]/[.$AP$104]" office:value-type="float" office:value="0.00253653661714279" calcext:value-type="float">
            <text:p>0.002536536617143</text:p>
          </table:table-cell>
          <table:table-cell table:formula="of:=[.AQ90]*100" office:value-type="float" office:value="0.253653661714279" calcext:value-type="float">
            <text:p>0.2536536617142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table:formula="of:=[.E91]/[.$E$104]" office:value-type="float" office:value="0" calcext:value-type="float">
            <text:p>0</text:p>
          </table:table-cell>
          <table:table-cell table:formula="of:=[.F91]*100" office:value-type="float" office:value="0" calcext:value-type="float">
            <text:p>0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table:formula="of:=[.K91]/[.$K$104]" office:value-type="float" office:value="0" calcext:value-type="float">
            <text:p>0</text:p>
          </table:table-cell>
          <table:table-cell table:formula="of:=[.L91]*100" office:value-type="float" office:value="0" calcext:value-type="float">
            <text:p>0</text:p>
          </table:table-cell>
          <table:table-cell table:number-columns-repeated="2"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table:formula="of:=[.Q91]/[.$Q$104]" office:value-type="float" office:value="0" calcext:value-type="float">
            <text:p>0</text:p>
          </table:table-cell>
          <table:table-cell table:formula="of:=[.R91]*100"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000006174932" calcext:value-type="float">
            <text:p>6.174932E-06</text:p>
          </table:table-cell>
          <table:table-cell table:formula="of:=[.V91]/[.$V$104]" office:value-type="float" office:value="0.0000178226821310563" calcext:value-type="float">
            <text:p>1.78226821310563E-05</text:p>
          </table:table-cell>
          <table:table-cell table:formula="of:=[.W91]*100" office:value-type="float" office:value="0.00178226821310563" calcext:value-type="float">
            <text:p>0.001782268213106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002429862" calcext:value-type="float">
            <text:p>0.002429862</text:p>
          </table:table-cell>
          <table:table-cell table:formula="of:=[.AA91]/[.$AA$104]" office:value-type="float" office:value="0.6617862379864" calcext:value-type="float">
            <text:p>0.6617862379864</text:p>
          </table:table-cell>
          <table:table-cell table:formula="of:=[.AB91]*100" office:value-type="float" office:value="66.17862379864" calcext:value-type="float">
            <text:p>66.17862379864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table:formula="of:=[.AF91]/[.$AF$104]" office:value-type="float" office:value="0" calcext:value-type="float">
            <text:p>0</text:p>
          </table:table-cell>
          <table:table-cell table:formula="of:=[.AG91]*100"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00003112242" calcext:value-type="float">
            <text:p>3.112242E-05</text:p>
          </table:table-cell>
          <table:table-cell table:formula="of:=[.AK91]/[.$AK$104]" office:value-type="float" office:value="0.000113658356836848" calcext:value-type="float">
            <text:p>0.000113658356837</text:p>
          </table:table-cell>
          <table:table-cell table:formula="of:=[.AL91]*100" office:value-type="float" office:value="0.0113658356836848" calcext:value-type="float">
            <text:p>0.011365835683685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0008797825" calcext:value-type="float">
            <text:p>0.0008797825</text:p>
          </table:table-cell>
          <table:table-cell table:formula="of:=[.AP91]/[.$AP$104]" office:value-type="float" office:value="0.00317690834953476" calcext:value-type="float">
            <text:p>0.003176908349535</text:p>
          </table:table-cell>
          <table:table-cell table:formula="of:=[.AQ91]*100" office:value-type="float" office:value="0.317690834953476" calcext:value-type="float">
            <text:p>0.3176908349534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table:formula="of:=[.E92]/[.$E$104]" office:value-type="float" office:value="0" calcext:value-type="float">
            <text:p>0</text:p>
          </table:table-cell>
          <table:table-cell table:formula="of:=[.F92]*100" office:value-type="float" office:value="0" calcext:value-type="float">
            <text:p>0</text:p>
          </table:table-cell>
          <table:table-cell table:number-columns-repeated="2"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table:formula="of:=[.K92]/[.$K$104]" office:value-type="float" office:value="0" calcext:value-type="float">
            <text:p>0</text:p>
          </table:table-cell>
          <table:table-cell table:formula="of:=[.L92]*100" office:value-type="float" office:value="0" calcext:value-type="float">
            <text:p>0</text:p>
          </table:table-cell>
          <table:table-cell table:number-columns-repeated="2"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table:formula="of:=[.Q92]/[.$Q$104]" office:value-type="float" office:value="0" calcext:value-type="float">
            <text:p>0</text:p>
          </table:table-cell>
          <table:table-cell table:formula="of:=[.R92]*100"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table:formula="of:=[.V92]/[.$V$104]" office:value-type="float" office:value="0" calcext:value-type="float">
            <text:p>0</text:p>
          </table:table-cell>
          <table:table-cell table:formula="of:=[.W92]*100"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.002163437" calcext:value-type="float">
            <text:p>0.002163437</text:p>
          </table:table-cell>
          <table:table-cell table:formula="of:=[.AA92]/[.$AA$104]" office:value-type="float" office:value="0.58922392849906" calcext:value-type="float">
            <text:p>0.58922392849906</text:p>
          </table:table-cell>
          <table:table-cell table:formula="of:=[.AB92]*100" office:value-type="float" office:value="58.922392849906" calcext:value-type="float">
            <text:p>58.922392849906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table:formula="of:=[.AF92]/[.$AF$104]" office:value-type="float" office:value="0" calcext:value-type="float">
            <text:p>0</text:p>
          </table:table-cell>
          <table:table-cell table:formula="of:=[.AG92]*100"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.00007455697" calcext:value-type="float">
            <text:p>7.455697E-05</text:p>
          </table:table-cell>
          <table:table-cell table:formula="of:=[.AK92]/[.$AK$104]" office:value-type="float" office:value="0.000272280327202516" calcext:value-type="float">
            <text:p>0.000272280327203</text:p>
          </table:table-cell>
          <table:table-cell table:formula="of:=[.AL92]*100" office:value-type="float" office:value="0.0272280327202516" calcext:value-type="float">
            <text:p>0.027228032720252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.0007775566" calcext:value-type="float">
            <text:p>0.0007775566</text:p>
          </table:table-cell>
          <table:table-cell table:formula="of:=[.AP92]/[.$AP$104]" office:value-type="float" office:value="0.00280776902788571" calcext:value-type="float">
            <text:p>0.002807769027886</text:p>
          </table:table-cell>
          <table:table-cell table:formula="of:=[.AQ92]*100" office:value-type="float" office:value="0.280776902788571" calcext:value-type="float">
            <text:p>0.2807769027885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table:formula="of:=[.E93]/[.$E$104]" office:value-type="float" office:value="0" calcext:value-type="float">
            <text:p>0</text:p>
          </table:table-cell>
          <table:table-cell table:formula="of:=[.F93]*100" office:value-type="float" office:value="0" calcext:value-type="float">
            <text:p>0</text:p>
          </table:table-cell>
          <table:table-cell table:number-columns-repeated="2"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table:formula="of:=[.K93]/[.$K$104]" office:value-type="float" office:value="0" calcext:value-type="float">
            <text:p>0</text:p>
          </table:table-cell>
          <table:table-cell table:formula="of:=[.L93]*100" office:value-type="float" office:value="0" calcext:value-type="float">
            <text:p>0</text:p>
          </table:table-cell>
          <table:table-cell table:number-columns-repeated="2"/>
          <table:table-cell office:value-type="float" office:value="89.5" calcext:value-type="float">
            <text:p>89.5</text:p>
          </table:table-cell>
          <table:table-cell office:value-type="float" office:value="0.000002303719" calcext:value-type="float">
            <text:p>2.303719E-06</text:p>
          </table:table-cell>
          <table:table-cell table:formula="of:=[.Q93]/[.$Q$104]" office:value-type="float" office:value="0.0000000143267443415206" calcext:value-type="float">
            <text:p>1.43267443415206E-08</text:p>
          </table:table-cell>
          <table:table-cell table:formula="of:=[.R93]*100" office:value-type="float" office:value="0.00000143267443415206" calcext:value-type="float">
            <text:p>1.43267443415206E-06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000001734791" calcext:value-type="float">
            <text:p>1.734791E-06</text:p>
          </table:table-cell>
          <table:table-cell table:formula="of:=[.V93]/[.$V$104]" office:value-type="float" office:value="0.00000500712049247139" calcext:value-type="float">
            <text:p>5.00712049247139E-06</text:p>
          </table:table-cell>
          <table:table-cell table:formula="of:=[.W93]*100" office:value-type="float" office:value="0.000500712049247139" calcext:value-type="float">
            <text:p>0.000500712049247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002720949" calcext:value-type="float">
            <text:p>0.002720949</text:p>
          </table:table-cell>
          <table:table-cell table:formula="of:=[.AA93]/[.$AA$104]" office:value-type="float" office:value="0.741065378388919" calcext:value-type="float">
            <text:p>0.741065378388919</text:p>
          </table:table-cell>
          <table:table-cell table:formula="of:=[.AB93]*100" office:value-type="float" office:value="74.1065378388919" calcext:value-type="float">
            <text:p>74.1065378388919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table:formula="of:=[.AF93]/[.$AF$104]" office:value-type="float" office:value="0" calcext:value-type="float">
            <text:p>0</text:p>
          </table:table-cell>
          <table:table-cell table:formula="of:=[.AG93]*100"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00004533675" calcext:value-type="float">
            <text:p>4.533675E-05</text:p>
          </table:table-cell>
          <table:table-cell table:formula="of:=[.AK93]/[.$AK$104]" office:value-type="float" office:value="0.00016556876069801" calcext:value-type="float">
            <text:p>0.000165568760698</text:p>
          </table:table-cell>
          <table:table-cell table:formula="of:=[.AL93]*100" office:value-type="float" office:value="0.016556876069801" calcext:value-type="float">
            <text:p>0.016556876069801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0006512975" calcext:value-type="float">
            <text:p>0.0006512975</text:p>
          </table:table-cell>
          <table:table-cell table:formula="of:=[.AP93]/[.$AP$104]" office:value-type="float" office:value="0.00235184544564266" calcext:value-type="float">
            <text:p>0.002351845445643</text:p>
          </table:table-cell>
          <table:table-cell table:formula="of:=[.AQ93]*100" office:value-type="float" office:value="0.235184544564266" calcext:value-type="float">
            <text:p>0.2351845445642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table:formula="of:=[.E94]/[.$E$104]" office:value-type="float" office:value="0" calcext:value-type="float">
            <text:p>0</text:p>
          </table:table-cell>
          <table:table-cell table:formula="of:=[.F94]*100" office:value-type="float" office:value="0" calcext:value-type="float">
            <text:p>0</text:p>
          </table:table-cell>
          <table:table-cell table:number-columns-repeated="2"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table:formula="of:=[.K94]/[.$K$104]" office:value-type="float" office:value="0" calcext:value-type="float">
            <text:p>0</text:p>
          </table:table-cell>
          <table:table-cell table:formula="of:=[.L94]*100" office:value-type="float" office:value="0" calcext:value-type="float">
            <text:p>0</text:p>
          </table:table-cell>
          <table:table-cell table:number-columns-repeated="2"/>
          <table:table-cell office:value-type="float" office:value="90.5" calcext:value-type="float">
            <text:p>90.5</text:p>
          </table:table-cell>
          <table:table-cell office:value-type="float" office:value="0.00000005174167" calcext:value-type="float">
            <text:p>5.174167E-08</text:p>
          </table:table-cell>
          <table:table-cell table:formula="of:=[.Q94]/[.$Q$104]" office:value-type="float" office:value="0.000000000321779556401335" calcext:value-type="float">
            <text:p>3.21779556401335E-10</text:p>
          </table:table-cell>
          <table:table-cell table:formula="of:=[.R94]*100" office:value-type="float" office:value="0.0000000321779556401335" calcext:value-type="float">
            <text:p>3.21779556401335E-08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table:formula="of:=[.V94]/[.$V$104]" office:value-type="float" office:value="0" calcext:value-type="float">
            <text:p>0</text:p>
          </table:table-cell>
          <table:table-cell table:formula="of:=[.W94]*100"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.002331298" calcext:value-type="float">
            <text:p>0.002331298</text:p>
          </table:table-cell>
          <table:table-cell table:formula="of:=[.AA94]/[.$AA$104]" office:value-type="float" office:value="0.63494179218623" calcext:value-type="float">
            <text:p>0.63494179218623</text:p>
          </table:table-cell>
          <table:table-cell table:formula="of:=[.AB94]*100" office:value-type="float" office:value="63.494179218623" calcext:value-type="float">
            <text:p>63.494179218623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table:formula="of:=[.AF94]/[.$AF$104]" office:value-type="float" office:value="0" calcext:value-type="float">
            <text:p>0</text:p>
          </table:table-cell>
          <table:table-cell table:formula="of:=[.AG94]*100"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.00002405292" calcext:value-type="float">
            <text:p>2.405292E-05</text:p>
          </table:table-cell>
          <table:table-cell table:formula="of:=[.AK94]/[.$AK$104]" office:value-type="float" office:value="0.0000878407066136935" calcext:value-type="float">
            <text:p>8.78407066136935E-05</text:p>
          </table:table-cell>
          <table:table-cell table:formula="of:=[.AL94]*100" office:value-type="float" office:value="0.00878407066136935" calcext:value-type="float">
            <text:p>0.008784070661369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.000572759" calcext:value-type="float">
            <text:p>0.000572759</text:p>
          </table:table-cell>
          <table:table-cell table:formula="of:=[.AP94]/[.$AP$104]" office:value-type="float" office:value="0.00206824169538628" calcext:value-type="float">
            <text:p>0.002068241695386</text:p>
          </table:table-cell>
          <table:table-cell table:formula="of:=[.AQ94]*100" office:value-type="float" office:value="0.206824169538628" calcext:value-type="float">
            <text:p>0.2068241695386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table:formula="of:=[.E95]/[.$E$104]" office:value-type="float" office:value="0" calcext:value-type="float">
            <text:p>0</text:p>
          </table:table-cell>
          <table:table-cell table:formula="of:=[.F95]*100" office:value-type="float" office:value="0" calcext:value-type="float">
            <text:p>0</text:p>
          </table:table-cell>
          <table:table-cell table:number-columns-repeated="2"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table:formula="of:=[.K95]/[.$K$104]" office:value-type="float" office:value="0" calcext:value-type="float">
            <text:p>0</text:p>
          </table:table-cell>
          <table:table-cell table:formula="of:=[.L95]*100" office:value-type="float" office:value="0" calcext:value-type="float">
            <text:p>0</text:p>
          </table:table-cell>
          <table:table-cell table:number-columns-repeated="2"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table:formula="of:=[.Q95]/[.$Q$104]" office:value-type="float" office:value="0" calcext:value-type="float">
            <text:p>0</text:p>
          </table:table-cell>
          <table:table-cell table:formula="of:=[.R95]*100"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.000004045928" calcext:value-type="float">
            <text:p>4.045928E-06</text:p>
          </table:table-cell>
          <table:table-cell table:formula="of:=[.V95]/[.$V$104]" office:value-type="float" office:value="0.0000116777461952845" calcext:value-type="float">
            <text:p>1.16777461952845E-05</text:p>
          </table:table-cell>
          <table:table-cell table:formula="of:=[.W95]*100" office:value-type="float" office:value="0.00116777461952845" calcext:value-type="float">
            <text:p>0.001167774619528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.00254548" calcext:value-type="float">
            <text:p>0.00254548</text:p>
          </table:table-cell>
          <table:table-cell table:formula="of:=[.AA95]/[.$AA$104]" office:value-type="float" office:value="0.693275434189111" calcext:value-type="float">
            <text:p>0.693275434189111</text:p>
          </table:table-cell>
          <table:table-cell table:formula="of:=[.AB95]*100" office:value-type="float" office:value="69.3275434189111" calcext:value-type="float">
            <text:p>69.3275434189111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table:formula="of:=[.AF95]/[.$AF$104]" office:value-type="float" office:value="0" calcext:value-type="float">
            <text:p>0</text:p>
          </table:table-cell>
          <table:table-cell table:formula="of:=[.AG95]*100"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.00007169949" calcext:value-type="float">
            <text:p>7.169949E-05</text:p>
          </table:table-cell>
          <table:table-cell table:formula="of:=[.AK95]/[.$AK$104]" office:value-type="float" office:value="0.000261844876440842" calcext:value-type="float">
            <text:p>0.000261844876441</text:p>
          </table:table-cell>
          <table:table-cell table:formula="of:=[.AL95]*100" office:value-type="float" office:value="0.0261844876440842" calcext:value-type="float">
            <text:p>0.026184487644084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.0003701256" calcext:value-type="float">
            <text:p>0.0003701256</text:p>
          </table:table-cell>
          <table:table-cell table:formula="of:=[.AP95]/[.$AP$104]" office:value-type="float" office:value="0.00133652932289124" calcext:value-type="float">
            <text:p>0.001336529322891</text:p>
          </table:table-cell>
          <table:table-cell table:formula="of:=[.AQ95]*100" office:value-type="float" office:value="0.133652932289124" calcext:value-type="float">
            <text:p>0.1336529322891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table:formula="of:=[.E96]/[.$E$104]" office:value-type="float" office:value="0" calcext:value-type="float">
            <text:p>0</text:p>
          </table:table-cell>
          <table:table-cell table:formula="of:=[.F96]*100" office:value-type="float" office:value="0" calcext:value-type="float">
            <text:p>0</text:p>
          </table:table-cell>
          <table:table-cell table:number-columns-repeated="2"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table:formula="of:=[.K96]/[.$K$104]" office:value-type="float" office:value="0" calcext:value-type="float">
            <text:p>0</text:p>
          </table:table-cell>
          <table:table-cell table:formula="of:=[.L96]*100" office:value-type="float" office:value="0" calcext:value-type="float">
            <text:p>0</text:p>
          </table:table-cell>
          <table:table-cell table:number-columns-repeated="2"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table:formula="of:=[.Q96]/[.$Q$104]" office:value-type="float" office:value="0" calcext:value-type="float">
            <text:p>0</text:p>
          </table:table-cell>
          <table:table-cell table:formula="of:=[.R96]*100"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table:formula="of:=[.V96]/[.$V$104]" office:value-type="float" office:value="0" calcext:value-type="float">
            <text:p>0</text:p>
          </table:table-cell>
          <table:table-cell table:formula="of:=[.W96]*100"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.002213512" calcext:value-type="float">
            <text:p>0.002213512</text:p>
          </table:table-cell>
          <table:table-cell table:formula="of:=[.AA96]/[.$AA$104]" office:value-type="float" office:value="0.602862129296952" calcext:value-type="float">
            <text:p>0.602862129296952</text:p>
          </table:table-cell>
          <table:table-cell table:formula="of:=[.AB96]*100" office:value-type="float" office:value="60.2862129296952" calcext:value-type="float">
            <text:p>60.2862129296952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table:formula="of:=[.AF96]/[.$AF$104]" office:value-type="float" office:value="0" calcext:value-type="float">
            <text:p>0</text:p>
          </table:table-cell>
          <table:table-cell table:formula="of:=[.AG96]*100"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.00003420292" calcext:value-type="float">
            <text:p>3.420292E-05</text:p>
          </table:table-cell>
          <table:table-cell table:formula="of:=[.AK96]/[.$AK$104]" office:value-type="float" office:value="0.000124908271471889" calcext:value-type="float">
            <text:p>0.000124908271472</text:p>
          </table:table-cell>
          <table:table-cell table:formula="of:=[.AL96]*100" office:value-type="float" office:value="0.0124908271471889" calcext:value-type="float">
            <text:p>0.012490827147189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.0005040734" calcext:value-type="float">
            <text:p>0.0005040734</text:p>
          </table:table-cell>
          <table:table-cell table:formula="of:=[.AP96]/[.$AP$104]" office:value-type="float" office:value="0.00182021692093031" calcext:value-type="float">
            <text:p>0.00182021692093</text:p>
          </table:table-cell>
          <table:table-cell table:formula="of:=[.AQ96]*100" office:value-type="float" office:value="0.182021692093031" calcext:value-type="float">
            <text:p>0.1820216920930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table:formula="of:=[.E97]/[.$E$104]" office:value-type="float" office:value="0" calcext:value-type="float">
            <text:p>0</text:p>
          </table:table-cell>
          <table:table-cell table:formula="of:=[.F97]*100" office:value-type="float" office:value="0" calcext:value-type="float">
            <text:p>0</text:p>
          </table:table-cell>
          <table:table-cell table:number-columns-repeated="2"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table:formula="of:=[.K97]/[.$K$104]" office:value-type="float" office:value="0" calcext:value-type="float">
            <text:p>0</text:p>
          </table:table-cell>
          <table:table-cell table:formula="of:=[.L97]*100" office:value-type="float" office:value="0" calcext:value-type="float">
            <text:p>0</text:p>
          </table:table-cell>
          <table:table-cell table:number-columns-repeated="2"/>
          <table:table-cell office:value-type="float" office:value="93.5" calcext:value-type="float">
            <text:p>93.5</text:p>
          </table:table-cell>
          <table:table-cell office:value-type="float" office:value="0.000001201429" calcext:value-type="float">
            <text:p>1.201429E-06</text:p>
          </table:table-cell>
          <table:table-cell table:formula="of:=[.Q97]/[.$Q$104]" office:value-type="float" office:value="0.00000000747164308124765" calcext:value-type="float">
            <text:p>7.47164308124765E-09</text:p>
          </table:table-cell>
          <table:table-cell table:formula="of:=[.R97]*100" office:value-type="float" office:value="0.000000747164308124765" calcext:value-type="float">
            <text:p>7.47164308124765E-07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table:formula="of:=[.V97]/[.$V$104]" office:value-type="float" office:value="0" calcext:value-type="float">
            <text:p>0</text:p>
          </table:table-cell>
          <table:table-cell table:formula="of:=[.W97]*100"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.001934524" calcext:value-type="float">
            <text:p>0.001934524</text:p>
          </table:table-cell>
          <table:table-cell table:formula="of:=[.AA97]/[.$AA$104]" office:value-type="float" office:value="0.526878217880028" calcext:value-type="float">
            <text:p>0.526878217880028</text:p>
          </table:table-cell>
          <table:table-cell table:formula="of:=[.AB97]*100" office:value-type="float" office:value="52.6878217880028" calcext:value-type="float">
            <text:p>52.6878217880028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table:formula="of:=[.AF97]/[.$AF$104]" office:value-type="float" office:value="0" calcext:value-type="float">
            <text:p>0</text:p>
          </table:table-cell>
          <table:table-cell table:formula="of:=[.AG97]*100"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.0001086096" calcext:value-type="float">
            <text:p>0.0001086096</text:p>
          </table:table-cell>
          <table:table-cell table:formula="of:=[.AK97]/[.$AK$104]" office:value-type="float" office:value="0.000396639743076126" calcext:value-type="float">
            <text:p>0.000396639743076</text:p>
          </table:table-cell>
          <table:table-cell table:formula="of:=[.AL97]*100" office:value-type="float" office:value="0.0396639743076126" calcext:value-type="float">
            <text:p>0.039663974307613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.0003249352" calcext:value-type="float">
            <text:p>0.0003249352</text:p>
          </table:table-cell>
          <table:table-cell table:formula="of:=[.AP97]/[.$AP$104]" office:value-type="float" office:value="0.00117334608262582" calcext:value-type="float">
            <text:p>0.001173346082626</text:p>
          </table:table-cell>
          <table:table-cell table:formula="of:=[.AQ97]*100" office:value-type="float" office:value="0.117334608262582" calcext:value-type="float">
            <text:p>0.1173346082625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table:formula="of:=[.E98]/[.$E$104]" office:value-type="float" office:value="0" calcext:value-type="float">
            <text:p>0</text:p>
          </table:table-cell>
          <table:table-cell table:formula="of:=[.F98]*100" office:value-type="float" office:value="0" calcext:value-type="float">
            <text:p>0</text:p>
          </table:table-cell>
          <table:table-cell table:number-columns-repeated="2"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table:formula="of:=[.K98]/[.$K$104]" office:value-type="float" office:value="0" calcext:value-type="float">
            <text:p>0</text:p>
          </table:table-cell>
          <table:table-cell table:formula="of:=[.L98]*100" office:value-type="float" office:value="0" calcext:value-type="float">
            <text:p>0</text:p>
          </table:table-cell>
          <table:table-cell table:number-columns-repeated="2"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table:formula="of:=[.Q98]/[.$Q$104]" office:value-type="float" office:value="0" calcext:value-type="float">
            <text:p>0</text:p>
          </table:table-cell>
          <table:table-cell table:formula="of:=[.R98]*100"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000007257079" calcext:value-type="float">
            <text:p>7.257079E-06</text:p>
          </table:table-cell>
          <table:table-cell table:formula="of:=[.V98]/[.$V$104]" office:value-type="float" office:value="0.0000209460787935744" calcext:value-type="float">
            <text:p>2.09460787935744E-05</text:p>
          </table:table-cell>
          <table:table-cell table:formula="of:=[.W98]*100" office:value-type="float" office:value="0.00209460787935744" calcext:value-type="float">
            <text:p>0.002094607879357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001868933" calcext:value-type="float">
            <text:p>0.001868933</text:p>
          </table:table-cell>
          <table:table-cell table:formula="of:=[.AA98]/[.$AA$104]" office:value-type="float" office:value="0.509014149412039" calcext:value-type="float">
            <text:p>0.509014149412039</text:p>
          </table:table-cell>
          <table:table-cell table:formula="of:=[.AB98]*100" office:value-type="float" office:value="50.9014149412039" calcext:value-type="float">
            <text:p>50.9014149412039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table:formula="of:=[.AF98]/[.$AF$104]" office:value-type="float" office:value="0" calcext:value-type="float">
            <text:p>0</text:p>
          </table:table-cell>
          <table:table-cell table:formula="of:=[.AG98]*100"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00009875506" calcext:value-type="float">
            <text:p>9.875506E-05</text:p>
          </table:table-cell>
          <table:table-cell table:formula="of:=[.AK98]/[.$AK$104]" office:value-type="float" office:value="0.000360651191293103" calcext:value-type="float">
            <text:p>0.000360651191293</text:p>
          </table:table-cell>
          <table:table-cell table:formula="of:=[.AL98]*100" office:value-type="float" office:value="0.0360651191293103" calcext:value-type="float">
            <text:p>0.03606511912931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0003397532" calcext:value-type="float">
            <text:p>0.0003397532</text:p>
          </table:table-cell>
          <table:table-cell table:formula="of:=[.AP98]/[.$AP$104]" office:value-type="float" office:value="0.00122685411208015" calcext:value-type="float">
            <text:p>0.00122685411208</text:p>
          </table:table-cell>
          <table:table-cell table:formula="of:=[.AQ98]*100" office:value-type="float" office:value="0.122685411208015" calcext:value-type="float">
            <text:p>0.1226854112080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table:formula="of:=[.E99]/[.$E$104]" office:value-type="float" office:value="0" calcext:value-type="float">
            <text:p>0</text:p>
          </table:table-cell>
          <table:table-cell table:formula="of:=[.F99]*100" office:value-type="float" office:value="0" calcext:value-type="float">
            <text:p>0</text:p>
          </table:table-cell>
          <table:table-cell table:number-columns-repeated="2"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table:formula="of:=[.K99]/[.$K$104]" office:value-type="float" office:value="0" calcext:value-type="float">
            <text:p>0</text:p>
          </table:table-cell>
          <table:table-cell table:formula="of:=[.L99]*100" office:value-type="float" office:value="0" calcext:value-type="float">
            <text:p>0</text:p>
          </table:table-cell>
          <table:table-cell table:number-columns-repeated="2"/>
          <table:table-cell office:value-type="float" office:value="95.5" calcext:value-type="float">
            <text:p>95.5</text:p>
          </table:table-cell>
          <table:table-cell office:value-type="float" office:value="0.0000004717717" calcext:value-type="float">
            <text:p>4.717717E-07</text:p>
          </table:table-cell>
          <table:table-cell table:formula="of:=[.Q99]/[.$Q$104]" office:value-type="float" office:value="0.00000000293393097572428" calcext:value-type="float">
            <text:p>2.93393097572428E-09</text:p>
          </table:table-cell>
          <table:table-cell table:formula="of:=[.R99]*100" office:value-type="float" office:value="0.000000293393097572428" calcext:value-type="float">
            <text:p>2.93393097572428E-07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000003080012" calcext:value-type="float">
            <text:p>3.080012E-06</text:p>
          </table:table-cell>
          <table:table-cell table:formula="of:=[.V99]/[.$V$104]" office:value-type="float" office:value="0.00000888982661442086" calcext:value-type="float">
            <text:p>8.88982661442086E-06</text:p>
          </table:table-cell>
          <table:table-cell table:formula="of:=[.W99]*100" office:value-type="float" office:value="0.000888982661442086" calcext:value-type="float">
            <text:p>0.000888982661442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002051013" calcext:value-type="float">
            <text:p>0.002051013</text:p>
          </table:table-cell>
          <table:table-cell table:formula="of:=[.AA99]/[.$AA$104]" office:value-type="float" office:value="0.5586046357082" calcext:value-type="float">
            <text:p>0.5586046357082</text:p>
          </table:table-cell>
          <table:table-cell table:formula="of:=[.AB99]*100" office:value-type="float" office:value="55.86046357082" calcext:value-type="float">
            <text:p>55.86046357082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table:formula="of:=[.AF99]/[.$AF$104]" office:value-type="float" office:value="0" calcext:value-type="float">
            <text:p>0</text:p>
          </table:table-cell>
          <table:table-cell table:formula="of:=[.AG99]*100"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0001231477" calcext:value-type="float">
            <text:p>0.0001231477</text:p>
          </table:table-cell>
          <table:table-cell table:formula="of:=[.AK99]/[.$AK$104]" office:value-type="float" office:value="0.000449732547476612" calcext:value-type="float">
            <text:p>0.000449732547477</text:p>
          </table:table-cell>
          <table:table-cell table:formula="of:=[.AL99]*100" office:value-type="float" office:value="0.0449732547476612" calcext:value-type="float">
            <text:p>0.044973254747661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0002429944" calcext:value-type="float">
            <text:p>0.0002429944</text:p>
          </table:table-cell>
          <table:table-cell table:formula="of:=[.AP99]/[.$AP$104]" office:value-type="float" office:value="0.000877456573926156" calcext:value-type="float">
            <text:p>0.000877456573926</text:p>
          </table:table-cell>
          <table:table-cell table:formula="of:=[.AQ99]*100" office:value-type="float" office:value="0.0877456573926156" calcext:value-type="float">
            <text:p>0.0877456573926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table:formula="of:=[.E100]/[.$E$104]" office:value-type="float" office:value="0" calcext:value-type="float">
            <text:p>0</text:p>
          </table:table-cell>
          <table:table-cell table:formula="of:=[.F100]*100" office:value-type="float" office:value="0" calcext:value-type="float">
            <text:p>0</text:p>
          </table:table-cell>
          <table:table-cell table:number-columns-repeated="2"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table:formula="of:=[.K100]/[.$K$104]" office:value-type="float" office:value="0" calcext:value-type="float">
            <text:p>0</text:p>
          </table:table-cell>
          <table:table-cell table:formula="of:=[.L100]*100" office:value-type="float" office:value="0" calcext:value-type="float">
            <text:p>0</text:p>
          </table:table-cell>
          <table:table-cell table:number-columns-repeated="2"/>
          <table:table-cell office:value-type="float" office:value="96.5" calcext:value-type="float">
            <text:p>96.5</text:p>
          </table:table-cell>
          <table:table-cell office:value-type="float" office:value="0.000001466957" calcext:value-type="float">
            <text:p>1.466957E-06</text:p>
          </table:table-cell>
          <table:table-cell table:formula="of:=[.Q100]/[.$Q$104]" office:value-type="float" office:value="0.00000000912295201758723" calcext:value-type="float">
            <text:p>9.12295201758723E-09</text:p>
          </table:table-cell>
          <table:table-cell table:formula="of:=[.R100]*100" office:value-type="float" office:value="0.000000912295201758723" calcext:value-type="float">
            <text:p>9.12295201758723E-07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000006004328" calcext:value-type="float">
            <text:p>6.004328E-06</text:p>
          </table:table-cell>
          <table:table-cell table:formula="of:=[.V100]/[.$V$104]" office:value-type="float" office:value="0.0000173302684717178" calcext:value-type="float">
            <text:p>1.73302684717178E-05</text:p>
          </table:table-cell>
          <table:table-cell table:formula="of:=[.W100]*100" office:value-type="float" office:value="0.00173302684717178" calcext:value-type="float">
            <text:p>0.001733026847172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002155242" calcext:value-type="float">
            <text:p>0.002155242</text:p>
          </table:table-cell>
          <table:table-cell table:formula="of:=[.AA100]/[.$AA$104]" office:value-type="float" office:value="0.586991975318057" calcext:value-type="float">
            <text:p>0.586991975318057</text:p>
          </table:table-cell>
          <table:table-cell table:formula="of:=[.AB100]*100" office:value-type="float" office:value="58.6991975318057" calcext:value-type="float">
            <text:p>58.6991975318057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table:formula="of:=[.AF100]/[.$AF$104]" office:value-type="float" office:value="0" calcext:value-type="float">
            <text:p>0</text:p>
          </table:table-cell>
          <table:table-cell table:formula="of:=[.AG100]*100"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0002695026" calcext:value-type="float">
            <text:p>0.0002695026</text:p>
          </table:table-cell>
          <table:table-cell table:formula="of:=[.AK100]/[.$AK$104]" office:value-type="float" office:value="0.000984217251719442" calcext:value-type="float">
            <text:p>0.000984217251719</text:p>
          </table:table-cell>
          <table:table-cell table:formula="of:=[.AL100]*100" office:value-type="float" office:value="0.0984217251719442" calcext:value-type="float">
            <text:p>0.098421725171944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000669328" calcext:value-type="float">
            <text:p>0.000669328</text:p>
          </table:table-cell>
          <table:table-cell table:formula="of:=[.AP100]/[.$AP$104]" office:value-type="float" office:value="0.00241695386277563" calcext:value-type="float">
            <text:p>0.002416953862776</text:p>
          </table:table-cell>
          <table:table-cell table:formula="of:=[.AQ100]*100" office:value-type="float" office:value="0.241695386277563" calcext:value-type="float">
            <text:p>0.2416953862775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table:formula="of:=[.E101]/[.$E$104]" office:value-type="float" office:value="0" calcext:value-type="float">
            <text:p>0</text:p>
          </table:table-cell>
          <table:table-cell table:formula="of:=[.F101]*100" office:value-type="float" office:value="0" calcext:value-type="float">
            <text:p>0</text:p>
          </table:table-cell>
          <table:table-cell table:number-columns-repeated="2"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table:formula="of:=[.K101]/[.$K$104]" office:value-type="float" office:value="0" calcext:value-type="float">
            <text:p>0</text:p>
          </table:table-cell>
          <table:table-cell table:formula="of:=[.L101]*100" office:value-type="float" office:value="0" calcext:value-type="float">
            <text:p>0</text:p>
          </table:table-cell>
          <table:table-cell table:number-columns-repeated="2"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table:formula="of:=[.Q101]/[.$Q$104]" office:value-type="float" office:value="0" calcext:value-type="float">
            <text:p>0</text:p>
          </table:table-cell>
          <table:table-cell table:formula="of:=[.R101]*100"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000001220796" calcext:value-type="float">
            <text:p>1.220796E-06</text:p>
          </table:table-cell>
          <table:table-cell table:formula="of:=[.V101]/[.$V$104]" office:value-type="float" office:value="0.0000035235787300759" calcext:value-type="float">
            <text:p>3.5235787300759E-06</text:p>
          </table:table-cell>
          <table:table-cell table:formula="of:=[.W101]*100" office:value-type="float" office:value="0.00035235787300759" calcext:value-type="float">
            <text:p>0.000352357873008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001931874" calcext:value-type="float">
            <text:p>0.001931874</text:p>
          </table:table-cell>
          <table:table-cell table:formula="of:=[.AA101]/[.$AA$104]" office:value-type="float" office:value="0.526156475850784" calcext:value-type="float">
            <text:p>0.526156475850784</text:p>
          </table:table-cell>
          <table:table-cell table:formula="of:=[.AB101]*100" office:value-type="float" office:value="52.6156475850784" calcext:value-type="float">
            <text:p>52.6156475850784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table:formula="of:=[.AF101]/[.$AF$104]" office:value-type="float" office:value="0" calcext:value-type="float">
            <text:p>0</text:p>
          </table:table-cell>
          <table:table-cell table:formula="of:=[.AG101]*100"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0001522422" calcext:value-type="float">
            <text:p>0.0001522422</text:p>
          </table:table-cell>
          <table:table-cell table:formula="of:=[.AK101]/[.$AK$104]" office:value-type="float" office:value="0.000555984987453634" calcext:value-type="float">
            <text:p>0.000555984987454</text:p>
          </table:table-cell>
          <table:table-cell table:formula="of:=[.AL101]*100" office:value-type="float" office:value="0.0555984987453634" calcext:value-type="float">
            <text:p>0.055598498745363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0006073306" calcext:value-type="float">
            <text:p>0.0006073306</text:p>
          </table:table-cell>
          <table:table-cell table:formula="of:=[.AP101]/[.$AP$104]" office:value-type="float" office:value="0.00219308028298807" calcext:value-type="float">
            <text:p>0.002193080282988</text:p>
          </table:table-cell>
          <table:table-cell table:formula="of:=[.AQ101]*100" office:value-type="float" office:value="0.219308028298807" calcext:value-type="float">
            <text:p>0.2193080282988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table:formula="of:=[.E102]/[.$E$104]" office:value-type="float" office:value="0" calcext:value-type="float">
            <text:p>0</text:p>
          </table:table-cell>
          <table:table-cell table:formula="of:=[.F102]*100" office:value-type="float" office:value="0" calcext:value-type="float">
            <text:p>0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table:formula="of:=[.K102]/[.$K$104]" office:value-type="float" office:value="0" calcext:value-type="float">
            <text:p>0</text:p>
          </table:table-cell>
          <table:table-cell table:formula="of:=[.L102]*100" office:value-type="float" office:value="0" calcext:value-type="float">
            <text:p>0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table:formula="of:=[.Q102]/[.$Q$104]" office:value-type="float" office:value="0" calcext:value-type="float">
            <text:p>0</text:p>
          </table:table-cell>
          <table:table-cell table:formula="of:=[.R102]*100"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table:formula="of:=[.V102]/[.$V$104]" office:value-type="float" office:value="0" calcext:value-type="float">
            <text:p>0</text:p>
          </table:table-cell>
          <table:table-cell table:formula="of:=[.W102]*100"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.001989534" calcext:value-type="float">
            <text:p>0.001989534</text:p>
          </table:table-cell>
          <table:table-cell table:formula="of:=[.AA102]/[.$AA$104]" office:value-type="float" office:value="0.541860492985212" calcext:value-type="float">
            <text:p>0.541860492985212</text:p>
          </table:table-cell>
          <table:table-cell table:formula="of:=[.AB102]*100" office:value-type="float" office:value="54.1860492985212" calcext:value-type="float">
            <text:p>54.1860492985212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table:formula="of:=[.AF102]/[.$AF$104]" office:value-type="float" office:value="0" calcext:value-type="float">
            <text:p>0</text:p>
          </table:table-cell>
          <table:table-cell table:formula="of:=[.AG102]*100"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.0001281732" calcext:value-type="float">
            <text:p>0.0001281732</text:p>
          </table:table-cell>
          <table:table-cell table:formula="of:=[.AK102]/[.$AK$104]" office:value-type="float" office:value="0.00046808555705246" calcext:value-type="float">
            <text:p>0.000468085557052</text:p>
          </table:table-cell>
          <table:table-cell table:formula="of:=[.AL102]*100" office:value-type="float" office:value="0.046808555705246" calcext:value-type="float">
            <text:p>0.046808555705246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.0003969424" calcext:value-type="float">
            <text:p>0.0003969424</text:p>
          </table:table-cell>
          <table:table-cell table:formula="of:=[.AP102]/[.$AP$104]" office:value-type="float" office:value="0.00143336520656454" calcext:value-type="float">
            <text:p>0.001433365206565</text:p>
          </table:table-cell>
          <table:table-cell table:formula="of:=[.AQ102]*100" office:value-type="float" office:value="0.143336520656454" calcext:value-type="float">
            <text:p>0.1433365206564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table:formula="of:=[.E103]/[.$E$104]" office:value-type="float" office:value="0" calcext:value-type="float">
            <text:p>0</text:p>
          </table:table-cell>
          <table:table-cell table:formula="of:=[.F103]*100" office:value-type="float" office:value="0" calcext:value-type="float">
            <text:p>0</text:p>
          </table:table-cell>
          <table:table-cell table:number-columns-repeated="2"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table:formula="of:=[.K103]/[.$K$104]" office:value-type="float" office:value="0" calcext:value-type="float">
            <text:p>0</text:p>
          </table:table-cell>
          <table:table-cell table:formula="of:=[.L103]*100" office:value-type="float" office:value="0" calcext:value-type="float">
            <text:p>0</text:p>
          </table:table-cell>
          <table:table-cell table:number-columns-repeated="2"/>
          <table:table-cell office:value-type="float" office:value="99.5" calcext:value-type="float">
            <text:p>99.5</text:p>
          </table:table-cell>
          <table:table-cell office:value-type="float" office:value="0.0000003074005" calcext:value-type="float">
            <text:p>3.074005E-07</text:p>
          </table:table-cell>
          <table:table-cell table:formula="of:=[.Q103]/[.$Q$104]" office:value-type="float" office:value="0.00000000191171248488015" calcext:value-type="float">
            <text:p>1.91171248488015E-09</text:p>
          </table:table-cell>
          <table:table-cell table:formula="of:=[.R103]*100" office:value-type="float" office:value="0.000000191171248488015" calcext:value-type="float">
            <text:p>1.91171248488015E-07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0000004317448" calcext:value-type="float">
            <text:p>4.317448E-07</text:p>
          </table:table-cell>
          <table:table-cell table:formula="of:=[.V103]/[.$V$104]" office:value-type="float" office:value="0.00000124614333115514" calcext:value-type="float">
            <text:p>1.24614333115514E-06</text:p>
          </table:table-cell>
          <table:table-cell table:formula="of:=[.W103]*100" office:value-type="float" office:value="0.000124614333115514" calcext:value-type="float">
            <text:p>0.000124614333116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00173589" calcext:value-type="float">
            <text:p>0.00173589</text:p>
          </table:table-cell>
          <table:table-cell table:formula="of:=[.AA103]/[.$AA$104]" office:value-type="float" office:value="0.472779158922692" calcext:value-type="float">
            <text:p>0.472779158922692</text:p>
          </table:table-cell>
          <table:table-cell table:formula="of:=[.AB103]*100" office:value-type="float" office:value="47.2779158922692" calcext:value-type="float">
            <text:p>47.2779158922692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table:formula="of:=[.AF103]/[.$AF$104]" office:value-type="float" office:value="0" calcext:value-type="float">
            <text:p>0</text:p>
          </table:table-cell>
          <table:table-cell table:formula="of:=[.AG103]*100"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table:formula="of:=0.0001766745" office:value-type="float" office:value="0.0001766745" calcext:value-type="float">
            <text:p>0.0001766745</text:p>
          </table:table-cell>
          <table:table-cell table:formula="of:=[.AK103]/[.$AK$104]" office:value-type="float" office:value="0.000645211181038352" calcext:value-type="float">
            <text:p>0.000645211181038</text:p>
          </table:table-cell>
          <table:table-cell table:formula="of:=[.AL103]*100" office:value-type="float" office:value="0.0645211181038352" calcext:value-type="float">
            <text:p>0.064521118103835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0003597507" calcext:value-type="float">
            <text:p>0.0003597507</text:p>
          </table:table-cell>
          <table:table-cell table:formula="of:=[.AP103]/[.$AP$104]" office:value-type="float" office:value="0.00129906539693728" calcext:value-type="float">
            <text:p>0.001299065396937</text:p>
          </table:table-cell>
          <table:table-cell table:formula="of:=[.AQ103]*100" office:value-type="float" office:value="0.129906539693728" calcext:value-type="float">
            <text:p>0.12990653969372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MAX([.E4:.E103])" office:value-type="float" office:value="4.998613" calcext:value-type="float">
            <text:p>4.998613</text:p>
          </table:table-cell>
          <table:table-cell table:number-columns-repeated="5"/>
          <table:table-cell table:formula="of:=MAX([.K4:.K103])" office:value-type="float" office:value="24.56926" calcext:value-type="float">
            <text:p>24.56926</text:p>
          </table:table-cell>
          <table:table-cell table:number-columns-repeated="5"/>
          <table:table-cell table:formula="of:=MAX([.Q4:.Q103])" office:value-type="float" office:value="160.7985" calcext:value-type="float">
            <text:p>160.7985</text:p>
          </table:table-cell>
          <table:table-cell table:number-columns-repeated="4"/>
          <table:table-cell table:formula="of:=MAX([.V4:.V103])" office:value-type="float" office:value="0.3464648" calcext:value-type="float">
            <text:p>0.3464648</text:p>
          </table:table-cell>
          <table:table-cell table:number-columns-repeated="4"/>
          <table:table-cell table:formula="of:=MAX([.AA4:.AA103])" office:value-type="float" office:value="0.003671672" calcext:value-type="float">
            <text:p>0.003671672</text:p>
          </table:table-cell>
          <table:table-cell table:number-columns-repeated="4"/>
          <table:table-cell table:formula="of:=MAX([.AF4:.AF103])" office:value-type="float" office:value="0.00393348" calcext:value-type="float">
            <text:p>0.00393348</text:p>
          </table:table-cell>
          <table:table-cell/>
          <table:table-cell table:formula="of:=SUM([.AH4:.AH103])" office:value-type="float" office:value="252.442865096556" calcext:value-type="float">
            <text:p>252.442865096556</text:p>
          </table:table-cell>
          <table:table-cell table:number-columns-repeated="2"/>
          <table:table-cell table:formula="of:=MAX([.AK4:.AK103])" office:value-type="float" office:value="0.2738243" calcext:value-type="float">
            <text:p>0.2738243</text:p>
          </table:table-cell>
          <table:table-cell table:number-columns-repeated="4"/>
          <table:table-cell table:formula="of:=MAX([.AP4:.AP103])" office:value-type="float" office:value="0.2769304" calcext:value-type="float">
            <text:p>0.27693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4:.E103])" office:value-type="float" office:value="99.994507389" calcext:value-type="float">
            <text:p>99.994507389</text:p>
          </table:table-cell>
          <table:table-cell table:number-columns-repeated="5"/>
          <table:table-cell table:formula="of:=SUM([.K4:.K103])" office:value-type="float" office:value="399.999999" calcext:value-type="float">
            <text:p>399.999999</text:p>
          </table:table-cell>
          <table:table-cell table:number-columns-repeated="5"/>
          <table:table-cell table:formula="of:=SUM([.Q4:.Q103])" office:value-type="float" office:value="2249.99746207346" calcext:value-type="float">
            <text:p>2249.99746207346</text:p>
          </table:table-cell>
          <table:table-cell table:number-columns-repeated="4"/>
          <table:table-cell table:formula="of:=SUM([.V4:.V103])" office:value-type="float" office:value="0.9886894010938" calcext:value-type="float">
            <text:p>0.9886894010938</text:p>
          </table:table-cell>
          <table:table-cell table:number-columns-repeated="4"/>
          <table:table-cell table:formula="of:=SUM([.AA4:.AA103])" office:value-type="float" office:value="0.269406895" calcext:value-type="float">
            <text:p>0.269406895</text:p>
          </table:table-cell>
          <table:table-cell table:number-columns-repeated="4"/>
          <table:table-cell table:formula="of:=SUM([.AF4:.AF103])" office:value-type="float" office:value="0.00992978961" calcext:value-type="float">
            <text:p>0.00992978961</text:p>
          </table:table-cell>
          <table:table-cell table:number-columns-repeated="4"/>
          <table:table-cell table:formula="of:=SUM([.AK4:.AK103])" office:value-type="float" office:value="4.91967611095" calcext:value-type="float">
            <text:p>4.91967611095</text:p>
          </table:table-cell>
          <table:table-cell table:number-columns-repeated="4"/>
          <table:table-cell table:formula="of:=SUM([.AP4:.AP103])" office:value-type="float" office:value="4.9283763831" calcext:value-type="float">
            <text:p>4.9283763831</text:p>
          </table:table-cell>
          <table:table-cell table:number-columns-repeated="8"/>
        </table:table-row>
      </table:table>
      <table:table table:name="Dashboard" table:style-name="ta1">
        <table:shapes>
          <draw:frame draw:z-index="0" draw:style-name="gr1" draw:text-style-name="P1" svg:width="45.734cm" svg:height="20.842cm" svg:x="1.571cm" svg:y="0.928cm">
            <draw:object draw:notify-on-update-of-ranges="Sheet1.AJ4:Sheet1.AJ103 Sheet1.AJ2:Sheet1.AJ2 Sheet1.AM4:Sheet1.AM103 Sheet1.AU4:Sheet1.AU20 Sheet1.AT3:Sheet1.AT3 Sheet1.AX4:Sheet1.AX26 Sheet1.AE4:Sheet1.AE103 Sheet1.AE2:Sheet1.AE2 Sheet1.AH4:Sheet1.AH103 Sheet1.AO4:Sheet1.AO103 Sheet1.AO2:Sheet1.AO2 Sheet1.AR4:Sheet1.AR103 Sheet1.P4:Sheet1.P103 Sheet1.P2:Sheet1.P2 Sheet1.S4:Sheet1.S103 Sheet1.Z4:Sheet1.Z103 Sheet1.Z2:Sheet1.Z2 Sheet1.AC4:Sheet1.AC103 Sheet1.J4:Sheet1.J103 Sheet1.J2:Sheet1.J2 Sheet1.M4:Sheet1.M103 Sheet1.D4:Sheet1.D103 Sheet1.D2:Sheet1.D2 Sheet1.G4:Sheet1.G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2:56:09.146737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09:19:10.385897099</meta:creation-date>
    <meta:editing-duration>PT14H22M32S</meta:editing-duration>
    <meta:editing-cycles>7</meta:editing-cycles>
    <meta:generator>LibreOffice/6.4.7.2$Linux_X86_64 LibreOffice_project/40$Build-2</meta:generator>
    <dc:date>2022-06-24T00:19:27.680165244</dc:date>
    <meta:document-statistic meta:table-count="2" meta:cell-count="33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dash" draw:stroke-dash="Dot" svg:stroke-color="#b85c00" svg:stroke-opacity="85%" draw:fill="solid" draw:fill-color="#ffd7d7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" svg:stroke-width="0.02cm" svg:stroke-color="#aecf00" draw:fill-color="#aecf00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aecf00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Long_20_Dot" svg:stroke-width="0.05cm" svg:stroke-color="#579d1c" svg:stroke-opacity="50%" draw:fill-color="#579d1c" draw:opacity="50%"/>
      <style:text-properties fo:font-size="10pt" style:font-size-asian="10pt" style:font-size-complex="10pt"/>
    </style:style>
    <style:style style:name="ch16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579d1c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5.735cm" svg:height="20.843cm" xlink:href=".." xlink:type="simple" chart:class="chart:scatter" chart:style-name="ch1">
        <chart:title svg:x="10.986cm" svg:y="0.695cm" chart:style-name="ch2">
          <text:p>Percent Depth Dose Comparision for Different Radiations</text:p>
        </chart:title>
        <chart:legend chart:legend-position="end" svg:x="36.982cm" svg:y="2.384cm" style:legend-expansion="custom" chartooo:width="8.751cm" chartooo:height="17.172cm" style:legend-expansion-aspect-ratio="0.509608665269043" chart:style-name="ch3"/>
        <chart:plot-area chart:style-name="ch4" table:cell-range-address="Sheet1.AJ4:Sheet1.AJ103 Sheet1.AJ2:Sheet1.AJ2 Sheet1.AM4:Sheet1.AM103 Sheet1.AT3:Sheet1.AT3 Sheet1.AX4:Sheet1.AX26 Sheet1.AE2:Sheet1.AE2 Sheet1.AH4:Sheet1.AH103 Sheet1.AO2:Sheet1.AO2 Sheet1.AR4:Sheet1.AR103 Sheet1.P2:Sheet1.P2 Sheet1.S4:Sheet1.S103 Sheet1.Z2:Sheet1.Z2 Sheet1.AC4:Sheet1.AC103 Sheet1.J2:Sheet1.J2 Sheet1.M4:Sheet1.M103 Sheet1.D2:Sheet1.D2 Sheet1.G4:Sheet1.G103" chart:data-source-has-labels="row" svg:x="2.348cm" svg:y="2.258cm" svg:width="33.914cm" svg:height="16.559cm">
          <chartooo:coordinate-region svg:x="3.155cm" svg:y="2.457cm" svg:width="32.827cm" svg:height="15.713cm"/>
          <chart:axis chart:dimension="x" chart:name="primary-x" chart:style-name="ch5">
            <chart:title svg:x="16.948cm" svg:y="19.233cm" chart:style-name="ch6">
              <text:p>Tissue Depth (mm)</text:p>
            </chart:title>
          </chart:axis>
          <chart:axis chart:dimension="y" chart:name="primary-y" chart:style-name="ch5">
            <chart:title svg:x="0.568cm" svg:y="13.174cm" chart:style-name="ch7">
              <text:p>Percent Depth Dose</text:p>
            </chart:title>
            <chart:grid chart:style-name="ch8" chart:class="major"/>
          </chart:axis>
          <chart:series chart:style-name="ch9" chart:values-cell-range-address="Sheet1.AM4:Sheet1.AM103" chart:label-cell-address="Sheet1.AJ2:Sheet1.AJ2" chart:class="chart:scatter">
            <chart:domain table:cell-range-address="Sheet1.AJ4:Sheet1.AJ103"/>
            <chart:data-point chart:repeated="100"/>
          </chart:series>
          <chart:series chart:style-name="ch10" chart:values-cell-range-address="Sheet1.AX4:Sheet1.AX26" chart:label-cell-address="Sheet1.AT3:Sheet1.AT3" chart:class="chart:scatter">
            <chart:domain table:cell-range-address="Sheet1.AU4:Sheet1.AU20"/>
            <chart:regression-curve chart:style-name="ch11"/>
            <chart:data-point chart:repeated="23"/>
          </chart:series>
          <chart:series chart:style-name="ch12" chart:values-cell-range-address="Sheet1.AH4:Sheet1.AH103" chart:label-cell-address="Sheet1.AE2:Sheet1.AE2" chart:class="chart:scatter">
            <chart:domain table:cell-range-address="Sheet1.AE4:Sheet1.AE103"/>
            <chart:data-point chart:repeated="100"/>
          </chart:series>
          <chart:series chart:style-name="ch13" chart:values-cell-range-address="Sheet1.AR4:Sheet1.AR103" chart:label-cell-address="Sheet1.AO2:Sheet1.AO2" chart:class="chart:scatter">
            <chart:domain table:cell-range-address="Sheet1.AO4:Sheet1.AO103"/>
            <chart:data-point chart:repeated="100"/>
          </chart:series>
          <chart:series chart:style-name="ch14" chart:values-cell-range-address="Sheet1.S4:Sheet1.S103" chart:label-cell-address="Sheet1.P2:Sheet1.P2" chart:class="chart:scatter">
            <chart:domain table:cell-range-address="Sheet1.P4:Sheet1.P103"/>
            <chart:data-point chart:repeated="100"/>
          </chart:series>
          <chart:series chart:style-name="ch15" chart:values-cell-range-address="Sheet1.AC4:Sheet1.AC103" chart:label-cell-address="Sheet1.Z2:Sheet1.Z2" chart:class="chart:scatter">
            <chart:domain table:cell-range-address="Sheet1.Z4:Sheet1.Z103"/>
            <chart:regression-curve chart:style-name="ch16"/>
            <chart:data-point chart:repeated="100"/>
          </chart:series>
          <chart:series chart:style-name="ch17" chart:values-cell-range-address="Sheet1.M4:Sheet1.M103" chart:label-cell-address="Sheet1.J2:Sheet1.J2" chart:class="chart:scatter">
            <chart:domain table:cell-range-address="Sheet1.J4:Sheet1.J103"/>
            <chart:data-point chart:repeated="100"/>
          </chart:series>
          <chart:series chart:style-name="ch18" chart:values-cell-range-address="Sheet1.G4:Sheet1.G103" chart:label-cell-address="Sheet1.D2:Sheet1.D2" chart:class="chart:scatter">
            <chart:domain table:cell-range-address="Sheet1.D4:Sheet1.D103"/>
            <chart:data-point chart:repeated="1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Electron 5 MeV</text:p>
                <draw:g>
                  <svg:desc>Sheet1.AJ2:Sheet1.AJ2</svg:desc>
                </draw:g>
              </table:table-cell>
              <table:table-cell office:value-type="string">
                <text:p>Column AU</text:p>
              </table:table-cell>
              <table:table-cell office:value-type="string">
                <text:p>Gamma 6 MeV setcut 1 cm </text:p>
                <draw:g>
                  <svg:desc>Sheet1.AT3:Sheet1.AT3</svg:desc>
                </draw:g>
              </table:table-cell>
              <table:table-cell office:value-type="string">
                <text:p>Column AE</text:p>
              </table:table-cell>
              <table:table-cell office:value-type="string">
                <text:p>X-ray 10 keV</text:p>
                <draw:g>
                  <svg:desc>Sheet1.AE2:Sheet1.AE2</svg:desc>
                </draw:g>
              </table:table-cell>
              <table:table-cell office:value-type="string">
                <text:p>Column AO</text:p>
              </table:table-cell>
              <table:table-cell office:value-type="string">
                <text:p>Positron 5 MeV</text:p>
                <draw:g>
                  <svg:desc>Sheet1.AO2:Sheet1.AO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IonC12 2.25 GeV</text:p>
                <draw:g>
                  <svg:desc>Sheet1.P2:Sheet1.P2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Gamma 1 MeV setcut 1 mm</text:p>
                <draw:g>
                  <svg:desc>Sheet1.Z2:Sheet1.Z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Alpha 400 MeV</text:p>
                <draw:g>
                  <svg:desc>Sheet1.J2:Sheet1.J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oton 100 MeV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J4:Sheet1.AJ103</svg:desc>
                </draw:g>
              </table:table-cell>
              <table:table-cell office:value-type="float" office:value="66.2032551530306">
                <text:p>66.2032551530306</text:p>
                <draw:g>
                  <svg:desc>Sheet1.AM4:Sheet1.AM103</svg:desc>
                </draw:g>
              </table:table-cell>
              <table:table-cell office:value-type="float" office:value="2.5">
                <text:p>2.5</text:p>
                <draw:g>
                  <svg:desc>Sheet1.AU4:Sheet1.AU20</svg:desc>
                </draw:g>
              </table:table-cell>
              <table:table-cell office:value-type="float" office:value="15.6679407923378">
                <text:p>15.6679407923378</text:p>
                <draw:g>
                  <svg:desc>Sheet1.AX4:Sheet1.AX26</svg:desc>
                </draw:g>
              </table:table-cell>
              <table:table-cell office:value-type="float" office:value="0.5">
                <text:p>0.5</text:p>
                <draw:g>
                  <svg:desc>Sheet1.AE4:Sheet1.AE103</svg:desc>
                </draw:g>
              </table:table-cell>
              <table:table-cell office:value-type="float" office:value="100">
                <text:p>100</text:p>
                <draw:g>
                  <svg:desc>Sheet1.AH4:Sheet1.AH103</svg:desc>
                </draw:g>
              </table:table-cell>
              <table:table-cell office:value-type="float" office:value="0.5">
                <text:p>0.5</text:p>
                <draw:g>
                  <svg:desc>Sheet1.AO4:Sheet1.AO103</svg:desc>
                </draw:g>
              </table:table-cell>
              <table:table-cell office:value-type="float" office:value="65.3819515661697">
                <text:p>65.3819515661697</text:p>
                <draw:g>
                  <svg:desc>Sheet1.AR4:Sheet1.AR103</svg:desc>
                </draw:g>
              </table:table-cell>
              <table:table-cell office:value-type="float" office:value="0.5">
                <text:p>0.5</text:p>
                <draw:g>
                  <svg:desc>Sheet1.P4:Sheet1.P103</svg:desc>
                </draw:g>
              </table:table-cell>
              <table:table-cell office:value-type="float" office:value="10.4276470240705">
                <text:p>10.4276470240705</text:p>
                <draw:g>
                  <svg:desc>Sheet1.S4:Sheet1.S103</svg:desc>
                </draw:g>
              </table:table-cell>
              <table:table-cell office:value-type="float" office:value="0.5">
                <text:p>0.5</text:p>
                <draw:g>
                  <svg:desc>Sheet1.Z4:Sheet1.Z103</svg:desc>
                </draw:g>
              </table:table-cell>
              <table:table-cell office:value-type="float" office:value="46.6690652106179">
                <text:p>46.6690652106179</text:p>
                <draw:g>
                  <svg:desc>Sheet1.AC4:Sheet1.AC103</svg:desc>
                </draw:g>
              </table:table-cell>
              <table:table-cell office:value-type="float" office:value="0.5">
                <text:p>0.5</text:p>
                <draw:g>
                  <svg:desc>Sheet1.J4:Sheet1.J103</svg:desc>
                </draw:g>
              </table:table-cell>
              <table:table-cell office:value-type="float" office:value="11.7567887677529">
                <text:p>11.7567887677529</text:p>
                <draw:g>
                  <svg:desc>Sheet1.M4:Sheet1.M103</svg:desc>
                </draw:g>
              </table:table-cell>
              <table:table-cell office:value-type="float" office:value="0.5">
                <text:p>0.5</text:p>
                <draw:g>
                  <svg:desc>Sheet1.D4:Sheet1.D103</svg:desc>
                </draw:g>
              </table:table-cell>
              <table:table-cell office:value-type="float" office:value="14.5021168872245">
                <text:p>14.5021168872245</text:p>
                <draw:g>
                  <svg:desc>Sheet1.G4:Sheet1.G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69.8166671109905">
                <text:p>69.8166671109905</text:p>
              </table:table-cell>
              <table:table-cell office:value-type="float" office:value="7.5">
                <text:p>7.5</text:p>
              </table:table-cell>
              <table:table-cell office:value-type="float" office:value="38.4448846321289">
                <text:p>38.4448846321289</text:p>
              </table:table-cell>
              <table:table-cell office:value-type="float" office:value="1.5">
                <text:p>1.5</text:p>
              </table:table-cell>
              <table:table-cell office:value-type="float" office:value="60.5034981746443">
                <text:p>60.5034981746443</text:p>
              </table:table-cell>
              <table:table-cell office:value-type="float" office:value="1.5">
                <text:p>1.5</text:p>
              </table:table-cell>
              <table:table-cell office:value-type="float" office:value="69.2165251630012">
                <text:p>69.2165251630012</text:p>
              </table:table-cell>
              <table:table-cell office:value-type="float" office:value="1.5">
                <text:p>1.5</text:p>
              </table:table-cell>
              <table:table-cell office:value-type="float" office:value="10.4699297568074">
                <text:p>10.4699297568074</text:p>
              </table:table-cell>
              <table:table-cell office:value-type="float" office:value="1.5">
                <text:p>1.5</text:p>
              </table:table-cell>
              <table:table-cell office:value-type="float" office:value="78.643952945688">
                <text:p>78.643952945688</text:p>
              </table:table-cell>
              <table:table-cell office:value-type="float" office:value="1.5">
                <text:p>1.5</text:p>
              </table:table-cell>
              <table:table-cell office:value-type="float" office:value="11.8156997809458">
                <text:p>11.8156997809458</text:p>
              </table:table-cell>
              <table:table-cell office:value-type="float" office:value="1.5">
                <text:p>1.5</text:p>
              </table:table-cell>
              <table:table-cell office:value-type="float" office:value="14.6073960916758">
                <text:p>14.6073960916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2.748072395328">
                <text:p>72.748072395328</text:p>
              </table:table-cell>
              <table:table-cell office:value-type="float" office:value="12.5">
                <text:p>12.5</text:p>
              </table:table-cell>
              <table:table-cell office:value-type="float" office:value="63.3627165868524">
                <text:p>63.3627165868524</text:p>
              </table:table-cell>
              <table:table-cell office:value-type="float" office:value="2.5">
                <text:p>2.5</text:p>
              </table:table-cell>
              <table:table-cell office:value-type="float" office:value="35.1286138482972">
                <text:p>35.1286138482972</text:p>
              </table:table-cell>
              <table:table-cell office:value-type="float" office:value="2.5">
                <text:p>2.5</text:p>
              </table:table-cell>
              <table:table-cell office:value-type="float" office:value="72.1871632727935">
                <text:p>72.1871632727935</text:p>
              </table:table-cell>
              <table:table-cell office:value-type="float" office:value="2.5">
                <text:p>2.5</text:p>
              </table:table-cell>
              <table:table-cell office:value-type="float" office:value="10.6439114792738">
                <text:p>10.6439114792738</text:p>
              </table:table-cell>
              <table:table-cell office:value-type="float" office:value="2.5">
                <text:p>2.5</text:p>
              </table:table-cell>
              <table:table-cell office:value-type="float" office:value="65.1754023779902">
                <text:p>65.1754023779902</text:p>
              </table:table-cell>
              <table:table-cell office:value-type="float" office:value="2.5">
                <text:p>2.5</text:p>
              </table:table-cell>
              <table:table-cell office:value-type="float" office:value="11.890626742523">
                <text:p>11.890626742523</text:p>
              </table:table-cell>
              <table:table-cell office:value-type="float" office:value="2.5">
                <text:p>2.5</text:p>
              </table:table-cell>
              <table:table-cell office:value-type="float" office:value="14.72471463584">
                <text:p>14.72471463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4.712178575824">
                <text:p>74.712178575824</text:p>
              </table:table-cell>
              <table:table-cell office:value-type="float" office:value="17.5">
                <text:p>17.5</text:p>
              </table:table-cell>
              <table:table-cell office:value-type="float" office:value="87.5930343926861">
                <text:p>87.5930343926861</text:p>
              </table:table-cell>
              <table:table-cell office:value-type="float" office:value="3.5">
                <text:p>3.5</text:p>
              </table:table-cell>
              <table:table-cell office:value-type="float" office:value="22.3361171278359">
                <text:p>22.3361171278359</text:p>
              </table:table-cell>
              <table:table-cell office:value-type="float" office:value="3.5">
                <text:p>3.5</text:p>
              </table:table-cell>
              <table:table-cell office:value-type="float" office:value="74.4720695163839">
                <text:p>74.4720695163839</text:p>
              </table:table-cell>
              <table:table-cell office:value-type="float" office:value="3.5">
                <text:p>3.5</text:p>
              </table:table-cell>
              <table:table-cell office:value-type="float" office:value="10.6465980714994">
                <text:p>10.6465980714994</text:p>
              </table:table-cell>
              <table:table-cell office:value-type="float" office:value="3.5">
                <text:p>3.5</text:p>
              </table:table-cell>
              <table:table-cell office:value-type="float" office:value="93.2110765885406">
                <text:p>93.2110765885406</text:p>
              </table:table-cell>
              <table:table-cell office:value-type="float" office:value="3.5">
                <text:p>3.5</text:p>
              </table:table-cell>
              <table:table-cell office:value-type="float" office:value="11.955386527718">
                <text:p>11.955386527718</text:p>
              </table:table-cell>
              <table:table-cell office:value-type="float" office:value="3.5">
                <text:p>3.5</text:p>
              </table:table-cell>
              <table:table-cell office:value-type="float" office:value="14.7747625191228">
                <text:p>14.7747625191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77.12675609871">
                <text:p>77.12675609871</text:p>
              </table:table-cell>
              <table:table-cell office:value-type="float" office:value="22.5">
                <text:p>22.5</text:p>
              </table:table-cell>
              <table:table-cell office:value-type="float" office:value="97.0645189377449">
                <text:p>97.0645189377449</text:p>
              </table:table-cell>
              <table:table-cell office:value-type="float" office:value="4.5">
                <text:p>4.5</text:p>
              </table:table-cell>
              <table:table-cell office:value-type="float" office:value="13.5760624180115">
                <text:p>13.5760624180115</text:p>
              </table:table-cell>
              <table:table-cell office:value-type="float" office:value="4.5">
                <text:p>4.5</text:p>
              </table:table-cell>
              <table:table-cell office:value-type="float" office:value="78.3425366084764">
                <text:p>78.3425366084764</text:p>
              </table:table-cell>
              <table:table-cell office:value-type="float" office:value="4.5">
                <text:p>4.5</text:p>
              </table:table-cell>
              <table:table-cell office:value-type="float" office:value="10.6887813008206">
                <text:p>10.6887813008206</text:p>
              </table:table-cell>
              <table:table-cell office:value-type="float" office:value="4.5">
                <text:p>4.5</text:p>
              </table:table-cell>
              <table:table-cell office:value-type="float" office:value="89.0626668177332">
                <text:p>89.0626668177332</text:p>
              </table:table-cell>
              <table:table-cell office:value-type="float" office:value="4.5">
                <text:p>4.5</text:p>
              </table:table-cell>
              <table:table-cell office:value-type="float" office:value="12.0015051328367">
                <text:p>12.0015051328367</text:p>
              </table:table-cell>
              <table:table-cell office:value-type="float" office:value="4.5">
                <text:p>4.5</text:p>
              </table:table-cell>
              <table:table-cell office:value-type="float" office:value="14.8591839376243">
                <text:p>14.8591839376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9.2229177614989">
                <text:p>79.2229177614989</text:p>
              </table:table-cell>
              <table:table-cell office:value-type="float" office:value="27.5">
                <text:p>27.5</text:p>
              </table:table-cell>
              <table:table-cell office:value-type="float" office:value="93.3398345668263">
                <text:p>93.3398345668263</text:p>
              </table:table-cell>
              <table:table-cell office:value-type="float" office:value="5.5">
                <text:p>5.5</text:p>
              </table:table-cell>
              <table:table-cell office:value-type="float" office:value="8.82213459837091">
                <text:p>8.82213459837091</text:p>
              </table:table-cell>
              <table:table-cell office:value-type="float" office:value="5.5">
                <text:p>5.5</text:p>
              </table:table-cell>
              <table:table-cell office:value-type="float" office:value="82.0694297195252">
                <text:p>82.0694297195252</text:p>
              </table:table-cell>
              <table:table-cell office:value-type="float" office:value="5.5">
                <text:p>5.5</text:p>
              </table:table-cell>
              <table:table-cell office:value-type="float" office:value="10.7465927853805">
                <text:p>10.7465927853805</text:p>
              </table:table-cell>
              <table:table-cell office:value-type="float" office:value="5.5">
                <text:p>5.5</text:p>
              </table:table-cell>
              <table:table-cell office:value-type="float" office:value="92.7808638680144">
                <text:p>92.7808638680144</text:p>
              </table:table-cell>
              <table:table-cell office:value-type="float" office:value="5.5">
                <text:p>5.5</text:p>
              </table:table-cell>
              <table:table-cell office:value-type="float" office:value="12.0769408602457">
                <text:p>12.0769408602457</text:p>
              </table:table-cell>
              <table:table-cell office:value-type="float" office:value="5.5">
                <text:p>5.5</text:p>
              </table:table-cell>
              <table:table-cell office:value-type="float" office:value="14.9346848815862">
                <text:p>14.9346848815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2.5953722879964">
                <text:p>82.5953722879964</text:p>
              </table:table-cell>
              <table:table-cell office:value-type="float" office:value="32.5">
                <text:p>32.5</text:p>
              </table:table-cell>
              <table:table-cell office:value-type="float" office:value="92.6525903352199">
                <text:p>92.6525903352199</text:p>
              </table:table-cell>
              <table:table-cell office:value-type="float" office:value="6.5">
                <text:p>6.5</text:p>
              </table:table-cell>
              <table:table-cell office:value-type="float" office:value="4.34991915555691">
                <text:p>4.34991915555691</text:p>
              </table:table-cell>
              <table:table-cell office:value-type="float" office:value="6.5">
                <text:p>6.5</text:p>
              </table:table-cell>
              <table:table-cell office:value-type="float" office:value="86.1489746160046">
                <text:p>86.1489746160046</text:p>
              </table:table-cell>
              <table:table-cell office:value-type="float" office:value="6.5">
                <text:p>6.5</text:p>
              </table:table-cell>
              <table:table-cell office:value-type="float" office:value="10.7621339751304">
                <text:p>10.7621339751304</text:p>
              </table:table-cell>
              <table:table-cell office:value-type="float" office:value="6.5">
                <text:p>6.5</text:p>
              </table:table-cell>
              <table:table-cell office:value-type="float" office:value="88.2782557919117">
                <text:p>88.2782557919117</text:p>
              </table:table-cell>
              <table:table-cell office:value-type="float" office:value="6.5">
                <text:p>6.5</text:p>
              </table:table-cell>
              <table:table-cell office:value-type="float" office:value="12.1532964362785">
                <text:p>12.1532964362785</text:p>
              </table:table-cell>
              <table:table-cell office:value-type="float" office:value="6.5">
                <text:p>6.5</text:p>
              </table:table-cell>
              <table:table-cell office:value-type="float" office:value="14.9966720768341">
                <text:p>14.9966720768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6.018151055257">
                <text:p>86.018151055257</text:p>
              </table:table-cell>
              <table:table-cell office:value-type="float" office:value="37.5">
                <text:p>37.5</text:p>
              </table:table-cell>
              <table:table-cell office:value-type="float" office:value="95.4851545494123">
                <text:p>95.4851545494123</text:p>
              </table:table-cell>
              <table:table-cell office:value-type="float" office:value="7.5">
                <text:p>7.5</text:p>
              </table:table-cell>
              <table:table-cell office:value-type="float" office:value="3.1763171542756">
                <text:p>3.1763171542756</text:p>
              </table:table-cell>
              <table:table-cell office:value-type="float" office:value="7.5">
                <text:p>7.5</text:p>
              </table:table-cell>
              <table:table-cell office:value-type="float" office:value="89.805777913873">
                <text:p>89.805777913873</text:p>
              </table:table-cell>
              <table:table-cell office:value-type="float" office:value="7.5">
                <text:p>7.5</text:p>
              </table:table-cell>
              <table:table-cell office:value-type="float" office:value="10.8912831898308">
                <text:p>10.8912831898308</text:p>
              </table:table-cell>
              <table:table-cell office:value-type="float" office:value="7.5">
                <text:p>7.5</text:p>
              </table:table-cell>
              <table:table-cell office:value-type="float" office:value="84.1662871846941">
                <text:p>84.1662871846941</text:p>
              </table:table-cell>
              <table:table-cell office:value-type="float" office:value="7.5">
                <text:p>7.5</text:p>
              </table:table-cell>
              <table:table-cell office:value-type="float" office:value="12.2176044374149">
                <text:p>12.2176044374149</text:p>
              </table:table-cell>
              <table:table-cell office:value-type="float" office:value="7.5">
                <text:p>7.5</text:p>
              </table:table-cell>
              <table:table-cell office:value-type="float" office:value="15.1377532127412">
                <text:p>15.1377532127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90.0764833508202">
                <text:p>90.0764833508202</text:p>
              </table:table-cell>
              <table:table-cell office:value-type="float" office:value="42.5">
                <text:p>42.5</text:p>
              </table:table-cell>
              <table:table-cell office:value-type="float" office:value="100">
                <text:p>100</text:p>
              </table:table-cell>
              <table:table-cell office:value-type="float" office:value="8.5">
                <text:p>8.5</text:p>
              </table:table-cell>
              <table:table-cell office:value-type="float" office:value="1.72905925541759">
                <text:p>1.72905925541759</text:p>
              </table:table-cell>
              <table:table-cell office:value-type="float" office:value="8.5">
                <text:p>8.5</text:p>
              </table:table-cell>
              <table:table-cell office:value-type="float" office:value="95.00780701577">
                <text:p>95.00780701577</text:p>
              </table:table-cell>
              <table:table-cell office:value-type="float" office:value="8.5">
                <text:p>8.5</text:p>
              </table:table-cell>
              <table:table-cell office:value-type="float" office:value="10.8617431132753">
                <text:p>10.8617431132753</text:p>
              </table:table-cell>
              <table:table-cell office:value-type="float" office:value="8.5">
                <text:p>8.5</text:p>
              </table:table-cell>
              <table:table-cell office:value-type="float" office:value="85.1077111463115">
                <text:p>85.1077111463115</text:p>
              </table:table-cell>
              <table:table-cell office:value-type="float" office:value="8.5">
                <text:p>8.5</text:p>
              </table:table-cell>
              <table:table-cell office:value-type="float" office:value="12.277549262778">
                <text:p>12.277549262778</text:p>
              </table:table-cell>
              <table:table-cell office:value-type="float" office:value="8.5">
                <text:p>8.5</text:p>
              </table:table-cell>
              <table:table-cell office:value-type="float" office:value="15.2246913293748">
                <text:p>15.2246913293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94.4490317331223">
                <text:p>94.4490317331223</text:p>
              </table:table-cell>
              <table:table-cell office:value-type="float" office:value="47.5">
                <text:p>47.5</text:p>
              </table:table-cell>
              <table:table-cell office:value-type="float" office:value="92.5562037440139">
                <text:p>92.5562037440139</text:p>
              </table:table-cell>
              <table:table-cell office:value-type="float" office:value="9.5">
                <text:p>9.5</text:p>
              </table:table-cell>
              <table:table-cell office:value-type="float" office:value="1.2676540874747">
                <text:p>1.2676540874747</text:p>
              </table:table-cell>
              <table:table-cell office:value-type="float" office:value="9.5">
                <text:p>9.5</text:p>
              </table:table-cell>
              <table:table-cell office:value-type="float" office:value="95.7926612607356">
                <text:p>95.7926612607356</text:p>
              </table:table-cell>
              <table:table-cell office:value-type="float" office:value="9.5">
                <text:p>9.5</text:p>
              </table:table-cell>
              <table:table-cell office:value-type="float" office:value="11.0270493816796">
                <text:p>11.0270493816796</text:p>
              </table:table-cell>
              <table:table-cell office:value-type="float" office:value="9.5">
                <text:p>9.5</text:p>
              </table:table-cell>
              <table:table-cell office:value-type="float" office:value="86.5321030854608">
                <text:p>86.5321030854608</text:p>
              </table:table-cell>
              <table:table-cell office:value-type="float" office:value="9.5">
                <text:p>9.5</text:p>
              </table:table-cell>
              <table:table-cell office:value-type="float" office:value="12.3658425202875">
                <text:p>12.3658425202875</text:p>
              </table:table-cell>
              <table:table-cell office:value-type="float" office:value="9.5">
                <text:p>9.5</text:p>
              </table:table-cell>
              <table:table-cell office:value-type="float" office:value="15.265642689282">
                <text:p>15.265642689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97.4502262947445">
                <text:p>97.4502262947445</text:p>
              </table:table-cell>
              <table:table-cell office:value-type="float" office:value="52.5">
                <text:p>52.5</text:p>
              </table:table-cell>
              <table:table-cell office:value-type="float" office:value="85.1165868524162">
                <text:p>85.1165868524162</text:p>
              </table:table-cell>
              <table:table-cell office:value-type="float" office:value="10.5">
                <text:p>10.5</text:p>
              </table:table-cell>
              <table:table-cell office:value-type="float" office:value="0.637624444512238">
                <text:p>0.637624444512238</text:p>
              </table:table-cell>
              <table:table-cell office:value-type="float" office:value="10.5">
                <text:p>10.5</text:p>
              </table:table-cell>
              <table:table-cell office:value-type="float" office:value="97.4742390145683">
                <text:p>97.4742390145683</text:p>
              </table:table-cell>
              <table:table-cell office:value-type="float" office:value="10.5">
                <text:p>10.5</text:p>
              </table:table-cell>
              <table:table-cell office:value-type="float" office:value="11.0616952272565">
                <text:p>11.0616952272565</text:p>
              </table:table-cell>
              <table:table-cell office:value-type="float" office:value="10.5">
                <text:p>10.5</text:p>
              </table:table-cell>
              <table:table-cell office:value-type="float" office:value="86.2254035763543">
                <text:p>86.2254035763543</text:p>
              </table:table-cell>
              <table:table-cell office:value-type="float" office:value="10.5">
                <text:p>10.5</text:p>
              </table:table-cell>
              <table:table-cell office:value-type="float" office:value="12.4354050549345">
                <text:p>12.4354050549345</text:p>
              </table:table-cell>
              <table:table-cell office:value-type="float" office:value="10.5">
                <text:p>10.5</text:p>
              </table:table-cell>
              <table:table-cell office:value-type="float" office:value="15.4005321076067">
                <text:p>15.4005321076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99.3542209365641">
                <text:p>99.3542209365641</text:p>
              </table:table-cell>
              <table:table-cell office:value-type="float" office:value="57.5">
                <text:p>57.5</text:p>
              </table:table-cell>
              <table:table-cell office:value-type="float" office:value="92.0354375272094">
                <text:p>92.0354375272094</text:p>
              </table:table-cell>
              <table:table-cell office:value-type="float" office:value="11.5">
                <text:p>11.5</text:p>
              </table:table-cell>
              <table:table-cell office:value-type="float" office:value="0.254872530176841">
                <text:p>0.254872530176841</text:p>
              </table:table-cell>
              <table:table-cell office:value-type="float" office:value="11.5">
                <text:p>11.5</text:p>
              </table:table-cell>
              <table:table-cell office:value-type="float" office:value="98.3723708195272">
                <text:p>98.3723708195272</text:p>
              </table:table-cell>
              <table:table-cell office:value-type="float" office:value="11.5">
                <text:p>11.5</text:p>
              </table:table-cell>
              <table:table-cell office:value-type="float" office:value="11.1127404795443">
                <text:p>11.1127404795443</text:p>
              </table:table-cell>
              <table:table-cell office:value-type="float" office:value="11.5">
                <text:p>11.5</text:p>
              </table:table-cell>
              <table:table-cell office:value-type="float" office:value="80.9063282341124">
                <text:p>80.9063282341124</text:p>
              </table:table-cell>
              <table:table-cell office:value-type="float" office:value="11.5">
                <text:p>11.5</text:p>
              </table:table-cell>
              <table:table-cell office:value-type="float" office:value="12.5100430375192">
                <text:p>12.5100430375192</text:p>
              </table:table-cell>
              <table:table-cell office:value-type="float" office:value="11.5">
                <text:p>11.5</text:p>
              </table:table-cell>
              <table:table-cell office:value-type="float" office:value="15.4759530293703">
                <text:p>15.4759530293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100">
                <text:p>100</text:p>
              </table:table-cell>
              <table:table-cell office:value-type="float" office:value="62.5">
                <text:p>62.5</text:p>
              </table:table-cell>
              <table:table-cell office:value-type="float" office:value="85.3890378754898">
                <text:p>85.3890378754898</text:p>
              </table:table-cell>
              <table:table-cell office:value-type="float" office:value="12.5">
                <text:p>12.5</text:p>
              </table:table-cell>
              <table:table-cell office:value-type="float" office:value="0.20338224676368">
                <text:p>0.20338224676368</text:p>
              </table:table-cell>
              <table:table-cell office:value-type="float" office:value="12.5">
                <text:p>12.5</text:p>
              </table:table-cell>
              <table:table-cell office:value-type="float" office:value="100">
                <text:p>100</text:p>
              </table:table-cell>
              <table:table-cell office:value-type="float" office:value="12.5">
                <text:p>12.5</text:p>
              </table:table-cell>
              <table:table-cell office:value-type="float" office:value="11.105227971654">
                <text:p>11.105227971654</text:p>
              </table:table-cell>
              <table:table-cell office:value-type="float" office:value="12.5">
                <text:p>12.5</text:p>
              </table:table-cell>
              <table:table-cell office:value-type="float" office:value="73.4270381450195">
                <text:p>73.4270381450195</text:p>
              </table:table-cell>
              <table:table-cell office:value-type="float" office:value="12.5">
                <text:p>12.5</text:p>
              </table:table-cell>
              <table:table-cell office:value-type="float" office:value="12.6062486212446">
                <text:p>12.6062486212446</text:p>
              </table:table-cell>
              <table:table-cell office:value-type="float" office:value="12.5">
                <text:p>12.5</text:p>
              </table:table-cell>
              <table:table-cell office:value-type="float" office:value="15.5856374558302">
                <text:p>15.5856374558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99.9623846386168">
                <text:p>99.9623846386168</text:p>
              </table:table-cell>
              <table:table-cell office:value-type="float" office:value="67.5">
                <text:p>67.5</text:p>
              </table:table-cell>
              <table:table-cell office:value-type="float" office:value="83.3135916412712">
                <text:p>83.3135916412712</text:p>
              </table:table-cell>
              <table:table-cell office:value-type="float" office:value="13.5">
                <text:p>13.5</text:p>
              </table:table-cell>
              <table:table-cell office:value-type="float" office:value="0.15253668507276">
                <text:p>0.15253668507276</text:p>
              </table:table-cell>
              <table:table-cell office:value-type="float" office:value="13.5">
                <text:p>13.5</text:p>
              </table:table-cell>
              <table:table-cell office:value-type="float" office:value="98.7413443955593">
                <text:p>98.7413443955593</text:p>
              </table:table-cell>
              <table:table-cell office:value-type="float" office:value="13.5">
                <text:p>13.5</text:p>
              </table:table-cell>
              <table:table-cell office:value-type="float" office:value="11.2457019188612">
                <text:p>11.2457019188612</text:p>
              </table:table-cell>
              <table:table-cell office:value-type="float" office:value="13.5">
                <text:p>13.5</text:p>
              </table:table-cell>
              <table:table-cell office:value-type="float" office:value="78.4999858375149">
                <text:p>78.4999858375149</text:p>
              </table:table-cell>
              <table:table-cell office:value-type="float" office:value="13.5">
                <text:p>13.5</text:p>
              </table:table-cell>
              <table:table-cell office:value-type="float" office:value="12.6897106384156">
                <text:p>12.6897106384156</text:p>
              </table:table-cell>
              <table:table-cell office:value-type="float" office:value="13.5">
                <text:p>13.5</text:p>
              </table:table-cell>
              <table:table-cell office:value-type="float" office:value="15.6690085829809">
                <text:p>15.6690085829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  <table:table-cell office:value-type="float" office:value="98.8841749983475">
                <text:p>98.8841749983475</text:p>
              </table:table-cell>
              <table:table-cell office:value-type="float" office:value="72.5">
                <text:p>72.5</text:p>
              </table:table-cell>
              <table:table-cell office:value-type="float" office:value="86.6366216804528">
                <text:p>86.6366216804528</text:p>
              </table:table-cell>
              <table:table-cell office:value-type="float" office:value="14.5">
                <text:p>14.5</text:p>
              </table:table-cell>
              <table:table-cell office:value-type="float" office:value="0.05084556169092">
                <text:p>0.05084556169092</text:p>
              </table:table-cell>
              <table:table-cell office:value-type="float" office:value="14.5">
                <text:p>14.5</text:p>
              </table:table-cell>
              <table:table-cell office:value-type="float" office:value="95.3720862714964">
                <text:p>95.3720862714964</text:p>
              </table:table-cell>
              <table:table-cell office:value-type="float" office:value="14.5">
                <text:p>14.5</text:p>
              </table:table-cell>
              <table:table-cell office:value-type="float" office:value="11.3549939831528">
                <text:p>11.3549939831528</text:p>
              </table:table-cell>
              <table:table-cell office:value-type="float" office:value="14.5">
                <text:p>14.5</text:p>
              </table:table-cell>
              <table:table-cell office:value-type="float" office:value="100">
                <text:p>100</text:p>
              </table:table-cell>
              <table:table-cell office:value-type="float" office:value="14.5">
                <text:p>14.5</text:p>
              </table:table-cell>
              <table:table-cell office:value-type="float" office:value="12.7474128239923">
                <text:p>12.7474128239923</text:p>
              </table:table-cell>
              <table:table-cell office:value-type="float" office:value="14.5">
                <text:p>14.5</text:p>
              </table:table-cell>
              <table:table-cell office:value-type="float" office:value="15.8263582317735">
                <text:p>15.8263582317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92.0253973076897">
                <text:p>92.0253973076897</text:p>
              </table:table-cell>
              <table:table-cell office:value-type="float" office:value="77.5">
                <text:p>77.5</text:p>
              </table:table-cell>
              <table:table-cell office:value-type="float" office:value="89.0446669569003">
                <text:p>89.0446669569003</text:p>
              </table:table-cell>
              <table:table-cell office:value-type="float" office:value="15.5">
                <text:p>15.5</text:p>
              </table:table-cell>
              <table:table-cell office:value-type="float" office:value="0.125088471277342">
                <text:p>0.125088471277342</text:p>
              </table:table-cell>
              <table:table-cell office:value-type="float" office:value="15.5">
                <text:p>15.5</text:p>
              </table:table-cell>
              <table:table-cell office:value-type="float" office:value="87.0639337537519">
                <text:p>87.0639337537519</text:p>
              </table:table-cell>
              <table:table-cell office:value-type="float" office:value="15.5">
                <text:p>15.5</text:p>
              </table:table-cell>
              <table:table-cell office:value-type="float" office:value="11.4051126098813">
                <text:p>11.4051126098813</text:p>
              </table:table-cell>
              <table:table-cell office:value-type="float" office:value="15.5">
                <text:p>15.5</text:p>
              </table:table-cell>
              <table:table-cell office:value-type="float" office:value="94.6682056567144">
                <text:p>94.6682056567144</text:p>
              </table:table-cell>
              <table:table-cell office:value-type="float" office:value="15.5">
                <text:p>15.5</text:p>
              </table:table-cell>
              <table:table-cell office:value-type="float" office:value="12.8641033551682">
                <text:p>12.8641033551682</text:p>
              </table:table-cell>
              <table:table-cell office:value-type="float" office:value="15.5">
                <text:p>15.5</text:p>
              </table:table-cell>
              <table:table-cell office:value-type="float" office:value="15.8966977439542">
                <text:p>15.8966977439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5">
                <text:p>16.5</text:p>
              </table:table-cell>
              <table:table-cell office:value-type="float" office:value="85.9956548779637">
                <text:p>85.9956548779637</text:p>
              </table:table-cell>
              <table:table-cell office:value-type="float" office:value="82.5">
                <text:p>82.5</text:p>
              </table:table-cell>
              <table:table-cell office:value-type="float" office:value="85.5167958206356">
                <text:p>85.5167958206356</text:p>
              </table:table-cell>
              <table:table-cell office:value-type="float" office:value="16.5">
                <text:p>16.5</text:p>
              </table:table-cell>
              <table:table-cell office:value-type="float" office:value="0.05084556169092">
                <text:p>0.05084556169092</text:p>
              </table:table-cell>
              <table:table-cell office:value-type="float" office:value="16.5">
                <text:p>16.5</text:p>
              </table:table-cell>
              <table:table-cell office:value-type="float" office:value="80.7445480886172">
                <text:p>80.7445480886172</text:p>
              </table:table-cell>
              <table:table-cell office:value-type="float" office:value="16.5">
                <text:p>16.5</text:p>
              </table:table-cell>
              <table:table-cell office:value-type="float" office:value="11.4529986287186">
                <text:p>11.4529986287186</text:p>
              </table:table-cell>
              <table:table-cell office:value-type="float" office:value="16.5">
                <text:p>16.5</text:p>
              </table:table-cell>
              <table:table-cell office:value-type="float" office:value="82.3737795750819">
                <text:p>82.3737795750819</text:p>
              </table:table-cell>
              <table:table-cell office:value-type="float" office:value="16.5">
                <text:p>16.5</text:p>
              </table:table-cell>
              <table:table-cell office:value-type="float" office:value="12.9340077804541">
                <text:p>12.9340077804541</text:p>
              </table:table-cell>
              <table:table-cell office:value-type="float" office:value="16.5">
                <text:p>16.5</text:p>
              </table:table-cell>
              <table:table-cell office:value-type="float" office:value="15.9966634744478">
                <text:p>15.9966634744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">
                <text:p>17.5</text:p>
              </table:table-cell>
              <table:table-cell office:value-type="float" office:value="79.8618311084882">
                <text:p>79.8618311084882</text:p>
              </table:table-cell>
              <table:table-cell office:value-type="float" office:value="NaN">
                <text:p>NaN</text:p>
              </table:table-cell>
              <table:table-cell office:value-type="float" office:value="81.8487070091424">
                <text:p>81.8487070091424</text:p>
              </table:table-cell>
              <table:table-cell office:value-type="float" office:value="17.5">
                <text:p>17.5</text:p>
              </table:table-cell>
              <table:table-cell office:value-type="float" office:value="0.0274482137954178">
                <text:p>0.0274482137954178</text:p>
              </table:table-cell>
              <table:table-cell office:value-type="float" office:value="17.5">
                <text:p>17.5</text:p>
              </table:table-cell>
              <table:table-cell office:value-type="float" office:value="70.9791341073425">
                <text:p>70.9791341073425</text:p>
              </table:table-cell>
              <table:table-cell office:value-type="float" office:value="17.5">
                <text:p>17.5</text:p>
              </table:table-cell>
              <table:table-cell office:value-type="float" office:value="11.4541740128173">
                <text:p>11.4541740128173</text:p>
              </table:table-cell>
              <table:table-cell office:value-type="float" office:value="17.5">
                <text:p>17.5</text:p>
              </table:table-cell>
              <table:table-cell office:value-type="float" office:value="89.1392531794779">
                <text:p>89.1392531794779</text:p>
              </table:table-cell>
              <table:table-cell office:value-type="float" office:value="17.5">
                <text:p>17.5</text:p>
              </table:table-cell>
              <table:table-cell office:value-type="float" office:value="13.0154876459446">
                <text:p>13.0154876459446</text:p>
              </table:table-cell>
              <table:table-cell office:value-type="float" office:value="17.5">
                <text:p>17.5</text:p>
              </table:table-cell>
              <table:table-cell office:value-type="float" office:value="16.1264434754201">
                <text:p>16.1264434754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">
                <text:p>18.5</text:p>
              </table:table-cell>
              <table:table-cell office:value-type="float" office:value="69.5378751995349">
                <text:p>69.5378751995349</text:p>
              </table:table-cell>
              <table:table-cell office:value-type="float" office:value="NaN">
                <text:p>NaN</text:p>
              </table:table-cell>
              <table:table-cell office:value-type="float" office:value="84.7318676534611">
                <text:p>84.7318676534611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60.1003717901682">
                <text:p>60.1003717901682</text:p>
              </table:table-cell>
              <table:table-cell office:value-type="float" office:value="18.5">
                <text:p>18.5</text:p>
              </table:table-cell>
              <table:table-cell office:value-type="float" office:value="11.5437395249334">
                <text:p>11.5437395249334</text:p>
              </table:table-cell>
              <table:table-cell office:value-type="float" office:value="18.5">
                <text:p>18.5</text:p>
              </table:table-cell>
              <table:table-cell office:value-type="float" office:value="81.7766401791881">
                <text:p>81.7766401791881</text:p>
              </table:table-cell>
              <table:table-cell office:value-type="float" office:value="18.5">
                <text:p>18.5</text:p>
              </table:table-cell>
              <table:table-cell office:value-type="float" office:value="13.1142370588288">
                <text:p>13.1142370588288</text:p>
              </table:table-cell>
              <table:table-cell office:value-type="float" office:value="18.5">
                <text:p>18.5</text:p>
              </table:table-cell>
              <table:table-cell office:value-type="float" office:value="16.2467788564548">
                <text:p>16.2467788564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56.9988857818682">
                <text:p>56.9988857818682</text:p>
              </table:table-cell>
              <table:table-cell office:value-type="float" office:value="NaN">
                <text:p>NaN</text:p>
              </table:table-cell>
              <table:table-cell office:value-type="float" office:value="77.875045711798">
                <text:p>77.875045711798</text:p>
              </table:table-cell>
              <table:table-cell office:value-type="float" office:value="19.5">
                <text:p>19.5</text:p>
              </table:table-cell>
              <table:table-cell office:value-type="float" office:value="0.02542278084546">
                <text:p>0.02542278084546</text:p>
              </table:table-cell>
              <table:table-cell office:value-type="float" office:value="19.5">
                <text:p>19.5</text:p>
              </table:table-cell>
              <table:table-cell office:value-type="float" office:value="48.9914072272311">
                <text:p>48.9914072272311</text:p>
              </table:table-cell>
              <table:table-cell office:value-type="float" office:value="19.5">
                <text:p>19.5</text:p>
              </table:table-cell>
              <table:table-cell office:value-type="float" office:value="11.8125604405514">
                <text:p>11.8125604405514</text:p>
              </table:table-cell>
              <table:table-cell office:value-type="float" office:value="19.5">
                <text:p>19.5</text:p>
              </table:table-cell>
              <table:table-cell office:value-type="float" office:value="81.1681707952126">
                <text:p>81.1681707952126</text:p>
              </table:table-cell>
              <table:table-cell office:value-type="float" office:value="19.5">
                <text:p>19.5</text:p>
              </table:table-cell>
              <table:table-cell office:value-type="float" office:value="13.2171827722935">
                <text:p>13.2171827722935</text:p>
              </table:table-cell>
              <table:table-cell office:value-type="float" office:value="19.5">
                <text:p>19.5</text:p>
              </table:table-cell>
              <table:table-cell office:value-type="float" office:value="16.3228039458146">
                <text:p>16.3228039458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45.3858185705213">
                <text:p>45.3858185705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0.02542278084546">
                <text:p>0.02542278084546</text:p>
              </table:table-cell>
              <table:table-cell office:value-type="float" office:value="20.5">
                <text:p>20.5</text:p>
              </table:table-cell>
              <table:table-cell office:value-type="float" office:value="36.7979102330405">
                <text:p>36.7979102330405</text:p>
              </table:table-cell>
              <table:table-cell office:value-type="float" office:value="20.5">
                <text:p>20.5</text:p>
              </table:table-cell>
              <table:table-cell office:value-type="float" office:value="11.6718377348047">
                <text:p>11.6718377348047</text:p>
              </table:table-cell>
              <table:table-cell office:value-type="float" office:value="20.5">
                <text:p>20.5</text:p>
              </table:table-cell>
              <table:table-cell office:value-type="float" office:value="92.4141916816099">
                <text:p>92.4141916816099</text:p>
              </table:table-cell>
              <table:table-cell office:value-type="float" office:value="20.5">
                <text:p>20.5</text:p>
              </table:table-cell>
              <table:table-cell office:value-type="float" office:value="13.3031804783701">
                <text:p>13.3031804783701</text:p>
              </table:table-cell>
              <table:table-cell office:value-type="float" office:value="20.5">
                <text:p>20.5</text:p>
              </table:table-cell>
              <table:table-cell office:value-type="float" office:value="16.5089855926034">
                <text:p>16.5089855926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32.1007448937147">
                <text:p>32.100744893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25.556244457091">
                <text:p>25.556244457091</text:p>
              </table:table-cell>
              <table:table-cell office:value-type="float" office:value="21.5">
                <text:p>21.5</text:p>
              </table:table-cell>
              <table:table-cell office:value-type="float" office:value="11.8790535981368">
                <text:p>11.8790535981368</text:p>
              </table:table-cell>
              <table:table-cell office:value-type="float" office:value="21.5">
                <text:p>21.5</text:p>
              </table:table-cell>
              <table:table-cell office:value-type="float" office:value="79.2902252706669">
                <text:p>79.2902252706669</text:p>
              </table:table-cell>
              <table:table-cell office:value-type="float" office:value="21.5">
                <text:p>21.5</text:p>
              </table:table-cell>
              <table:table-cell office:value-type="float" office:value="13.3857633481839">
                <text:p>13.3857633481839</text:p>
              </table:table-cell>
              <table:table-cell office:value-type="float" office:value="21.5">
                <text:p>21.5</text:p>
              </table:table-cell>
              <table:table-cell office:value-type="float" office:value="16.5996867531053">
                <text:p>16.59968675310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">
                <text:p>22.5</text:p>
              </table:table-cell>
              <table:table-cell office:value-type="float" office:value="20.8597228222623">
                <text:p>20.859722822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16.481065278496">
                <text:p>16.481065278496</text:p>
              </table:table-cell>
              <table:table-cell office:value-type="float" office:value="22.5">
                <text:p>22.5</text:p>
              </table:table-cell>
              <table:table-cell office:value-type="float" office:value="11.9007453427737">
                <text:p>11.9007453427737</text:p>
              </table:table-cell>
              <table:table-cell office:value-type="float" office:value="22.5">
                <text:p>22.5</text:p>
              </table:table-cell>
              <table:table-cell office:value-type="float" office:value="73.9527931688887">
                <text:p>73.9527931688887</text:p>
              </table:table-cell>
              <table:table-cell office:value-type="float" office:value="22.5">
                <text:p>22.5</text:p>
              </table:table-cell>
              <table:table-cell office:value-type="float" office:value="13.494236293645">
                <text:p>13.494236293645</text:p>
              </table:table-cell>
              <table:table-cell office:value-type="float" office:value="22.5">
                <text:p>22.5</text:p>
              </table:table-cell>
              <table:table-cell office:value-type="float" office:value="16.7558220650408">
                <text:p>16.7558220650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11.6835686241141">
                <text:p>11.683568624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9.23584770758285">
                <text:p>9.23584770758285</text:p>
              </table:table-cell>
              <table:table-cell office:value-type="float" office:value="23.5">
                <text:p>23.5</text:p>
              </table:table-cell>
              <table:table-cell office:value-type="float" office:value="11.9567533279228">
                <text:p>11.9567533279228</text:p>
              </table:table-cell>
              <table:table-cell office:value-type="float" office:value="23.5">
                <text:p>23.5</text:p>
              </table:table-cell>
              <table:table-cell office:value-type="float" office:value="90.6524057704501">
                <text:p>90.6524057704501</text:p>
              </table:table-cell>
              <table:table-cell office:value-type="float" office:value="23.5">
                <text:p>23.5</text:p>
              </table:table-cell>
              <table:table-cell office:value-type="float" office:value="13.5894609768467">
                <text:p>13.5894609768467</text:p>
              </table:table-cell>
              <table:table-cell office:value-type="float" office:value="23.5">
                <text:p>23.5</text:p>
              </table:table-cell>
              <table:table-cell office:value-type="float" office:value="16.9260972993909">
                <text:p>16.9260972993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5">
                <text:p>24.5</text:p>
              </table:table-cell>
              <table:table-cell office:value-type="float" office:value="5.5077398171017">
                <text:p>5.507739817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4.75607589488189">
                <text:p>4.75607589488189</text:p>
              </table:table-cell>
              <table:table-cell office:value-type="float" office:value="24.5">
                <text:p>24.5</text:p>
              </table:table-cell>
              <table:table-cell office:value-type="float" office:value="12.219143835297">
                <text:p>12.219143835297</text:p>
              </table:table-cell>
              <table:table-cell office:value-type="float" office:value="24.5">
                <text:p>24.5</text:p>
              </table:table-cell>
              <table:table-cell office:value-type="float" office:value="74.4157430184396">
                <text:p>74.4157430184396</text:p>
              </table:table-cell>
              <table:table-cell office:value-type="float" office:value="24.5">
                <text:p>24.5</text:p>
              </table:table-cell>
              <table:table-cell office:value-type="float" office:value="13.7228837986981">
                <text:p>13.7228837986981</text:p>
              </table:table-cell>
              <table:table-cell office:value-type="float" office:value="24.5">
                <text:p>24.5</text:p>
              </table:table-cell>
              <table:table-cell office:value-type="float" office:value="17.0749365874094">
                <text:p>17.0749365874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2.21904191848569">
                <text:p>2.2190419184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2.56208383044982">
                <text:p>2.56208383044982</text:p>
              </table:table-cell>
              <table:table-cell office:value-type="float" office:value="25.5">
                <text:p>25.5</text:p>
              </table:table-cell>
              <table:table-cell office:value-type="float" office:value="12.1671470815959">
                <text:p>12.1671470815959</text:p>
              </table:table-cell>
              <table:table-cell office:value-type="float" office:value="25.5">
                <text:p>25.5</text:p>
              </table:table-cell>
              <table:table-cell office:value-type="float" office:value="72.6337755660092">
                <text:p>72.6337755660092</text:p>
              </table:table-cell>
              <table:table-cell office:value-type="float" office:value="25.5">
                <text:p>25.5</text:p>
              </table:table-cell>
              <table:table-cell office:value-type="float" office:value="13.824238092641">
                <text:p>13.824238092641</text:p>
              </table:table-cell>
              <table:table-cell office:value-type="float" office:value="25.5">
                <text:p>25.5</text:p>
              </table:table-cell>
              <table:table-cell office:value-type="float" office:value="17.1885501037988">
                <text:p>17.1885501037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0.670891882130257">
                <text:p>0.67089188213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.56961315911868">
                <text:p>1.56961315911868</text:p>
              </table:table-cell>
              <table:table-cell office:value-type="float" office:value="26.5">
                <text:p>26.5</text:p>
              </table:table-cell>
              <table:table-cell office:value-type="float" office:value="12.3876777457501">
                <text:p>12.3876777457501</text:p>
              </table:table-cell>
              <table:table-cell office:value-type="float" office:value="26.5">
                <text:p>26.5</text:p>
              </table:table-cell>
              <table:table-cell office:value-type="float" office:value="60.3285097361638">
                <text:p>60.3285097361638</text:p>
              </table:table-cell>
              <table:table-cell office:value-type="float" office:value="26.5">
                <text:p>26.5</text:p>
              </table:table-cell>
              <table:table-cell office:value-type="float" office:value="13.9344408419301">
                <text:p>13.9344408419301</text:p>
              </table:table-cell>
              <table:table-cell office:value-type="float" office:value="26.5">
                <text:p>26.5</text:p>
              </table:table-cell>
              <table:table-cell office:value-type="float" office:value="17.3637727105499">
                <text:p>17.3637727105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0.136839681503796">
                <text:p>0.13683968150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1.37029412444427">
                <text:p>1.37029412444427</text:p>
              </table:table-cell>
              <table:table-cell office:value-type="float" office:value="27.5">
                <text:p>27.5</text:p>
              </table:table-cell>
              <table:table-cell office:value-type="float" office:value="12.3358426850997">
                <text:p>12.3358426850997</text:p>
              </table:table-cell>
              <table:table-cell office:value-type="float" office:value="27.5">
                <text:p>27.5</text:p>
              </table:table-cell>
              <table:table-cell office:value-type="float" office:value="69.0254467174628">
                <text:p>69.0254467174628</text:p>
              </table:table-cell>
              <table:table-cell office:value-type="float" office:value="27.5">
                <text:p>27.5</text:p>
              </table:table-cell>
              <table:table-cell office:value-type="float" office:value="14.0405002022853">
                <text:p>14.0405002022853</text:p>
              </table:table-cell>
              <table:table-cell office:value-type="float" office:value="27.5">
                <text:p>27.5</text:p>
              </table:table-cell>
              <table:table-cell office:value-type="float" office:value="17.466673255161">
                <text:p>17.466673255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0.113656202170516">
                <text:p>0.11365620217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1.1702185819975">
                <text:p>1.1702185819975</text:p>
              </table:table-cell>
              <table:table-cell office:value-type="float" office:value="28.5">
                <text:p>28.5</text:p>
              </table:table-cell>
              <table:table-cell office:value-type="float" office:value="12.5192336993193">
                <text:p>12.5192336993193</text:p>
              </table:table-cell>
              <table:table-cell office:value-type="float" office:value="28.5">
                <text:p>28.5</text:p>
              </table:table-cell>
              <table:table-cell office:value-type="float" office:value="72.6332308550437">
                <text:p>72.6332308550437</text:p>
              </table:table-cell>
              <table:table-cell office:value-type="float" office:value="28.5">
                <text:p>28.5</text:p>
              </table:table-cell>
              <table:table-cell office:value-type="float" office:value="14.1818272100991">
                <text:p>14.1818272100991</text:p>
              </table:table-cell>
              <table:table-cell office:value-type="float" office:value="28.5">
                <text:p>28.5</text:p>
              </table:table-cell>
              <table:table-cell office:value-type="float" office:value="17.5539754727962">
                <text:p>17.5539754727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">
                <text:p>29.5</text:p>
              </table:table-cell>
              <table:table-cell office:value-type="float" office:value="0.0864873205190336">
                <text:p>0.086487320519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.35809611368055">
                <text:p>1.35809611368055</text:p>
              </table:table-cell>
              <table:table-cell office:value-type="float" office:value="29.5">
                <text:p>29.5</text:p>
              </table:table-cell>
              <table:table-cell office:value-type="float" office:value="12.5230459239359">
                <text:p>12.5230459239359</text:p>
              </table:table-cell>
              <table:table-cell office:value-type="float" office:value="29.5">
                <text:p>29.5</text:p>
              </table:table-cell>
              <table:table-cell office:value-type="float" office:value="91.8021816763589">
                <text:p>91.8021816763589</text:p>
              </table:table-cell>
              <table:table-cell office:value-type="float" office:value="29.5">
                <text:p>29.5</text:p>
              </table:table-cell>
              <table:table-cell office:value-type="float" office:value="14.2868486881575">
                <text:p>14.2868486881575</text:p>
              </table:table-cell>
              <table:table-cell office:value-type="float" office:value="29.5">
                <text:p>29.5</text:p>
              </table:table-cell>
              <table:table-cell office:value-type="float" office:value="17.7604927606918">
                <text:p>17.7604927606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0.181331313546679">
                <text:p>0.18133131354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1.15388848606004">
                <text:p>1.15388848606004</text:p>
              </table:table-cell>
              <table:table-cell office:value-type="float" office:value="30.5">
                <text:p>30.5</text:p>
              </table:table-cell>
              <table:table-cell office:value-type="float" office:value="12.8100946215294">
                <text:p>12.8100946215294</text:p>
              </table:table-cell>
              <table:table-cell office:value-type="float" office:value="30.5">
                <text:p>30.5</text:p>
              </table:table-cell>
              <table:table-cell office:value-type="float" office:value="93.7983294804111">
                <text:p>93.7983294804111</text:p>
              </table:table-cell>
              <table:table-cell office:value-type="float" office:value="30.5">
                <text:p>30.5</text:p>
              </table:table-cell>
              <table:table-cell office:value-type="float" office:value="14.4276302989996">
                <text:p>14.4276302989996</text:p>
              </table:table-cell>
              <table:table-cell office:value-type="float" office:value="30.5">
                <text:p>30.5</text:p>
              </table:table-cell>
              <table:table-cell office:value-type="float" office:value="17.8669462909011">
                <text:p>17.8669462909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5">
                <text:p>31.5</text:p>
              </table:table-cell>
              <table:table-cell office:value-type="float" office:value="0.129141460418232">
                <text:p>0.129141460418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0.895302213119253">
                <text:p>0.895302213119253</text:p>
              </table:table-cell>
              <table:table-cell office:value-type="float" office:value="31.5">
                <text:p>31.5</text:p>
              </table:table-cell>
              <table:table-cell office:value-type="float" office:value="12.7959216037463">
                <text:p>12.7959216037463</text:p>
              </table:table-cell>
              <table:table-cell office:value-type="float" office:value="31.5">
                <text:p>31.5</text:p>
              </table:table-cell>
              <table:table-cell office:value-type="float" office:value="88.5530897095383">
                <text:p>88.5530897095383</text:p>
              </table:table-cell>
              <table:table-cell office:value-type="float" office:value="31.5">
                <text:p>31.5</text:p>
              </table:table-cell>
              <table:table-cell office:value-type="float" office:value="14.5412641650583">
                <text:p>14.5412641650583</text:p>
              </table:table-cell>
              <table:table-cell office:value-type="float" office:value="31.5">
                <text:p>31.5</text:p>
              </table:table-cell>
              <table:table-cell office:value-type="float" office:value="18.0092797742094">
                <text:p>18.00927977420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0.135516862455231">
                <text:p>0.13551686245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1.07694352082689">
                <text:p>1.07694352082689</text:p>
              </table:table-cell>
              <table:table-cell office:value-type="float" office:value="32.5">
                <text:p>32.5</text:p>
              </table:table-cell>
              <table:table-cell office:value-type="float" office:value="12.8685777541457">
                <text:p>12.8685777541457</text:p>
              </table:table-cell>
              <table:table-cell office:value-type="float" office:value="32.5">
                <text:p>32.5</text:p>
              </table:table-cell>
              <table:table-cell office:value-type="float" office:value="79.2260583189348">
                <text:p>79.2260583189348</text:p>
              </table:table-cell>
              <table:table-cell office:value-type="float" office:value="32.5">
                <text:p>32.5</text:p>
              </table:table-cell>
              <table:table-cell office:value-type="float" office:value="14.6745445324768">
                <text:p>14.6745445324768</text:p>
              </table:table-cell>
              <table:table-cell office:value-type="float" office:value="32.5">
                <text:p>32.5</text:p>
              </table:table-cell>
              <table:table-cell office:value-type="float" office:value="18.2036917040787">
                <text:p>18.2036917040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">
                <text:p>33.5</text:p>
              </table:table-cell>
              <table:table-cell office:value-type="float" office:value="0.140390900296285">
                <text:p>0.14039090029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1.14189521988196">
                <text:p>1.14189521988196</text:p>
              </table:table-cell>
              <table:table-cell office:value-type="float" office:value="33.5">
                <text:p>33.5</text:p>
              </table:table-cell>
              <table:table-cell office:value-type="float" office:value="13.1745818524427">
                <text:p>13.1745818524427</text:p>
              </table:table-cell>
              <table:table-cell office:value-type="float" office:value="33.5">
                <text:p>33.5</text:p>
              </table:table-cell>
              <table:table-cell office:value-type="float" office:value="71.7633002076438">
                <text:p>71.7633002076438</text:p>
              </table:table-cell>
              <table:table-cell office:value-type="float" office:value="33.5">
                <text:p>33.5</text:p>
              </table:table-cell>
              <table:table-cell office:value-type="float" office:value="14.832709654259">
                <text:p>14.832709654259</text:p>
              </table:table-cell>
              <table:table-cell office:value-type="float" office:value="33.5">
                <text:p>33.5</text:p>
              </table:table-cell>
              <table:table-cell office:value-type="float" office:value="18.3533512196283">
                <text:p>18.35335121962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5">
                <text:p>34.5</text:p>
              </table:table-cell>
              <table:table-cell office:value-type="float" office:value="0.116567448542733">
                <text:p>0.11656744854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1.02516119573727">
                <text:p>1.02516119573727</text:p>
              </table:table-cell>
              <table:table-cell office:value-type="float" office:value="34.5">
                <text:p>34.5</text:p>
              </table:table-cell>
              <table:table-cell office:value-type="float" office:value="13.0666455221908">
                <text:p>13.0666455221908</text:p>
              </table:table-cell>
              <table:table-cell office:value-type="float" office:value="34.5">
                <text:p>34.5</text:p>
              </table:table-cell>
              <table:table-cell office:value-type="float" office:value="78.2020834105007">
                <text:p>78.2020834105007</text:p>
              </table:table-cell>
              <table:table-cell office:value-type="float" office:value="34.5">
                <text:p>34.5</text:p>
              </table:table-cell>
              <table:table-cell office:value-type="float" office:value="14.9365100943211">
                <text:p>14.9365100943211</text:p>
              </table:table-cell>
              <table:table-cell office:value-type="float" office:value="34.5">
                <text:p>34.5</text:p>
              </table:table-cell>
              <table:table-cell office:value-type="float" office:value="18.5580119925267">
                <text:p>18.5580119925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5">
                <text:p>35.5</text:p>
              </table:table-cell>
              <table:table-cell office:value-type="float" office:value="0.100407560614598">
                <text:p>0.10040756061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.779957346683499">
                <text:p>0.779957346683499</text:p>
              </table:table-cell>
              <table:table-cell office:value-type="float" office:value="35.5">
                <text:p>35.5</text:p>
              </table:table-cell>
              <table:table-cell office:value-type="float" office:value="13.3361194289748">
                <text:p>13.3361194289748</text:p>
              </table:table-cell>
              <table:table-cell office:value-type="float" office:value="35.5">
                <text:p>35.5</text:p>
              </table:table-cell>
              <table:table-cell office:value-type="float" office:value="74.1632967214936">
                <text:p>74.1632967214936</text:p>
              </table:table-cell>
              <table:table-cell office:value-type="float" office:value="35.5">
                <text:p>35.5</text:p>
              </table:table-cell>
              <table:table-cell office:value-type="float" office:value="15.1370004631804">
                <text:p>15.1370004631804</text:p>
              </table:table-cell>
              <table:table-cell office:value-type="float" office:value="35.5">
                <text:p>35.5</text:p>
              </table:table-cell>
              <table:table-cell office:value-type="float" office:value="18.8112262341574">
                <text:p>18.8112262341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">
                <text:p>36.5</text:p>
              </table:table-cell>
              <table:table-cell office:value-type="float" office:value="0.0612189641313791">
                <text:p>0.061218964131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.91813719259424">
                <text:p>0.91813719259424</text:p>
              </table:table-cell>
              <table:table-cell office:value-type="float" office:value="36.5">
                <text:p>36.5</text:p>
              </table:table-cell>
              <table:table-cell office:value-type="float" office:value="13.3190794690249">
                <text:p>13.3190794690249</text:p>
              </table:table-cell>
              <table:table-cell office:value-type="float" office:value="36.5">
                <text:p>36.5</text:p>
              </table:table-cell>
              <table:table-cell office:value-type="float" office:value="83.1605328580549">
                <text:p>83.1605328580549</text:p>
              </table:table-cell>
              <table:table-cell office:value-type="float" office:value="36.5">
                <text:p>36.5</text:p>
              </table:table-cell>
              <table:table-cell office:value-type="float" office:value="15.2694179637482">
                <text:p>15.2694179637482</text:p>
              </table:table-cell>
              <table:table-cell office:value-type="float" office:value="36.5">
                <text:p>36.5</text:p>
              </table:table-cell>
              <table:table-cell office:value-type="float" office:value="18.9310034603599">
                <text:p>18.9310034603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5">
                <text:p>37.5</text:p>
              </table:table-cell>
              <table:table-cell office:value-type="float" office:value="0.0832000300922891">
                <text:p>0.083200030092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0.711940617570335">
                <text:p>0.711940617570335</text:p>
              </table:table-cell>
              <table:table-cell office:value-type="float" office:value="37.5">
                <text:p>37.5</text:p>
              </table:table-cell>
              <table:table-cell office:value-type="float" office:value="13.4677935428502">
                <text:p>13.4677935428502</text:p>
              </table:table-cell>
              <table:table-cell office:value-type="float" office:value="37.5">
                <text:p>37.5</text:p>
              </table:table-cell>
              <table:table-cell office:value-type="float" office:value="78.2835994064829">
                <text:p>78.2835994064829</text:p>
              </table:table-cell>
              <table:table-cell office:value-type="float" office:value="37.5">
                <text:p>37.5</text:p>
              </table:table-cell>
              <table:table-cell office:value-type="float" office:value="15.42446943864">
                <text:p>15.42446943864</text:p>
              </table:table-cell>
              <table:table-cell office:value-type="float" office:value="37.5">
                <text:p>37.5</text:p>
              </table:table-cell>
              <table:table-cell office:value-type="float" office:value="19.192800082743">
                <text:p>19.192800082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5">
                <text:p>38.5</text:p>
              </table:table-cell>
              <table:table-cell office:value-type="float" office:value="0.0834608177579565">
                <text:p>0.083460817757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0.881087811233437">
                <text:p>0.881087811233437</text:p>
              </table:table-cell>
              <table:table-cell office:value-type="float" office:value="38.5">
                <text:p>38.5</text:p>
              </table:table-cell>
              <table:table-cell office:value-type="float" office:value="13.5912835007789">
                <text:p>13.5912835007789</text:p>
              </table:table-cell>
              <table:table-cell office:value-type="float" office:value="38.5">
                <text:p>38.5</text:p>
              </table:table-cell>
              <table:table-cell office:value-type="float" office:value="70.2113914314786">
                <text:p>70.2113914314786</text:p>
              </table:table-cell>
              <table:table-cell office:value-type="float" office:value="38.5">
                <text:p>38.5</text:p>
              </table:table-cell>
              <table:table-cell office:value-type="float" office:value="15.5752635610515">
                <text:p>15.5752635610515</text:p>
              </table:table-cell>
              <table:table-cell office:value-type="float" office:value="38.5">
                <text:p>38.5</text:p>
              </table:table-cell>
              <table:table-cell office:value-type="float" office:value="19.4236421183236">
                <text:p>19.4236421183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5">
                <text:p>39.5</text:p>
              </table:table-cell>
              <table:table-cell office:value-type="float" office:value="0.100276491166051">
                <text:p>0.10027649116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.754077919939451">
                <text:p>0.754077919939451</text:p>
              </table:table-cell>
              <table:table-cell office:value-type="float" office:value="39.5">
                <text:p>39.5</text:p>
              </table:table-cell>
              <table:table-cell office:value-type="float" office:value="13.6769621607167">
                <text:p>13.6769621607167</text:p>
              </table:table-cell>
              <table:table-cell office:value-type="float" office:value="39.5">
                <text:p>39.5</text:p>
              </table:table-cell>
              <table:table-cell office:value-type="float" office:value="86.0327120723202">
                <text:p>86.0327120723202</text:p>
              </table:table-cell>
              <table:table-cell office:value-type="float" office:value="39.5">
                <text:p>39.5</text:p>
              </table:table-cell>
              <table:table-cell office:value-type="float" office:value="15.7654198783358">
                <text:p>15.7654198783358</text:p>
              </table:table-cell>
              <table:table-cell office:value-type="float" office:value="39.5">
                <text:p>39.5</text:p>
              </table:table-cell>
              <table:table-cell office:value-type="float" office:value="19.6416725999792">
                <text:p>19.6416725999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5">
                <text:p>40.5</text:p>
              </table:table-cell>
              <table:table-cell office:value-type="float" office:value="0.0970378085509577">
                <text:p>0.0970378085509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0.787647726649006">
                <text:p>0.787647726649006</text:p>
              </table:table-cell>
              <table:table-cell office:value-type="float" office:value="40.5">
                <text:p>40.5</text:p>
              </table:table-cell>
              <table:table-cell office:value-type="float" office:value="14.0755541873836">
                <text:p>14.0755541873836</text:p>
              </table:table-cell>
              <table:table-cell office:value-type="float" office:value="40.5">
                <text:p>40.5</text:p>
              </table:table-cell>
              <table:table-cell office:value-type="float" office:value="84.5538762721725">
                <text:p>84.5538762721725</text:p>
              </table:table-cell>
              <table:table-cell office:value-type="float" office:value="40.5">
                <text:p>40.5</text:p>
              </table:table-cell>
              <table:table-cell office:value-type="float" office:value="15.9334469170012">
                <text:p>15.9334469170012</text:p>
              </table:table-cell>
              <table:table-cell office:value-type="float" office:value="40.5">
                <text:p>40.5</text:p>
              </table:table-cell>
              <table:table-cell office:value-type="float" office:value="19.9174731070399">
                <text:p>19.9174731070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">
                <text:p>41.5</text:p>
              </table:table-cell>
              <table:table-cell office:value-type="float" office:value="0.0966270707165142">
                <text:p>0.096627070716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.656275728486291">
                <text:p>0.656275728486291</text:p>
              </table:table-cell>
              <table:table-cell office:value-type="float" office:value="41.5">
                <text:p>41.5</text:p>
              </table:table-cell>
              <table:table-cell office:value-type="float" office:value="13.9199184071991">
                <text:p>13.9199184071991</text:p>
              </table:table-cell>
              <table:table-cell office:value-type="float" office:value="41.5">
                <text:p>41.5</text:p>
              </table:table-cell>
              <table:table-cell office:value-type="float" office:value="86.7578040740022">
                <text:p>86.7578040740022</text:p>
              </table:table-cell>
              <table:table-cell office:value-type="float" office:value="41.5">
                <text:p>41.5</text:p>
              </table:table-cell>
              <table:table-cell office:value-type="float" office:value="16.1158699936425">
                <text:p>16.1158699936425</text:p>
              </table:table-cell>
              <table:table-cell office:value-type="float" office:value="41.5">
                <text:p>41.5</text:p>
              </table:table-cell>
              <table:table-cell office:value-type="float" office:value="20.0596645509464">
                <text:p>20.0596645509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">
                <text:p>42.5</text:p>
              </table:table-cell>
              <table:table-cell office:value-type="float" office:value="0.106379711369663">
                <text:p>0.106379711369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0.687357184332237">
                <text:p>0.687357184332237</text:p>
              </table:table-cell>
              <table:table-cell office:value-type="float" office:value="42.5">
                <text:p>42.5</text:p>
              </table:table-cell>
              <table:table-cell office:value-type="float" office:value="14.2463642384724">
                <text:p>14.2463642384724</text:p>
              </table:table-cell>
              <table:table-cell office:value-type="float" office:value="42.5">
                <text:p>42.5</text:p>
              </table:table-cell>
              <table:table-cell office:value-type="float" office:value="76.3109286450424">
                <text:p>76.3109286450424</text:p>
              </table:table-cell>
              <table:table-cell office:value-type="float" office:value="42.5">
                <text:p>42.5</text:p>
              </table:table-cell>
              <table:table-cell office:value-type="float" office:value="16.3192989939461">
                <text:p>16.3192989939461</text:p>
              </table:table-cell>
              <table:table-cell office:value-type="float" office:value="42.5">
                <text:p>42.5</text:p>
              </table:table-cell>
              <table:table-cell office:value-type="float" office:value="20.3865752359705">
                <text:p>20.38657523597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">
                <text:p>43.5</text:p>
              </table:table-cell>
              <table:table-cell office:value-type="float" office:value="0.118132758853031">
                <text:p>0.11813275885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.703542117441783">
                <text:p>0.703542117441783</text:p>
              </table:table-cell>
              <table:table-cell office:value-type="float" office:value="43.5">
                <text:p>43.5</text:p>
              </table:table-cell>
              <table:table-cell office:value-type="float" office:value="14.3279197256193">
                <text:p>14.3279197256193</text:p>
              </table:table-cell>
              <table:table-cell office:value-type="float" office:value="43.5">
                <text:p>43.5</text:p>
              </table:table-cell>
              <table:table-cell office:value-type="float" office:value="80.3222346658416">
                <text:p>80.3222346658416</text:p>
              </table:table-cell>
              <table:table-cell office:value-type="float" office:value="43.5">
                <text:p>43.5</text:p>
              </table:table-cell>
              <table:table-cell office:value-type="float" office:value="16.485213636878">
                <text:p>16.485213636878</text:p>
              </table:table-cell>
              <table:table-cell office:value-type="float" office:value="43.5">
                <text:p>43.5</text:p>
              </table:table-cell>
              <table:table-cell office:value-type="float" office:value="20.6488880015316">
                <text:p>20.6488880015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5">
                <text:p>44.5</text:p>
              </table:table-cell>
              <table:table-cell office:value-type="float" office:value="0.0875719941582979">
                <text:p>0.087571994158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.589566187027499">
                <text:p>0.589566187027499</text:p>
              </table:table-cell>
              <table:table-cell office:value-type="float" office:value="44.5">
                <text:p>44.5</text:p>
              </table:table-cell>
              <table:table-cell office:value-type="float" office:value="14.5618957888289">
                <text:p>14.5618957888289</text:p>
              </table:table-cell>
              <table:table-cell office:value-type="float" office:value="44.5">
                <text:p>44.5</text:p>
              </table:table-cell>
              <table:table-cell office:value-type="float" office:value="95.0828668791766">
                <text:p>95.0828668791766</text:p>
              </table:table-cell>
              <table:table-cell office:value-type="float" office:value="44.5">
                <text:p>44.5</text:p>
              </table:table-cell>
              <table:table-cell office:value-type="float" office:value="16.6990906523029">
                <text:p>16.6990906523029</text:p>
              </table:table-cell>
              <table:table-cell office:value-type="float" office:value="44.5">
                <text:p>44.5</text:p>
              </table:table-cell>
              <table:table-cell office:value-type="float" office:value="20.916622271018">
                <text:p>20.916622271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5">
                <text:p>45.5</text:p>
              </table:table-cell>
              <table:table-cell office:value-type="float" office:value="0.100013694913125">
                <text:p>0.10001369491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.491912408316314">
                <text:p>0.491912408316314</text:p>
              </table:table-cell>
              <table:table-cell office:value-type="float" office:value="45.5">
                <text:p>45.5</text:p>
              </table:table-cell>
              <table:table-cell office:value-type="float" office:value="14.8792121817057">
                <text:p>14.8792121817057</text:p>
              </table:table-cell>
              <table:table-cell office:value-type="float" office:value="45.5">
                <text:p>45.5</text:p>
              </table:table-cell>
              <table:table-cell office:value-type="float" office:value="82.3377469447162">
                <text:p>82.3377469447162</text:p>
              </table:table-cell>
              <table:table-cell office:value-type="float" office:value="45.5">
                <text:p>45.5</text:p>
              </table:table-cell>
              <table:table-cell office:value-type="float" office:value="16.9280474869817">
                <text:p>16.9280474869817</text:p>
              </table:table-cell>
              <table:table-cell office:value-type="float" office:value="45.5">
                <text:p>45.5</text:p>
              </table:table-cell>
              <table:table-cell office:value-type="float" office:value="21.1151773501969">
                <text:p>21.11517735019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">
                <text:p>46.5</text:p>
              </table:table-cell>
              <table:table-cell office:value-type="float" office:value="0.0627544743107168">
                <text:p>0.062754474310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0.65869258124063">
                <text:p>0.65869258124063</text:p>
              </table:table-cell>
              <table:table-cell office:value-type="float" office:value="46.5">
                <text:p>46.5</text:p>
              </table:table-cell>
              <table:table-cell office:value-type="float" office:value="14.9517688286893">
                <text:p>14.9517688286893</text:p>
              </table:table-cell>
              <table:table-cell office:value-type="float" office:value="46.5">
                <text:p>46.5</text:p>
              </table:table-cell>
              <table:table-cell office:value-type="float" office:value="76.7874690331816">
                <text:p>76.7874690331816</text:p>
              </table:table-cell>
              <table:table-cell office:value-type="float" office:value="46.5">
                <text:p>46.5</text:p>
              </table:table-cell>
              <table:table-cell office:value-type="float" office:value="17.1363321483838">
                <text:p>17.1363321483838</text:p>
              </table:table-cell>
              <table:table-cell office:value-type="float" office:value="46.5">
                <text:p>46.5</text:p>
              </table:table-cell>
              <table:table-cell office:value-type="float" office:value="21.4238829851401">
                <text:p>21.4238829851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">
                <text:p>47.5</text:p>
              </table:table-cell>
              <table:table-cell office:value-type="float" office:value="0.115874485938611">
                <text:p>0.11587448593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.801717326808469">
                <text:p>0.801717326808469</text:p>
              </table:table-cell>
              <table:table-cell office:value-type="float" office:value="47.5">
                <text:p>47.5</text:p>
              </table:table-cell>
              <table:table-cell office:value-type="float" office:value="15.1650854952005">
                <text:p>15.1650854952005</text:p>
              </table:table-cell>
              <table:table-cell office:value-type="float" office:value="47.5">
                <text:p>47.5</text:p>
              </table:table-cell>
              <table:table-cell office:value-type="float" office:value="73.0652955928525">
                <text:p>73.0652955928525</text:p>
              </table:table-cell>
              <table:table-cell office:value-type="float" office:value="47.5">
                <text:p>47.5</text:p>
              </table:table-cell>
              <table:table-cell office:value-type="float" office:value="17.3966004674133">
                <text:p>17.3966004674133</text:p>
              </table:table-cell>
              <table:table-cell office:value-type="float" office:value="47.5">
                <text:p>47.5</text:p>
              </table:table-cell>
              <table:table-cell office:value-type="float" office:value="21.7587758844303">
                <text:p>21.7587758844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5">
                <text:p>48.5</text:p>
              </table:table-cell>
              <table:table-cell office:value-type="float" office:value="0.119377973393888">
                <text:p>0.11937797339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.538816612405139">
                <text:p>0.538816612405139</text:p>
              </table:table-cell>
              <table:table-cell office:value-type="float" office:value="48.5">
                <text:p>48.5</text:p>
              </table:table-cell>
              <table:table-cell office:value-type="float" office:value="15.399098872191">
                <text:p>15.399098872191</text:p>
              </table:table-cell>
              <table:table-cell office:value-type="float" office:value="48.5">
                <text:p>48.5</text:p>
              </table:table-cell>
              <table:table-cell office:value-type="float" office:value="81.7279702544236">
                <text:p>81.7279702544236</text:p>
              </table:table-cell>
              <table:table-cell office:value-type="float" office:value="48.5">
                <text:p>48.5</text:p>
              </table:table-cell>
              <table:table-cell office:value-type="float" office:value="17.6268190413549">
                <text:p>17.6268190413549</text:p>
              </table:table-cell>
              <table:table-cell office:value-type="float" office:value="48.5">
                <text:p>48.5</text:p>
              </table:table-cell>
              <table:table-cell office:value-type="float" office:value="21.9728352645024">
                <text:p>21.97283526450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0.15246214452114">
                <text:p>0.1524621445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.583375100747336">
                <text:p>0.583375100747336</text:p>
              </table:table-cell>
              <table:table-cell office:value-type="float" office:value="49.5">
                <text:p>49.5</text:p>
              </table:table-cell>
              <table:table-cell office:value-type="float" office:value="15.696135225142">
                <text:p>15.696135225142</text:p>
              </table:table-cell>
              <table:table-cell office:value-type="float" office:value="49.5">
                <text:p>49.5</text:p>
              </table:table-cell>
              <table:table-cell office:value-type="float" office:value="74.4678446222865">
                <text:p>74.4678446222865</text:p>
              </table:table-cell>
              <table:table-cell office:value-type="float" office:value="49.5">
                <text:p>49.5</text:p>
              </table:table-cell>
              <table:table-cell office:value-type="float" office:value="17.8662645924216">
                <text:p>17.8662645924216</text:p>
              </table:table-cell>
              <table:table-cell office:value-type="float" office:value="49.5">
                <text:p>49.5</text:p>
              </table:table-cell>
              <table:table-cell office:value-type="float" office:value="22.432162681928">
                <text:p>22.432162681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5">
                <text:p>50.5</text:p>
              </table:table-cell>
              <table:table-cell office:value-type="float" office:value="0.0686124277502033">
                <text:p>0.068612427750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.66094585498739">
                <text:p>0.66094585498739</text:p>
              </table:table-cell>
              <table:table-cell office:value-type="float" office:value="50.5">
                <text:p>50.5</text:p>
              </table:table-cell>
              <table:table-cell office:value-type="float" office:value="15.8770821867119">
                <text:p>15.8770821867119</text:p>
              </table:table-cell>
              <table:table-cell office:value-type="float" office:value="50.5">
                <text:p>50.5</text:p>
              </table:table-cell>
              <table:table-cell office:value-type="float" office:value="62.8863907233544">
                <text:p>62.8863907233544</text:p>
              </table:table-cell>
              <table:table-cell office:value-type="float" office:value="50.5">
                <text:p>50.5</text:p>
              </table:table-cell>
              <table:table-cell office:value-type="float" office:value="18.1915613250053">
                <text:p>18.1915613250053</text:p>
              </table:table-cell>
              <table:table-cell office:value-type="float" office:value="50.5">
                <text:p>50.5</text:p>
              </table:table-cell>
              <table:table-cell office:value-type="float" office:value="22.7702764746941">
                <text:p>22.770276474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5">
                <text:p>51.5</text:p>
              </table:table-cell>
              <table:table-cell office:value-type="float" office:value="0.101086791785828">
                <text:p>0.10108679178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.535918772370242">
                <text:p>0.535918772370242</text:p>
              </table:table-cell>
              <table:table-cell office:value-type="float" office:value="51.5">
                <text:p>51.5</text:p>
              </table:table-cell>
              <table:table-cell office:value-type="float" office:value="16.086437373483">
                <text:p>16.086437373483</text:p>
              </table:table-cell>
              <table:table-cell office:value-type="float" office:value="51.5">
                <text:p>51.5</text:p>
              </table:table-cell>
              <table:table-cell office:value-type="float" office:value="79.4504247656109">
                <text:p>79.4504247656109</text:p>
              </table:table-cell>
              <table:table-cell office:value-type="float" office:value="51.5">
                <text:p>51.5</text:p>
              </table:table-cell>
              <table:table-cell office:value-type="float" office:value="18.5811090769523">
                <text:p>18.5811090769523</text:p>
              </table:table-cell>
              <table:table-cell office:value-type="float" office:value="51.5">
                <text:p>51.5</text:p>
              </table:table-cell>
              <table:table-cell office:value-type="float" office:value="23.2246425158339">
                <text:p>23.22464251583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5">
                <text:p>52.5</text:p>
              </table:table-cell>
              <table:table-cell office:value-type="float" office:value="0.0792970528912153">
                <text:p>0.079297052891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.533932713779347">
                <text:p>0.533932713779347</text:p>
              </table:table-cell>
              <table:table-cell office:value-type="float" office:value="52.5">
                <text:p>52.5</text:p>
              </table:table-cell>
              <table:table-cell office:value-type="float" office:value="16.4267390554016">
                <text:p>16.4267390554016</text:p>
              </table:table-cell>
              <table:table-cell office:value-type="float" office:value="52.5">
                <text:p>52.5</text:p>
              </table:table-cell>
              <table:table-cell office:value-type="float" office:value="74.5089158290828">
                <text:p>74.5089158290828</text:p>
              </table:table-cell>
              <table:table-cell office:value-type="float" office:value="52.5">
                <text:p>52.5</text:p>
              </table:table-cell>
              <table:table-cell office:value-type="float" office:value="18.856982261574">
                <text:p>18.856982261574</text:p>
              </table:table-cell>
              <table:table-cell office:value-type="float" office:value="52.5">
                <text:p>52.5</text:p>
              </table:table-cell>
              <table:table-cell office:value-type="float" office:value="23.5850224852374">
                <text:p>23.58502248523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5">
                <text:p>53.5</text:p>
              </table:table-cell>
              <table:table-cell office:value-type="float" office:value="0.0946609924685282">
                <text:p>0.094660992468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.529163284348703">
                <text:p>0.529163284348703</text:p>
              </table:table-cell>
              <table:table-cell office:value-type="float" office:value="53.5">
                <text:p>53.5</text:p>
              </table:table-cell>
              <table:table-cell office:value-type="float" office:value="16.6403044804522">
                <text:p>16.6403044804522</text:p>
              </table:table-cell>
              <table:table-cell office:value-type="float" office:value="53.5">
                <text:p>53.5</text:p>
              </table:table-cell>
              <table:table-cell office:value-type="float" office:value="78.2534496545443">
                <text:p>78.2534496545443</text:p>
              </table:table-cell>
              <table:table-cell office:value-type="float" office:value="53.5">
                <text:p>53.5</text:p>
              </table:table-cell>
              <table:table-cell office:value-type="float" office:value="19.2718746921967">
                <text:p>19.2718746921967</text:p>
              </table:table-cell>
              <table:table-cell office:value-type="float" office:value="53.5">
                <text:p>53.5</text:p>
              </table:table-cell>
              <table:table-cell office:value-type="float" office:value="23.9943160232649">
                <text:p>23.9943160232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5">
                <text:p>54.5</text:p>
              </table:table-cell>
              <table:table-cell office:value-type="float" office:value="0.0594285824888441">
                <text:p>0.059428582488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.550279420388661">
                <text:p>0.550279420388661</text:p>
              </table:table-cell>
              <table:table-cell office:value-type="float" office:value="54.5">
                <text:p>54.5</text:p>
              </table:table-cell>
              <table:table-cell office:value-type="float" office:value="16.8118297123418">
                <text:p>16.8118297123418</text:p>
              </table:table-cell>
              <table:table-cell office:value-type="float" office:value="54.5">
                <text:p>54.5</text:p>
              </table:table-cell>
              <table:table-cell office:value-type="float" office:value="85.6701796892533">
                <text:p>85.6701796892533</text:p>
              </table:table-cell>
              <table:table-cell office:value-type="float" office:value="54.5">
                <text:p>54.5</text:p>
              </table:table-cell>
              <table:table-cell office:value-type="float" office:value="19.6047866317504">
                <text:p>19.6047866317504</text:p>
              </table:table-cell>
              <table:table-cell office:value-type="float" office:value="54.5">
                <text:p>54.5</text:p>
              </table:table-cell>
              <table:table-cell office:value-type="float" office:value="24.5367464934773">
                <text:p>24.5367464934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5">
                <text:p>55.5</text:p>
              </table:table-cell>
              <table:table-cell office:value-type="float" office:value="0.0726818255355716">
                <text:p>0.072681825535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.454669115416726">
                <text:p>0.454669115416726</text:p>
              </table:table-cell>
              <table:table-cell office:value-type="float" office:value="55.5">
                <text:p>55.5</text:p>
              </table:table-cell>
              <table:table-cell office:value-type="float" office:value="17.4035018983386">
                <text:p>17.4035018983386</text:p>
              </table:table-cell>
              <table:table-cell office:value-type="float" office:value="55.5">
                <text:p>55.5</text:p>
              </table:table-cell>
              <table:table-cell office:value-type="float" office:value="67.7176229249236">
                <text:p>67.7176229249236</text:p>
              </table:table-cell>
              <table:table-cell office:value-type="float" office:value="55.5">
                <text:p>55.5</text:p>
              </table:table-cell>
              <table:table-cell office:value-type="float" office:value="19.9789411646912">
                <text:p>19.9789411646912</text:p>
              </table:table-cell>
              <table:table-cell office:value-type="float" office:value="55.5">
                <text:p>55.5</text:p>
              </table:table-cell>
              <table:table-cell office:value-type="float" office:value="24.96014394393">
                <text:p>24.960143943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5">
                <text:p>56.5</text:p>
              </table:table-cell>
              <table:table-cell office:value-type="float" office:value="0.0728728239239542">
                <text:p>0.0728728239239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.435943471717081">
                <text:p>0.435943471717081</text:p>
              </table:table-cell>
              <table:table-cell office:value-type="float" office:value="56.5">
                <text:p>56.5</text:p>
              </table:table-cell>
              <table:table-cell office:value-type="float" office:value="17.4815436711163">
                <text:p>17.4815436711163</text:p>
              </table:table-cell>
              <table:table-cell office:value-type="float" office:value="56.5">
                <text:p>56.5</text:p>
              </table:table-cell>
              <table:table-cell office:value-type="float" office:value="78.7001671173242">
                <text:p>78.7001671173242</text:p>
              </table:table-cell>
              <table:table-cell office:value-type="float" office:value="56.5">
                <text:p>56.5</text:p>
              </table:table-cell>
              <table:table-cell office:value-type="float" office:value="20.3705809617384">
                <text:p>20.3705809617384</text:p>
              </table:table-cell>
              <table:table-cell office:value-type="float" office:value="56.5">
                <text:p>56.5</text:p>
              </table:table-cell>
              <table:table-cell office:value-type="float" office:value="25.4466789087293">
                <text:p>25.44667890872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5">
                <text:p>57.5</text:p>
              </table:table-cell>
              <table:table-cell office:value-type="float" office:value="0.0787879308008822">
                <text:p>0.078787930800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.487840988204979">
                <text:p>0.487840988204979</text:p>
              </table:table-cell>
              <table:table-cell office:value-type="float" office:value="57.5">
                <text:p>57.5</text:p>
              </table:table-cell>
              <table:table-cell office:value-type="float" office:value="18.0175810097731">
                <text:p>18.0175810097731</text:p>
              </table:table-cell>
              <table:table-cell office:value-type="float" office:value="57.5">
                <text:p>57.5</text:p>
              </table:table-cell>
              <table:table-cell office:value-type="float" office:value="58.734794393399">
                <text:p>58.734794393399</text:p>
              </table:table-cell>
              <table:table-cell office:value-type="float" office:value="57.5">
                <text:p>57.5</text:p>
              </table:table-cell>
              <table:table-cell office:value-type="float" office:value="20.7926001841325">
                <text:p>20.7926001841325</text:p>
              </table:table-cell>
              <table:table-cell office:value-type="float" office:value="57.5">
                <text:p>57.5</text:p>
              </table:table-cell>
              <table:table-cell office:value-type="float" office:value="26.0324614047937">
                <text:p>26.03246140479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5">
                <text:p>58.5</text:p>
              </table:table-cell>
              <table:table-cell office:value-type="float" office:value="0.121777249133842">
                <text:p>0.121777249133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.474016576006101">
                <text:p>0.474016576006101</text:p>
              </table:table-cell>
              <table:table-cell office:value-type="float" office:value="58.5">
                <text:p>58.5</text:p>
              </table:table-cell>
              <table:table-cell office:value-type="float" office:value="18.5052348125138">
                <text:p>18.5052348125138</text:p>
              </table:table-cell>
              <table:table-cell office:value-type="float" office:value="58.5">
                <text:p>58.5</text:p>
              </table:table-cell>
              <table:table-cell office:value-type="float" office:value="69.2255735261755">
                <text:p>69.2255735261755</text:p>
              </table:table-cell>
              <table:table-cell office:value-type="float" office:value="58.5">
                <text:p>58.5</text:p>
              </table:table-cell>
              <table:table-cell office:value-type="float" office:value="21.2118720710351">
                <text:p>21.2118720710351</text:p>
              </table:table-cell>
              <table:table-cell office:value-type="float" office:value="58.5">
                <text:p>58.5</text:p>
              </table:table-cell>
              <table:table-cell office:value-type="float" office:value="26.560127779446">
                <text:p>26.5601277794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5">
                <text:p>59.5</text:p>
              </table:table-cell>
              <table:table-cell office:value-type="float" office:value="0.0589931572910074">
                <text:p>0.058993157291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.429585917616845">
                <text:p>0.429585917616845</text:p>
              </table:table-cell>
              <table:table-cell office:value-type="float" office:value="59.5">
                <text:p>59.5</text:p>
              </table:table-cell>
              <table:table-cell office:value-type="float" office:value="18.5124985618647">
                <text:p>18.5124985618647</text:p>
              </table:table-cell>
              <table:table-cell office:value-type="float" office:value="59.5">
                <text:p>59.5</text:p>
              </table:table-cell>
              <table:table-cell office:value-type="float" office:value="70.8912179519303">
                <text:p>70.8912179519303</text:p>
              </table:table-cell>
              <table:table-cell office:value-type="float" office:value="59.5">
                <text:p>59.5</text:p>
              </table:table-cell>
              <table:table-cell office:value-type="float" office:value="21.7070640304185">
                <text:p>21.7070640304185</text:p>
              </table:table-cell>
              <table:table-cell office:value-type="float" office:value="59.5">
                <text:p>59.5</text:p>
              </table:table-cell>
              <table:table-cell office:value-type="float" office:value="27.2041064191207">
                <text:p>27.2041064191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5">
                <text:p>60.5</text:p>
              </table:table-cell>
              <table:table-cell office:value-type="float" office:value="0.0190488681975997">
                <text:p>0.0190488681975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.400148196081037">
                <text:p>0.400148196081037</text:p>
              </table:table-cell>
              <table:table-cell office:value-type="float" office:value="60.5">
                <text:p>60.5</text:p>
              </table:table-cell>
              <table:table-cell office:value-type="float" office:value="19.471083374534">
                <text:p>19.471083374534</text:p>
              </table:table-cell>
              <table:table-cell office:value-type="float" office:value="60.5">
                <text:p>60.5</text:p>
              </table:table-cell>
              <table:table-cell office:value-type="float" office:value="77.9841173176689">
                <text:p>77.9841173176689</text:p>
              </table:table-cell>
              <table:table-cell office:value-type="float" office:value="60.5">
                <text:p>60.5</text:p>
              </table:table-cell>
              <table:table-cell office:value-type="float" office:value="22.2674797694355">
                <text:p>22.2674797694355</text:p>
              </table:table-cell>
              <table:table-cell office:value-type="float" office:value="60.5">
                <text:p>60.5</text:p>
              </table:table-cell>
              <table:table-cell office:value-type="float" office:value="28.1461877524825">
                <text:p>28.1461877524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5">
                <text:p>61.5</text:p>
              </table:table-cell>
              <table:table-cell office:value-type="float" office:value="0.0920713026564845">
                <text:p>0.092071302656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.411232569627603">
                <text:p>0.411232569627603</text:p>
              </table:table-cell>
              <table:table-cell office:value-type="float" office:value="61.5">
                <text:p>61.5</text:p>
              </table:table-cell>
              <table:table-cell office:value-type="float" office:value="19.6337838972379">
                <text:p>19.6337838972379</text:p>
              </table:table-cell>
              <table:table-cell office:value-type="float" office:value="61.5">
                <text:p>61.5</text:p>
              </table:table-cell>
              <table:table-cell office:value-type="float" office:value="64.247460012768">
                <text:p>64.247460012768</text:p>
              </table:table-cell>
              <table:table-cell office:value-type="float" office:value="61.5">
                <text:p>61.5</text:p>
              </table:table-cell>
              <table:table-cell office:value-type="float" office:value="22.8450226014133">
                <text:p>22.8450226014133</text:p>
              </table:table-cell>
              <table:table-cell office:value-type="float" office:value="61.5">
                <text:p>61.5</text:p>
              </table:table-cell>
              <table:table-cell office:value-type="float" office:value="28.6775951648987">
                <text:p>28.67759516489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5">
                <text:p>62.5</text:p>
              </table:table-cell>
              <table:table-cell office:value-type="float" office:value="0.0689665599437304">
                <text:p>0.068966559943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.524546600878777">
                <text:p>0.524546600878777</text:p>
              </table:table-cell>
              <table:table-cell office:value-type="float" office:value="62.5">
                <text:p>62.5</text:p>
              </table:table-cell>
              <table:table-cell office:value-type="float" office:value="20.4204952160623">
                <text:p>20.4204952160623</text:p>
              </table:table-cell>
              <table:table-cell office:value-type="float" office:value="62.5">
                <text:p>62.5</text:p>
              </table:table-cell>
              <table:table-cell office:value-type="float" office:value="69.1423689262004">
                <text:p>69.1423689262004</text:p>
              </table:table-cell>
              <table:table-cell office:value-type="float" office:value="62.5">
                <text:p>62.5</text:p>
              </table:table-cell>
              <table:table-cell office:value-type="float" office:value="23.5337328026974">
                <text:p>23.5337328026974</text:p>
              </table:table-cell>
              <table:table-cell office:value-type="float" office:value="62.5">
                <text:p>62.5</text:p>
              </table:table-cell>
              <table:table-cell office:value-type="float" office:value="29.6498448669661">
                <text:p>29.6498448669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5">
                <text:p>63.5</text:p>
              </table:table-cell>
              <table:table-cell office:value-type="float" office:value="0.0545014083848658">
                <text:p>0.0545014083848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.367894965666464">
                <text:p>0.367894965666464</text:p>
              </table:table-cell>
              <table:table-cell office:value-type="float" office:value="63.5">
                <text:p>63.5</text:p>
              </table:table-cell>
              <table:table-cell office:value-type="float" office:value="20.789907866056">
                <text:p>20.789907866056</text:p>
              </table:table-cell>
              <table:table-cell office:value-type="float" office:value="63.5">
                <text:p>63.5</text:p>
              </table:table-cell>
              <table:table-cell office:value-type="float" office:value="70.8611226710883">
                <text:p>70.8611226710883</text:p>
              </table:table-cell>
              <table:table-cell office:value-type="float" office:value="63.5">
                <text:p>63.5</text:p>
              </table:table-cell>
              <table:table-cell office:value-type="float" office:value="24.2173797664236">
                <text:p>24.2173797664236</text:p>
              </table:table-cell>
              <table:table-cell office:value-type="float" office:value="63.5">
                <text:p>63.5</text:p>
              </table:table-cell>
              <table:table-cell office:value-type="float" office:value="30.4612099396373">
                <text:p>30.4612099396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5">
                <text:p>64.5</text:p>
              </table:table-cell>
              <table:table-cell office:value-type="float" office:value="0.066740241826602">
                <text:p>0.06674024182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.50862418860479">
                <text:p>0.50862418860479</text:p>
              </table:table-cell>
              <table:table-cell office:value-type="float" office:value="64.5">
                <text:p>64.5</text:p>
              </table:table-cell>
              <table:table-cell office:value-type="float" office:value="21.6244989847542">
                <text:p>21.6244989847542</text:p>
              </table:table-cell>
              <table:table-cell office:value-type="float" office:value="64.5">
                <text:p>64.5</text:p>
              </table:table-cell>
              <table:table-cell office:value-type="float" office:value="67.5356349913609">
                <text:p>67.5356349913609</text:p>
              </table:table-cell>
              <table:table-cell office:value-type="float" office:value="64.5">
                <text:p>64.5</text:p>
              </table:table-cell>
              <table:table-cell office:value-type="float" office:value="24.9613256565318">
                <text:p>24.9613256565318</text:p>
              </table:table-cell>
              <table:table-cell office:value-type="float" office:value="64.5">
                <text:p>64.5</text:p>
              </table:table-cell>
              <table:table-cell office:value-type="float" office:value="31.4626277329331">
                <text:p>31.4626277329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5">
                <text:p>65.5</text:p>
              </table:table-cell>
              <table:table-cell office:value-type="float" office:value="0.0337478704410091">
                <text:p>0.033747870441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.386102067523103">
                <text:p>0.386102067523103</text:p>
              </table:table-cell>
              <table:table-cell office:value-type="float" office:value="65.5">
                <text:p>65.5</text:p>
              </table:table-cell>
              <table:table-cell office:value-type="float" office:value="22.3441636582431">
                <text:p>22.3441636582431</text:p>
              </table:table-cell>
              <table:table-cell office:value-type="float" office:value="65.5">
                <text:p>65.5</text:p>
              </table:table-cell>
              <table:table-cell office:value-type="float" office:value="81.0680529197597">
                <text:p>81.0680529197597</text:p>
              </table:table-cell>
              <table:table-cell office:value-type="float" office:value="65.5">
                <text:p>65.5</text:p>
              </table:table-cell>
              <table:table-cell office:value-type="float" office:value="25.7894580463555">
                <text:p>25.7894580463555</text:p>
              </table:table-cell>
              <table:table-cell office:value-type="float" office:value="65.5">
                <text:p>65.5</text:p>
              </table:table-cell>
              <table:table-cell office:value-type="float" office:value="32.70421214845">
                <text:p>32.70421214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5">
                <text:p>66.5</text:p>
              </table:table-cell>
              <table:table-cell office:value-type="float" office:value="0.0213761086945169">
                <text:p>0.0213761086945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.427293644901391">
                <text:p>0.427293644901391</text:p>
              </table:table-cell>
              <table:table-cell office:value-type="float" office:value="66.5">
                <text:p>66.5</text:p>
              </table:table-cell>
              <table:table-cell office:value-type="float" office:value="23.1052715043984">
                <text:p>23.1052715043984</text:p>
              </table:table-cell>
              <table:table-cell office:value-type="float" office:value="66.5">
                <text:p>66.5</text:p>
              </table:table-cell>
              <table:table-cell office:value-type="float" office:value="76.0339975901987">
                <text:p>76.0339975901987</text:p>
              </table:table-cell>
              <table:table-cell office:value-type="float" office:value="66.5">
                <text:p>66.5</text:p>
              </table:table-cell>
              <table:table-cell office:value-type="float" office:value="26.8111249585865">
                <text:p>26.8111249585865</text:p>
              </table:table-cell>
              <table:table-cell office:value-type="float" office:value="66.5">
                <text:p>66.5</text:p>
              </table:table-cell>
              <table:table-cell office:value-type="float" office:value="34.0875158769043">
                <text:p>34.0875158769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5">
                <text:p>67.5</text:p>
              </table:table-cell>
              <table:table-cell office:value-type="float" office:value="0.0513329167645092">
                <text:p>0.051332916764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.420682597504644">
                <text:p>0.420682597504644</text:p>
              </table:table-cell>
              <table:table-cell office:value-type="float" office:value="67.5">
                <text:p>67.5</text:p>
              </table:table-cell>
              <table:table-cell office:value-type="float" office:value="23.9249744245127">
                <text:p>23.9249744245127</text:p>
              </table:table-cell>
              <table:table-cell office:value-type="float" office:value="67.5">
                <text:p>67.5</text:p>
              </table:table-cell>
              <table:table-cell office:value-type="float" office:value="70.1346688919925">
                <text:p>70.1346688919925</text:p>
              </table:table-cell>
              <table:table-cell office:value-type="float" office:value="67.5">
                <text:p>67.5</text:p>
              </table:table-cell>
              <table:table-cell office:value-type="float" office:value="27.8962573557364">
                <text:p>27.8962573557364</text:p>
              </table:table-cell>
              <table:table-cell office:value-type="float" office:value="67.5">
                <text:p>67.5</text:p>
              </table:table-cell>
              <table:table-cell office:value-type="float" office:value="35.4130035671895">
                <text:p>35.4130035671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">
                <text:p>68.5</text:p>
              </table:table-cell>
              <table:table-cell office:value-type="float" office:value="0.0747621376189038">
                <text:p>0.074762137618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.346376201384897">
                <text:p>0.346376201384897</text:p>
              </table:table-cell>
              <table:table-cell office:value-type="float" office:value="68.5">
                <text:p>68.5</text:p>
              </table:table-cell>
              <table:table-cell office:value-type="float" office:value="25.0927713877928">
                <text:p>25.0927713877928</text:p>
              </table:table-cell>
              <table:table-cell office:value-type="float" office:value="68.5">
                <text:p>68.5</text:p>
              </table:table-cell>
              <table:table-cell office:value-type="float" office:value="90.8033451789811">
                <text:p>90.8033451789811</text:p>
              </table:table-cell>
              <table:table-cell office:value-type="float" office:value="68.5">
                <text:p>68.5</text:p>
              </table:table-cell>
              <table:table-cell office:value-type="float" office:value="29.1369662741165">
                <text:p>29.1369662741165</text:p>
              </table:table-cell>
              <table:table-cell office:value-type="float" office:value="68.5">
                <text:p>68.5</text:p>
              </table:table-cell>
              <table:table-cell office:value-type="float" office:value="37.2112223930918">
                <text:p>37.21122239309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5">
                <text:p>69.5</text:p>
              </table:table-cell>
              <table:table-cell office:value-type="float" office:value="0.0323154811315139">
                <text:p>0.032315481131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.380065171609906">
                <text:p>0.380065171609906</text:p>
              </table:table-cell>
              <table:table-cell office:value-type="float" office:value="69.5">
                <text:p>69.5</text:p>
              </table:table-cell>
              <table:table-cell office:value-type="float" office:value="26.2785660313996">
                <text:p>26.2785660313996</text:p>
              </table:table-cell>
              <table:table-cell office:value-type="float" office:value="69.5">
                <text:p>69.5</text:p>
              </table:table-cell>
              <table:table-cell office:value-type="float" office:value="89.6964107905063">
                <text:p>89.6964107905063</text:p>
              </table:table-cell>
              <table:table-cell office:value-type="float" office:value="69.5">
                <text:p>69.5</text:p>
              </table:table-cell>
              <table:table-cell office:value-type="float" office:value="30.6173608810359">
                <text:p>30.6173608810359</text:p>
              </table:table-cell>
              <table:table-cell office:value-type="float" office:value="69.5">
                <text:p>69.5</text:p>
              </table:table-cell>
              <table:table-cell office:value-type="float" office:value="39.2748548447339">
                <text:p>39.2748548447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">
                <text:p>70.5</text:p>
              </table:table-cell>
              <table:table-cell office:value-type="float" office:value="0.0487144858947873">
                <text:p>0.048714485894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.307851864584025">
                <text:p>0.307851864584025</text:p>
              </table:table-cell>
              <table:table-cell office:value-type="float" office:value="70.5">
                <text:p>70.5</text:p>
              </table:table-cell>
              <table:table-cell office:value-type="float" office:value="28.1005295447408">
                <text:p>28.1005295447408</text:p>
              </table:table-cell>
              <table:table-cell office:value-type="float" office:value="70.5">
                <text:p>70.5</text:p>
              </table:table-cell>
              <table:table-cell office:value-type="float" office:value="70.6601787959273">
                <text:p>70.6601787959273</text:p>
              </table:table-cell>
              <table:table-cell office:value-type="float" office:value="70.5">
                <text:p>70.5</text:p>
              </table:table-cell>
              <table:table-cell office:value-type="float" office:value="32.5118216828671">
                <text:p>32.5118216828671</text:p>
              </table:table-cell>
              <table:table-cell office:value-type="float" office:value="70.5">
                <text:p>70.5</text:p>
              </table:table-cell>
              <table:table-cell office:value-type="float" office:value="41.7314162948802">
                <text:p>41.7314162948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5">
                <text:p>71.5</text:p>
              </table:table-cell>
              <table:table-cell office:value-type="float" office:value="0.0581903067039704">
                <text:p>0.058190306703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.324738201367564">
                <text:p>0.324738201367564</text:p>
              </table:table-cell>
              <table:table-cell office:value-type="float" office:value="71.5">
                <text:p>71.5</text:p>
              </table:table-cell>
              <table:table-cell office:value-type="float" office:value="29.6393623074842">
                <text:p>29.6393623074842</text:p>
              </table:table-cell>
              <table:table-cell office:value-type="float" office:value="71.5">
                <text:p>71.5</text:p>
              </table:table-cell>
              <table:table-cell office:value-type="float" office:value="77.0612952355221">
                <text:p>77.0612952355221</text:p>
              </table:table-cell>
              <table:table-cell office:value-type="float" office:value="71.5">
                <text:p>71.5</text:p>
              </table:table-cell>
              <table:table-cell office:value-type="float" office:value="34.3672784609711">
                <text:p>34.3672784609711</text:p>
              </table:table-cell>
              <table:table-cell office:value-type="float" office:value="71.5">
                <text:p>71.5</text:p>
              </table:table-cell>
              <table:table-cell office:value-type="float" office:value="45.1551660430603">
                <text:p>45.1551660430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5">
                <text:p>72.5</text:p>
              </table:table-cell>
              <table:table-cell office:value-type="float" office:value="0.0401644777326191">
                <text:p>0.040164477732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.323525802873213">
                <text:p>0.323525802873213</text:p>
              </table:table-cell>
              <table:table-cell office:value-type="float" office:value="72.5">
                <text:p>72.5</text:p>
              </table:table-cell>
              <table:table-cell office:value-type="float" office:value="32.2172159566165">
                <text:p>32.2172159566165</text:p>
              </table:table-cell>
              <table:table-cell office:value-type="float" office:value="72.5">
                <text:p>72.5</text:p>
              </table:table-cell>
              <table:table-cell office:value-type="float" office:value="72.7006933081168">
                <text:p>72.7006933081168</text:p>
              </table:table-cell>
              <table:table-cell office:value-type="float" office:value="72.5">
                <text:p>72.5</text:p>
              </table:table-cell>
              <table:table-cell office:value-type="float" office:value="37.0431628791425">
                <text:p>37.0431628791425</text:p>
              </table:table-cell>
              <table:table-cell office:value-type="float" office:value="72.5">
                <text:p>72.5</text:p>
              </table:table-cell>
              <table:table-cell office:value-type="float" office:value="48.3545935642547">
                <text:p>48.3545935642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5">
                <text:p>73.5</text:p>
              </table:table-cell>
              <table:table-cell office:value-type="float" office:value="0.0386963830456245">
                <text:p>0.038696383045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.288144096856105">
                <text:p>0.288144096856105</text:p>
              </table:table-cell>
              <table:table-cell office:value-type="float" office:value="73.5">
                <text:p>73.5</text:p>
              </table:table-cell>
              <table:table-cell office:value-type="float" office:value="35.3319278475856">
                <text:p>35.3319278475856</text:p>
              </table:table-cell>
              <table:table-cell office:value-type="float" office:value="73.5">
                <text:p>73.5</text:p>
              </table:table-cell>
              <table:table-cell office:value-type="float" office:value="60.3258951235295">
                <text:p>60.3258951235295</text:p>
              </table:table-cell>
              <table:table-cell office:value-type="float" office:value="73.5">
                <text:p>73.5</text:p>
              </table:table-cell>
              <table:table-cell office:value-type="float" office:value="40.3063258722485">
                <text:p>40.3063258722485</text:p>
              </table:table-cell>
              <table:table-cell office:value-type="float" office:value="73.5">
                <text:p>73.5</text:p>
              </table:table-cell>
              <table:table-cell office:value-type="float" office:value="54.4210764065952">
                <text:p>54.4210764065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5">
                <text:p>74.5</text:p>
              </table:table-cell>
              <table:table-cell office:value-type="float" office:value="0.0497672412565284">
                <text:p>0.049767241256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.276354455848834">
                <text:p>0.276354455848834</text:p>
              </table:table-cell>
              <table:table-cell office:value-type="float" office:value="74.5">
                <text:p>74.5</text:p>
              </table:table-cell>
              <table:table-cell office:value-type="float" office:value="39.7031750918075">
                <text:p>39.7031750918075</text:p>
              </table:table-cell>
              <table:table-cell office:value-type="float" office:value="74.5">
                <text:p>74.5</text:p>
              </table:table-cell>
              <table:table-cell office:value-type="float" office:value="60.8920677010365">
                <text:p>60.8920677010365</text:p>
              </table:table-cell>
              <table:table-cell office:value-type="float" office:value="74.5">
                <text:p>74.5</text:p>
              </table:table-cell>
              <table:table-cell office:value-type="float" office:value="45.1429957597421">
                <text:p>45.1429957597421</text:p>
              </table:table-cell>
              <table:table-cell office:value-type="float" office:value="74.5">
                <text:p>74.5</text:p>
              </table:table-cell>
              <table:table-cell office:value-type="float" office:value="62.7173778006019">
                <text:p>62.7173778006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5">
                <text:p>75.5</text:p>
              </table:table-cell>
              <table:table-cell office:value-type="float" office:value="0.0274511064211613">
                <text:p>0.027451106421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.289298574659915">
                <text:p>0.289298574659915</text:p>
              </table:table-cell>
              <table:table-cell office:value-type="float" office:value="75.5">
                <text:p>75.5</text:p>
              </table:table-cell>
              <table:table-cell office:value-type="float" office:value="46.7706788309592">
                <text:p>46.7706788309592</text:p>
              </table:table-cell>
              <table:table-cell office:value-type="float" office:value="75.5">
                <text:p>75.5</text:p>
              </table:table-cell>
              <table:table-cell office:value-type="float" office:value="59.5862593390695">
                <text:p>59.5862593390695</text:p>
              </table:table-cell>
              <table:table-cell office:value-type="float" office:value="75.5">
                <text:p>75.5</text:p>
              </table:table-cell>
              <table:table-cell office:value-type="float" office:value="52.4448029773791">
                <text:p>52.4448029773791</text:p>
              </table:table-cell>
              <table:table-cell office:value-type="float" office:value="75.5">
                <text:p>75.5</text:p>
              </table:table-cell>
              <table:table-cell office:value-type="float" office:value="78.2750534998409">
                <text:p>78.2750534998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5">
                <text:p>76.5</text:p>
              </table:table-cell>
              <table:table-cell office:value-type="float" office:value="0.043238857909981">
                <text:p>0.04323885790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.253666841921291">
                <text:p>0.253666841921291</text:p>
              </table:table-cell>
              <table:table-cell office:value-type="float" office:value="76.5">
                <text:p>76.5</text:p>
              </table:table-cell>
              <table:table-cell office:value-type="float" office:value="61.5689201080856">
                <text:p>61.5689201080856</text:p>
              </table:table-cell>
              <table:table-cell office:value-type="float" office:value="76.5">
                <text:p>76.5</text:p>
              </table:table-cell>
              <table:table-cell office:value-type="float" office:value="37.6981113781405">
                <text:p>37.6981113781405</text:p>
              </table:table-cell>
              <table:table-cell office:value-type="float" office:value="76.5">
                <text:p>76.5</text:p>
              </table:table-cell>
              <table:table-cell office:value-type="float" office:value="66.1602750754398">
                <text:p>66.1602750754398</text:p>
              </table:table-cell>
              <table:table-cell office:value-type="float" office:value="76.5">
                <text:p>76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5">
                <text:p>77.5</text:p>
              </table:table-cell>
              <table:table-cell office:value-type="float" office:value="0.057748892264127">
                <text:p>0.05774889226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.337616960795926">
                <text:p>0.337616960795926</text:p>
              </table:table-cell>
              <table:table-cell office:value-type="float" office:value="77.5">
                <text:p>77.5</text:p>
              </table:table-cell>
              <table:table-cell office:value-type="float" office:value="100">
                <text:p>100</text:p>
              </table:table-cell>
              <table:table-cell office:value-type="float" office:value="77.5">
                <text:p>77.5</text:p>
              </table:table-cell>
              <table:table-cell office:value-type="float" office:value="59.226259861992">
                <text:p>59.226259861992</text:p>
              </table:table-cell>
              <table:table-cell office:value-type="float" office:value="77.5">
                <text:p>77.5</text:p>
              </table:table-cell>
              <table:table-cell office:value-type="float" office:value="100">
                <text:p>100</text:p>
              </table:table-cell>
              <table:table-cell office:value-type="float" office:value="77.5">
                <text:p>77.5</text:p>
              </table:table-cell>
              <table:table-cell office:value-type="float" office:value="84.679450079452">
                <text:p>84.679450079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5">
                <text:p>78.5</text:p>
              </table:table-cell>
              <table:table-cell office:value-type="float" office:value="0.0792522066157021">
                <text:p>0.0792522066157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.323097644751172">
                <text:p>0.323097644751172</text:p>
              </table:table-cell>
              <table:table-cell office:value-type="float" office:value="78.5">
                <text:p>78.5</text:p>
              </table:table-cell>
              <table:table-cell office:value-type="float" office:value="9.88000509955006">
                <text:p>9.88000509955006</text:p>
              </table:table-cell>
              <table:table-cell office:value-type="float" office:value="78.5">
                <text:p>78.5</text:p>
              </table:table-cell>
              <table:table-cell office:value-type="float" office:value="70.986624077532">
                <text:p>70.986624077532</text:p>
              </table:table-cell>
              <table:table-cell office:value-type="float" office:value="78.5">
                <text:p>78.5</text:p>
              </table:table-cell>
              <table:table-cell office:value-type="float" office:value="56.2727570956553">
                <text:p>56.2727570956553</text:p>
              </table:table-cell>
              <table:table-cell office:value-type="float" office:value="78.5">
                <text:p>78.5</text:p>
              </table:table-cell>
              <table:table-cell office:value-type="float" office:value="29.8307150403522">
                <text:p>29.8307150403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5">
                <text:p>79.5</text:p>
              </table:table-cell>
              <table:table-cell office:value-type="float" office:value="0.0632896349958715">
                <text:p>0.063289634995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.33439922088727">
                <text:p>0.33439922088727</text:p>
              </table:table-cell>
              <table:table-cell office:value-type="float" office:value="79.5">
                <text:p>79.5</text:p>
              </table:table-cell>
              <table:table-cell office:value-type="float" office:value="0.000000236805256267938">
                <text:p>0.000000236805256267938</text:p>
              </table:table-cell>
              <table:table-cell office:value-type="float" office:value="79.5">
                <text:p>79.5</text:p>
              </table:table-cell>
              <table:table-cell office:value-type="float" office:value="56.6862998655653">
                <text:p>56.6862998655653</text:p>
              </table:table-cell>
              <table:table-cell office:value-type="float" office:value="79.5">
                <text:p>79.5</text:p>
              </table:table-cell>
              <table:table-cell office:value-type="float" office:value="1.65808412626184">
                <text:p>1.65808412626184</text:p>
              </table:table-cell>
              <table:table-cell office:value-type="float" office:value="79.5">
                <text:p>79.5</text:p>
              </table:table-cell>
              <table:table-cell office:value-type="float" office:value="3.38066179558209">
                <text:p>3.380661795582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5">
                <text:p>80.5</text:p>
              </table:table-cell>
              <table:table-cell office:value-type="float" office:value="0.0372199253316817">
                <text:p>0.037219925331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.288469521583763">
                <text:p>0.288469521583763</text:p>
              </table:table-cell>
              <table:table-cell office:value-type="float" office:value="80.5">
                <text:p>80.5</text:p>
              </table:table-cell>
              <table:table-cell office:value-type="float" office:value="0.00000368192738116338">
                <text:p>0.00000368192738116338</text:p>
              </table:table-cell>
              <table:table-cell office:value-type="float" office:value="80.5">
                <text:p>80.5</text:p>
              </table:table-cell>
              <table:table-cell office:value-type="float" office:value="67.7842410760003">
                <text:p>67.7842410760003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.0995934072111604">
                <text:p>0.0995934072111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5">
                <text:p>81.5</text:p>
              </table:table-cell>
              <table:table-cell office:value-type="float" office:value="0.0573789470109118">
                <text:p>0.057378947010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.278450325424728">
                <text:p>0.278450325424728</text:p>
              </table:table-cell>
              <table:table-cell office:value-type="float" office:value="81.5">
                <text:p>81.5</text:p>
              </table:table-cell>
              <table:table-cell office:value-type="float" office:value="0.000000372817034984779">
                <text:p>0.000000372817034984779</text:p>
              </table:table-cell>
              <table:table-cell office:value-type="float" office:value="81.5">
                <text:p>81.5</text:p>
              </table:table-cell>
              <table:table-cell office:value-type="float" office:value="59.8652058244854">
                <text:p>59.8652058244854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0.0378654122369709">
                <text:p>0.037865412236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.330927482139917">
                <text:p>0.330927482139917</text:p>
              </table:table-cell>
              <table:table-cell office:value-type="float" office:value="82.5">
                <text:p>82.5</text:p>
              </table:table-cell>
              <table:table-cell office:value-type="float" office:value="0.00000329316940145586">
                <text:p>0.00000329316940145586</text:p>
              </table:table-cell>
              <table:table-cell office:value-type="float" office:value="82.5">
                <text:p>82.5</text:p>
              </table:table-cell>
              <table:table-cell office:value-type="float" office:value="49.7151434006088">
                <text:p>49.7151434006088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5">
                <text:p>83.5</text:p>
              </table:table-cell>
              <table:table-cell office:value-type="float" office:value="0.0479526470075885">
                <text:p>0.047952647007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.196096997657173">
                <text:p>0.196096997657173</text:p>
              </table:table-cell>
              <table:table-cell office:value-type="float" office:value="83.5">
                <text:p>83.5</text:p>
              </table:table-cell>
              <table:table-cell office:value-type="float" office:value="0.000000238883260726935">
                <text:p>0.000000238883260726935</text:p>
              </table:table-cell>
              <table:table-cell office:value-type="float" office:value="83.5">
                <text:p>83.5</text:p>
              </table:table-cell>
              <table:table-cell office:value-type="float" office:value="60.2458226116058">
                <text:p>60.2458226116058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5">
                <text:p>84.5</text:p>
              </table:table-cell>
              <table:table-cell office:value-type="float" office:value="0.0626305992565306">
                <text:p>0.06263059925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.238937400877621">
                <text:p>0.238937400877621</text:p>
              </table:table-cell>
              <table:table-cell office:value-type="float" office:value="84.5">
                <text:p>84.5</text:p>
              </table:table-cell>
              <table:table-cell office:value-type="float" office:value="0.000000591389471916716">
                <text:p>0.000000591389471916716</text:p>
              </table:table-cell>
              <table:table-cell office:value-type="float" office:value="84.5">
                <text:p>84.5</text:p>
              </table:table-cell>
              <table:table-cell office:value-type="float" office:value="62.9252558507405">
                <text:p>62.9252558507405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5">
                <text:p>85.5</text:p>
              </table:table-cell>
              <table:table-cell office:value-type="float" office:value="0.0410573130288291">
                <text:p>0.041057313028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.356679367812273">
                <text:p>0.356679367812273</text:p>
              </table:table-cell>
              <table:table-cell office:value-type="float" office:value="85.5">
                <text:p>85.5</text:p>
              </table:table-cell>
              <table:table-cell office:value-type="float" office:value="0.00000170353890117134">
                <text:p>0.00000170353890117134</text:p>
              </table:table-cell>
              <table:table-cell office:value-type="float" office:value="85.5">
                <text:p>85.5</text:p>
              </table:table-cell>
              <table:table-cell office:value-type="float" office:value="63.5515917543833">
                <text:p>63.5515917543833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5">
                <text:p>86.5</text:p>
              </table:table-cell>
              <table:table-cell office:value-type="float" office:value="0.0601835556595963">
                <text:p>0.060183555659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.253653661714279">
                <text:p>0.253653661714279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49.6745079625849">
                <text:p>49.6745079625849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5">
                <text:p>87.5</text:p>
              </table:table-cell>
              <table:table-cell office:value-type="float" office:value="0.0113658356836848">
                <text:p>0.011365835683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.317690834953476">
                <text:p>0.317690834953476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66.17862379864">
                <text:p>66.17862379864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5">
                <text:p>88.5</text:p>
              </table:table-cell>
              <table:table-cell office:value-type="float" office:value="0.0272280327202516">
                <text:p>0.027228032720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.280776902788571">
                <text:p>0.280776902788571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58.922392849906">
                <text:p>58.922392849906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5">
                <text:p>89.5</text:p>
              </table:table-cell>
              <table:table-cell office:value-type="float" office:value="0.016556876069801">
                <text:p>0.016556876069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.235184544564266">
                <text:p>0.235184544564266</text:p>
              </table:table-cell>
              <table:table-cell office:value-type="float" office:value="89.5">
                <text:p>89.5</text:p>
              </table:table-cell>
              <table:table-cell office:value-type="float" office:value="0.00000143267443415206">
                <text:p>0.00000143267443415206</text:p>
              </table:table-cell>
              <table:table-cell office:value-type="float" office:value="89.5">
                <text:p>89.5</text:p>
              </table:table-cell>
              <table:table-cell office:value-type="float" office:value="74.1065378388919">
                <text:p>74.1065378388919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5">
                <text:p>90.5</text:p>
              </table:table-cell>
              <table:table-cell office:value-type="float" office:value="0.00878407066136935">
                <text:p>0.0087840706613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.206824169538628">
                <text:p>0.206824169538628</text:p>
              </table:table-cell>
              <table:table-cell office:value-type="float" office:value="90.5">
                <text:p>90.5</text:p>
              </table:table-cell>
              <table:table-cell office:value-type="float" office:value="0.0000000321779556401335">
                <text:p>0.0000000321779556401335</text:p>
              </table:table-cell>
              <table:table-cell office:value-type="float" office:value="90.5">
                <text:p>90.5</text:p>
              </table:table-cell>
              <table:table-cell office:value-type="float" office:value="63.494179218623">
                <text:p>63.494179218623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5">
                <text:p>91.5</text:p>
              </table:table-cell>
              <table:table-cell office:value-type="float" office:value="0.0261844876440842">
                <text:p>0.0261844876440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.133652932289124">
                <text:p>0.133652932289124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69.3275434189111">
                <text:p>69.3275434189111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5">
                <text:p>92.5</text:p>
              </table:table-cell>
              <table:table-cell office:value-type="float" office:value="0.0124908271471889">
                <text:p>0.012490827147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.182021692093031">
                <text:p>0.182021692093031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60.2862129296952">
                <text:p>60.2862129296952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5">
                <text:p>93.5</text:p>
              </table:table-cell>
              <table:table-cell office:value-type="float" office:value="0.0396639743076126">
                <text:p>0.039663974307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.117334608262582">
                <text:p>0.117334608262582</text:p>
              </table:table-cell>
              <table:table-cell office:value-type="float" office:value="93.5">
                <text:p>93.5</text:p>
              </table:table-cell>
              <table:table-cell office:value-type="float" office:value="0.000000747164308124765">
                <text:p>0.000000747164308124765</text:p>
              </table:table-cell>
              <table:table-cell office:value-type="float" office:value="93.5">
                <text:p>93.5</text:p>
              </table:table-cell>
              <table:table-cell office:value-type="float" office:value="52.6878217880028">
                <text:p>52.6878217880028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5">
                <text:p>94.5</text:p>
              </table:table-cell>
              <table:table-cell office:value-type="float" office:value="0.0360651191293103">
                <text:p>0.036065119129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.122685411208015">
                <text:p>0.122685411208015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50.9014149412039">
                <text:p>50.9014149412039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5">
                <text:p>95.5</text:p>
              </table:table-cell>
              <table:table-cell office:value-type="float" office:value="0.0449732547476612">
                <text:p>0.044973254747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.0877456573926156">
                <text:p>0.0877456573926156</text:p>
              </table:table-cell>
              <table:table-cell office:value-type="float" office:value="95.5">
                <text:p>95.5</text:p>
              </table:table-cell>
              <table:table-cell office:value-type="float" office:value="0.000000293393097572428">
                <text:p>0.000000293393097572428</text:p>
              </table:table-cell>
              <table:table-cell office:value-type="float" office:value="95.5">
                <text:p>95.5</text:p>
              </table:table-cell>
              <table:table-cell office:value-type="float" office:value="55.86046357082">
                <text:p>55.86046357082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5">
                <text:p>96.5</text:p>
              </table:table-cell>
              <table:table-cell office:value-type="float" office:value="0.0984217251719442">
                <text:p>0.0984217251719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.241695386277563">
                <text:p>0.241695386277563</text:p>
              </table:table-cell>
              <table:table-cell office:value-type="float" office:value="96.5">
                <text:p>96.5</text:p>
              </table:table-cell>
              <table:table-cell office:value-type="float" office:value="0.000000912295201758723">
                <text:p>0.000000912295201758723</text:p>
              </table:table-cell>
              <table:table-cell office:value-type="float" office:value="96.5">
                <text:p>96.5</text:p>
              </table:table-cell>
              <table:table-cell office:value-type="float" office:value="58.6991975318057">
                <text:p>58.6991975318057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5">
                <text:p>97.5</text:p>
              </table:table-cell>
              <table:table-cell office:value-type="float" office:value="0.0555984987453634">
                <text:p>0.055598498745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.219308028298807">
                <text:p>0.219308028298807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52.6156475850784">
                <text:p>52.6156475850784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5">
                <text:p>98.5</text:p>
              </table:table-cell>
              <table:table-cell office:value-type="float" office:value="0.046808555705246">
                <text:p>0.04680855570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.143336520656454">
                <text:p>0.143336520656454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54.1860492985212">
                <text:p>54.1860492985212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0.0645211181038352">
                <text:p>0.064521118103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.129906539693728">
                <text:p>0.129906539693728</text:p>
              </table:table-cell>
              <table:table-cell office:value-type="float" office:value="99.5">
                <text:p>99.5</text:p>
              </table:table-cell>
              <table:table-cell office:value-type="float" office:value="0.000000191171248488015">
                <text:p>0.000000191171248488015</text:p>
              </table:table-cell>
              <table:table-cell office:value-type="float" office:value="99.5">
                <text:p>99.5</text:p>
              </table:table-cell>
              <table:table-cell office:value-type="float" office:value="47.2779158922692">
                <text:p>47.2779158922692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</office:styles>
</office:document-styles>
</file>